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188cm" style:rel-column-width="4166*"/>
    </style:style>
    <style:style style:name="Таблица1.B" style:family="table-column">
      <style:table-column-properties style:column-width="4.207cm" style:rel-column-width="2438*"/>
    </style:style>
    <style:style style:name="Таблица1.C" style:family="table-column">
      <style:table-column-properties style:column-width="5.607cm" style:rel-column-width="3250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7cm" style:rel-width="100%" fo:margin-left="-0.191cm" table:align="left" style:writing-mode="lr-tb"/>
    </style:style>
    <style:style style:name="Таблица2.A" style:family="table-column">
      <style:table-column-properties style:column-width="7.359cm" style:rel-column-width="4265*"/>
    </style:style>
    <style:style style:name="Таблица2.B" style:family="table-column">
      <style:table-column-properties style:column-width="4.203cm" style:rel-column-width="2436*"/>
    </style:style>
    <style:style style:name="Таблица2.C" style:family="table-column">
      <style:table-column-properties style:column-width="5.44cm" style:rel-column-width="3153*"/>
    </style:style>
    <style:style style:name="Таблица2.1" style:family="table-row">
      <style:table-row-properties style:min-row-height="1.441cm"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.2" style:family="table-row">
      <style:table-row-properties style:min-row-height="1.212cm" fo:keep-together="auto"/>
    </style:style>
    <style:style style:name="Таблица2.3" style:family="table-row">
      <style:table-row-properties style:min-row-height="1.764cm" fo:keep-together="auto"/>
    </style:style>
    <style:style style:name="Таблица2.4" style:family="table-row">
      <style:table-row-properties style:min-row-height="3.567cm" fo:keep-together="auto"/>
    </style:style>
    <style:style style:name="Таблица2.5" style:family="table-row">
      <style:table-row-properties style:min-row-height="5.743cm" fo:keep-together="auto"/>
    </style:style>
    <style:style style:name="Таблица2.6" style:family="table-row">
      <style:table-row-properties style:min-row-height="2.348cm" fo:keep-together="auto"/>
    </style:style>
    <style:style style:name="Таблица2.7" style:family="table-row">
      <style:table-row-properties style:min-row-height="1.487cm" fo:keep-together="auto"/>
    </style:style>
    <style:style style:name="Таблица2.8" style:family="table-row">
      <style:table-row-properties style:min-row-height="1.459cm" fo:keep-together="auto"/>
    </style:style>
    <style:style style:name="Таблица2.9" style:family="table-row">
      <style:table-row-properties style:min-row-height="0.968cm" fo:keep-together="auto"/>
    </style:style>
    <style:style style:name="Таблица2.10" style:family="table-row">
      <style:table-row-properties style:min-row-height="1.083cm" fo:keep-together="auto"/>
    </style:style>
    <style:style style:name="Таблица2.A10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2.B10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B11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3" style:family="table">
      <style:table-properties style:width="17.381cm" fo:margin-left="-0.191cm" table:align="left" style:writing-mode="lr-tb"/>
    </style:style>
    <style:style style:name="Таблица3.A" style:family="table-column">
      <style:table-column-properties style:column-width="1.416cm"/>
    </style:style>
    <style:style style:name="Таблица3.B" style:family="table-column">
      <style:table-column-properties style:column-width="14.36cm"/>
    </style:style>
    <style:style style:name="Таблица3.C" style:family="table-column">
      <style:table-column-properties style:column-width="1.60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4" style:family="table">
      <style:table-properties style:width="17cm" table:align="margins" style:writing-mode="lr-tb"/>
    </style:style>
    <style:style style:name="Таблица4.A" style:family="table-column">
      <style:table-column-properties style:column-width="3.401cm" style:rel-column-width="13107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E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 style:writing-mode="lr-tb"/>
    </style:style>
    <style:style style:name="Таблица6.A" style:family="table-column">
      <style:table-column-properties style:column-width="3.401cm" style:rel-column-width="13107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E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 style:writing-mode="lr-tb"/>
    </style:style>
    <style:style style:name="Таблица5.A" style:family="table-column">
      <style:table-column-properties style:column-width="8.5cm" style:rel-column-width="32767*"/>
    </style:style>
    <style:style style:name="Таблица5.B" style:family="table-column">
      <style:table-column-properties style:column-width="8.5cm" style:rel-column-width="32768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5" style:family="table-row">
      <style:table-row-properties style:min-row-height="0.744cm"/>
    </style:style>
    <style:style style:name="Таблица7" style:family="table">
      <style:table-properties style:width="17cm" table:align="margins" style:writing-mode="lr-tb"/>
    </style:style>
    <style:style style:name="Таблица7.A" style:family="table-column">
      <style:table-column-properties style:column-width="3.401cm" style:rel-column-width="13107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E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cm" table:align="margins" style:writing-mode="lr-tb"/>
    </style:style>
    <style:style style:name="Таблица8.A" style:family="table-column">
      <style:table-column-properties style:column-width="3.401cm" style:rel-column-width="13107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E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table:align="margins" style:writing-mode="lr-tb"/>
    </style:style>
    <style:style style:name="Таблица9.A" style:family="table-column">
      <style:table-column-properties style:column-width="3.401cm" style:rel-column-width="13107*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E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cm" table:align="margins" style:writing-mode="lr-tb"/>
    </style:style>
    <style:style style:name="Таблица10.A" style:family="table-column">
      <style:table-column-properties style:column-width="3.401cm" style:rel-column-width="13107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E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/>
      <style:text-properties officeooo:paragraph-rsid="000696a1"/>
    </style:style>
    <style:style style:name="P6" style:family="paragraph" style:parent-style-name="Standard">
      <style:text-properties fo:text-transform="uppercase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fo:text-transform="uppercase" style:use-window-font-color="true" style:font-name="Times New Roman" fo:font-size="14pt" fo:language="ru" fo:country="RU" fo:font-weight="bold" officeooo:rsid="00f8b0a9" officeooo:paragraph-rsid="00f8b0a9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3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5" style:family="paragraph" style:parent-style-name="Standard">
      <style:paragraph-properties fo:line-height="150%"/>
      <style:text-properties fo:font-size="14pt" officeooo:rsid="000696a1" officeooo:paragraph-rsid="000696a1" style:font-size-asian="14pt" style:font-size-complex="14pt"/>
    </style:style>
    <style:style style:name="P16" style:family="paragraph" style:parent-style-name="Standard">
      <style:paragraph-properties style:snap-to-layout-grid="false"/>
      <style:text-properties fo:font-size="14pt" fo:language="en" fo:country="US" style:font-size-asian="14pt" style:font-size-complex="14pt"/>
    </style:style>
    <style:style style:name="P17" style:family="paragraph" style:parent-style-name="Standard">
      <style:paragraph-properties fo:line-height="150%"/>
      <style:text-properties fo:color="#ff0000" fo:font-size="14pt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fo:color="#000000" fo:font-size="14pt" officeooo:rsid="0003b907" officeooo:paragraph-rsid="0003b907" style:font-size-asian="14pt" style:font-size-complex="14pt"/>
    </style:style>
    <style:style style:name="P19" style:family="paragraph" style:parent-style-name="Standard">
      <style:paragraph-properties fo:line-height="150%" fo:text-align="center" style:justify-single-word="false"/>
      <style:text-properties fo:color="#000000" fo:font-size="14pt" officeooo:rsid="0029910d" officeooo:paragraph-rsid="0029910d" style:font-size-asian="14pt" style:font-size-complex="14pt" style:font-weight-complex="bold"/>
    </style:style>
    <style:style style:name="P20" style:family="paragraph" style:parent-style-name="Standard">
      <style:paragraph-properties fo:line-height="150%" fo:text-align="start" style:justify-single-word="false" style:snap-to-layout-grid="false"/>
      <style:text-properties fo:color="#000000" fo:font-size="14pt" officeooo:rsid="0029910d" officeooo:paragraph-rsid="0029910d" style:font-size-asian="14pt" style:font-size-complex="14pt" style:font-weight-complex="bold"/>
    </style:style>
    <style:style style:name="P21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22" style:family="paragraph" style:parent-style-name="Standard">
      <style:paragraph-properties fo:line-height="150%" fo:text-align="center" style:justify-single-word="false" style:snap-to-layout-grid="false"/>
      <style:text-properties fo:color="#000000" fo:font-size="14pt" style:font-size-asian="14pt" style:font-size-complex="14pt" style:font-weight-complex="bold"/>
    </style:style>
    <style:style style:name="P23" style:family="paragraph" style:parent-style-name="Standard">
      <style:paragraph-properties fo:line-height="150%" fo:text-align="start" style:justify-single-word="false"/>
      <style:text-properties fo:color="#000000" fo:font-size="14pt" style:font-size-asian="14pt" style:font-size-complex="14pt" style:font-weight-complex="bold"/>
    </style:style>
    <style:style style:name="P24" style:family="paragraph" style:parent-style-name="Standard">
      <style:paragraph-properties fo:line-height="150%" fo:text-align="start" style:justify-single-word="false" style:snap-to-layout-grid="false"/>
      <style:text-properties fo:color="#000000" fo:font-size="14pt" officeooo:rsid="002ae506" officeooo:paragraph-rsid="002ae506" style:font-size-asian="14pt" style:font-size-complex="14pt" style:font-weight-complex="bold"/>
    </style:style>
    <style:style style:name="P25" style:family="paragraph" style:parent-style-name="Standard">
      <style:paragraph-properties fo:line-height="150%" fo:text-align="start" style:justify-single-word="false" style:snap-to-layout-grid="false"/>
      <style:text-properties fo:color="#000000" fo:font-size="14pt" officeooo:rsid="002c8097" officeooo:paragraph-rsid="002c8097" style:font-size-asian="14pt" style:font-size-complex="14pt" style:font-weight-complex="bold"/>
    </style:style>
    <style:style style:name="P26" style:family="paragraph" style:parent-style-name="Standard">
      <style:paragraph-properties fo:line-height="150%" fo:text-align="center" style:justify-single-word="false"/>
      <style:text-properties fo:color="#000000" fo:font-size="14pt" officeooo:rsid="002c8097" officeooo:paragraph-rsid="002c8097" style:font-size-asian="14pt" style:font-size-complex="14pt" style:font-weight-complex="bold"/>
    </style:style>
    <style:style style:name="P27" style:family="paragraph" style:parent-style-name="Standard">
      <style:paragraph-properties fo:line-height="150%" fo:text-align="center" style:justify-single-word="false"/>
      <style:text-properties fo:color="#000000" fo:font-size="14pt" officeooo:rsid="003c534c" officeooo:paragraph-rsid="003c534c" style:font-size-asian="14pt" style:font-size-complex="14pt" style:font-weight-complex="bold"/>
    </style:style>
    <style:style style:name="P28" style:family="paragraph" style:parent-style-name="Standard">
      <style:paragraph-properties fo:line-height="150%" fo:text-align="center" style:justify-single-word="false"/>
      <style:text-properties fo:color="#000000" fo:font-size="14pt" officeooo:rsid="005ab421" officeooo:paragraph-rsid="005ab421" style:font-size-asian="14pt" style:font-size-complex="14pt" style:font-weight-complex="bold"/>
    </style:style>
    <style:style style:name="P29" style:family="paragraph" style:parent-style-name="Standard">
      <style:paragraph-properties fo:line-height="150%" fo:text-align="start" style:justify-single-word="false" style:snap-to-layout-grid="false"/>
      <style:text-properties fo:color="#000000" fo:font-size="14pt" officeooo:rsid="00e0274c" officeooo:paragraph-rsid="00e0274c" style:font-size-asian="14pt" style:font-size-complex="14pt" style:font-weight-complex="bold"/>
    </style:style>
    <style:style style:name="P30" style:family="paragraph" style:parent-style-name="Standard">
      <style:paragraph-properties fo:line-height="150%" fo:text-align="justify" style:justify-single-word="false"/>
      <style:text-properties fo:color="#000000" fo:font-size="14pt" fo:font-weight="normal" officeooo:rsid="000f2daf" officeooo:paragraph-rsid="000f2daf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line-height="150%" fo:text-align="center" style:justify-single-word="false"/>
      <style:text-properties fo:color="#000000" fo:font-size="14pt" fo:language="en" fo:country="US" style:font-size-asian="14pt" style:font-size-complex="14pt" style:font-weight-complex="bold"/>
    </style:style>
    <style:style style:name="P32" style:family="paragraph" style:parent-style-name="Standard">
      <style:paragraph-properties fo:line-height="150%" fo:text-align="center" style:justify-single-word="false" style:snap-to-layout-grid="false"/>
      <style:text-properties fo:color="#000000" fo:font-size="14pt" fo:language="en" fo:country="US" style:font-size-asian="14pt" style:font-size-complex="14pt" style:font-weight-complex="bold"/>
    </style:style>
    <style:style style:name="P33" style:family="paragraph" style:parent-style-name="Standard">
      <style:paragraph-properties fo:line-height="150%" fo:text-align="center" style:justify-single-word="false"/>
      <style:text-properties fo:color="#000000" fo:font-size="14pt" fo:language="en" fo:country="US" officeooo:rsid="005d05e9" officeooo:paragraph-rsid="005d05e9" style:font-size-asian="14pt" style:font-size-complex="14pt" style:font-weight-complex="bold"/>
    </style:style>
    <style:style style:name="P34" style:family="paragraph" style:parent-style-name="Standard">
      <style:paragraph-properties fo:line-height="150%" fo:text-align="center" style:justify-single-word="false"/>
      <style:text-properties fo:color="#000000" fo:font-size="14pt" fo:language="en" fo:country="US" officeooo:rsid="0080ca8b" officeooo:paragraph-rsid="0080ca8b" style:font-size-asian="14pt" style:font-size-complex="14pt" style:font-weight-complex="bold"/>
    </style:style>
    <style:style style:name="P35" style:family="paragraph" style:parent-style-name="Standard">
      <style:paragraph-properties fo:line-height="150%" fo:text-align="center" style:justify-single-word="false"/>
      <style:text-properties fo:color="#000000" fo:font-size="14pt" fo:language="en" fo:country="US" officeooo:rsid="00d826b5" officeooo:paragraph-rsid="00d826b5" style:font-size-asian="14pt" style:font-size-complex="14pt" style:font-weight-complex="bold"/>
    </style:style>
    <style:style style:name="P36" style:family="paragraph" style:parent-style-name="Standard">
      <style:paragraph-properties fo:line-height="150%" fo:text-align="center" style:justify-single-word="false"/>
      <style:text-properties fo:color="#000000" fo:font-size="14pt" fo:language="en" fo:country="US" officeooo:rsid="00e2103b" officeooo:paragraph-rsid="00e2103b" style:font-size-asian="14pt" style:font-size-complex="14pt" style:font-weight-complex="bold"/>
    </style:style>
    <style:style style:name="P37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officeooo:rsid="0003b907" officeooo:paragraph-rsid="0003b907" style:font-name-asian="Times New Roman" style:font-size-asian="14pt" style:font-name-complex="Times New Roman" style:font-size-complex="14pt" style:language-complex="ar" style:country-complex="SA"/>
    </style:style>
    <style:style style:name="P38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officeooo:rsid="0003b907" officeooo:paragraph-rsid="0003b907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39" style:family="paragraph" style:parent-style-name="Standard">
      <style:paragraph-properties fo:line-height="150%" fo:text-align="start" style:justify-single-word="false" style:snap-to-layout-grid="false"/>
      <style:text-properties fo:color="#000000" style:font-name="Times New Roman" fo:font-size="14pt" fo:language="ru" fo:country="RU" officeooo:rsid="002c8097" officeooo:paragraph-rsid="002c8097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40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officeooo:rsid="005ab421" officeooo:paragraph-rsid="005ab421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41" style:family="paragraph" style:parent-style-name="Standard">
      <style:paragraph-properties fo:line-height="150%" fo:text-align="start" style:justify-single-word="false" style:snap-to-layout-grid="false"/>
      <style:text-properties fo:color="#000000" style:font-name="Times New Roman" fo:font-size="14pt" fo:language="ru" fo:country="RU" officeooo:rsid="005b6b94" officeooo:paragraph-rsid="005b6b94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42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officeooo:rsid="007c2079" officeooo:paragraph-rsid="007c2079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officeooo:rsid="000696a1" officeooo:paragraph-rsid="000696a1" style:font-name-asian="Times New Roman" style:font-size-asian="14pt" style:font-name-complex="Times New Roman" style:font-size-complex="14pt" style:language-complex="ar" style:country-complex="SA"/>
    </style:style>
    <style:style style:name="P44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29910d" officeooo:paragraph-rsid="0029910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45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en" fo:country="US" officeooo:rsid="003c534c" officeooo:paragraph-rsid="003c534c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46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en" fo:country="US" officeooo:rsid="007c2079" officeooo:paragraph-rsid="007c2079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47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en" fo:country="US" officeooo:rsid="00ee2fc0" officeooo:paragraph-rsid="00ee2fc0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48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en" fo:country="US" officeooo:rsid="00fb9f96" officeooo:paragraph-rsid="00fb9f96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49" style:family="paragraph" style:parent-style-name="Standard">
      <style:paragraph-properties fo:text-align="start" style:justify-single-word="false"/>
      <style:text-properties officeooo:paragraph-rsid="00fea4c4"/>
    </style:style>
    <style:style style:name="P50" style:family="paragraph" style:parent-style-name="Standard">
      <style:paragraph-properties fo:text-align="start" style:justify-single-word="false"/>
      <style:text-properties officeooo:paragraph-rsid="01019d06"/>
    </style:style>
    <style:style style:name="P51" style:family="paragraph" style:parent-style-name="Standard">
      <style:paragraph-properties fo:text-align="start" style:justify-single-word="false"/>
      <style:text-properties officeooo:paragraph-rsid="010a72c3"/>
    </style:style>
    <style:style style:name="P52" style:family="paragraph" style:parent-style-name="Standard">
      <style:paragraph-properties fo:text-align="start" style:justify-single-word="false"/>
      <style:text-properties officeooo:paragraph-rsid="010ea48c"/>
    </style:style>
    <style:style style:name="P53" style:family="paragraph" style:parent-style-name="Standard">
      <style:paragraph-properties fo:text-align="start" style:justify-single-word="false"/>
      <style:text-properties officeooo:paragraph-rsid="011716df"/>
    </style:style>
    <style:style style:name="P54" style:family="paragraph" style:parent-style-name="Standard">
      <style:paragraph-properties fo:text-align="start" style:justify-single-word="false"/>
      <style:text-properties officeooo:paragraph-rsid="01210584"/>
    </style:style>
    <style:style style:name="P55" style:family="paragraph" style:parent-style-name="Standard">
      <style:paragraph-properties fo:text-align="start" style:justify-single-word="false"/>
      <style:text-properties officeooo:paragraph-rsid="01279202"/>
    </style:style>
    <style:style style:name="P56" style:family="paragraph" style:parent-style-name="Standard">
      <style:paragraph-properties fo:text-align="start" style:justify-single-word="false"/>
      <style:text-properties officeooo:paragraph-rsid="012cf79c"/>
    </style:style>
    <style:style style:name="P57" style:family="paragraph" style:parent-style-name="Standard">
      <style:paragraph-properties fo:text-align="start" style:justify-single-word="false"/>
      <style:text-properties officeooo:paragraph-rsid="0131b9e7"/>
    </style:style>
    <style:style style:name="P58" style:family="paragraph" style:parent-style-name="Standard">
      <style:paragraph-properties fo:text-align="start" style:justify-single-word="false"/>
      <style:text-properties officeooo:paragraph-rsid="01336c96"/>
    </style:style>
    <style:style style:name="P59" style:family="paragraph" style:parent-style-name="Standard">
      <style:paragraph-properties fo:text-align="start" style:justify-single-word="false"/>
      <style:text-properties officeooo:paragraph-rsid="01342ae1"/>
    </style:style>
    <style:style style:name="P60" style:family="paragraph" style:parent-style-name="Standard">
      <style:paragraph-properties fo:line-height="150%" fo:text-align="center" style:justify-single-word="false" fo:break-before="page"/>
    </style:style>
    <style:style style:name="P61" style:family="paragraph" style:parent-style-name="Standard">
      <style:paragraph-properties fo:line-height="150%" fo:text-align="center" style:justify-single-word="false" fo:break-before="page"/>
      <style:text-properties fo:text-transform="uppercase" fo:font-size="14pt" fo:font-weight="bold" style:font-size-asian="14pt" style:font-weight-asian="bold" style:font-size-complex="14pt"/>
    </style:style>
    <style:style style:name="P6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134e47"/>
    </style:style>
    <style:style style:name="P6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2592ed"/>
    </style:style>
    <style:style style:name="P6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263596"/>
    </style:style>
    <style:style style:name="P6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2756a3"/>
    </style:style>
    <style:style style:name="P6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6b7dcf"/>
    </style:style>
    <style:style style:name="P6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716ec9"/>
    </style:style>
    <style:style style:name="P6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866835"/>
    </style:style>
    <style:style style:name="P6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92a5df"/>
    </style:style>
    <style:style style:name="P7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876f09"/>
    </style:style>
    <style:style style:name="P7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c5605d"/>
    </style:style>
    <style:style style:name="P72" style:family="paragraph" style:parent-style-name="Standard">
      <style:paragraph-properties fo:margin-left="0cm" fo:margin-right="0cm" fo:line-height="150%" fo:text-indent="1.251cm" style:auto-text-indent="false"/>
      <style:text-properties officeooo:paragraph-rsid="00374803"/>
    </style:style>
    <style:style style:name="P73" style:family="paragraph" style:parent-style-name="Standard">
      <style:paragraph-properties fo:margin-left="0cm" fo:margin-right="0cm" fo:line-height="150%" fo:text-indent="1.251cm" style:auto-text-indent="false"/>
      <style:text-properties officeooo:paragraph-rsid="004d2250"/>
    </style:style>
    <style:style style:name="P74" style:family="paragraph" style:parent-style-name="Standard">
      <style:paragraph-properties fo:margin-left="0cm" fo:margin-right="0cm" fo:line-height="150%" fo:text-indent="1.251cm" style:auto-text-indent="false"/>
      <style:text-properties officeooo:paragraph-rsid="00540d6d"/>
    </style:style>
    <style:style style:name="P75" style:family="paragraph" style:parent-style-name="Standard">
      <style:paragraph-properties fo:margin-left="0cm" fo:margin-right="0cm" fo:line-height="150%" fo:text-indent="1.251cm" style:auto-text-indent="false"/>
      <style:text-properties officeooo:paragraph-rsid="006b7dcf"/>
    </style:style>
    <style:style style:name="P76" style:family="paragraph" style:parent-style-name="Standard">
      <style:paragraph-properties fo:margin-left="0cm" fo:margin-right="0cm" fo:line-height="150%" fo:text-indent="1.251cm" style:auto-text-indent="false"/>
      <style:text-properties officeooo:paragraph-rsid="007ebd2c"/>
    </style:style>
    <style:style style:name="P7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text-transform="uppercase" fo:font-size="14pt" fo:font-weight="bold" style:font-size-asian="14pt" style:font-weight-asian="bold" style:font-size-complex="14pt"/>
    </style:style>
    <style:style style:name="P7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style:font-size-asian="14pt" style:font-size-complex="14pt"/>
    </style:style>
    <style:style style:name="P7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language="en" fo:country="US" style:font-size-asian="14pt" style:font-size-complex="14pt"/>
    </style:style>
    <style:style style:name="P80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 style:text-autospace="none"/>
      <style:text-properties fo:color="#ff0000" fo:font-size="14pt" fo:language="en" fo:country="US" style:font-size-asian="14pt" style:font-size-complex="14pt" fo:hyphenate="false" fo:hyphenation-remain-char-count="2" fo:hyphenation-push-char-count="2" loext:hyphenation-no-caps="false"/>
    </style:style>
    <style:style style:name="P81" style:family="paragraph" style:parent-style-name="Standard">
      <style:paragraph-properties fo:margin-left="0cm" fo:margin-right="0cm" fo:line-height="150%" fo:text-indent="1.251cm" style:auto-text-indent="false"/>
      <style:text-properties fo:color="#ff0000" fo:font-size="14pt" fo:font-weight="bold" style:font-size-asian="14pt" style:font-weight-asian="bold" style:font-size-complex="14pt" style:font-weight-complex="bold"/>
    </style:style>
    <style:style style:name="P8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00dbb89" officeooo:paragraph-rsid="000dbb89" style:font-size-asian="14pt" style:font-weight-asian="bold" style:font-size-complex="14pt" style:font-weight-complex="bold"/>
    </style:style>
    <style:style style:name="P8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0dbb89" officeooo:paragraph-rsid="000dbb89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0f2daf" officeooo:paragraph-rsid="000f2daf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letter-spacing="-0.004cm" fo:font-style="italic" fo:font-weight="normal" style:font-size-asian="14pt" style:font-style-asian="italic" style:font-weight-asian="normal" style:font-size-complex="14pt" style:font-weight-complex="normal"/>
    </style:style>
    <style:style style:name="P8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officeooo:rsid="000696a1" officeooo:paragraph-rsid="0007a132" style:font-name-asian="Times New Roman" style:font-size-asian="14pt" style:font-name-complex="Times New Roman" style:font-size-complex="14pt" style:language-complex="ar" style:country-complex="SA"/>
    </style:style>
    <style:style style:name="P8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00d4270" officeooo:paragraph-rsid="000d4270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88" style:family="paragraph" style:parent-style-name="Standard">
      <style:paragraph-properties fo:margin-left="0cm" fo:margin-right="0cm" fo:line-height="150%" fo:text-indent="1.251cm" style:auto-text-indent="false"/>
      <style:text-properties style:font-name="Times New Roman" fo:font-size="14pt" style:font-size-asian="14pt" style:font-size-complex="14pt"/>
    </style:style>
    <style:style style:name="P89" style:family="paragraph" style:parent-style-name="Standard">
      <style:paragraph-properties fo:margin-left="0cm" fo:margin-right="0cm" fo:line-height="150%" fo:text-indent="1.251cm" style:auto-text-indent="false"/>
      <style:text-properties style:font-name="Times New Roman" fo:font-size="14pt" officeooo:paragraph-rsid="0043472c" style:font-size-asian="14pt" style:font-size-complex="14pt"/>
    </style:style>
    <style:style style:name="P90" style:family="paragraph" style:parent-style-name="Standard">
      <style:paragraph-properties fo:margin-left="0cm" fo:margin-right="0cm" fo:line-height="150%" fo:text-indent="1.251cm" style:auto-text-indent="false"/>
      <style:text-properties style:font-name="Times New Roman" fo:font-size="14pt" officeooo:rsid="0043472c" officeooo:paragraph-rsid="0043472c" style:font-size-asian="14pt" style:font-size-complex="14pt"/>
    </style:style>
    <style:style style:name="P91" style:family="paragraph" style:parent-style-name="Standard">
      <style:paragraph-properties fo:margin-left="0cm" fo:margin-right="0cm" fo:line-height="150%" fo:text-indent="1.251cm" style:auto-text-indent="false"/>
      <style:text-properties style:font-name="Times New Roman" fo:font-size="14pt" officeooo:rsid="0043472c" officeooo:paragraph-rsid="0055e634" style:font-size-asian="14pt" style:font-size-complex="14pt"/>
    </style:style>
    <style:style style:name="P92" style:family="paragraph" style:parent-style-name="Standard">
      <style:paragraph-properties fo:margin-left="0cm" fo:margin-right="0cm" fo:line-height="150%" fo:text-indent="1.251cm" style:auto-text-indent="false"/>
      <style:text-properties style:font-name="Times New Roman" fo:font-size="14pt" officeooo:rsid="0043472c" officeooo:paragraph-rsid="005808a5" style:font-size-asian="14pt" style:font-size-complex="14pt"/>
    </style:style>
    <style:style style:name="P93" style:family="paragraph" style:parent-style-name="Standard">
      <style:paragraph-properties fo:margin-left="0cm" fo:margin-right="0cm" fo:line-height="150%" fo:text-indent="1.251cm" style:auto-text-indent="false"/>
      <style:text-properties style:font-name="Times New Roman" fo:font-size="14pt" officeooo:rsid="0053b5de" officeooo:paragraph-rsid="0053b5de" style:font-size-asian="14pt" style:font-size-complex="14pt"/>
    </style:style>
    <style:style style:name="P94" style:family="paragraph" style:parent-style-name="Standard">
      <style:paragraph-properties fo:margin-left="0cm" fo:margin-right="0cm" fo:line-height="150%" fo:text-indent="1.251cm" style:auto-text-indent="false"/>
      <style:text-properties style:font-name="Times New Roman" fo:font-size="14pt" officeooo:rsid="0053b5de" officeooo:paragraph-rsid="0059b886" style:font-size-asian="14pt" style:font-size-complex="14pt"/>
    </style:style>
    <style:style style:name="P9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weight="normal" officeooo:rsid="0072cc5a" officeooo:paragraph-rsid="0072cc5a" style:font-weight-asian="normal" style:font-weight-complex="normal"/>
    </style:style>
    <style:style style:name="P9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weight="normal" officeooo:rsid="007de092" officeooo:paragraph-rsid="007de092" style:font-weight-asian="normal" style:font-weight-complex="normal"/>
    </style:style>
    <style:style style:name="P9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weight="normal" officeooo:rsid="007de092" officeooo:paragraph-rsid="00a208c2" style:font-weight-asian="normal" style:font-weight-complex="normal"/>
    </style:style>
    <style:style style:name="P9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weight="normal" officeooo:rsid="00876f09" officeooo:paragraph-rsid="00b95327" style:font-weight-asian="normal" style:font-weight-complex="normal"/>
    </style:style>
    <style:style style:name="P9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weight="normal" officeooo:rsid="00e0274c" officeooo:paragraph-rsid="00e485db" style:font-weight-asian="normal" style:font-weight-complex="normal"/>
    </style:style>
    <style:style style:name="P100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>
        <style:tab-stops/>
      </style:paragraph-properties>
    </style:style>
    <style:style style:name="P10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style:font-name="Times New Roman" fo:font-size="14pt" fo:language="ru" fo:country="RU" officeooo:rsid="002c8097" officeooo:paragraph-rsid="002c8097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10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style:font-name="Times New Roman" fo:font-size="14pt" fo:language="ru" fo:country="RU" officeooo:rsid="00e0274c" officeooo:paragraph-rsid="00e0274c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10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fo:font-size="14pt" officeooo:rsid="0029910d" officeooo:paragraph-rsid="0029910d" style:font-size-asian="14pt" style:font-size-complex="14pt" style:font-weight-complex="bold"/>
    </style:style>
    <style:style style:name="P10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fo:font-size="14pt" style:font-size-asian="14pt" style:font-size-complex="14pt" style:font-weight-complex="bold"/>
    </style:style>
    <style:style style:name="P10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cf8923"/>
    </style:style>
    <style:style style:name="P10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e5bf1d"/>
    </style:style>
    <style:style style:name="P107" style:family="paragraph" style:parent-style-name="Standard">
      <style:paragraph-properties fo:margin-left="0cm" fo:margin-right="0cm" fo:line-height="150%" fo:text-indent="0cm" style:auto-text-indent="false"/>
      <style:text-properties officeooo:paragraph-rsid="003c534c"/>
    </style:style>
    <style:style style:name="P108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10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502abe"/>
    </style:style>
    <style:style style:name="P11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43472c"/>
    </style:style>
    <style:style style:name="P11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/>
    </style:style>
    <style:style style:name="P11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fo:font-weight="normal" officeooo:rsid="00876f09" officeooo:paragraph-rsid="00910089" style:font-size-asian="12.25pt" style:font-weight-asian="normal" style:font-size-complex="14pt" style:font-weight-complex="normal"/>
    </style:style>
    <style:style style:name="P11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weight="normal" officeooo:rsid="00876f09" officeooo:paragraph-rsid="00910089" style:font-weight-asian="normal" style:font-weight-complex="normal"/>
    </style:style>
    <style:style style:name="P11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weight="normal" officeooo:rsid="00876f09" officeooo:paragraph-rsid="00a4b757" style:font-weight-asian="normal" style:font-weight-complex="normal"/>
    </style:style>
    <style:style style:name="P11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weight="normal" officeooo:rsid="00876f09" officeooo:paragraph-rsid="00bab920" style:font-weight-asian="normal" style:font-weight-complex="normal"/>
    </style:style>
    <style:style style:name="P11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weight="normal" officeooo:rsid="00876f09" officeooo:paragraph-rsid="00cb799c" style:font-weight-asian="normal" style:font-weight-complex="normal"/>
    </style:style>
    <style:style style:name="P11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weight="normal" officeooo:rsid="00876f09" officeooo:paragraph-rsid="00cf8923" style:font-weight-asian="normal" style:font-weight-complex="normal"/>
    </style:style>
    <style:style style:name="P11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weight="normal" officeooo:rsid="008f854e" officeooo:paragraph-rsid="00a314fe" style:font-weight-asian="normal" style:font-weight-complex="normal"/>
    </style:style>
    <style:style style:name="P11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weight="normal" officeooo:rsid="007de092" officeooo:paragraph-rsid="0080ca8b" style:font-weight-asian="normal" style:font-weight-complex="normal"/>
    </style:style>
    <style:style style:name="P12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weight="normal" officeooo:rsid="00cb0e96" officeooo:paragraph-rsid="00910089" style:font-weight-asian="normal" style:font-weight-complex="normal"/>
    </style:style>
    <style:style style:name="P121" style:family="paragraph" style:parent-style-name="Standard">
      <style:paragraph-properties fo:margin-left="0cm" fo:margin-right="0cm" fo:line-height="150%" fo:text-align="center" style:justify-single-word="false" fo:text-indent="0.25cm" style:auto-text-indent="false"/>
      <style:text-properties fo:color="#000000" fo:font-size="14pt" style:font-size-asian="14pt" style:font-size-complex="14pt" style:font-weight-complex="bold"/>
    </style:style>
    <style:style style:name="P122" style:family="paragraph" style:parent-style-name="Standard">
      <loext:graphic-properties draw:fill="solid" draw:fill-color="#ffffff"/>
      <style:paragraph-properties fo:background-color="#ffffff" fo:padding="0cm" fo:border="none"/>
    </style:style>
    <style:style style:name="P123" style:family="paragraph" style:parent-style-name="Table">
      <style:paragraph-properties fo:keep-with-next="always"/>
    </style:style>
    <style:style style:name="P124" style:family="paragraph" style:parent-style-name="Table">
      <style:paragraph-properties fo:keep-with-next="always"/>
      <style:text-properties officeooo:paragraph-rsid="00a53076"/>
    </style:style>
    <style:style style:name="P125" style:family="paragraph" style:parent-style-name="Table">
      <style:paragraph-properties fo:keep-with-next="always"/>
      <style:text-properties officeooo:paragraph-rsid="00bb971d"/>
    </style:style>
    <style:style style:name="P126" style:family="paragraph" style:parent-style-name="Table_20_Contents">
      <style:paragraph-properties fo:text-align="center" style:justify-single-word="false"/>
      <style:text-properties officeooo:rsid="00876f09" officeooo:paragraph-rsid="00876f09"/>
    </style:style>
    <style:style style:name="P127" style:family="paragraph" style:parent-style-name="Table_20_Contents">
      <style:paragraph-properties fo:text-align="center" style:justify-single-word="false"/>
      <style:text-properties officeooo:rsid="00876f09" officeooo:paragraph-rsid="00910089"/>
    </style:style>
    <style:style style:name="P128" style:family="paragraph" style:parent-style-name="Table_20_Contents">
      <style:paragraph-properties fo:text-align="center" style:justify-single-word="false"/>
      <style:text-properties officeooo:rsid="00889215" officeooo:paragraph-rsid="00889215"/>
    </style:style>
    <style:style style:name="P129" style:family="paragraph" style:parent-style-name="Table_20_Contents">
      <style:paragraph-properties fo:text-align="center" style:justify-single-word="false"/>
      <style:text-properties officeooo:rsid="00889215" officeooo:paragraph-rsid="00910089"/>
    </style:style>
    <style:style style:name="P130" style:family="paragraph" style:parent-style-name="Table_20_Contents">
      <style:paragraph-properties fo:text-align="center" style:justify-single-word="false"/>
      <style:text-properties style:use-window-font-color="true" style:font-name="Times New Roman" fo:font-size="12pt" fo:language="ru" fo:country="RU" officeooo:rsid="008b455f" officeooo:paragraph-rsid="008b455f" style:font-name-asian="Times New Roman" style:font-size-asian="12pt" style:font-name-complex="Times New Roman" style:font-size-complex="12pt" style:language-complex="ar" style:country-complex="SA"/>
    </style:style>
    <style:style style:name="P131" style:family="paragraph" style:parent-style-name="Table_20_Contents">
      <style:paragraph-properties fo:text-align="center" style:justify-single-word="false"/>
      <style:text-properties style:use-window-font-color="true" style:font-name="Times New Roman" fo:font-size="12pt" fo:language="ru" fo:country="RU" officeooo:rsid="008b455f" officeooo:paragraph-rsid="00910089" style:font-name-asian="Times New Roman" style:font-size-asian="12pt" style:font-name-complex="Times New Roman" style:font-size-complex="12pt" style:language-complex="ar" style:country-complex="SA"/>
    </style:style>
    <style:style style:name="P132" style:family="paragraph" style:parent-style-name="Table_20_Contents">
      <style:paragraph-properties fo:text-align="center" style:justify-single-word="false"/>
      <style:text-properties officeooo:rsid="008da41a" officeooo:paragraph-rsid="008da41a"/>
    </style:style>
    <style:style style:name="P133" style:family="paragraph" style:parent-style-name="Table_20_Contents">
      <style:paragraph-properties fo:text-align="center" style:justify-single-word="false"/>
      <style:text-properties officeooo:rsid="008da41a" officeooo:paragraph-rsid="00910089"/>
    </style:style>
    <style:style style:name="P134" style:family="paragraph" style:parent-style-name="Table_20_Contents">
      <style:paragraph-properties fo:text-align="center" style:justify-single-word="false"/>
      <style:text-properties officeooo:rsid="008dd71d" officeooo:paragraph-rsid="008dd71d"/>
    </style:style>
    <style:style style:name="P135" style:family="paragraph" style:parent-style-name="Table_20_Contents">
      <style:paragraph-properties fo:text-align="center" style:justify-single-word="false"/>
      <style:text-properties officeooo:rsid="008dd71d" officeooo:paragraph-rsid="00910089"/>
    </style:style>
    <style:style style:name="P136" style:family="paragraph" style:parent-style-name="Table_20_Contents">
      <style:paragraph-properties fo:text-align="center" style:justify-single-word="false"/>
      <style:text-properties officeooo:rsid="0096e620" officeooo:paragraph-rsid="0096e620"/>
    </style:style>
    <style:style style:name="P137" style:family="paragraph" style:parent-style-name="Table_20_Contents">
      <style:paragraph-properties fo:text-align="center" style:justify-single-word="false"/>
      <style:text-properties officeooo:rsid="00979ce6" officeooo:paragraph-rsid="00979ce6"/>
    </style:style>
    <style:style style:name="P138" style:family="paragraph" style:parent-style-name="Table_20_Contents">
      <style:paragraph-properties fo:text-align="center" style:justify-single-word="false"/>
      <style:text-properties officeooo:rsid="00979ce6" officeooo:paragraph-rsid="00bab920"/>
    </style:style>
    <style:style style:name="P139" style:family="paragraph" style:parent-style-name="Table_20_Contents">
      <style:paragraph-properties fo:text-align="center" style:justify-single-word="false"/>
      <style:text-properties officeooo:rsid="00979ce6" officeooo:paragraph-rsid="00cb799c"/>
    </style:style>
    <style:style style:name="P140" style:family="paragraph" style:parent-style-name="Table_20_Contents">
      <style:paragraph-properties fo:text-align="center" style:justify-single-word="false"/>
      <style:text-properties officeooo:rsid="00979ce6" officeooo:paragraph-rsid="00cf8923"/>
    </style:style>
    <style:style style:name="P141" style:family="paragraph" style:parent-style-name="Table_20_Contents">
      <style:paragraph-properties fo:text-align="center" style:justify-single-word="false"/>
      <style:text-properties officeooo:rsid="0097c184" officeooo:paragraph-rsid="0097c184"/>
    </style:style>
    <style:style style:name="P142" style:family="paragraph" style:parent-style-name="Table_20_Contents">
      <style:paragraph-properties fo:text-align="center" style:justify-single-word="false"/>
      <style:text-properties officeooo:rsid="0097c184" officeooo:paragraph-rsid="00bab920"/>
    </style:style>
    <style:style style:name="P143" style:family="paragraph" style:parent-style-name="Table_20_Contents">
      <style:paragraph-properties fo:text-align="center" style:justify-single-word="false"/>
      <style:text-properties officeooo:rsid="0097c184" officeooo:paragraph-rsid="00cb799c"/>
    </style:style>
    <style:style style:name="P144" style:family="paragraph" style:parent-style-name="Table_20_Contents">
      <style:paragraph-properties fo:text-align="center" style:justify-single-word="false"/>
      <style:text-properties officeooo:rsid="0097c184" officeooo:paragraph-rsid="00cf8923"/>
    </style:style>
    <style:style style:name="P145" style:family="paragraph" style:parent-style-name="Table_20_Contents">
      <style:paragraph-properties fo:text-align="center" style:justify-single-word="false"/>
      <style:text-properties officeooo:rsid="0098c893" officeooo:paragraph-rsid="0098c893"/>
    </style:style>
    <style:style style:name="P146" style:family="paragraph" style:parent-style-name="Table_20_Contents">
      <style:paragraph-properties fo:text-align="center" style:justify-single-word="false"/>
      <style:text-properties officeooo:rsid="009aa4d9" officeooo:paragraph-rsid="009aa4d9"/>
    </style:style>
    <style:style style:name="P147" style:family="paragraph" style:parent-style-name="Table_20_Contents">
      <style:paragraph-properties fo:text-align="center" style:justify-single-word="false"/>
      <style:text-properties officeooo:rsid="009de1d6" officeooo:paragraph-rsid="009de1d6"/>
    </style:style>
    <style:style style:name="P148" style:family="paragraph" style:parent-style-name="Table_20_Contents">
      <style:paragraph-properties fo:text-align="center" style:justify-single-word="false"/>
      <style:text-properties officeooo:rsid="00c18a0c" officeooo:paragraph-rsid="00c18a0c"/>
    </style:style>
    <style:style style:name="P149" style:family="paragraph" style:parent-style-name="Table_20_Contents">
      <style:paragraph-properties fo:text-align="center" style:justify-single-word="false"/>
      <style:text-properties officeooo:rsid="00cb799c" officeooo:paragraph-rsid="00cb799c"/>
    </style:style>
    <style:style style:name="P150" style:family="paragraph" style:parent-style-name="Table_20_Contents">
      <style:paragraph-properties fo:text-align="center" style:justify-single-word="false"/>
      <style:text-properties officeooo:rsid="00d53ab1" officeooo:paragraph-rsid="00d53ab1"/>
    </style:style>
    <style:style style:name="P151" style:family="paragraph" style:parent-style-name="Text_20_body">
      <style:paragraph-properties fo:text-align="start" style:justify-single-word="false"/>
      <style:text-properties officeooo:paragraph-rsid="00fea4c4"/>
    </style:style>
    <style:style style:name="P152" style:family="paragraph" style:parent-style-name="Text_20_body">
      <style:paragraph-properties fo:text-align="start" style:justify-single-word="false"/>
      <style:text-properties officeooo:paragraph-rsid="01019d06"/>
    </style:style>
    <style:style style:name="P153" style:family="paragraph" style:parent-style-name="Text_20_body">
      <style:paragraph-properties fo:text-align="start" style:justify-single-word="false"/>
      <style:text-properties officeooo:paragraph-rsid="0109487f"/>
    </style:style>
    <style:style style:name="P154" style:family="paragraph" style:parent-style-name="Text_20_body">
      <style:paragraph-properties fo:text-align="start" style:justify-single-word="false"/>
      <style:text-properties officeooo:paragraph-rsid="010a72c3"/>
    </style:style>
    <style:style style:name="P155" style:family="paragraph" style:parent-style-name="Text_20_body">
      <style:paragraph-properties fo:text-align="start" style:justify-single-word="false"/>
      <style:text-properties officeooo:paragraph-rsid="010ea48c"/>
    </style:style>
    <style:style style:name="P156" style:family="paragraph" style:parent-style-name="Text_20_body">
      <style:paragraph-properties fo:text-align="start" style:justify-single-word="false"/>
      <style:text-properties officeooo:paragraph-rsid="011716df"/>
    </style:style>
    <style:style style:name="P157" style:family="paragraph" style:parent-style-name="Text_20_body">
      <style:paragraph-properties fo:text-align="start" style:justify-single-word="false"/>
      <style:text-properties officeooo:paragraph-rsid="01210584"/>
    </style:style>
    <style:style style:name="P158" style:family="paragraph" style:parent-style-name="Text_20_body">
      <style:paragraph-properties fo:text-align="start" style:justify-single-word="false"/>
      <style:text-properties officeooo:paragraph-rsid="01279202"/>
    </style:style>
    <style:style style:name="P159" style:family="paragraph" style:parent-style-name="Text_20_body">
      <style:paragraph-properties fo:text-align="start" style:justify-single-word="false"/>
      <style:text-properties officeooo:paragraph-rsid="012cf79c"/>
    </style:style>
    <style:style style:name="P160" style:family="paragraph" style:parent-style-name="Text_20_body">
      <style:paragraph-properties fo:text-align="start" style:justify-single-word="false"/>
      <style:text-properties officeooo:paragraph-rsid="0131b9e7"/>
    </style:style>
    <style:style style:name="P161" style:family="paragraph" style:parent-style-name="Text_20_body">
      <style:paragraph-properties fo:text-align="start" style:justify-single-word="false"/>
      <style:text-properties officeooo:paragraph-rsid="01336c96"/>
    </style:style>
    <style:style style:name="P162" style:family="paragraph" style:parent-style-name="Text_20_body">
      <style:paragraph-properties fo:text-align="start" style:justify-single-word="false"/>
      <style:text-properties officeooo:paragraph-rsid="01342ae1"/>
    </style:style>
    <style:style style:name="P163" style:family="paragraph" style:parent-style-name="Text_20_body">
      <style:paragraph-properties fo:text-align="start" style:justify-single-word="false"/>
      <style:text-properties officeooo:rsid="00fc1da2" officeooo:paragraph-rsid="00fc1da2"/>
    </style:style>
    <style:style style:name="P164" style:family="paragraph" style:parent-style-name="Table_20_Contents">
      <style:paragraph-properties fo:text-align="center" style:justify-single-word="false"/>
      <style:text-properties officeooo:rsid="00876f09"/>
    </style:style>
    <style:style style:name="P165" style:family="paragraph" style:parent-style-name="Table_20_Contents">
      <style:paragraph-properties fo:text-align="center" style:justify-single-word="false"/>
      <style:text-properties officeooo:rsid="00876f09" officeooo:paragraph-rsid="00910089"/>
    </style:style>
    <style:style style:name="P166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167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168" style:family="paragraph" style:parent-style-name="Standard">
      <style:text-properties fo:font-size="14pt" style:font-size-asian="14pt" style:font-size-complex="14pt"/>
    </style:style>
    <style:style style:name="P169" style:family="paragraph" style:parent-style-name="Standard">
      <style:paragraph-properties fo:line-height="150%"/>
      <style:text-properties fo:font-size="14pt" officeooo:rsid="00413013" officeooo:paragraph-rsid="00413013" style:font-size-asian="14pt" style:font-size-complex="14pt"/>
    </style:style>
    <style:style style:name="P170" style:family="paragraph" style:parent-style-name="Standard" style:list-style-name="L1">
      <style:paragraph-properties fo:line-height="150%" fo:text-align="justify" style:justify-single-word="false"/>
      <style:text-properties officeooo:paragraph-rsid="000d4270"/>
    </style:style>
    <style:style style:name="P171" style:family="paragraph" style:parent-style-name="Standard" style:list-style-name="L3">
      <style:paragraph-properties fo:line-height="150%"/>
      <style:text-properties officeooo:paragraph-rsid="003c534c"/>
    </style:style>
    <style:style style:name="P172" style:family="paragraph" style:parent-style-name="Standard" style:list-style-name="L1">
      <style:paragraph-properties fo:line-height="150%" fo:text-align="justify" style:justify-single-word="false"/>
      <style:text-properties fo:color="#000000" style:font-name="Times New Roman" fo:font-size="14pt" fo:language="ru" fo:country="RU" fo:font-weight="normal" officeooo:rsid="000d4270" officeooo:paragraph-rsid="000d427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73" style:family="paragraph" style:parent-style-name="Standard" style:list-style-name="L1">
      <style:paragraph-properties fo:line-height="150%" fo:text-align="justify" style:justify-single-word="false"/>
      <style:text-properties fo:color="#000000" style:font-name="Times New Roman" fo:font-size="14pt" fo:language="ru" fo:country="RU" fo:font-weight="normal" officeooo:rsid="0027aea3" officeooo:paragraph-rsid="0027aea3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74" style:family="paragraph" style:parent-style-name="Standard" style:list-style-name="L2">
      <style:paragraph-properties fo:line-height="150%" fo:text-align="justify" style:justify-single-word="false"/>
      <style:text-properties fo:color="#000000" fo:font-size="14pt" fo:font-weight="normal" officeooo:rsid="000f2daf" officeooo:paragraph-rsid="000f2daf" style:font-size-asian="14pt" style:font-weight-asian="normal" style:font-size-complex="14pt" style:font-weight-complex="normal"/>
    </style:style>
    <style:style style:name="P175" style:family="paragraph" style:parent-style-name="Standard">
      <style:paragraph-properties fo:margin-left="0cm" fo:margin-right="0cm" fo:line-height="150%" fo:text-indent="1.251cm" style:auto-text-indent="false"/>
      <style:text-properties fo:color="#080808" style:font-name="Times New Roman" fo:font-size="14pt" fo:font-style="normal" fo:font-weight="normal" style:font-size-asian="14pt" style:font-style-asian="normal" style:font-weight-asian="normal" style:font-size-complex="14pt"/>
    </style:style>
    <style:style style:name="P176" style:family="paragraph" style:parent-style-name="Standard">
      <style:paragraph-properties fo:margin-left="0cm" fo:margin-right="0cm" fo:line-height="150%" fo:text-indent="1.251cm" style:auto-text-indent="false"/>
      <style:text-properties fo:color="#080808" style:font-name="Times New Roman" fo:font-size="14pt" fo:font-style="normal" fo:font-weight="normal" officeooo:rsid="004f3127" officeooo:paragraph-rsid="0043472c" style:font-size-asian="14pt" style:font-style-asian="normal" style:font-weight-asian="normal" style:font-size-complex="14pt"/>
    </style:style>
    <style:style style:name="P177" style:family="paragraph" style:parent-style-name="Standard">
      <style:paragraph-properties fo:margin-left="0cm" fo:margin-right="0cm" fo:line-height="150%" fo:text-indent="1.251cm" style:auto-text-indent="false"/>
      <style:text-properties fo:color="#080808" style:font-name="Times New Roman" fo:font-size="14pt" fo:font-style="normal" fo:font-weight="normal" officeooo:rsid="007e90a3" style:font-size-asian="14pt" style:font-style-asian="normal" style:font-weight-asian="normal" style:font-size-complex="14pt"/>
    </style:style>
    <style:style style:name="P178" style:family="paragraph" style:parent-style-name="Standard">
      <style:paragraph-properties fo:margin-left="0cm" fo:margin-right="0cm" fo:line-height="150%" fo:text-indent="1.251cm" style:auto-text-indent="false"/>
      <style:text-properties fo:color="#080808" style:font-name="Times New Roman" fo:font-size="14pt" fo:font-style="normal" fo:font-weight="normal" style:font-size-asian="14pt" style:font-style-asian="normal" style:font-weight-asian="normal" style:font-size-complex="14pt" style:font-weight-complex="bold"/>
    </style:style>
    <style:style style:name="P179" style:family="paragraph" style:parent-style-name="Standard">
      <style:paragraph-properties fo:margin-left="0cm" fo:margin-right="0cm" fo:line-height="150%" fo:text-indent="1.251cm" style:auto-text-indent="false"/>
      <style:text-properties fo:color="#080808" style:font-name="JetBrains Mono" fo:font-size="10pt" fo:font-style="normal" fo:font-weight="normal" officeooo:rsid="0053b5de" officeooo:paragraph-rsid="0053b5de" style:font-size-asian="10pt" style:font-style-asian="normal" style:font-weight-asian="normal" style:font-size-complex="14pt"/>
    </style:style>
    <style:style style:name="P180" style:family="paragraph" style:parent-style-name="Standard">
      <style:paragraph-properties fo:margin-left="0cm" fo:margin-right="0cm" fo:line-height="150%" fo:text-indent="1.251cm" style:auto-text-indent="false"/>
      <style:text-properties fo:color="#000000" style:font-name="Times New Roman" fo:font-size="14pt" fo:font-style="normal" fo:font-weight="normal" style:font-size-asian="14pt" style:font-style-asian="normal" style:font-weight-asian="normal" style:font-size-complex="14pt"/>
    </style:style>
    <style:style style:name="P181" style:family="paragraph" style:parent-style-name="Standard">
      <style:paragraph-properties fo:margin-left="0cm" fo:margin-right="0cm" fo:line-height="150%" fo:text-indent="1.251cm" style:auto-text-indent="false"/>
      <style:text-properties fo:color="#000000" style:font-name="Times New Roman" fo:font-size="14pt" fo:font-style="normal" fo:font-weight="normal" officeooo:rsid="0043472c" officeooo:paragraph-rsid="0043472c" style:font-size-asian="14pt" style:font-style-asian="normal" style:font-weight-asian="normal" style:font-size-complex="14pt"/>
    </style:style>
    <style:style style:name="P182" style:family="paragraph" style:parent-style-name="Standard">
      <style:paragraph-properties fo:margin-left="0cm" fo:margin-right="0cm" fo:line-height="150%" fo:text-indent="1.251cm" style:auto-text-indent="false"/>
      <style:text-properties fo:color="#000000" style:font-name="Times New Roman" fo:font-size="14pt" fo:language="ru" fo:country="RU" fo:font-weight="bold" officeooo:rsid="003a9339" officeooo:paragraph-rsid="00502abe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8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07de092" officeooo:paragraph-rsid="00b95327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8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07de092" officeooo:paragraph-rsid="007de092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85" style:family="paragraph" style:parent-style-name="Standard">
      <style:paragraph-properties fo:margin-left="0cm" fo:margin-right="0cm" fo:line-height="150%" fo:text-indent="1.251cm" style:auto-text-indent="false"/>
      <style:text-properties fo:color="#000000" style:font-name="Times New Roman" fo:font-size="14pt" fo:language="ru" fo:country="RU" fo:font-style="normal" fo:font-weight="normal" officeooo:rsid="003a9339" officeooo:paragraph-rsid="0055e634" style:font-name-asian="Times New Roman" style:font-size-asian="14pt" style:font-style-asian="normal" style:font-weight-asian="normal" style:font-name-complex="Times New Roman" style:font-size-complex="14pt" style:language-complex="ar" style:country-complex="SA" style:font-weight-complex="bold"/>
    </style:style>
    <style:style style:name="P18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style="normal" fo:font-weight="normal" officeooo:rsid="0082f84b" officeooo:paragraph-rsid="0081f743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8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normal" officeooo:rsid="0072cc5a" officeooo:paragraph-rsid="0072cc5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8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normal" officeooo:rsid="007de092" officeooo:paragraph-rsid="007de092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8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normal" officeooo:rsid="00a314fe" officeooo:paragraph-rsid="00876f0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9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normal" officeooo:rsid="00a314fe" officeooo:paragraph-rsid="00a314fe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91" style:family="paragraph" style:parent-style-name="Standard">
      <style:paragraph-properties fo:margin-left="0cm" fo:margin-right="0cm" fo:line-height="150%" fo:text-indent="1.251cm" style:auto-text-indent="false"/>
      <style:text-properties fo:color="#000000" fo:font-size="14pt" fo:font-weight="bold" officeooo:rsid="0032e310" style:font-size-asian="14pt" style:font-weight-asian="bold" style:font-size-complex="14pt" style:font-weight-complex="bold"/>
    </style:style>
    <style:style style:name="P19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paragraph-rsid="006b7dcf" style:font-size-asian="14pt" style:font-weight-asian="bold" style:font-size-complex="14pt" style:font-weight-complex="bold"/>
    </style:style>
    <style:style style:name="P19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302709" fo:font-size="14pt" officeooo:rsid="00f2266b" officeooo:paragraph-rsid="00f3a242" style:font-size-asian="14pt" style:font-size-complex="14pt"/>
    </style:style>
    <style:style style:name="P19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text-transform="uppercase" fo:color="#302709" fo:font-size="14pt" fo:font-weight="bold" officeooo:rsid="00f2266b" officeooo:paragraph-rsid="00f3a242" style:font-size-asian="14pt" style:font-weight-asian="bold" style:font-size-complex="14pt"/>
    </style:style>
    <style:style style:name="P19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9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style:font-name="Times New Roman" fo:font-size="14pt" fo:language="ru" fo:country="RU" fo:font-weight="bold" officeooo:rsid="003a9339" officeooo:paragraph-rsid="00502abe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97" style:family="paragraph" style:parent-style-name="Standard">
      <style:paragraph-properties fo:margin-left="0cm" fo:margin-right="0cm" fo:line-height="150%" fo:text-indent="0cm" style:auto-text-indent="false"/>
      <style:text-properties fo:color="#000000" style:font-name="Times New Roman" fo:font-size="14pt" fo:language="ru" fo:country="RU" fo:font-weight="bold" officeooo:rsid="005d05e9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9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" fo:font-size="14pt" fo:language="ru" fo:country="RU" fo:font-weight="normal" officeooo:rsid="00876f09" officeooo:paragraph-rsid="00876f0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9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0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fo:font-weight="normal" officeooo:rsid="00b65bcf" officeooo:paragraph-rsid="00b65bcf" style:font-size-asian="12.25pt" style:font-weight-asian="normal" style:font-size-complex="14pt" style:font-weight-complex="normal"/>
    </style:style>
    <style:style style:name="P20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text-transform="uppercase" fo:color="#302709" fo:font-size="14pt" fo:font-weight="bold" officeooo:rsid="00f2266b" officeooo:paragraph-rsid="00f3a242" style:font-size-asian="14pt" style:font-weight-asian="bold" style:font-size-complex="14pt"/>
    </style:style>
    <style:style style:name="P20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text-transform="uppercase" fo:font-size="14pt" fo:font-weight="bold" officeooo:paragraph-rsid="00f3a242" style:font-size-asian="14pt" style:font-weight-asian="bold" style:font-size-complex="14pt"/>
    </style:style>
    <style:style style:name="P203" style:family="paragraph" style:parent-style-name="Standard">
      <style:paragraph-properties fo:line-height="150%" fo:text-align="center" style:justify-single-word="false" fo:break-before="page"/>
      <style:text-properties fo:text-transform="uppercase" fo:font-size="14pt" fo:font-weight="bold" style:font-size-asian="14pt" style:font-weight-asian="bold" style:font-size-complex="14pt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style:font-size-complex="14pt"/>
    </style:style>
    <style:style style:name="T3" style:family="text">
      <style:text-properties fo:text-transform="uppercase" fo:color="#ff0000" fo:font-size="14pt" fo:font-weight="bold" style:font-size-asian="14pt" style:font-weight-asian="bold" style:font-size-complex="14pt"/>
    </style:style>
    <style:style style:name="T4" style:family="text">
      <style:text-properties fo:text-transform="uppercase" fo:color="#000000" fo:font-size="14pt" fo:font-weight="bold" officeooo:rsid="0032e310" style:font-size-asian="14pt" style:font-weight-asian="bold" style:font-size-complex="14pt"/>
    </style:style>
    <style:style style:name="T5" style:family="text">
      <style:text-properties fo:text-transform="uppercase" fo:color="#000000" style:font-name="Times New Roman" fo:font-size="14pt" fo:language="ru" fo:country="RU" fo:font-weight="bold" officeooo:rsid="005d05e9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0696a1" style:font-size-asian="14pt" style:font-size-complex="14pt"/>
    </style:style>
    <style:style style:name="T10" style:family="text">
      <style:text-properties fo:font-size="14pt" style:font-size-asian="12.25pt" style:font-size-complex="14pt"/>
    </style:style>
    <style:style style:name="T11" style:family="text">
      <style:text-properties fo:font-size="14pt" officeooo:rsid="00ba1360" style:font-size-asian="12.25pt" style:font-size-complex="14pt"/>
    </style:style>
    <style:style style:name="T12" style:family="text">
      <style:text-properties fo:font-size="14pt" officeooo:rsid="00cb799c" style:font-size-asian="12.25pt" style:font-size-complex="14pt"/>
    </style:style>
    <style:style style:name="T13" style:family="text">
      <style:text-properties fo:font-size="14pt" officeooo:rsid="00cb14aa" style:font-size-asian="12.25pt" style:font-size-complex="14pt"/>
    </style:style>
    <style:style style:name="T14" style:family="text">
      <style:text-properties fo:font-size="14pt" fo:font-weight="normal" officeooo:rsid="00cf8923" style:font-size-asian="12.25pt" style:font-weight-asian="normal" style:font-size-complex="14pt" style:font-weight-complex="normal"/>
    </style:style>
    <style:style style:name="T15" style:family="text">
      <style:text-properties fo:font-size="14pt" fo:font-weight="normal" officeooo:rsid="00cb799c" style:font-size-asian="12.25pt" style:font-weight-asian="normal" style:font-size-complex="14pt" style:font-weight-complex="normal"/>
    </style:style>
    <style:style style:name="T16" style:family="text">
      <style:text-properties fo:font-size="14pt" fo:font-weight="normal" officeooo:rsid="00e5bf1d" style:font-size-asian="12.25pt" style:font-weight-asian="normal" style:font-size-complex="14pt" style:font-weight-complex="normal"/>
    </style:style>
    <style:style style:name="T17" style:family="text">
      <style:text-properties fo:font-size="14pt" fo:font-weight="normal" officeooo:rsid="00ecdbfa" style:font-size-asian="12.25pt" style:font-weight-asian="normal" style:font-size-complex="14pt" style:font-weight-complex="normal"/>
    </style:style>
    <style:style style:name="T18" style:family="text">
      <style:text-properties fo:font-size="14pt" fo:font-weight="normal" officeooo:rsid="00ed6b85" style:font-size-asian="12.25pt" style:font-weight-asian="normal" style:font-size-complex="14pt" style:font-weight-complex="normal"/>
    </style:style>
    <style:style style:name="T19" style:family="text">
      <style:text-properties fo:font-size="14pt" fo:font-style="italic" officeooo:rsid="00cb799c" style:font-size-asian="12.25pt" style:font-style-asian="italic" style:font-size-complex="14pt" style:font-style-complex="italic"/>
    </style:style>
    <style:style style:name="T20" style:family="text">
      <style:text-properties fo:font-size="14pt" fo:font-style="italic" fo:font-weight="normal" officeooo:rsid="00cb799c" style:font-size-asian="12.25pt" style:font-style-asian="italic" style:font-weight-asian="normal" style:font-size-complex="14pt" style:font-style-complex="italic" style:font-weight-complex="normal"/>
    </style:style>
    <style:style style:name="T21" style:family="text">
      <style:text-properties fo:font-size="14pt" fo:font-style="italic" fo:font-weight="normal" officeooo:rsid="00cf8923" style:font-size-asian="12.25pt" style:font-style-asian="italic" style:font-weight-asian="normal" style:font-size-complex="14pt" style:font-style-complex="italic" style:font-weight-complex="normal"/>
    </style:style>
    <style:style style:name="T22" style:family="text">
      <style:text-properties fo:font-size="14pt" fo:font-style="normal" officeooo:rsid="00cb799c" style:font-size-asian="12.25pt" style:font-style-asian="normal" style:font-size-complex="14pt" style:font-style-complex="normal"/>
    </style:style>
    <style:style style:name="T23" style:family="text">
      <style:text-properties fo:font-size="14pt" fo:font-style="normal" fo:font-weight="normal" officeooo:rsid="00cb799c" style:font-size-asian="12.25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size="14pt" fo:font-style="normal" fo:font-weight="normal" officeooo:rsid="00cf8923" style:font-size-asian="12.25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size="14pt" fo:font-style="normal" fo:font-weight="normal" officeooo:rsid="00d96ffc" style:font-size-asian="12.25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size="14pt" fo:font-style="normal" fo:font-weight="normal" officeooo:rsid="00dacc7d" style:font-size-asian="12.25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size="14pt" fo:letter-spacing="-0.004cm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color="#ff0000" fo:font-size="14pt" style:font-size-asian="14pt" style:font-size-complex="14pt"/>
    </style:style>
    <style:style style:name="T29" style:family="text">
      <style:text-properties fo:font-variant="normal" fo:text-transform="none" fo:font-size="14pt" style:font-size-asian="14pt" style:font-size-complex="14pt"/>
    </style:style>
    <style:style style:name="T30" style:family="text">
      <style:text-properties fo:font-variant="normal" fo:text-transform="none" fo:color="#000000" style:font-name="Times New Roman" fo:font-size="14pt" fo:letter-spacing="0.009cm" fo:language="ru" fo:country="RU" fo:font-weight="bold" officeooo:rsid="00023cbe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31" style:family="text">
      <style:text-properties fo:color="#000000" fo:font-size="14pt" fo:font-weight="bold" officeooo:rsid="00023cbe" style:font-size-asian="14pt" style:font-weight-asian="bold" style:font-size-complex="14pt"/>
    </style:style>
    <style:style style:name="T32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33" style:family="text">
      <style:text-properties fo:color="#000000" fo:font-size="14pt" fo:font-weight="bold" officeooo:rsid="000dbb89" style:font-size-asian="14pt" style:font-weight-asian="bold" style:font-size-complex="14pt" style:font-weight-complex="bold"/>
    </style:style>
    <style:style style:name="T34" style:family="text">
      <style:text-properties fo:color="#000000" fo:font-size="14pt" fo:font-weight="bold" officeooo:rsid="000f2daf" style:font-size-asian="14pt" style:font-weight-asian="bold" style:font-size-complex="14pt" style:font-weight-complex="bold"/>
    </style:style>
    <style:style style:name="T35" style:family="text">
      <style:text-properties fo:color="#000000" fo:font-size="14pt" fo:font-weight="bold" officeooo:rsid="0011f761" style:font-size-asian="14pt" style:font-weight-asian="bold" style:font-size-complex="14pt" style:font-weight-complex="bold"/>
    </style:style>
    <style:style style:name="T36" style:family="text">
      <style:text-properties fo:color="#000000" fo:font-size="14pt" fo:font-weight="bold" officeooo:rsid="00178f91" style:font-size-asian="14pt" style:font-weight-asian="bold" style:font-size-complex="14pt" style:font-weight-complex="bold"/>
    </style:style>
    <style:style style:name="T37" style:family="text">
      <style:text-properties fo:color="#000000" fo:font-size="14pt" fo:font-weight="bold" officeooo:rsid="001b2956" style:font-size-asian="14pt" style:font-weight-asian="bold" style:font-size-complex="14pt" style:font-weight-complex="bold"/>
    </style:style>
    <style:style style:name="T38" style:family="text">
      <style:text-properties fo:color="#000000" fo:font-size="14pt" fo:font-weight="bold" officeooo:rsid="001bfbb8" style:font-size-asian="14pt" style:font-weight-asian="bold" style:font-size-complex="14pt" style:font-weight-complex="bold"/>
    </style:style>
    <style:style style:name="T39" style:family="text">
      <style:text-properties fo:color="#000000" fo:font-size="14pt" fo:font-weight="bold" officeooo:rsid="0032e310" style:font-size-asian="14pt" style:font-weight-asian="bold" style:font-size-complex="14pt" style:font-weight-complex="bold"/>
    </style:style>
    <style:style style:name="T40" style:family="text">
      <style:text-properties fo:color="#000000" fo:font-size="14pt" fo:font-weight="bold" officeooo:rsid="006b28c7" style:font-size-asian="14pt" style:font-weight-asian="bold" style:font-size-complex="14pt" style:font-weight-complex="bold"/>
    </style:style>
    <style:style style:name="T41" style:family="text">
      <style:text-properties fo:color="#000000" fo:font-size="14pt" fo:font-weight="bold" officeooo:rsid="006b87f5" style:font-size-asian="14pt" style:font-weight-asian="bold" style:font-size-complex="14pt" style:font-weight-complex="bold"/>
    </style:style>
    <style:style style:name="T42" style:family="text">
      <style:text-properties fo:color="#000000" fo:font-size="14pt" style:font-size-asian="14pt" style:font-size-complex="14pt"/>
    </style:style>
    <style:style style:name="T43" style:family="text">
      <style:text-properties fo:color="#000000" fo:font-size="14pt" officeooo:rsid="0003b907" style:font-size-asian="14pt" style:font-size-complex="14pt"/>
    </style:style>
    <style:style style:name="T44" style:family="text">
      <style:text-properties fo:color="#000000" fo:font-size="14pt" officeooo:rsid="000696a1" style:font-size-asian="14pt" style:font-size-complex="14pt"/>
    </style:style>
    <style:style style:name="T45" style:family="text">
      <style:text-properties fo:color="#000000" fo:font-size="14pt" fo:font-weight="normal" officeooo:rsid="000dbb89" style:font-size-asian="14pt" style:font-weight-asian="normal" style:font-size-complex="14pt" style:font-weight-complex="normal"/>
    </style:style>
    <style:style style:name="T46" style:family="text">
      <style:text-properties fo:color="#000000" fo:font-size="14pt" fo:font-weight="normal" officeooo:rsid="00134e47" style:font-size-asian="14pt" style:font-weight-asian="normal" style:font-size-complex="14pt" style:font-weight-complex="normal"/>
    </style:style>
    <style:style style:name="T47" style:family="text">
      <style:text-properties fo:color="#000000" fo:font-size="14pt" fo:font-weight="normal" officeooo:rsid="00141928" style:font-size-asian="14pt" style:font-weight-asian="normal" style:font-size-complex="14pt" style:font-weight-complex="normal"/>
    </style:style>
    <style:style style:name="T48" style:family="text">
      <style:text-properties fo:color="#000000" fo:font-size="14pt" fo:font-weight="normal" officeooo:rsid="001584e2" style:font-size-asian="14pt" style:font-weight-asian="normal" style:font-size-complex="14pt" style:font-weight-complex="normal"/>
    </style:style>
    <style:style style:name="T49" style:family="text">
      <style:text-properties fo:color="#000000" fo:font-size="14pt" fo:font-weight="normal" officeooo:rsid="001944ec" style:font-size-asian="14pt" style:font-weight-asian="normal" style:font-size-complex="14pt" style:font-weight-complex="normal"/>
    </style:style>
    <style:style style:name="T50" style:family="text">
      <style:text-properties fo:color="#000000" fo:font-size="14pt" fo:font-weight="normal" officeooo:rsid="001b2956" style:font-size-asian="14pt" style:font-weight-asian="normal" style:font-size-complex="14pt" style:font-weight-complex="normal"/>
    </style:style>
    <style:style style:name="T51" style:family="text">
      <style:text-properties fo:color="#000000" fo:font-size="14pt" fo:font-weight="normal" officeooo:rsid="001d7248" style:font-size-asian="14pt" style:font-weight-asian="normal" style:font-size-complex="14pt" style:font-weight-complex="normal"/>
    </style:style>
    <style:style style:name="T52" style:family="text">
      <style:text-properties fo:color="#000000" fo:font-size="14pt" fo:font-weight="normal" officeooo:rsid="00220401" style:font-size-asian="14pt" style:font-weight-asian="normal" style:font-size-complex="14pt" style:font-weight-complex="normal"/>
    </style:style>
    <style:style style:name="T53" style:family="text">
      <style:text-properties fo:color="#000000" fo:font-size="14pt" fo:font-weight="normal" officeooo:rsid="00178f91" style:font-size-asian="14pt" style:font-weight-asian="normal" style:font-size-complex="14pt" style:font-weight-complex="normal"/>
    </style:style>
    <style:style style:name="T54" style:family="text">
      <style:text-properties fo:color="#000000" fo:font-size="14pt" fo:font-weight="normal" officeooo:rsid="001bfbb8" style:font-size-asian="14pt" style:font-weight-asian="normal" style:font-size-complex="14pt" style:font-weight-complex="normal"/>
    </style:style>
    <style:style style:name="T55" style:family="text">
      <style:text-properties fo:color="#000000" fo:font-size="14pt" fo:font-weight="normal" officeooo:rsid="006b28c7" style:font-size-asian="14pt" style:font-weight-asian="normal" style:font-size-complex="14pt" style:font-weight-complex="normal"/>
    </style:style>
    <style:style style:name="T56" style:family="text">
      <style:text-properties fo:color="#000000" fo:font-size="14pt" fo:font-weight="normal" officeooo:rsid="006b7dcf" style:font-size-asian="14pt" style:font-weight-asian="normal" style:font-size-complex="14pt" style:font-weight-complex="normal"/>
    </style:style>
    <style:style style:name="T57" style:family="text">
      <style:text-properties fo:color="#000000" fo:font-size="14pt" fo:font-weight="normal" officeooo:rsid="0080c973" style:font-size-asian="14pt" style:font-weight-asian="normal" style:font-size-complex="14pt" style:font-weight-complex="normal"/>
    </style:style>
    <style:style style:name="T58" style:family="text">
      <style:text-properties fo:color="#000000" fo:font-size="14pt" fo:font-style="italic" fo:font-weight="normal" officeooo:rsid="006b7dcf" style:font-size-asian="14pt" style:font-style-asian="italic" style:font-weight-asian="normal" style:font-size-complex="14pt" style:font-style-complex="italic" style:font-weight-complex="normal"/>
    </style:style>
    <style:style style:name="T59" style:family="text">
      <style:text-properties fo:color="#000000" fo:font-size="14pt" fo:font-style="italic" fo:font-weight="normal" officeooo:rsid="006dda98" style:font-size-asian="14pt" style:font-style-asian="italic" style:font-weight-asian="normal" style:font-size-complex="14pt" style:font-style-complex="italic" style:font-weight-complex="normal"/>
    </style:style>
    <style:style style:name="T60" style:family="text">
      <style:text-properties fo:color="#000000" fo:font-size="14pt" fo:font-style="italic" fo:font-weight="normal" officeooo:rsid="006e042f" style:font-size-asian="14pt" style:font-style-asian="italic" style:font-weight-asian="normal" style:font-size-complex="14pt" style:font-style-complex="italic" style:font-weight-complex="normal"/>
    </style:style>
    <style:style style:name="T61" style:family="text">
      <style:text-properties fo:color="#000000" fo:font-size="14pt" fo:font-style="normal" fo:font-weight="normal" officeooo:rsid="006b7dcf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color="#000000" fo:font-size="14pt" fo:font-style="normal" fo:font-weight="normal" officeooo:rsid="006dda98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fo:color="#000000" fo:font-size="14pt" fo:font-style="normal" fo:font-weight="normal" officeooo:rsid="006e042f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fo:color="#000000" fo:font-size="14pt" fo:font-style="normal" fo:font-weight="normal" officeooo:rsid="007702ef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fo:color="#000000" fo:font-size="14pt" fo:font-style="normal" fo:font-weight="normal" officeooo:rsid="007e90a3" style:font-size-asian="14pt" style:font-style-asian="normal" style:font-weight-asian="normal" style:font-size-complex="14pt" style:font-style-complex="normal" style:font-weight-complex="normal"/>
    </style:style>
    <style:style style:name="T66" style:family="text">
      <style:text-properties fo:color="#000000" fo:font-size="14pt" fo:font-style="normal" fo:font-weight="normal" officeooo:rsid="0080c973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fo:color="#000000" fo:font-size="14pt" fo:letter-spacing="-0.004cm" fo:font-style="italic" fo:font-weight="normal" style:font-size-asian="14pt" style:font-style-asian="italic" style:font-weight-asian="normal" style:font-size-complex="14pt" style:font-weight-complex="normal"/>
    </style:style>
    <style:style style:name="T68" style:family="text">
      <style:text-properties fo:color="#000000" fo:font-size="14pt" fo:letter-spacing="-0.004cm" fo:font-style="italic" fo:font-weight="normal" officeooo:rsid="013ce4d7" style:font-size-asian="14pt" style:font-style-asian="italic" style:font-weight-asian="normal" style:font-size-complex="14pt" style:font-weight-complex="normal"/>
    </style:style>
    <style:style style:name="T69" style:family="text">
      <style:text-properties fo:color="#000000" fo:font-size="14pt" fo:letter-spacing="-0.004cm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0" style:family="text">
      <style:text-properties fo:color="#000000" fo:font-size="14pt" fo:letter-spacing="-0.004cm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T71" style:family="text">
      <style:text-properties fo:color="#000000" fo:font-size="14pt" fo:letter-spacing="-0.004cm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72" style:family="text">
      <style:text-properties fo:color="#000000" fo:font-size="14pt" fo:letter-spacing="-0.004cm" fo:font-weight="normal" style:font-size-asian="14pt" style:font-weight-asian="normal" style:font-size-complex="14pt" style:font-weight-complex="normal"/>
    </style:style>
    <style:style style:name="T73" style:family="text">
      <style:text-properties fo:color="#000000" fo:font-size="14pt" fo:letter-spacing="-0.004cm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color="#000000" fo:font-size="14pt" fo:letter-spacing="-0.004cm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color="#000000" fo:font-size="14pt" fo:letter-spacing="-0.004cm" style:text-underline-style="none" fo:font-weight="normal" style:font-size-asian="14pt" style:font-weight-asian="normal" style:font-size-complex="14pt" style:font-weight-complex="normal"/>
    </style:style>
    <style:style style:name="T76" style:family="text">
      <style:text-properties fo:color="#000000" style:font-name="Times New Roman" fo:font-size="14pt" fo:language="ru" fo:country="RU" fo:font-weight="bold" officeooo:rsid="00023cbe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77" style:family="text">
      <style:text-properties fo:color="#000000"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78" style:family="text">
      <style:text-properties fo:color="#000000" style:font-name="Times New Roman" fo:font-size="14pt" fo:language="ru" fo:country="RU" fo:font-weight="bold" officeooo:rsid="003a9339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79" style:family="text">
      <style:text-properties fo:color="#000000" style:font-name="Times New Roman" fo:font-size="14pt" fo:language="ru" fo:country="RU" fo:font-weight="bold" officeooo:rsid="0043472c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80" style:family="text">
      <style:text-properties fo:color="#000000" style:font-name="Times New Roman" fo:font-size="14pt" fo:language="ru" fo:country="RU" fo:font-weight="bold" officeooo:rsid="00502abe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81" style:family="text">
      <style:text-properties fo:color="#000000" style:font-name="Times New Roman" fo:font-size="14pt" fo:language="ru" fo:country="RU" fo:font-weight="bold" officeooo:rsid="0053b5de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82" style:family="text">
      <style:text-properties fo:color="#000000" style:font-name="Times New Roman" fo:font-size="14pt" fo:language="ru" fo:country="RU" fo:font-weight="bold" officeooo:rsid="005d05e9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83" style:family="text">
      <style:text-properties fo:color="#000000" style:font-name="Times New Roman" fo:font-size="14pt" fo:language="ru" fo:country="RU" fo:font-weight="bold" officeooo:rsid="006b87f5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84" style:family="text">
      <style:text-properties fo:color="#000000" style:font-name="Times New Roman" fo:font-size="14pt" fo:language="ru" fo:country="RU" fo:font-weight="bold" officeooo:rsid="00716ec9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85" style:family="text">
      <style:text-properties fo:color="#000000" style:font-name="Times New Roman" fo:font-size="14pt" fo:language="ru" fo:country="RU" fo:font-weight="bold" officeooo:rsid="006b28c7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86" style:family="text">
      <style:text-properties fo:color="#000000" style:font-name="Times New Roman" fo:font-size="14pt" fo:language="ru" fo:country="RU" fo:font-weight="bold" officeooo:rsid="0080ca8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87" style:family="text">
      <style:text-properties fo:color="#000000" style:font-name="Times New Roman" fo:font-size="14pt" fo:language="ru" fo:country="RU" fo:font-weight="bold" officeooo:rsid="00866835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88" style:family="text">
      <style:text-properties fo:color="#000000" style:font-name="Times New Roman" fo:font-size="14pt" fo:language="ru" fo:country="RU" fo:font-weight="bold" officeooo:rsid="007de092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89" style:family="text">
      <style:text-properties fo:color="#000000" style:font-name="Times New Roman" fo:font-size="14pt" fo:language="ru" fo:country="RU" fo:font-weight="bold" officeooo:rsid="0086f96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90" style:family="text">
      <style:text-properties fo:color="#000000" style:font-name="Times New Roman" fo:font-size="14pt" fo:language="ru" fo:country="RU" fo:font-weight="bold" officeooo:rsid="0092a5df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91" style:family="text">
      <style:text-properties fo:color="#000000" style:font-name="Times New Roman" fo:font-size="14pt" fo:language="ru" fo:country="RU" fo:font-weight="bold" officeooo:rsid="00b95327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92" style:family="text">
      <style:text-properties fo:color="#000000" style:font-name="Times New Roman" fo:font-size="14pt" fo:language="ru" fo:country="RU" fo:font-weight="bold" officeooo:rsid="00c3cce8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93" style:family="text">
      <style:text-properties fo:color="#000000" style:font-name="Times New Roman" fo:font-size="14pt" fo:language="ru" fo:country="RU" fo:font-weight="bold" officeooo:rsid="00c5605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94" style:family="text">
      <style:text-properties fo:color="#000000" style:font-name="Times New Roman" fo:font-size="14pt" fo:language="ru" fo:country="RU" fo:font-weight="bold" officeooo:rsid="00e33cc3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95" style:family="text">
      <style:text-properties fo:color="#000000" style:font-name="Times New Roman" fo:font-size="14pt" fo:language="ru" fo:country="RU" fo:font-weight="bold" officeooo:rsid="00e485d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96" style:family="text">
      <style:text-properties fo:color="#000000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97" style:family="text">
      <style:text-properties fo:color="#000000" style:font-name="Times New Roman" fo:font-size="14pt" fo:language="ru" fo:country="RU" officeooo:rsid="0003b907" style:font-name-asian="Times New Roman" style:font-size-asian="14pt" style:font-name-complex="Times New Roman" style:font-size-complex="14pt" style:language-complex="ar" style:country-complex="SA"/>
    </style:style>
    <style:style style:name="T98" style:family="text">
      <style:text-properties fo:color="#000000" style:font-name="Times New Roman" fo:font-size="14pt" fo:language="ru" fo:country="RU" officeooo:rsid="000696a1" style:font-name-asian="Times New Roman" style:font-size-asian="14pt" style:font-name-complex="Times New Roman" style:font-size-complex="14pt" style:language-complex="ar" style:country-complex="SA"/>
    </style:style>
    <style:style style:name="T99" style:family="text">
      <style:text-properties fo:color="#000000" style:font-name="Times New Roman" fo:font-size="14pt" fo:language="ru" fo:country="RU" officeooo:rsid="000f2daf" style:font-name-asian="Times New Roman" style:font-size-asian="14pt" style:font-name-complex="Times New Roman" style:font-size-complex="14pt" style:language-complex="ar" style:country-complex="SA"/>
    </style:style>
    <style:style style:name="T100" style:family="text">
      <style:text-properties fo:color="#000000" style:font-name="Times New Roman" fo:font-size="14pt" fo:language="ru" fo:country="RU" officeooo:rsid="00716ec9" style:font-name-asian="Times New Roman" style:font-size-asian="14pt" style:font-name-complex="Times New Roman" style:font-size-complex="14pt" style:language-complex="ar" style:country-complex="SA"/>
    </style:style>
    <style:style style:name="T101" style:family="text">
      <style:text-properties fo:color="#000000" style:font-name="Times New Roman" fo:font-size="14pt" fo:language="ru" fo:country="RU" officeooo:rsid="007493c9" style:font-name-asian="Times New Roman" style:font-size-asian="14pt" style:font-name-complex="Times New Roman" style:font-size-complex="14pt" style:language-complex="ar" style:country-complex="SA"/>
    </style:style>
    <style:style style:name="T102" style:family="text">
      <style:text-properties fo:color="#000000" style:font-name="Times New Roman" fo:font-size="14pt" fo:language="ru" fo:country="RU" officeooo:rsid="006b28c7" style:font-name-asian="Times New Roman" style:font-size-asian="14pt" style:font-name-complex="Times New Roman" style:font-size-complex="14pt" style:language-complex="ar" style:country-complex="SA"/>
    </style:style>
    <style:style style:name="T103" style:family="text">
      <style:text-properties fo:color="#000000" style:font-name="Times New Roman" fo:font-size="14pt" fo:language="ru" fo:country="RU" officeooo:rsid="0080c973" style:font-name-asian="Times New Roman" style:font-size-asian="14pt" style:font-name-complex="Times New Roman" style:font-size-complex="14pt" style:language-complex="ar" style:country-complex="SA"/>
    </style:style>
    <style:style style:name="T104" style:family="text">
      <style:text-properties fo:color="#000000" style:font-name="Times New Roman" fo:font-size="14pt" fo:language="ru" fo:country="RU" officeooo:rsid="006b7dcf" style:font-name-asian="Times New Roman" style:font-size-asian="14pt" style:font-name-complex="Times New Roman" style:font-size-complex="14pt" style:language-complex="ar" style:country-complex="SA"/>
    </style:style>
    <style:style style:name="T105" style:family="text">
      <style:text-properties fo:color="#000000" style:font-name="Times New Roman" fo:font-size="14pt" fo:language="ru" fo:country="RU" officeooo:rsid="0081f743" style:font-name-asian="Times New Roman" style:font-size-asian="14pt" style:font-name-complex="Times New Roman" style:font-size-complex="14pt" style:language-complex="ar" style:country-complex="SA"/>
    </style:style>
    <style:style style:name="T106" style:family="text">
      <style:text-properties fo:color="#000000" style:font-name="Times New Roman" fo:font-size="14pt" fo:language="ru" fo:country="RU" officeooo:rsid="00a314fe" style:font-name-asian="Times New Roman" style:font-size-asian="14pt" style:font-name-complex="Times New Roman" style:font-size-complex="14pt" style:language-complex="ar" style:country-complex="SA"/>
    </style:style>
    <style:style style:name="T107" style:family="text">
      <style:text-properties fo:color="#000000" style:font-name="Times New Roman" fo:font-size="14pt" fo:language="ru" fo:country="RU" officeooo:rsid="00a4b757" style:font-name-asian="Times New Roman" style:font-size-asian="14pt" style:font-name-complex="Times New Roman" style:font-size-complex="14pt" style:language-complex="ar" style:country-complex="SA"/>
    </style:style>
    <style:style style:name="T108" style:family="text">
      <style:text-properties fo:color="#000000" style:font-name="Times New Roman" fo:font-size="14pt" fo:language="ru" fo:country="RU" fo:font-weight="normal" officeooo:rsid="000d427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09" style:family="text">
      <style:text-properties fo:color="#000000" style:font-name="Times New Roman" fo:font-size="14pt" fo:language="ru" fo:country="RU" fo:font-weight="normal" officeooo:rsid="00134e4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10" style:family="text">
      <style:text-properties fo:color="#000000" style:font-name="Times New Roman" fo:font-size="14pt" fo:language="ru" fo:country="RU" fo:font-weight="normal" officeooo:rsid="00540d6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11" style:family="text">
      <style:text-properties fo:color="#000000" style:font-name="Times New Roman" fo:font-size="14pt" fo:language="ru" fo:country="RU" fo:font-weight="normal" officeooo:rsid="007292c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12" style:family="text">
      <style:text-properties fo:color="#000000" style:font-name="Times New Roman" fo:font-size="14pt" fo:language="ru" fo:country="RU" fo:font-weight="normal" officeooo:rsid="0086f96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13" style:family="text">
      <style:text-properties fo:color="#000000" style:font-name="Times New Roman" fo:font-size="14pt" fo:language="ru" fo:country="RU" fo:font-weight="normal" officeooo:rsid="00876f0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14" style:family="text">
      <style:text-properties fo:color="#000000" style:font-name="Times New Roman" fo:font-size="14pt" fo:language="ru" fo:country="RU" fo:font-weight="normal" officeooo:rsid="00e57265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15" style:family="text">
      <style:text-properties fo:color="#000000" style:font-name="Times New Roman" fo:font-size="14pt" fo:language="ru" fo:country="RU" fo:font-weight="normal" officeooo:rsid="009b375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16" style:family="text">
      <style:text-properties fo:color="#000000" style:font-name="Times New Roman" fo:font-size="14pt" fo:language="ru" fo:country="RU" fo:font-weight="normal" officeooo:rsid="00be2f1b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17" style:family="text">
      <style:text-properties fo:color="#000000" style:font-name="Times New Roman" fo:font-size="14pt" fo:language="ru" fo:country="RU" fo:font-weight="normal" officeooo:rsid="00bc48c5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18" style:family="text">
      <style:text-properties fo:color="#000000" style:font-name="Times New Roman" fo:font-size="14pt" fo:language="ru" fo:country="RU" fo:font-weight="normal" officeooo:rsid="00c0adb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19" style:family="text">
      <style:text-properties fo:color="#000000" style:font-name="Times New Roman" fo:font-size="14pt" fo:language="ru" fo:country="RU" fo:font-weight="normal" officeooo:rsid="00bdf3f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20" style:family="text">
      <style:text-properties fo:color="#000000" style:font-name="Times New Roman" fo:font-size="14pt" fo:language="ru" fo:country="RU" fo:font-weight="normal" officeooo:rsid="009fd5e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21" style:family="text">
      <style:text-properties fo:color="#000000" style:font-name="Times New Roman" fo:font-size="14pt" fo:language="ru" fo:country="RU" fo:font-style="normal" fo:font-weight="bold" officeooo:rsid="003a9339" style:font-name-asian="Times New Roman" style:font-size-asian="14pt" style:font-style-asian="normal" style:font-weight-asian="bold" style:font-name-complex="Times New Roman" style:font-size-complex="14pt" style:language-complex="ar" style:country-complex="SA" style:font-weight-complex="bold"/>
    </style:style>
    <style:style style:name="T122" style:family="text">
      <style:text-properties fo:color="#000000" style:font-name="Times New Roman" fo:font-size="14pt" fo:language="ru" fo:country="RU" fo:font-style="normal" fo:font-weight="normal" officeooo:rsid="006fb08d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23" style:family="text">
      <style:text-properties fo:color="#000000" style:font-name="Times New Roman" fo:font-size="14pt" fo:language="ru" fo:country="RU" fo:font-style="normal" fo:font-weight="normal" officeooo:rsid="007d80ea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24" style:family="text">
      <style:text-properties fo:color="#000000" style:font-name="Times New Roman" fo:font-size="14pt" fo:language="ru" fo:country="RU" fo:font-style="normal" fo:font-weight="normal" officeooo:rsid="004898ba" style:font-name-asian="Times New Roman" style:font-size-asian="14pt" style:font-style-asian="normal" style:font-weight-asian="normal" style:font-name-complex="Times New Roman" style:font-size-complex="14pt" style:language-complex="ar" style:country-complex="SA"/>
    </style:style>
    <style:style style:name="T125" style:family="text">
      <style:text-properties fo:color="#000000" style:font-name="Times New Roman" fo:font-size="14pt" fo:language="ru" fo:country="RU" fo:font-style="normal" fo:font-weight="normal" officeooo:rsid="00498d43" style:font-name-asian="Times New Roman" style:font-size-asian="14pt" style:font-style-asian="normal" style:font-weight-asian="normal" style:font-name-complex="Times New Roman" style:font-size-complex="14pt" style:language-complex="ar" style:country-complex="SA"/>
    </style:style>
    <style:style style:name="T126" style:family="text">
      <style:text-properties fo:color="#000000" style:font-name="Times New Roman" fo:font-size="14pt" fo:language="ru" fo:country="RU" fo:font-style="normal" fo:font-weight="normal" officeooo:rsid="00540d6d" style:font-name-asian="Times New Roman" style:font-size-asian="14pt" style:font-style-asian="normal" style:font-weight-asian="normal" style:font-name-complex="Times New Roman" style:font-size-complex="14pt" style:language-complex="ar" style:country-complex="SA"/>
    </style:style>
    <style:style style:name="T127" style:family="text">
      <style:text-properties fo:color="#000000" style:font-name="Times New Roman" fo:font-size="14pt" fo:language="ru" fo:country="RU" fo:font-style="normal" officeooo:rsid="006b7dcf" style:font-name-asian="Times New Roman" style:font-size-asian="14pt" style:font-style-asian="normal" style:font-name-complex="Times New Roman" style:font-size-complex="14pt" style:language-complex="ar" style:country-complex="SA" style:font-style-complex="normal"/>
    </style:style>
    <style:style style:name="T128" style:family="text">
      <style:text-properties fo:color="#000000" style:font-name="Times New Roman" fo:font-size="14pt" fo:language="ru" fo:country="RU" fo:font-style="normal" officeooo:rsid="0082f84b" style:font-name-asian="Times New Roman" style:font-size-asian="14pt" style:font-style-asian="normal" style:font-name-complex="Times New Roman" style:font-size-complex="14pt" style:language-complex="ar" style:country-complex="SA" style:font-style-complex="normal"/>
    </style:style>
    <style:style style:name="T129" style:family="text">
      <style:text-properties fo:color="#000000" style:font-name="Times New Roman" fo:font-size="14pt" fo:language="ru" fo:country="RU" fo:font-style="normal" officeooo:rsid="00857352" style:font-name-asian="Times New Roman" style:font-size-asian="14pt" style:font-style-asian="normal" style:font-name-complex="Times New Roman" style:font-size-complex="14pt" style:language-complex="ar" style:country-complex="SA" style:font-style-complex="normal"/>
    </style:style>
    <style:style style:name="T130" style:family="text">
      <style:text-properties fo:color="#000000" style:font-name="Times New Roman" fo:font-size="14pt" fo:language="ru" fo:country="RU" fo:font-style="normal" officeooo:rsid="009fd5e4" style:font-name-asian="Times New Roman" style:font-size-asian="14pt" style:font-style-asian="normal" style:font-name-complex="Times New Roman" style:font-size-complex="14pt" style:language-complex="ar" style:country-complex="SA" style:font-style-complex="normal"/>
    </style:style>
    <style:style style:name="T131" style:family="text">
      <style:text-properties fo:color="#000000" style:font-name="Times New Roman" fo:font-size="14pt" fo:language="ru" fo:country="RU" fo:font-style="italic" fo:font-weight="bold" officeooo:rsid="00716ec9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T132" style:family="text">
      <style:text-properties fo:color="#000000" style:font-name="Times New Roman" fo:font-size="14pt" fo:language="ru" fo:country="RU" fo:font-style="italic" fo:font-weight="bold" officeooo:rsid="0086f96d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T133" style:family="text">
      <style:text-properties fo:color="#000000" style:font-name="Times New Roman" fo:font-size="14pt" fo:language="ru" fo:country="RU" fo:font-style="italic" fo:font-weight="bold" officeooo:rsid="0092a5df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T134" style:family="text">
      <style:text-properties fo:color="#000000" style:font-name="Times New Roman" fo:font-size="14pt" fo:language="ru" fo:country="RU" fo:font-style="italic" fo:font-weight="bold" officeooo:rsid="0093c1f0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T135" style:family="text">
      <style:text-properties fo:color="#000000" style:font-name="Times New Roman" fo:font-size="14pt" fo:language="ru" fo:country="RU" fo:font-style="italic" fo:font-weight="bold" officeooo:rsid="00b95327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T136" style:family="text">
      <style:text-properties fo:color="#000000" style:font-name="Times New Roman" fo:font-size="14pt" fo:language="ru" fo:country="RU" fo:font-style="italic" officeooo:rsid="006b7dcf" style:font-name-asian="Times New Roman" style:font-size-asian="14pt" style:font-style-asian="italic" style:font-name-complex="Times New Roman" style:font-size-complex="14pt" style:language-complex="ar" style:country-complex="SA" style:font-style-complex="italic"/>
    </style:style>
    <style:style style:name="T137" style:family="text">
      <style:text-properties fo:color="#000000" style:font-name="Times New Roman" fo:font-size="14pt" fo:language="ru" fo:country="RU" fo:font-style="italic" officeooo:rsid="0081f743" style:font-name-asian="Times New Roman" style:font-size-asian="14pt" style:font-style-asian="italic" style:font-name-complex="Times New Roman" style:font-size-complex="14pt" style:language-complex="ar" style:country-complex="SA" style:font-style-complex="italic"/>
    </style:style>
    <style:style style:name="T138" style:family="text">
      <style:text-properties fo:color="#000000" style:font-name="Times New Roman" fo:font-size="14pt" fo:font-style="normal" fo:font-weight="normal" style:font-size-asian="14pt" style:font-style-asian="normal" style:font-weight-asian="normal" style:font-size-complex="14pt"/>
    </style:style>
    <style:style style:name="T139" style:family="text">
      <style:text-properties fo:color="#000000" style:font-name="Times New Roman" fo:font-size="14pt" fo:font-style="normal" fo:font-weight="normal" style:font-size-asian="14pt" style:font-style-asian="normal" style:font-weight-asian="normal" style:font-size-complex="14pt" style:font-weight-complex="bold"/>
    </style:style>
    <style:style style:name="T140" style:family="text">
      <style:text-properties fo:color="#000000" style:font-name="Times New Roman" fo:font-size="14pt" fo:font-style="normal" fo:font-weight="normal" officeooo:rsid="003c534c" style:font-size-asian="14pt" style:font-style-asian="normal" style:font-weight-asian="normal" style:font-size-complex="14pt" style:font-weight-complex="bold"/>
    </style:style>
    <style:style style:name="T141" style:family="text">
      <style:text-properties fo:color="#000000" style:font-name="Times New Roman" fo:font-size="14pt" fo:font-style="normal" fo:font-weight="normal" officeooo:rsid="007e90a3" style:font-size-asian="14pt" style:font-style-asian="normal" style:font-weight-asian="normal" style:font-size-complex="14pt" style:font-weight-complex="bold"/>
    </style:style>
    <style:style style:name="T142" style:family="text">
      <style:text-properties fo:color="#000000" style:font-name="Times New Roman" fo:font-size="14pt" fo:font-style="normal" fo:font-weight="normal" officeooo:rsid="00664b3f" style:font-size-asian="14pt" style:font-style-asian="normal" style:font-weight-asian="normal" style:font-size-complex="14pt" style:font-weight-complex="bold"/>
    </style:style>
    <style:style style:name="T143" style:family="text">
      <style:text-properties fo:color="#000000" style:font-name="Times New Roman" fo:font-size="14pt" fo:font-style="normal" fo:font-weight="normal" officeooo:rsid="003d7d28" style:font-size-asian="14pt" style:font-style-asian="normal" style:font-weight-asian="normal" style:font-size-complex="14pt"/>
    </style:style>
    <style:style style:name="T144" style:family="text">
      <style:text-properties fo:color="#000000" style:font-name="Times New Roman" fo:font-size="14pt" fo:font-style="normal" fo:font-weight="normal" officeooo:rsid="003eff73" style:font-size-asian="14pt" style:font-style-asian="normal" style:font-weight-asian="normal" style:font-size-complex="14pt"/>
    </style:style>
    <style:style style:name="T145" style:family="text">
      <style:text-properties fo:color="#000000" style:font-name="Times New Roman" fo:font-size="14pt" fo:font-style="normal" fo:font-weight="normal" officeooo:rsid="004042d5" style:font-size-asian="14pt" style:font-style-asian="normal" style:font-weight-asian="normal" style:font-size-complex="14pt"/>
    </style:style>
    <style:style style:name="T146" style:family="text">
      <style:text-properties fo:color="#000000" style:font-name="Times New Roman" fo:font-size="14pt" fo:font-style="normal" fo:font-weight="normal" officeooo:rsid="0043472c" style:font-size-asian="14pt" style:font-style-asian="normal" style:font-weight-asian="normal" style:font-size-complex="14pt"/>
    </style:style>
    <style:style style:name="T147" style:family="text">
      <style:text-properties fo:color="#000000" style:font-name="Times New Roman" fo:font-size="14pt" fo:font-style="normal" fo:font-weight="normal" officeooo:rsid="004898ba" style:font-size-asian="14pt" style:font-style-asian="normal" style:font-weight-asian="normal" style:font-size-complex="14pt"/>
    </style:style>
    <style:style style:name="T148" style:family="text">
      <style:text-properties fo:color="#000000" style:font-name="Times New Roman" fo:font-size="14pt" fo:font-style="normal" fo:font-weight="normal" officeooo:rsid="004d2250" style:font-size-asian="14pt" style:font-style-asian="normal" style:font-weight-asian="normal" style:font-size-complex="14pt"/>
    </style:style>
    <style:style style:name="T149" style:family="text">
      <style:text-properties fo:color="#000000" style:font-name="Times New Roman" fo:font-size="14pt" fo:font-style="normal" fo:font-weight="normal" officeooo:rsid="004eba44" style:font-size-asian="14pt" style:font-style-asian="normal" style:font-weight-asian="normal" style:font-size-complex="14pt"/>
    </style:style>
    <style:style style:name="T150" style:family="text">
      <style:text-properties fo:color="#000000" style:font-name="Times New Roman" fo:font-size="14pt" fo:font-style="normal" fo:font-weight="normal" officeooo:rsid="0055e634" style:font-size-asian="14pt" style:font-style-asian="normal" style:font-weight-asian="normal" style:font-size-complex="14pt"/>
    </style:style>
    <style:style style:name="T151" style:family="text">
      <style:text-properties fo:color="#000000" style:font-name="Times New Roman" fo:font-size="14pt" fo:font-style="normal" style:text-underline-style="none" fo:font-weight="normal" officeooo:rsid="003d7d28" style:font-size-asian="14pt" style:font-style-asian="normal" style:font-weight-asian="normal" style:font-size-complex="14pt"/>
    </style:style>
    <style:style style:name="T152" style:family="text">
      <style:text-properties fo:color="#000000" style:font-name="Times New Roman" fo:font-size="14pt" fo:letter-spacing="-0.004cm" fo:language="ru" fo:country="RU" fo:font-style="normal" style:text-underline-style="none" fo:font-weight="normal" officeooo:rsid="013ce4d7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53" style:family="text">
      <style:text-properties fo:color="#000000" style:font-name="Times New Roman" fo:language="ru" fo:country="RU" fo:font-style="normal" fo:font-weight="normal" officeooo:rsid="003a9339" style:font-name-asian="Times New Roman" style:font-style-asian="normal" style:font-weight-asian="normal" style:font-name-complex="Times New Roman" style:language-complex="ar" style:country-complex="SA" style:font-weight-complex="bold"/>
    </style:style>
    <style:style style:name="T154" style:family="text">
      <style:text-properties fo:color="#000000" style:font-name="Times New Roman" fo:language="ru" fo:country="RU" fo:font-style="normal" fo:font-weight="normal" officeooo:rsid="0059b886" style:font-name-asian="Times New Roman" style:font-style-asian="normal" style:font-weight-asian="normal" style:font-name-complex="Times New Roman" style:language-complex="ar" style:country-complex="SA" style:font-weight-complex="bold"/>
    </style:style>
    <style:style style:name="T155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156" style:family="text">
      <style:text-properties fo:color="#000000" fo:font-weight="bold" officeooo:rsid="0032e310" style:font-weight-asian="bold" style:font-weight-complex="bold"/>
    </style:style>
    <style:style style:name="T157" style:family="text">
      <style:text-properties fo:color="#000000" fo:font-style="normal" fo:font-weight="normal" style:font-style-asian="normal" style:font-weight-asian="normal"/>
    </style:style>
    <style:style style:name="T158" style:family="text">
      <style:text-properties fo:color="#000000" fo:font-style="normal" fo:font-weight="normal" officeooo:rsid="0032e310" style:font-style-asian="normal" style:font-weight-asian="normal"/>
    </style:style>
    <style:style style:name="T159" style:family="text">
      <style:text-properties fo:color="#000000" fo:font-style="normal" fo:font-weight="normal" officeooo:rsid="00374803" style:font-style-asian="normal" style:font-weight-asian="normal"/>
    </style:style>
    <style:style style:name="T160" style:family="text">
      <style:text-properties fo:color="#000000" fo:font-style="normal" fo:font-weight="normal" officeooo:rsid="0043472c" style:font-style-asian="normal" style:font-weight-asian="normal"/>
    </style:style>
    <style:style style:name="T161" style:family="text">
      <style:text-properties fo:color="#000000" fo:font-style="normal" fo:font-weight="normal" officeooo:rsid="00489077" style:font-style-asian="normal" style:font-weight-asian="normal"/>
    </style:style>
    <style:style style:name="T162" style:family="text">
      <style:text-properties fo:color="#000000" fo:font-style="normal" fo:font-weight="normal" officeooo:rsid="0051b730" style:font-style-asian="normal" style:font-weight-asian="normal"/>
    </style:style>
    <style:style style:name="T163" style:family="text">
      <style:text-properties fo:color="#000000" fo:font-style="normal" fo:font-weight="normal" officeooo:rsid="00531d8f" style:font-style-asian="normal" style:font-weight-asian="normal"/>
    </style:style>
    <style:style style:name="T164" style:family="text">
      <style:text-properties fo:color="#000000" fo:font-style="normal" fo:font-weight="normal" officeooo:rsid="007e90a3" fo:background-color="transparent" loext:char-shading-value="0" style:font-style-asian="normal" style:font-weight-asian="normal"/>
    </style:style>
    <style:style style:name="T165" style:family="text">
      <style:text-properties fo:font-weight="normal" officeooo:rsid="00cf8923" style:font-weight-asian="normal" style:font-weight-complex="normal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officeooo:rsid="0007a132"/>
    </style:style>
    <style:style style:name="T168" style:family="text">
      <style:text-properties officeooo:rsid="0008a285"/>
    </style:style>
    <style:style style:name="T169" style:family="text">
      <style:text-properties officeooo:rsid="00095c34"/>
    </style:style>
    <style:style style:name="T170" style:family="text">
      <style:text-properties officeooo:rsid="000bfd44"/>
    </style:style>
    <style:style style:name="T171" style:family="text">
      <style:text-properties officeooo:rsid="000fc6c9"/>
    </style:style>
    <style:style style:name="T172" style:family="text">
      <style:text-properties officeooo:rsid="00111cc8"/>
    </style:style>
    <style:style style:name="T173" style:family="text">
      <style:text-properties officeooo:rsid="0029910d"/>
    </style:style>
    <style:style style:name="T174" style:family="text">
      <style:text-properties officeooo:rsid="002c8097"/>
    </style:style>
    <style:style style:name="T175" style:family="text">
      <style:text-properties officeooo:rsid="002dc297"/>
    </style:style>
    <style:style style:name="T176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177" style:family="text">
      <style:text-properties fo:color="#0033b3" fo:font-style="normal" fo:font-weight="normal" style:font-style-asian="normal" style:font-weight-asian="normal"/>
    </style:style>
    <style:style style:name="T178" style:family="text">
      <style:text-properties fo:color="#0033b3" fo:font-style="normal" fo:font-weight="normal" officeooo:rsid="0032e310" style:font-style-asian="normal" style:font-weight-asian="normal" style:font-weight-complex="bold"/>
    </style:style>
    <style:style style:name="T179" style:family="text">
      <style:text-properties fo:color="#0033b3" style:font-name="Times New Roman" fo:font-size="14pt" fo:language="ru" fo:country="RU" fo:font-style="normal" fo:font-weight="normal" officeooo:rsid="003a9339" style:font-name-asian="Times New Roman" style:font-size-asian="14pt" style:font-style-asian="normal" style:font-weight-asian="normal" style:font-name-complex="Times New Roman" style:font-size-complex="14pt" style:language-complex="ar" style:country-complex="SA" style:font-weight-complex="bold"/>
    </style:style>
    <style:style style:name="T180" style:family="text">
      <style:text-properties fo:color="#0033b3" style:font-name="Times New Roman" fo:font-size="14pt" fo:font-style="normal" fo:font-weight="normal" officeooo:rsid="0043472c" style:font-size-asian="14pt" style:font-style-asian="normal" style:font-weight-asian="normal" style:font-size-complex="14pt"/>
    </style:style>
    <style:style style:name="T181" style:family="text">
      <style:text-properties fo:color="#0033b3" style:font-name="Times New Roman" fo:font-size="14pt" fo:font-style="normal" fo:font-weight="normal" style:font-size-asian="14pt" style:font-style-asian="normal" style:font-weight-asian="normal" style:font-size-complex="14pt" style:font-weight-complex="bold"/>
    </style:style>
    <style:style style:name="T182" style:family="text">
      <style:text-properties fo:color="#0033b3" fo:language="ru" fo:country="RU" fo:font-style="normal" fo:font-weight="normal" officeooo:rsid="003a9339" style:font-name-asian="Times New Roman" style:font-style-asian="normal" style:font-weight-asian="normal" style:font-name-complex="Times New Roman" style:language-complex="ar" style:country-complex="SA" style:font-weight-complex="bold"/>
    </style:style>
    <style:style style:name="T183" style:family="text">
      <style:text-properties fo:color="#0033b3" fo:font-size="14pt" fo:font-style="normal" fo:font-weight="normal" officeooo:rsid="006b7dcf" style:font-size-asian="14pt" style:font-style-asian="normal" style:font-weight-asian="normal" style:font-size-complex="14pt" style:font-style-complex="normal" style:font-weight-complex="normal"/>
    </style:style>
    <style:style style:name="T184" style:family="text">
      <style:text-properties fo:color="#00627a" style:font-name="JetBrains Mono" fo:font-size="10pt" fo:font-style="normal" fo:font-weight="normal" style:font-size-asian="10pt" style:font-style-asian="normal" style:font-weight-asian="normal"/>
    </style:style>
    <style:style style:name="T185" style:family="text">
      <style:text-properties fo:color="#00627a" fo:font-style="normal" fo:font-weight="normal" style:font-style-asian="normal" style:font-weight-asian="normal"/>
    </style:style>
    <style:style style:name="T186" style:family="text">
      <style:text-properties fo:color="#00627a" fo:font-style="normal" fo:font-weight="normal" officeooo:rsid="0043472c" style:font-style-asian="normal" style:font-weight-asian="normal"/>
    </style:style>
    <style:style style:name="T187" style:family="text">
      <style:text-properties fo:color="#00627a" fo:font-style="normal" fo:font-weight="normal" officeooo:rsid="007e90a3" style:font-style-asian="normal" style:font-weight-asian="normal"/>
    </style:style>
    <style:style style:name="T188" style:family="text">
      <style:text-properties fo:color="#00627a" style:font-name="Times New Roman" fo:font-size="14pt" fo:font-style="normal" fo:font-weight="normal" style:font-size-asian="14pt" style:font-style-asian="normal" style:font-weight-asian="normal" style:font-size-complex="14pt"/>
    </style:style>
    <style:style style:name="T189" style:family="text">
      <style:text-properties fo:color="#00627a" style:font-name="Times New Roman" fo:font-size="14pt" fo:font-style="normal" fo:font-weight="normal" style:font-size-asian="14pt" style:font-style-asian="normal" style:font-weight-asian="normal" style:font-size-complex="14pt" style:font-weight-complex="bold"/>
    </style:style>
    <style:style style:name="T190" style:family="text">
      <style:text-properties fo:color="#00627a" style:font-name="Times New Roman" fo:font-size="14pt" fo:font-style="normal" fo:font-weight="normal" officeooo:rsid="0032e310" style:font-size-asian="14pt" style:font-style-asian="normal" style:font-weight-asian="normal" style:font-size-complex="14pt" style:font-weight-complex="bold"/>
    </style:style>
    <style:style style:name="T191" style:family="text">
      <style:text-properties fo:color="#00627a" style:font-name="Times New Roman" fo:font-size="14pt" fo:font-style="normal" fo:font-weight="normal" officeooo:rsid="003c534c" style:font-size-asian="14pt" style:font-style-asian="normal" style:font-weight-asian="normal" style:font-size-complex="14pt" style:font-weight-complex="bold"/>
    </style:style>
    <style:style style:name="T192" style:family="text">
      <style:text-properties fo:color="#00627a" style:font-name="Times New Roman" fo:font-size="14pt" fo:font-style="normal" fo:font-weight="normal" officeooo:rsid="007e90a3" style:font-size-asian="14pt" style:font-style-asian="normal" style:font-weight-asian="normal" style:font-size-complex="14pt" style:font-weight-complex="bold"/>
    </style:style>
    <style:style style:name="T193" style:family="text">
      <style:text-properties fo:color="#00627a" style:font-name="Times New Roman" fo:font-size="14pt" fo:font-style="normal" fo:font-weight="normal" officeooo:rsid="0043472c" style:font-size-asian="14pt" style:font-style-asian="normal" style:font-weight-asian="normal" style:font-size-complex="14pt"/>
    </style:style>
    <style:style style:name="T194" style:family="text">
      <style:text-properties fo:color="#00627a" style:font-name="Times New Roman" fo:font-size="14pt" fo:language="ru" fo:country="RU" fo:font-style="normal" fo:font-weight="normal" officeooo:rsid="007e90a3" style:font-name-asian="Times New Roman" style:font-size-asian="14pt" style:font-style-asian="normal" style:font-weight-asian="normal" style:font-name-complex="Times New Roman" style:font-size-complex="14pt" style:language-complex="ar" style:country-complex="SA" style:font-weight-complex="bold"/>
    </style:style>
    <style:style style:name="T195" style:family="text">
      <style:text-properties fo:color="#00627a" fo:language="ru" fo:country="RU" fo:font-style="normal" fo:font-weight="normal" officeooo:rsid="003a9339" style:font-name-asian="Times New Roman" style:font-style-asian="normal" style:font-weight-asian="normal" style:font-name-complex="Times New Roman" style:language-complex="ar" style:country-complex="SA" style:font-weight-complex="bold"/>
    </style:style>
    <style:style style:name="T196" style:family="text">
      <style:text-properties fo:color="#00627a" fo:language="ru" fo:country="RU" fo:font-style="normal" fo:font-weight="normal" officeooo:rsid="005d05e9" style:font-name-asian="Times New Roman" style:font-style-asian="normal" style:font-weight-asian="normal" style:font-name-complex="Times New Roman" style:language-complex="ar" style:country-complex="SA" style:font-weight-complex="bold"/>
    </style:style>
    <style:style style:name="T197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198" style:family="text">
      <style:text-properties fo:color="#080808" fo:font-style="normal" fo:font-weight="normal" style:font-style-asian="normal" style:font-weight-asian="normal"/>
    </style:style>
    <style:style style:name="T199" style:family="text">
      <style:text-properties fo:color="#080808" fo:font-style="normal" fo:font-weight="normal" officeooo:rsid="00374803" style:font-style-asian="normal" style:font-weight-asian="normal"/>
    </style:style>
    <style:style style:name="T200" style:family="text">
      <style:text-properties fo:color="#080808" fo:font-style="normal" fo:font-weight="normal" officeooo:rsid="0038d5c5" style:font-style-asian="normal" style:font-weight-asian="normal"/>
    </style:style>
    <style:style style:name="T201" style:family="text">
      <style:text-properties fo:color="#080808" fo:font-style="normal" fo:font-weight="normal" officeooo:rsid="004f3127" style:font-style-asian="normal" style:font-weight-asian="normal"/>
    </style:style>
    <style:style style:name="T202" style:family="text">
      <style:text-properties fo:color="#080808" fo:font-style="normal" fo:font-weight="normal" officeooo:rsid="0057dbe4" style:font-style-asian="normal" style:font-weight-asian="normal"/>
    </style:style>
    <style:style style:name="T203" style:family="text">
      <style:text-properties fo:color="#080808" fo:font-style="normal" fo:font-weight="normal" officeooo:rsid="005808a5" style:font-style-asian="normal" style:font-weight-asian="normal"/>
    </style:style>
    <style:style style:name="T204" style:family="text">
      <style:text-properties fo:color="#080808" fo:font-style="normal" fo:font-weight="normal" officeooo:rsid="005994c1" style:font-style-asian="normal" style:font-weight-asian="normal"/>
    </style:style>
    <style:style style:name="T205" style:family="text">
      <style:text-properties fo:color="#080808" fo:font-style="normal" fo:font-weight="normal" officeooo:rsid="00608bac" style:font-style-asian="normal" style:font-weight-asian="normal"/>
    </style:style>
    <style:style style:name="T206" style:family="text">
      <style:text-properties fo:color="#080808" fo:font-style="normal" fo:font-weight="normal" officeooo:rsid="007e90a3" style:font-style-asian="normal" style:font-weight-asian="normal"/>
    </style:style>
    <style:style style:name="T207" style:family="text">
      <style:text-properties fo:color="#080808" style:font-name="Times New Roman" fo:font-size="14pt" fo:font-style="normal" fo:font-weight="normal" style:font-size-asian="14pt" style:font-style-asian="normal" style:font-weight-asian="normal" style:font-size-complex="14pt"/>
    </style:style>
    <style:style style:name="T208" style:family="text">
      <style:text-properties fo:color="#080808" style:font-name="Times New Roman" fo:font-size="14pt" fo:font-style="normal" fo:font-weight="normal" officeooo:rsid="0032e310" style:font-size-asian="14pt" style:font-style-asian="normal" style:font-weight-asian="normal" style:font-size-complex="14pt"/>
    </style:style>
    <style:style style:name="T209" style:family="text">
      <style:text-properties fo:color="#080808" style:font-name="Times New Roman" fo:font-size="14pt" fo:font-style="normal" fo:font-weight="normal" officeooo:rsid="003c534c" style:font-size-asian="14pt" style:font-style-asian="normal" style:font-weight-asian="normal" style:font-size-complex="14pt"/>
    </style:style>
    <style:style style:name="T210" style:family="text">
      <style:text-properties fo:color="#080808" style:font-name="Times New Roman" fo:font-size="14pt" fo:font-style="normal" fo:font-weight="normal" officeooo:rsid="003d7d28" style:font-size-asian="14pt" style:font-style-asian="normal" style:font-weight-asian="normal" style:font-size-complex="14pt"/>
    </style:style>
    <style:style style:name="T211" style:family="text">
      <style:text-properties fo:color="#080808" style:font-name="Times New Roman" fo:font-size="14pt" fo:font-style="normal" fo:font-weight="normal" officeooo:rsid="003eff73" style:font-size-asian="14pt" style:font-style-asian="normal" style:font-weight-asian="normal" style:font-size-complex="14pt"/>
    </style:style>
    <style:style style:name="T212" style:family="text">
      <style:text-properties fo:color="#080808" style:font-name="Times New Roman" fo:font-size="14pt" fo:font-style="normal" fo:font-weight="normal" officeooo:rsid="0043472c" style:font-size-asian="14pt" style:font-style-asian="normal" style:font-weight-asian="normal" style:font-size-complex="14pt"/>
    </style:style>
    <style:style style:name="T213" style:family="text">
      <style:text-properties fo:color="#080808" style:font-name="Times New Roman" fo:font-size="14pt" fo:font-style="normal" fo:font-weight="normal" officeooo:rsid="0045086b" style:font-size-asian="14pt" style:font-style-asian="normal" style:font-weight-asian="normal" style:font-size-complex="14pt"/>
    </style:style>
    <style:style style:name="T214" style:family="text">
      <style:text-properties fo:color="#080808" style:font-name="Times New Roman" fo:font-size="14pt" fo:font-style="normal" fo:font-weight="normal" officeooo:rsid="0047ee40" style:font-size-asian="14pt" style:font-style-asian="normal" style:font-weight-asian="normal" style:font-size-complex="14pt"/>
    </style:style>
    <style:style style:name="T215" style:family="text">
      <style:text-properties fo:color="#080808" style:font-name="Times New Roman" fo:font-size="14pt" fo:font-style="normal" fo:font-weight="normal" officeooo:rsid="004b67f0" style:font-size-asian="14pt" style:font-style-asian="normal" style:font-weight-asian="normal" style:font-size-complex="14pt"/>
    </style:style>
    <style:style style:name="T216" style:family="text">
      <style:text-properties fo:color="#080808" style:font-name="Times New Roman" fo:font-size="14pt" fo:font-style="normal" fo:font-weight="normal" style:font-size-asian="14pt" style:font-style-asian="normal" style:font-weight-asian="normal" style:font-size-complex="14pt" style:font-weight-complex="bold"/>
    </style:style>
    <style:style style:name="T217" style:family="text">
      <style:text-properties fo:color="#080808" style:font-name="Times New Roman" fo:font-size="14pt" fo:font-style="normal" fo:font-weight="normal" officeooo:rsid="00608bac" style:font-size-asian="14pt" style:font-style-asian="normal" style:font-weight-asian="normal" style:font-size-complex="14pt" style:font-weight-complex="bold"/>
    </style:style>
    <style:style style:name="T218" style:family="text">
      <style:text-properties fo:color="#080808" style:font-name="Times New Roman" fo:font-size="14pt" fo:font-style="normal" fo:font-weight="normal" officeooo:rsid="007ebd2c" style:font-size-asian="14pt" style:font-style-asian="normal" style:font-weight-asian="normal" style:font-size-complex="14pt" style:font-weight-complex="bold"/>
    </style:style>
    <style:style style:name="T219" style:family="text">
      <style:text-properties fo:color="#080808" style:font-name="Times New Roman" fo:font-size="14pt" fo:font-style="normal" fo:font-weight="normal" officeooo:rsid="00664b3f" style:font-size-asian="14pt" style:font-style-asian="normal" style:font-weight-asian="normal" style:font-size-complex="14pt" style:font-weight-complex="bold"/>
    </style:style>
    <style:style style:name="T220" style:family="text">
      <style:text-properties fo:color="#080808" style:font-name="Times New Roman" fo:font-size="14pt" fo:language="ru" fo:country="RU" fo:font-style="normal" fo:font-weight="normal" officeooo:rsid="0033982c" style:font-name-asian="Times New Roman" style:font-size-asian="14pt" style:font-style-asian="normal" style:font-weight-asian="normal" style:font-name-complex="Times New Roman" style:font-size-complex="14pt" style:language-complex="ar" style:country-complex="SA"/>
    </style:style>
    <style:style style:name="T221" style:family="text">
      <style:text-properties fo:color="#080808" style:font-name="Times New Roman" fo:font-size="14pt" fo:language="ru" fo:country="RU" fo:font-style="normal" fo:font-weight="normal" officeooo:rsid="0047ee40" style:font-name-asian="Times New Roman" style:font-size-asian="14pt" style:font-style-asian="normal" style:font-weight-asian="normal" style:font-name-complex="Times New Roman" style:font-size-complex="14pt" style:language-complex="ar" style:country-complex="SA"/>
    </style:style>
    <style:style style:name="T222" style:family="text">
      <style:text-properties fo:color="#080808" style:font-name="Times New Roman" fo:font-size="14pt" fo:language="ru" fo:country="RU" fo:font-style="normal" fo:font-weight="normal" officeooo:rsid="0061ae55" style:font-name-asian="Times New Roman" style:font-size-asian="14pt" style:font-style-asian="normal" style:font-weight-asian="normal" style:font-name-complex="Times New Roman" style:font-size-complex="14pt" style:language-complex="ar" style:country-complex="SA" style:font-weight-complex="bold"/>
    </style:style>
    <style:style style:name="T223" style:family="text">
      <style:text-properties fo:color="#080808" style:font-name="Times New Roman" fo:font-size="14pt" fo:language="ru" fo:country="RU" fo:font-style="normal" fo:font-weight="normal" officeooo:rsid="007ebd2c" style:font-name-asian="Times New Roman" style:font-size-asian="14pt" style:font-style-asian="normal" style:font-weight-asian="normal" style:font-name-complex="Times New Roman" style:font-size-complex="14pt" style:language-complex="ar" style:country-complex="SA" style:font-weight-complex="bold"/>
    </style:style>
    <style:style style:name="T224" style:family="text">
      <style:text-properties fo:color="#080808" style:font-name="Times New Roman" fo:language="ru" fo:country="RU" fo:font-style="normal" fo:font-weight="normal" officeooo:rsid="003a9339" style:font-name-asian="Times New Roman" style:font-style-asian="normal" style:font-weight-asian="normal" style:font-name-complex="Times New Roman" style:language-complex="ar" style:country-complex="SA" style:font-weight-complex="bold"/>
    </style:style>
    <style:style style:name="T225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226" style:family="text">
      <style:text-properties fo:color="#000080" style:font-name="JetBrains Mono" fo:font-size="10pt" fo:font-style="normal" fo:font-weight="normal" style:font-size-asian="10pt" style:font-style-asian="normal" style:font-weight-asian="normal"/>
    </style:style>
    <style:style style:name="T227" style:family="text">
      <style:text-properties fo:color="#000080" fo:font-style="normal" fo:font-weight="normal" style:font-style-asian="normal" style:font-weight-asian="normal"/>
    </style:style>
    <style:style style:name="T228" style:family="text">
      <style:text-properties fo:color="#000080" style:font-name="Times New Roman" fo:font-size="14pt" fo:font-style="normal" fo:font-weight="normal" style:font-size-asian="14pt" style:font-style-asian="normal" style:font-weight-asian="normal" style:font-size-complex="14pt"/>
    </style:style>
    <style:style style:name="T229" style:family="text">
      <style:text-properties fo:color="#000080" style:font-name="Times New Roman" fo:font-size="14pt" fo:font-style="normal" fo:font-weight="normal" officeooo:rsid="003d7d28" style:font-size-asian="14pt" style:font-style-asian="normal" style:font-weight-asian="normal" style:font-size-complex="14pt"/>
    </style:style>
    <style:style style:name="T230" style:family="text">
      <style:text-properties fo:color="#000080" style:font-name="Times New Roman" fo:font-size="14pt" fo:font-style="normal" fo:font-weight="normal" style:font-size-asian="14pt" style:font-style-asian="normal" style:font-weight-asian="normal" style:font-size-complex="14pt" style:font-weight-complex="bold"/>
    </style:style>
    <style:style style:name="T231" style:family="text">
      <style:text-properties fo:color="#b200b2" style:font-name="JetBrains Mono" fo:font-size="10pt" fo:font-style="normal" fo:font-weight="normal" style:font-size-asian="10pt" style:font-style-asian="normal" style:font-weight-asian="normal"/>
    </style:style>
    <style:style style:name="T232" style:family="text">
      <style:text-properties fo:color="#b200b2" style:font-name="Times New Roman" fo:font-size="14pt" fo:font-style="normal" fo:font-weight="normal" style:font-size-asian="14pt" style:font-style-asian="normal" style:font-weight-asian="normal" style:font-size-complex="14pt"/>
    </style:style>
    <style:style style:name="T233" style:family="text">
      <style:text-properties fo:color="#94558d" style:font-name="JetBrains Mono" fo:font-size="10pt" fo:font-style="normal" fo:font-weight="normal" style:font-size-asian="10pt" style:font-style-asian="normal" style:font-weight-asian="normal"/>
    </style:style>
    <style:style style:name="T234" style:family="text">
      <style:text-properties fo:color="#94558d" style:font-name="Times New Roman" fo:font-size="14pt" fo:font-style="normal" fo:font-weight="normal" style:font-size-asian="14pt" style:font-style-asian="normal" style:font-weight-asian="normal" style:font-size-complex="14pt"/>
    </style:style>
    <style:style style:name="T235" style:family="text">
      <style:text-properties fo:color="#94558d" fo:font-style="normal" fo:font-weight="normal" style:font-style-asian="normal" style:font-weight-asian="normal"/>
    </style:style>
    <style:style style:name="T236" style:family="text">
      <style:text-properties fo:color="#1750eb"/>
    </style:style>
    <style:style style:name="T237" style:family="text">
      <style:text-properties fo:color="#1750eb" style:font-name="JetBrains Mono" fo:font-size="10pt" fo:font-style="normal" fo:font-weight="normal" style:font-size-asian="10pt" style:font-style-asian="normal" style:font-weight-asian="normal"/>
    </style:style>
    <style:style style:name="T238" style:family="text">
      <style:text-properties fo:color="#1750eb" fo:font-style="normal" fo:font-weight="normal" style:font-style-asian="normal" style:font-weight-asian="normal"/>
    </style:style>
    <style:style style:name="T239" style:family="text">
      <style:text-properties fo:color="#1750eb" fo:font-style="normal" fo:font-weight="normal" officeooo:rsid="007e90a3" style:font-style-asian="normal" style:font-weight-asian="normal"/>
    </style:style>
    <style:style style:name="T240" style:family="text">
      <style:text-properties fo:color="#1750eb" style:font-name="Times New Roman" fo:language="ru" fo:country="RU" fo:font-style="normal" fo:font-weight="normal" officeooo:rsid="003a9339" style:font-name-asian="Times New Roman" style:font-style-asian="normal" style:font-weight-asian="normal" style:font-name-complex="Times New Roman" style:language-complex="ar" style:country-complex="SA" style:font-weight-complex="bold"/>
    </style:style>
    <style:style style:name="T241" style:family="text">
      <style:text-properties fo:color="#1750eb" style:font-name="Times New Roman" fo:language="ru" fo:country="RU" fo:font-style="normal" fo:font-weight="normal" officeooo:rsid="0059b886" style:font-name-asian="Times New Roman" style:font-style-asian="normal" style:font-weight-asian="normal" style:font-name-complex="Times New Roman" style:language-complex="ar" style:country-complex="SA" style:font-weight-complex="bold"/>
    </style:style>
    <style:style style:name="T242" style:family="text">
      <style:text-properties fo:color="#1750eb" style:font-name="Times New Roman" fo:font-size="14pt" fo:language="ru" fo:country="RU" fo:font-style="normal" officeooo:rsid="0082f84b" style:font-name-asian="Times New Roman" style:font-size-asian="14pt" style:font-style-asian="normal" style:font-name-complex="Times New Roman" style:font-size-complex="14pt" style:language-complex="ar" style:country-complex="SA" style:font-style-complex="normal"/>
    </style:style>
    <style:style style:name="T243" style:family="text">
      <style:text-properties fo:color="#1750eb" style:font-name="Times New Roman" fo:font-size="14pt" fo:letter-spacing="-0.004cm" fo:language="ru" fo:country="RU" fo:font-style="normal" style:text-underline-style="none" fo:font-weight="normal" officeooo:rsid="013ce4d7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44" style:family="text">
      <style:text-properties fo:color="#1750eb" fo:font-size="14pt" fo:letter-spacing="-0.004cm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45" style:family="text">
      <style:text-properties fo:color="#1750eb" officeooo:rsid="013c8775"/>
    </style:style>
    <style:style style:name="T246" style:family="text">
      <style:text-properties fo:color="#067d17" style:font-name="JetBrains Mono" fo:font-size="10pt" fo:font-style="normal" fo:font-weight="normal" style:font-size-asian="10pt" style:font-style-asian="normal" style:font-weight-asian="normal"/>
    </style:style>
    <style:style style:name="T247" style:family="text">
      <style:text-properties fo:color="#0037a6" style:font-name="JetBrains Mono" fo:font-size="10pt" fo:font-style="normal" fo:font-weight="normal" style:font-size-asian="10pt" style:font-style-asian="normal" style:font-weight-asian="normal"/>
    </style:style>
    <style:style style:name="T248" style:family="text">
      <style:text-properties style:font-name="Times New Roman" fo:font-size="14pt" style:font-size-asian="14pt" style:font-size-complex="14pt"/>
    </style:style>
    <style:style style:name="T249" style:family="text">
      <style:text-properties style:font-name="Times New Roman" fo:font-size="14pt" fo:letter-spacing="-0.004cm" fo:language="ru" fo:country="RU" fo:font-style="normal" style:text-underline-style="none" fo:font-weight="normal" officeooo:rsid="013ce4d7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50" style:family="text">
      <style:text-properties officeooo:rsid="005ab421"/>
    </style:style>
    <style:style style:name="T251" style:family="text">
      <style:text-properties officeooo:rsid="0098c893"/>
    </style:style>
    <style:style style:name="T252" style:family="text">
      <style:text-properties officeooo:rsid="00bab920"/>
    </style:style>
    <style:style style:name="T253" style:family="text">
      <style:text-properties officeooo:rsid="00c21295"/>
    </style:style>
    <style:style style:name="T254" style:family="text">
      <style:text-properties style:use-window-font-color="true" style:font-name="Times New Roman" fo:font-size="14pt" fo:language="ru" fo:country="RU" fo:font-weight="normal" officeooo:rsid="00d68b92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255" style:family="text">
      <style:text-properties style:use-window-font-color="true" style:font-name="Times New Roman" fo:font-size="14pt" fo:language="ru" fo:country="RU" fo:font-weight="normal" officeooo:rsid="00ea2df7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256" style:family="text">
      <style:text-properties style:use-window-font-color="true" style:font-name="Times New Roman" fo:font-size="14pt" fo:language="ru" fo:country="RU" fo:font-weight="bold" officeooo:rsid="00fea4c4" style:font-name-asian="Times New Roman" style:font-size-asian="14pt" style:font-weight-asian="bold" style:font-name-complex="Times New Roman" style:font-size-complex="12pt" style:language-complex="ar" style:country-complex="SA"/>
    </style:style>
    <style:style style:name="T257" style:family="text">
      <style:text-properties style:use-window-font-color="true" style:font-name="Times New Roman" fo:font-size="14pt" fo:language="ru" fo:country="RU" fo:font-weight="bold" officeooo:rsid="01210584" style:font-name-asian="Times New Roman" style:font-size-asian="14pt" style:font-weight-asian="bold" style:font-name-complex="Times New Roman" style:font-size-complex="12pt" style:language-complex="ar" style:country-complex="SA"/>
    </style:style>
    <style:style style:name="T258" style:family="text">
      <style:text-properties style:use-window-font-color="true" style:font-name="Times New Roman" fo:font-size="14pt" fo:language="ru" fo:country="RU" fo:font-weight="bold" officeooo:rsid="01279202" style:font-name-asian="Times New Roman" style:font-size-asian="14pt" style:font-weight-asian="bold" style:font-name-complex="Times New Roman" style:font-size-complex="12pt" style:language-complex="ar" style:country-complex="SA"/>
    </style:style>
    <style:style style:name="T259" style:family="text">
      <style:text-properties style:use-window-font-color="true" style:font-name="Times New Roman" fo:font-size="14pt" fo:language="ru" fo:country="RU" fo:font-weight="bold" officeooo:rsid="0128082f" style:font-name-asian="Times New Roman" style:font-size-asian="14pt" style:font-weight-asian="bold" style:font-name-complex="Times New Roman" style:font-size-complex="12pt" style:language-complex="ar" style:country-complex="SA"/>
    </style:style>
    <style:style style:name="T260" style:family="text">
      <style:text-properties style:use-window-font-color="true" style:font-name="Times New Roman" fo:font-size="14pt" fo:language="ru" fo:country="RU" fo:font-weight="bold" officeooo:rsid="012cf79c" style:font-name-asian="Times New Roman" style:font-size-asian="14pt" style:font-weight-asian="bold" style:font-name-complex="Times New Roman" style:font-size-complex="12pt" style:language-complex="ar" style:country-complex="SA"/>
    </style:style>
    <style:style style:name="T261" style:family="text">
      <style:text-properties style:use-window-font-color="true" style:font-name="Times New Roman" fo:font-size="14pt" fo:language="ru" fo:country="RU" fo:font-weight="bold" officeooo:rsid="012edc2f" style:font-name-asian="Times New Roman" style:font-size-asian="14pt" style:font-weight-asian="bold" style:font-name-complex="Times New Roman" style:font-size-complex="12pt" style:language-complex="ar" style:country-complex="SA"/>
    </style:style>
    <style:style style:name="T262" style:family="text">
      <style:text-properties style:use-window-font-color="true" style:font-name="Times New Roman" fo:font-size="14pt" fo:language="ru" fo:country="RU" fo:font-weight="bold" officeooo:rsid="0131b9e7" style:font-name-asian="Times New Roman" style:font-size-asian="14pt" style:font-weight-asian="bold" style:font-name-complex="Times New Roman" style:font-size-complex="12pt" style:language-complex="ar" style:country-complex="SA"/>
    </style:style>
    <style:style style:name="T263" style:family="text">
      <style:text-properties style:use-window-font-color="true" style:font-name="Times New Roman" fo:font-size="14pt" fo:language="ru" fo:country="RU" fo:font-weight="bold" officeooo:rsid="01336c96" style:font-name-asian="Times New Roman" style:font-size-asian="14pt" style:font-weight-asian="bold" style:font-name-complex="Times New Roman" style:font-size-complex="12pt" style:language-complex="ar" style:country-complex="SA"/>
    </style:style>
    <style:style style:name="T264" style:family="text">
      <style:text-properties style:use-window-font-color="true" style:font-name="Times New Roman" fo:font-size="14pt" fo:language="ru" fo:country="RU" fo:font-weight="bold" officeooo:rsid="01342ae1" style:font-name-asian="Times New Roman" style:font-size-asian="14pt" style:font-weight-asian="bold" style:font-name-complex="Times New Roman" style:font-size-complex="12pt" style:language-complex="ar" style:country-complex="SA"/>
    </style:style>
    <style:style style:name="T265" style:family="text">
      <style:text-properties officeooo:rsid="00eed1cb"/>
    </style:style>
    <style:style style:name="T266" style:family="text">
      <style:text-properties fo:color="#302709" style:font-name="Times New Roman" fo:font-size="14pt" fo:language="ru" fo:country="RU" officeooo:rsid="00ef9f0e" style:font-name-asian="Times New Roman" style:font-size-asian="14pt" style:font-name-complex="Times New Roman" style:font-size-complex="14pt" style:language-complex="ar" style:country-complex="SA"/>
    </style:style>
    <style:style style:name="T267" style:family="text">
      <style:text-properties officeooo:rsid="00fc1da2"/>
    </style:style>
    <style:style style:name="T268" style:family="text">
      <style:text-properties officeooo:rsid="01041935"/>
    </style:style>
    <style:style style:name="T269" style:family="text">
      <style:text-properties officeooo:rsid="0109487f"/>
    </style:style>
    <style:style style:name="T270" style:family="text">
      <style:text-properties officeooo:rsid="010a72c3"/>
    </style:style>
    <style:style style:name="T271" style:family="text">
      <style:text-properties officeooo:rsid="010ea48c"/>
    </style:style>
    <style:style style:name="T272" style:family="text">
      <style:text-properties officeooo:rsid="011716df"/>
    </style:style>
    <style:style style:name="T273" style:family="text">
      <style:text-properties officeooo:rsid="01336c96"/>
    </style:style>
    <style:style style:name="T274" style:family="text">
      <style:text-properties fo:color="#660099" style:font-name="JetBrains Mono" fo:font-size="10pt" fo:font-style="normal" fo:font-weight="normal" style:font-size-asian="10pt" style:font-style-asian="normal" style:font-weight-asian="normal"/>
    </style:style>
    <style:style style:name="T275" style:family="text">
      <style:text-properties officeooo:rsid="013a0619"/>
    </style:style>
    <style:style style:name="T276" style:family="text">
      <style:text-properties officeooo:rsid="013c8775"/>
    </style:style>
    <style:style style:name="T277" style:family="text">
      <style:text-properties officeooo:rsid="013ce4d7"/>
    </style:style>
    <style:style style:name="T278" style:family="text">
      <style:text-properties fo:color="#0000ff" style:font-name="Times New Roman" fo:font-size="14pt" fo:letter-spacing="-0.004cm" fo:language="ru" fo:country="RU" fo:font-style="italic" style:text-underline-style="solid" style:text-underline-width="auto" style:text-underline-color="font-color" fo:font-weight="normal" officeooo:rsid="013ce4d7" style:font-name-asian="Times New Roman" style:font-size-asian="14pt" style:font-style-asian="italic" style:font-weight-asian="normal" style:font-name-complex="Times New Roman" style:font-size-complex="14pt" style:language-complex="ar" style:country-complex="SA" style:font-weight-complex="normal"/>
    </style:style>
    <style:style style:name="T279" style:family="text">
      <style:text-properties fo:color="#0000ff" style:font-name="Times New Roman" fo:font-size="14pt" fo:letter-spacing="-0.004cm" fo:language="ru" fo:country="RU" fo:font-style="italic" style:text-underline-style="solid" style:text-underline-width="auto" style:text-underline-color="font-color" fo:font-weight="normal" officeooo:rsid="013ce4d7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80" style:family="text">
      <style:text-properties fo:color="#0000ff" style:font-name="Times New Roman" fo:font-size="14pt" fo:letter-spacing="-0.004cm" fo:language="ru" fo:country="RU" fo:font-style="italic" fo:font-weight="normal" officeooo:rsid="013ce4d7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81" style:family="text">
      <style:text-properties fo:color="#0000ff" style:font-name="Times New Roman" fo:font-size="14pt" fo:letter-spacing="-0.004cm" fo:language="ru" fo:country="RU" fo:font-style="italic" style:text-underline-style="none" fo:font-weight="normal" officeooo:rsid="013ce4d7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82" style:family="text">
      <style:text-properties fo:color="#0000ff" style:font-name="Times New Roman" fo:font-size="14pt" fo:letter-spacing="-0.004cm" fo:language="ru" fo:country="RU" style:text-underline-style="solid" style:text-underline-width="auto" style:text-underline-color="font-color" fo:font-weight="normal" officeooo:rsid="013ce4d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83" style:family="text">
      <style:text-properties fo:color="#0000ff" style:font-name="Times New Roman" fo:font-size="14pt" fo:letter-spacing="-0.004cm" fo:language="ru" fo:country="RU" fo:font-style="normal" style:text-underline-style="solid" style:text-underline-width="auto" style:text-underline-color="font-color" fo:font-weight="normal" officeooo:rsid="013ce4d7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84" style:family="text">
      <style:text-properties fo:color="#0000ff" style:font-name="Times New Roman" fo:font-size="14pt" fo:letter-spacing="-0.004cm" fo:language="ru" fo:country="RU" fo:font-style="normal" style:text-underline-style="none" fo:font-weight="normal" officeooo:rsid="013ce4d7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85" style:family="text">
      <style:text-properties fo:color="#0000ff" style:font-name="Times New Roman" fo:font-size="14pt" fo:letter-spacing="-0.004cm" fo:language="ru" fo:country="RU" style:text-underline-style="none" fo:font-weight="normal" officeooo:rsid="013ce4d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6">МИНОБРНАУКИ РОССИИ</text:p>
      <text:p text:style-name="P7">Санкт-Петербургский государственный</text:p>
      <text:p text:style-name="P7">электротехнический университет </text:p>
      <text:p text:style-name="P7">«ЛЭТИ» им. В.И. Ульянова (Ленина)</text:p>
      <text:p text:style-name="P4"><text:span text:style-name="T6">Кафедра </text:span><text:span text:style-name="T31">МОЭВМ</text:span></text:p>
      <text:p text:style-name="P7"/>
      <text:p text:style-name="P7"/>
      <text:p text:style-name="P12"/>
      <text:p text:style-name="P12"/>
      <text:p text:style-name="P12"/>
      <text:p text:style-name="P12"/>
      <text:p text:style-name="P12"/>
      <text:p text:style-name="P100"><text:span text:style-name="Название_20_книги"><text:span text:style-name="T2">Курсовая РАБОТА </text:span></text:span></text:p>
      <text:p text:style-name="P4"><text:span text:style-name="T6">по дисциплине «</text:span><text:span text:style-name="T76">Алгоритмы и структуры данных</text:span><text:span text:style-name="T6">»</text:span></text:p>
      <text:p text:style-name="P4"><text:span text:style-name="Название_20_книги"><text:span text:style-name="T29">Тема: </text:span></text:span><text:span text:style-name="Название_20_книги"><text:span text:style-name="T30"><text:s/>Хэш-Таблицы</text:span></text:span></text:p>
      <text:p text:style-name="P4"><text:span text:style-name="Название_20_книги"><text:span text:style-name="T29"/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8">Студент гр. </text:span><text:span text:style-name="T43">0303</text:span></text:p>
          </table:table-cell>
          <table:table-cell table:style-name="Таблица1.B1" office:value-type="string">
            <text:p text:style-name="P13"/>
          </table:table-cell>
          <table:table-cell table:style-name="Таблица1.A1" office:value-type="string">
            <text:p text:style-name="P18">Болкунов В.О.</text:p>
          </table:table-cell>
        </table:table-row>
        <table:table-row table:style-name="Таблица1.1">
          <table:table-cell table:style-name="Таблица1.A1" office:value-type="string">
            <text:p text:style-name="P10">Преподаватель</text:p>
          </table:table-cell>
          <table:table-cell table:style-name="Таблица1.B2" office:value-type="string">
            <text:p text:style-name="P13"/>
          </table:table-cell>
          <table:table-cell table:style-name="Таблица1.A1" office:value-type="string">
            <text:p text:style-name="P37">Берленко Т.А.</text:p>
          </table:table-cell>
        </table:table-row>
      </table:table>
      <text:p text:style-name="P14"/>
      <text:p text:style-name="P14"/>
      <text:p text:style-name="P14">Санкт-Петербург</text:p>
      <text:p text:style-name="P38">2021</text:p>
      <text:p text:style-name="P61">ЗАДАНИЕ</text:p>
      <text:p text:style-name="P7">на курсовую работу </text:p>
      <text:p text:style-name="P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3" office:value-type="string">
            <text:p text:style-name="P3"><text:span text:style-name="T8">Студент</text:span><text:span text:style-name="T42"> </text:span><text:span text:style-name="T43">Болкунов Владислав Олегович</text:span></text:p>
          </table:table-cell>
          <table:covered-table-cell/>
          <table:covered-table-cell/>
        </table:table-row>
        <table:table-row table:style-name="Таблица2.2">
          <table:table-cell table:style-name="Таблица2.A1" table:number-columns-spanned="3" office:value-type="string">
            <text:p text:style-name="P3"><text:span text:style-name="T8">Группа </text:span><text:span text:style-name="T43">0303</text:span></text:p>
          </table:table-cell>
          <table:covered-table-cell/>
          <table:covered-table-cell/>
        </table:table-row>
        <table:table-row table:style-name="Таблица2.3">
          <table:table-cell table:style-name="Таблица2.A1" table:number-columns-spanned="3" office:value-type="string">
            <text:p text:style-name="P5"><text:span text:style-name="T8">Тема работы: </text:span><text:span text:style-name="T97">Исследование: «Х</text:span><text:span text:style-name="T99">э</text:span><text:span text:style-name="T97">ш-таблица (двойное х</text:span><text:span text:style-name="T99">э</text:span><text:span text:style-name="T97">ширование) vs Х</text:span><text:span text:style-name="T99">э</text:span><text:span text:style-name="T97">ш-таблица (метод цепочек)».</text:span></text:p>
            <text:p text:style-name="P17"/>
          </table:table-cell>
          <table:covered-table-cell/>
          <table:covered-table-cell/>
        </table:table-row>
        <table:table-row table:style-name="Таблица2.4">
          <table:table-cell table:style-name="Таблица2.A1" table:number-columns-spanned="3" office:value-type="string">
            <text:p text:style-name="P11">Исходные данные: </text:p>
            <text:p text:style-name="P15">Реализовать требуемые структуры данных, сгенерировать входные данные и сравнить количественные характеристики структур данных.</text:p>
          </table:table-cell>
          <table:covered-table-cell/>
          <table:covered-table-cell/>
        </table:table-row>
        <table:table-row table:style-name="Таблица2.5">
          <table:table-cell table:style-name="Таблица2.A1" table:number-columns-spanned="3" office:value-type="string">
            <text:p text:style-name="P11">Содержание пояснительной записки:</text:p>
            <text:p text:style-name="P169">Разделы: «Аннотация», «Содержание», «Введение», «Реализованные классы», «Тестирование», «Заключение», «Список использованных источников», «Приложение»</text:p>
          </table:table-cell>
          <table:covered-table-cell/>
          <table:covered-table-cell/>
        </table:table-row>
        <table:table-row table:style-name="Таблица2.6">
          <table:table-cell table:style-name="Таблица2.A1" table:number-columns-spanned="3" office:value-type="string">
            <text:p text:style-name="P11">Предполагаемый объем пояснительной записки:</text:p>
            <text:p text:style-name="P3"><text:span text:style-name="T8">Не менее </text:span><text:span text:style-name="T266">15</text:span><text:span text:style-name="T28"> </text:span><text:span text:style-name="T8">страниц.</text:span></text:p>
          </table:table-cell>
          <table:covered-table-cell/>
          <table:covered-table-cell/>
        </table:table-row>
        <table:table-row table:style-name="Таблица2.7">
          <table:table-cell table:style-name="Таблица2.A1" table:number-columns-spanned="3" office:value-type="string">
            <text:p text:style-name="P3"><text:span text:style-name="T8">Дата выдачи задания: </text:span><text:span text:style-name="T98">16.10.2021</text:span></text:p>
          </table:table-cell>
          <table:covered-table-cell/>
          <table:covered-table-cell/>
        </table:table-row>
        <table:table-row table:style-name="Таблица2.8">
          <table:table-cell table:style-name="Таблица2.A1" table:number-columns-spanned="3" office:value-type="string">
            <text:p text:style-name="P3"><text:span text:style-name="T8">Дата сдачи реферата: </text:span><text:span text:style-name="T9">0</text:span><text:span text:style-name="T98">8.12.2021</text:span></text:p>
          </table:table-cell>
          <table:covered-table-cell/>
          <table:covered-table-cell/>
        </table:table-row>
        <table:table-row table:style-name="Таблица2.9">
          <table:table-cell table:style-name="Таблица2.A1" table:number-columns-spanned="3" office:value-type="string">
            <text:p text:style-name="P3"><text:span text:style-name="T8">Дата защиты реферата: </text:span><text:span text:style-name="T44">10.12.2021</text:span></text:p>
          </table:table-cell>
          <table:covered-table-cell/>
          <table:covered-table-cell/>
        </table:table-row>
        <table:table-row table:style-name="Таблица2.10">
          <table:table-cell table:style-name="Таблица2.A10" office:value-type="string">
            <text:p text:style-name="P10">Студент</text:p>
          </table:table-cell>
          <table:table-cell table:style-name="Таблица2.B10" office:value-type="string">
            <text:p text:style-name="P16"/>
          </table:table-cell>
          <table:table-cell table:style-name="Таблица2.A10" office:value-type="string">
            <text:p text:style-name="P43">Болкунов В.О.</text:p>
          </table:table-cell>
        </table:table-row>
        <table:table-row table:style-name="Таблица2.10">
          <table:table-cell table:style-name="Таблица2.A10" office:value-type="string">
            <text:p text:style-name="P10">Преподаватель</text:p>
          </table:table-cell>
          <table:table-cell table:style-name="Таблица2.B11" office:value-type="string">
            <text:p text:style-name="P13"/>
          </table:table-cell>
          <table:table-cell table:style-name="Таблица2.A10" office:value-type="string">
            <text:p text:style-name="P43">Берленко Т.А.</text:p>
          </table:table-cell>
        </table:table-row>
      </table:table>
      <text:p text:style-name="P7"><text:soft-page-break/>Аннотация</text:p>
      <text:p text:style-name="P77"/>
      <text:p text:style-name="P86">Курсовая работа заключается в реализации указанных структур данных - хэш-таблиц с различными алгоритмами разрешения коллизий, а именно «метод цепочек» и «двойное хэширование». <text:span text:style-name="T167">Также требуется сравнить работу реализованных структур на различных входных параметрах (их количественные характеристики). </text:span></text:p>
      <text:p text:style-name="P86"><text:span text:style-name="T167">Поставленные задачи были выполнены в ходе работы: структуры реализованы в виде классов, с набором стандартных(и не только) для хэш-таблиц методов. Корректность работы структур была проверена на выдуманных и случайно сгенерированных наборах данных, результаты работы структур сравнивались со стандартным словарём в библиотеке языка </text:span><text:span text:style-name="T170">`</text:span><text:span text:style-name="T167">Python</text:span><text:span text:style-name="T170">`</text:span><text:span text:style-name="T167">. Отдельно были проведены тесты на оценку количественных характеристик (времени работы) каждой структуры, </text:span><text:span text:style-name="T168">результаты </text:span><text:span text:style-name="T169">также</text:span><text:span text:style-name="T167"> сравн</text:span><text:span text:style-name="T169">ивались</text:span><text:span text:style-name="T167"> со временем выполнения той же задачи стандартным словарём </text:span><text:span text:style-name="T170">в `Python`</text:span><text:span text:style-name="T167">.</text:span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9"/>
      <text:p text:style-name="P80"/>
      <text:p text:style-name="P61">содержание</text:p>
      <text:p text:style-name="P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22"/>
          </table:table-cell>
          <table:table-cell table:style-name="Таблица3.A1" office:value-type="string">
            <text:p text:style-name="P23">Введение</text:p>
          </table:table-cell>
          <table:table-cell table:style-name="Таблица3.A1" office:value-type="string">
            <text:p text:style-name="P21">4</text:p>
          </table:table-cell>
        </table:table-row>
        <table:table-row table:style-name="Таблица3.1">
          <table:table-cell table:style-name="Таблица3.A1" office:value-type="string">
            <text:p text:style-name="P21">1</text:p>
          </table:table-cell>
          <table:table-cell table:style-name="Таблица3.A1" office:value-type="string">
            <text:p text:style-name="P44">Реализованные классы</text:p>
          </table:table-cell>
          <table:table-cell table:style-name="Таблица3.A1" office:value-type="string">
            <text:p text:style-name="P21">5</text:p>
          </table:table-cell>
        </table:table-row>
        <table:table-row table:style-name="Таблица3.1">
          <table:table-cell table:style-name="Таблица3.A1" office:value-type="string">
            <text:p text:style-name="P19"><text:s/>1.1</text:p>
          </table:table-cell>
          <table:table-cell table:style-name="Таблица3.A1" office:value-type="string">
            <text:p text:style-name="P44">Вспомогательные функции и классы</text:p>
          </table:table-cell>
          <table:table-cell table:style-name="Таблица3.A1" office:value-type="string">
            <text:p text:style-name="P27">7</text:p>
          </table:table-cell>
        </table:table-row>
        <table:table-row table:style-name="Таблица3.1">
          <table:table-cell table:style-name="Таблица3.A1" office:value-type="string">
            <text:p text:style-name="P104">1.<text:span text:style-name="T173">2</text:span></text:p>
          </table:table-cell>
          <table:table-cell table:style-name="Таблица3.A1" office:value-type="string">
            <text:p text:style-name="P20">HashMap</text:p>
          </table:table-cell>
          <table:table-cell table:style-name="Таблица3.A1" office:value-type="string">
            <text:p text:style-name="P45">7</text:p>
          </table:table-cell>
        </table:table-row>
        <table:table-row table:style-name="Таблица3.1">
          <table:table-cell table:style-name="Таблица3.A1" office:value-type="string">
            <text:p text:style-name="P104">1.<text:span text:style-name="T173">3</text:span></text:p>
          </table:table-cell>
          <table:table-cell table:style-name="Таблица3.A1" office:value-type="string">
            <text:p text:style-name="P20">ChainedMap</text:p>
          </table:table-cell>
          <table:table-cell table:style-name="Таблица3.A1" office:value-type="string">
            <text:p text:style-name="P40">8</text:p>
          </table:table-cell>
        </table:table-row>
        <table:table-row table:style-name="Таблица3.1">
          <table:table-cell table:style-name="Таблица3.A1" office:value-type="string">
            <text:p text:style-name="P103">1.4</text:p>
          </table:table-cell>
          <table:table-cell table:style-name="Таблица3.A1" office:value-type="string">
            <text:p text:style-name="P20">DHashedMap</text:p>
          </table:table-cell>
          <table:table-cell table:style-name="Таблица3.A1" office:value-type="string">
            <text:p text:style-name="P28">9</text:p>
          </table:table-cell>
        </table:table-row>
        <table:table-row table:style-name="Таблица3.1">
          <table:table-cell table:style-name="Таблица3.A1" office:value-type="string">
            <text:p text:style-name="P21">2</text:p>
          </table:table-cell>
          <table:table-cell table:style-name="Таблица3.A1" office:value-type="string">
            <text:p text:style-name="P41">Исследование</text:p>
          </table:table-cell>
          <table:table-cell table:style-name="Таблица3.A1" office:value-type="string">
            <text:p text:style-name="P31"><text:span text:style-name="T250">1</text:span>0</text:p>
          </table:table-cell>
        </table:table-row>
        <table:table-row table:style-name="Таблица3.1">
          <table:table-cell table:style-name="Таблица3.A1" office:value-type="string">
            <text:p text:style-name="P26">2.1</text:p>
          </table:table-cell>
          <table:table-cell table:style-name="Таблица3.A1" office:value-type="string">
            <text:p text:style-name="P25">Вспомогательные функции для тестов</text:p>
          </table:table-cell>
          <table:table-cell table:style-name="Таблица3.A1" office:value-type="string">
            <text:p text:style-name="P33">10</text:p>
          </table:table-cell>
        </table:table-row>
        <table:table-row table:style-name="Таблица3.1">
          <table:table-cell table:style-name="Таблица3.A1" office:value-type="string">
            <text:p text:style-name="P121">2.<text:span text:style-name="T174">2</text:span></text:p>
          </table:table-cell>
          <table:table-cell table:style-name="Таблица3.A1" office:value-type="string">
            <text:p text:style-name="P24">Тестирование корректности</text:p>
          </table:table-cell>
          <table:table-cell table:style-name="Таблица3.A1" office:value-type="string">
            <text:p text:style-name="P46">10</text:p>
          </table:table-cell>
        </table:table-row>
        <table:table-row table:style-name="Таблица3.1">
          <table:table-cell table:style-name="Таблица3.A1" office:value-type="string">
            <text:p text:style-name="P104">2.<text:span text:style-name="T174">2</text:span>.<text:span text:style-name="T174">1</text:span></text:p>
          </table:table-cell>
          <table:table-cell table:style-name="Таблица3.A1" office:value-type="string">
            <text:p text:style-name="P39">Числа</text:p>
          </table:table-cell>
          <table:table-cell table:style-name="Таблица3.A1" office:value-type="string">
            <text:p text:style-name="P42">11</text:p>
          </table:table-cell>
        </table:table-row>
        <table:table-row table:style-name="Таблица3.1">
          <table:table-cell table:style-name="Таблица3.A1" office:value-type="string">
            <text:p text:style-name="P26">2.2.2</text:p>
          </table:table-cell>
          <table:table-cell table:style-name="Таблица3.A1" office:value-type="string">
            <text:p text:style-name="P25">Строки</text:p>
          </table:table-cell>
          <table:table-cell table:style-name="Таблица3.A1" office:value-type="string">
            <text:p text:style-name="P46">11</text:p>
          </table:table-cell>
        </table:table-row>
        <table:table-row table:style-name="Таблица3.1">
          <table:table-cell table:style-name="Таблица3.A1" office:value-type="string">
            <text:p text:style-name="P101">2.2.3</text:p>
          </table:table-cell>
          <table:table-cell table:style-name="Таблица3.A1" office:value-type="string">
            <text:p text:style-name="P25">Случайный большой набор чисел</text:p>
          </table:table-cell>
          <table:table-cell table:style-name="Таблица3.A1" office:value-type="string">
            <text:p text:style-name="P46">11</text:p>
          </table:table-cell>
        </table:table-row>
        <table:table-row table:style-name="Таблица3.1">
          <table:table-cell table:style-name="Таблица3.A1" office:value-type="string">
            <text:p text:style-name="P101">2.3</text:p>
          </table:table-cell>
          <table:table-cell table:style-name="Таблица3.A1" office:value-type="string">
            <text:p text:style-name="P25">Тестирование времени работы <text:span text:style-name="T175">(на случайных наборах)</text:span></text:p>
          </table:table-cell>
          <table:table-cell table:style-name="Таблица3.A1" office:value-type="string">
            <text:p text:style-name="P34">11</text:p>
          </table:table-cell>
        </table:table-row>
        <table:table-row table:style-name="Таблица3.1">
          <table:table-cell table:style-name="Таблица3.A1" office:value-type="string">
            <text:p text:style-name="P101">2.3.1</text:p>
          </table:table-cell>
          <table:table-cell table:style-name="Таблица3.A1" office:value-type="string">
            <text:p text:style-name="P25">Вставка</text:p>
          </table:table-cell>
          <table:table-cell table:style-name="Таблица3.A1" office:value-type="string">
            <text:p text:style-name="P35">11</text:p>
          </table:table-cell>
        </table:table-row>
        <table:table-row table:style-name="Таблица3.1">
          <table:table-cell table:style-name="Таблица3.A1" office:value-type="string">
            <text:p text:style-name="P101">2.3.2</text:p>
          </table:table-cell>
          <table:table-cell table:style-name="Таблица3.A1" office:value-type="string">
            <text:p text:style-name="P25">Поиск</text:p>
          </table:table-cell>
          <table:table-cell table:style-name="Таблица3.A1" office:value-type="string">
            <text:p text:style-name="P35">12</text:p>
          </table:table-cell>
        </table:table-row>
        <table:table-row table:style-name="Таблица3.1">
          <table:table-cell table:style-name="Таблица3.A1" office:value-type="string">
            <text:p text:style-name="P101">2.3.3</text:p>
          </table:table-cell>
          <table:table-cell table:style-name="Таблица3.A1" office:value-type="string">
            <text:p text:style-name="P25">Удаление</text:p>
          </table:table-cell>
          <table:table-cell table:style-name="Таблица3.A1" office:value-type="string">
            <text:p text:style-name="P35">13</text:p>
          </table:table-cell>
        </table:table-row>
        <table:table-row table:style-name="Таблица3.1">
          <table:table-cell table:style-name="Таблица3.A1" office:value-type="string">
            <text:p text:style-name="P101">2.3.4</text:p>
          </table:table-cell>
          <table:table-cell table:style-name="Таблица3.A1" office:value-type="string">
            <text:p text:style-name="P25">Тестирование на реальной задаче</text:p>
          </table:table-cell>
          <table:table-cell table:style-name="Таблица3.A1" office:value-type="string">
            <text:p text:style-name="P35">13</text:p>
          </table:table-cell>
        </table:table-row>
        <table:table-row table:style-name="Таблица3.1">
          <table:table-cell table:style-name="Таблица3.A1" office:value-type="string">
            <text:p text:style-name="P102">2.3.5</text:p>
          </table:table-cell>
          <table:table-cell table:style-name="Таблица3.A1" office:value-type="string">
            <text:p text:style-name="P29">Выводы по произведённым тестам</text:p>
          </table:table-cell>
          <table:table-cell table:style-name="Таблица3.A1" office:value-type="string">
            <text:p text:style-name="P36">14</text:p>
          </table:table-cell>
        </table:table-row>
        <table:table-row table:style-name="Таблица3.1">
          <table:table-cell table:style-name="Таблица3.A1" office:value-type="string">
            <text:p text:style-name="P22"/>
          </table:table-cell>
          <table:table-cell table:style-name="Таблица3.A1" office:value-type="string">
            <text:p text:style-name="P23">Заключение</text:p>
          </table:table-cell>
          <table:table-cell table:style-name="Таблица3.A1" office:value-type="string">
            <text:p text:style-name="P47">15</text:p>
          </table:table-cell>
        </table:table-row>
        <table:table-row table:style-name="Таблица3.1"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23">Список использованных источников</text:p>
          </table:table-cell>
          <table:table-cell table:style-name="Таблица3.A1" office:value-type="string">
            <text:p text:style-name="P48">15</text:p>
          </table:table-cell>
        </table:table-row>
        <table:table-row table:style-name="Таблица3.1"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23">Приложение А. <text:span text:style-name="T275">Код программы</text:span></text:p>
          </table:table-cell>
          <table:table-cell table:style-name="Таблица3.A1" office:value-type="string">
            <text:p text:style-name="P47">1<text:span text:style-name="T265">6</text:span></text:p>
          </table:table-cell>
        </table:table-row>
      </table:table>
      <text:p text:style-name="P10"/>
      <text:p text:style-name="P61">введение</text:p>
      <text:p text:style-name="P87">Цели работы:</text:p>
      <text:list xml:id="list1350565302" text:style-name="L1">
        <text:list-item>
          <text:p text:style-name="P170"><text:span text:style-name="T108">Реализовать структуру данных хэш-таблица с методом разрешения коллизий : «метод цепочек»</text:span><text:span text:style-name="T110">.</text:span></text:p>
        </text:list-item>
        <text:list-item>
          <text:p text:style-name="P172">Реализовать структуру данных хэш-таблица с методом разрешения коллизий: «двойное хэширование» (проба в методе открытой адресации).</text:p>
        </text:list-item>
        <text:list-item>
          <text:p text:style-name="P173">Реализовать тесты (наборы входных данных) для оценки сравнения количественных характеристик реализованных структур данных.</text:p>
        </text:list-item>
      </text:list>
      <text:p text:style-name="P78"/>
      <text:p text:style-name="P82">Теоретические сведения: </text:p>
      <text:p text:style-name="P83"><text:span text:style-name="T166">Хэш-функция</text:span> — некоторая функция преобразующая исходный объект (различных типов: числа, строки, структуры и тд.) в битовую последовательность - числа <text:span text:style-name="T171">(</text:span>чаще всего определённого размера — например 32 или 64 бит). </text:p>
      <text:p text:style-name="P84">Требования к хэш-функции:</text:p>
      <text:list xml:id="list3933703060" text:style-name="L2">
        <text:list-item>
          <text:p text:style-name="P174">Достаточно быстрая скорость вычисления.</text:p>
        </text:list-item>
        <text:list-item>
          <text:p text:style-name="P174">Детерминирована значением входного объекта.</text:p>
        </text:list-item>
        <text:list-item>
          <text:p text:style-name="P174">Хэш-функция для двух одинаковых объектов должна быть равна.</text:p>
        </text:list-item>
      </text:list>
      <text:p text:style-name="P30"><text:tab/> <text:s text:c="4"/>* <text:span text:style-name="T172">для двух разных объектов она не обязана отличатся.</text:span></text:p>
      <text:p text:style-name="P30"/>
      <text:p text:style-name="P62"><text:span text:style-name="T33">Х</text:span><text:span text:style-name="T34">э</text:span><text:span text:style-name="T33">ш-табли</text:span><text:span text:style-name="T35">и</text:span><text:span text:style-name="T33">ца</text:span><text:span text:style-name="T45"> — это структура данных, реализующая интерфейс ассоциативного массива, а именно, она позволяет хранить пары (ключ, значение) и выполнять три операции: операцию добавления новой пары, операцию поиска и операцию удаления пары по ключу. Особенность хэш-таблиц заключается в использовании хэш-функции для размещения элементов в своём внутреннем массиве. </text:span><text:span text:style-name="T46">При хорошо подобранных хэш-функциях время выполнения операций (вставки, поиска, удаления) стремится к O(1). <text:s/></text:span><text:span text:style-name="T109">В</text:span><text:span text:style-name="T46"> идеал</text:span><text:span text:style-name="T47">ьном случ</text:span><text:span text:style-name="T49">а</text:span><text:span text:style-name="T47">е:</text:span><text:span text:style-name="T46"> хэш-функции всех объектов различны по модулю размера таблицы. </text:span><text:span text:style-name="T48">Добиться такого результата в общем случае почти невозможно, что </text:span><text:soft-page-break/><text:span text:style-name="T48">приводит к коллизиям — совпадени</text:span><text:span text:style-name="T49">ю</text:span><text:span text:style-name="T48"> значения хэш-функции для двух </text:span><text:span text:style-name="T49">различных</text:span><text:span text:style-name="T48"> объектов.</text:span></text:p>
      <text:p text:style-name="P63"><text:span text:style-name="T48">Д</text:span><text:span text:style-name="T53">ля разрешения коллизий существуют несколько методов:</text:span></text:p>
      <text:p text:style-name="P64"><text:span text:style-name="T36">Метод Цепочек</text:span><text:span text:style-name="T53"> — </text:span><text:span text:style-name="T50">его суть заключается в создании связных списков в качестве элементов хэш-таблицы, при совпадении хэш-функций двух объектов их ключи будут сравниваться с ключами в объектов в списке. В худшем случае метод цепочек приводит к созданию большого связанного списка, что уже не даёт хороший результат для операций в хэш-таблице.</text:span></text:p>
      <text:p text:style-name="P65"><text:span text:style-name="T37">О</text:span><text:span text:style-name="T38">ткрытая адресация</text:span><text:span text:style-name="T54"> — принцип его работы схож с методом цепочек, но в качестве элементов таблицы уже берутся просто пары ключ-значение. При совпадении хэш-функции будет осуществляться поиск следующей ячейки таблицы по заданному правилу (проба). <text:tab/></text:span></text:p>
      <text:p text:style-name="P65"><text:span text:style-name="T54">Конкретно </text:span><text:span text:style-name="T38">метод двойного хэширования</text:span><text:span text:style-name="T54"> предполагает заведение дополнительной хэш-функции, которая будет использоваться для взятия проб в таблице. Требовани</text:span><text:span text:style-name="T51">я</text:span><text:span text:style-name="T54"> к такой функции: она не должна быть равна 0 по модулю таблицы и все ещё значения должны быть взаимно простыми с числом размера таблицы (этого можно добиться если размер таблицы будет всегда простым числом), </text:span><text:span text:style-name="T51">и желательно она должна быть как можно менее зависима от первой хэш-функции (что довольно редко возможно).<text:tab/></text:span></text:p>
      <text:p text:style-name="P65"><text:span text:style-name="T51">О</text:span><text:span text:style-name="T52">ткрытая адресация в худшем случае всё также приведёт к образованию больших кластеров (цепочек проб), что значительно замедлит скорость операций.</text:span></text:p>
      <text:p text:style-name="P60"><text:span text:style-name="T1">1. </text:span><text:span text:style-name="T3"><text:s/></text:span><text:span text:style-name="T4">Реализованные классы</text:span></text:p>
      <text:p text:style-name="P8"/>
      <text:p text:style-name="P111"><text:span text:style-name="T7">1.1.</text:span><text:span text:style-name="T32"> </text:span><text:span text:style-name="T39">Вспомогательные функции и классы</text:span></text:p>
      <text:p text:style-name="P88"><text:span text:style-name="T156"><text:tab/></text:span><text:span text:style-name="T178">class </text:span><text:span text:style-name="T157">Pair — </text:span><text:span text:style-name="T158">пара ключ-значение (key, value)</text:span></text:p>
      <text:p text:style-name="P72"><text:span text:style-name="T190">defautlHash</text:span><text:span text:style-name="T207">(</text:span><text:span text:style-name="T138">hm</text:span><text:span text:style-name="T207">, key) — </text:span><text:span text:style-name="T208">стандартная функция для хэширования объекта (использует функцию hash : стандартная функция __hash__ <text:s/>для объектов </text:span><text:span text:style-name="T220">в python</text:span><text:span text:style-name="T208">) .</text:span></text:p>
      <text:p text:style-name="P175"/>
      <text:p text:style-name="P88"><text:span text:style-name="T178">class </text:span><text:span text:style-name="T157">Node </text:span><text:span text:style-name="T159">(в ChainedMap.py) — узел связанного списка.</text:span></text:p>
      <text:p text:style-name="P88"><text:span text:style-name="T178">class </text:span><text:span text:style-name="T157">LinkedList — </text:span><text:span text:style-name="T159">связный список для использования в методе цепочек, </text:span><text:span text:style-name="T161">используется фиктивный узел — голова.</text:span></text:p>
      <text:p text:style-name="P180"/>
      <text:p text:style-name="P88"><text:span text:style-name="T178">def </text:span><text:span text:style-name="T185">isPrime</text:span><text:span text:style-name="T198">(n: </text:span><text:span text:style-name="T227">int</text:span><text:span text:style-name="T198">) -&gt; </text:span><text:span text:style-name="T227">bool</text:span><text:span text:style-name="T198"> — </text:span><text:span text:style-name="T199">функция проверки числа на простоту.</text:span></text:p>
      <text:p text:style-name="P88"><text:span text:style-name="T178">def </text:span><text:span text:style-name="T185">nextPrime</text:span><text:span text:style-name="T198">(n: </text:span><text:span text:style-name="T227">int</text:span><text:span text:style-name="T198">) -&gt; </text:span><text:span text:style-name="T227">int</text:span><text:span text:style-name="T198"> — </text:span><text:span text:style-name="T199">функция находящая следующее за данным. числом простое число.</text:span></text:p>
      <text:p text:style-name="P88"><text:span text:style-name="T178">def </text:span><text:span text:style-name="T185">defaultHash2</text:span><text:span text:style-name="T198">(hm: </text:span><text:span text:style-name="T157">HashMap</text:span><text:span text:style-name="T198">, key) -&gt; </text:span><text:span text:style-name="T227">int</text:span><text:span text:style-name="T198"> — </text:span><text:span text:style-name="T200">стандартная функция для выисления второй хэш-функции в методе двойного хэширования.</text:span></text:p>
      <text:p text:style-name="P88"><text:span text:style-name="T178">class </text:span><text:span text:style-name="T157">Node </text:span><text:span text:style-name="T162">(в D</text:span><text:span text:style-name="T163">H</text:span><text:span text:style-name="T162">ashedMap.py)</text:span><text:span text:style-name="T198"> — </text:span><text:span text:style-name="T200">узел таблицы в методе двойного хэширования (нужен для проверки того что элемент удалён).</text:span></text:p>
      <text:p text:style-name="P191"/>
      <text:p text:style-name="P81"/>
      <text:p text:style-name="P108"><text:span text:style-name="T7">1.2. </text:span><text:span text:style-name="T78">HashMap</text:span></text:p>
      <text:p text:style-name="P107"><text:span text:style-name="T121"><text:tab/></text:span><text:span text:style-name="T179">class </text:span><text:span text:style-name="T138">HashMap</text:span><text:span text:style-name="T207"> — </text:span><text:span text:style-name="T209">базовый класс хэш-таблиц, содержит «интерфейс» хэш-таблицы, конструктор принимает начальный размер таблицы и хэш-фукнцию (по умолчанию — </text:span><text:span text:style-name="T190">defautlHash</text:span><text:span text:style-name="T191">).</text:span></text:p>
      <text:p text:style-name="P107"><text:span text:style-name="T191"><text:tab/></text:span><text:span text:style-name="T140">Интерфейс хэш-таблицы:</text:span></text:p>
      <text:list xml:id="list512246167" text:style-name="L3">
        <text:list-item>
          <text:p text:style-name="P171"><text:span text:style-name="T188">mapSize</text:span><text:span text:style-name="T207">(</text:span><text:span text:style-name="T234">self</text:span><text:span text:style-name="T207">) -&gt; </text:span><text:span text:style-name="T228">int<text:tab/><text:tab/></text:span><text:span text:style-name="T138">- </text:span><text:span text:style-name="T145">фактический </text:span><text:span text:style-name="T143">размер </text:span><text:span text:style-name="T151">массива.</text:span></text:p>
        </text:list-item>
        <text:list-item>
          <text:p text:style-name="P171"><text:span text:style-name="T188">itemsSize</text:span><text:span text:style-name="T207">(</text:span><text:span text:style-name="T234">self</text:span><text:span text:style-name="T207">) -&gt; </text:span><text:span text:style-name="T228">int<text:tab/><text:tab/></text:span><text:span text:style-name="T138">- </text:span><text:span text:style-name="T143">количество </text:span><text:span text:style-name="T151">хранимых</text:span><text:span text:style-name="T143"> элементов.</text:span></text:p>
        </text:list-item>
        <text:list-item>
          <text:p text:style-name="P171"><text:span text:style-name="T188">fillCoef</text:span><text:span text:style-name="T207">(</text:span><text:span text:style-name="T234">self</text:span><text:span text:style-name="T207">) -&gt; </text:span><text:span text:style-name="T228">float<text:tab/><text:tab/></text:span><text:span text:style-name="T138">- </text:span><text:span text:style-name="T143">коэффициент заполнения таблицы.</text:span></text:p>
        </text:list-item>
        <text:list-item>
          <text:p text:style-name="P171"><text:span text:style-name="T188">calcHash</text:span><text:span text:style-name="T207">(</text:span><text:span text:style-name="T234">self</text:span><text:span text:style-name="T207">, key) -&gt; </text:span><text:span text:style-name="T228">int<text:tab/></text:span><text:span text:style-name="T138">- </text:span><text:span text:style-name="T143">рассчёт хэш-функции.</text:span></text:p>
        </text:list-item>
        <text:list-item>
          <text:p text:style-name="P171"><text:soft-page-break/><text:span text:style-name="T188">insert</text:span><text:span text:style-name="T207">(</text:span><text:span text:style-name="T234">self</text:span><text:span text:style-name="T207">, obj: </text:span><text:span text:style-name="T138">Pair</text:span><text:span text:style-name="T207">) -&gt; </text:span><text:span text:style-name="T228">bool<text:tab/><text:tab/></text:span><text:span text:style-name="T138">-</text:span><text:span text:style-name="T143"> вставка пары ключ-значение.</text:span></text:p>
        </text:list-item>
        <text:list-item>
          <text:p text:style-name="P171"><text:span text:style-name="T188">get</text:span><text:span text:style-name="T207">(</text:span><text:span text:style-name="T234">self</text:span><text:span text:style-name="T207">, key</text:span><text:span text:style-name="T211">)</text:span><text:span text:style-name="T207"><text:tab/><text:tab/></text:span><text:span text:style-name="T138">- </text:span><text:span text:style-name="T143">получение значения по ключу.</text:span></text:p>
        </text:list-item>
        <text:list-item>
          <text:p text:style-name="P171"><text:span text:style-name="T188">remove</text:span><text:span text:style-name="T207">(</text:span><text:span text:style-name="T234">self</text:span><text:span text:style-name="T207">, key) -&gt; </text:span><text:span text:style-name="T228">bool<text:tab/></text:span><text:span text:style-name="T138">- </text:span><text:span text:style-name="T143">удаление пары по ключу.</text:span></text:p>
        </text:list-item>
        <text:list-item>
          <text:p text:style-name="P171"><text:span text:style-name="T188">refresh</text:span><text:span text:style-name="T207">(</text:span><text:span text:style-name="T234">self</text:span><text:span text:style-name="T143">)</text:span><text:span text:style-name="T234"><text:tab/><text:tab/></text:span><text:span text:style-name="T138">- </text:span><text:span text:style-name="T143">обновление таблицы (создание новой и копирование в текущую — требуется для расширения таблицы).</text:span></text:p>
        </text:list-item>
        <text:list-item>
          <text:p text:style-name="P171"><text:span text:style-name="T188">keyset</text:span><text:span text:style-name="T207">(</text:span><text:span text:style-name="T234">self</text:span><text:span text:style-name="T207">) -&gt; </text:span><text:span text:style-name="T228">list<text:tab/></text:span><text:span text:style-name="T138">- </text:span><text:span text:style-name="T143">список хранящихся ключей.</text:span></text:p>
        </text:list-item>
        <text:list-item>
          <text:p text:style-name="P171"><text:span text:style-name="T188">expand</text:span><text:span text:style-name="T207">(</text:span><text:span text:style-name="T234">self</text:span><text:span text:style-name="T207">, add: </text:span><text:span text:style-name="T228">int</text:span><text:span text:style-name="T143">)</text:span><text:span text:style-name="T228"><text:tab/></text:span><text:span text:style-name="T138">- </text:span><text:span text:style-name="T143">расширение таблицы на </text:span><text:span text:style-name="T144">заданное число ячеек.</text:span></text:p>
        </text:list-item>
        <text:list-item>
          <text:p text:style-name="P171"><text:span text:style-name="T232">__str__</text:span><text:span text:style-name="T207">(</text:span><text:span text:style-name="T234">self</text:span><text:span text:style-name="T207">) </text:span><text:span text:style-name="T229"><text:s/></text:span><text:span text:style-name="T143">и</text:span><text:span text:style-name="T232">__repr__</text:span><text:span text:style-name="T207">(</text:span><text:span text:style-name="T234">self</text:span><text:span text:style-name="T207">) — </text:span><text:span text:style-name="T210">для </text:span><text:span text:style-name="T211">вывода</text:span><text:span text:style-name="T210"> таблицы</text:span><text:span text:style-name="T211"> в текстовом виде.</text:span><text:span text:style-name="T248"><text:line-break/></text:span><text:line-break/></text:p>
        </text:list-item>
      </text:list>
      <text:p text:style-name="P110"><text:span text:style-name="T78">1.</text:span><text:span text:style-name="T79">3. Chained</text:span><text:span text:style-name="T78">Map</text:span></text:p>
      <text:p text:style-name="P89"><text:span text:style-name="T182">class </text:span><text:span text:style-name="T157">ChainedMap — </text:span><text:span text:style-name="T160">класс хэш-таблицы, реализующий интерфейс </text:span><text:span text:style-name="T186">HashMap</text:span><text:span text:style-name="T160">, решает проблему коллизий методом цепочек.</text:span></text:p>
      <text:p text:style-name="P181"/>
      <text:p text:style-name="P90"><text:span text:style-name="T160">Д</text:span><text:span text:style-name="T157">ополнительные методы:</text:span></text:p>
      <text:p text:style-name="P73"><text:span text:style-name="T188">__find</text:span><text:span text:style-name="T207">(</text:span><text:span text:style-name="T234">self</text:span><text:span text:style-name="T207">, key) -&gt; </text:span><text:span text:style-name="T138">Node</text:span><text:span text:style-name="T207"><text:tab/><text:tab/>- </text:span><text:span text:style-name="T212"><text:s/>универсальная функция поиска узла для вставки, удалени</text:span><text:span text:style-name="T213">я </text:span><text:span text:style-name="T215">и</text:span><text:span text:style-name="T212"> получения. Возвращает узел предыдущей перед найденным, если </text:span><text:span text:style-name="T221">следующий</text:span><text:span text:style-name="T214"> узел</text:span><text:span text:style-name="T212"> не </text:span><text:span text:style-name="T180">None</text:span><text:span text:style-name="T146"> — узел считается найденным. В случае если узел не найден — </text:span><text:span text:style-name="T124">следующий</text:span><text:span text:style-name="T146"> узел </text:span><text:span text:style-name="T148">(</text:span><text:span text:style-name="T180">None</text:span><text:span text:style-name="T148">) </text:span><text:span text:style-name="T147">будет узлом</text:span><text:span text:style-name="T146"> куда возможно вставить элемент. </text:span><text:span text:style-name="T125">Данный подход</text:span><text:span text:style-name="T146"> позволяет минимизировать методы вставки, поиска и удаления, </text:span><text:span text:style-name="T149">однако получается что новые элементы будут вставляться не в голову списков а в их конец (что в общем случае не влияет на корректность и скорость работы).</text:span></text:p>
      <text:p text:style-name="P89"><text:span text:style-name="T185">getListsFill</text:span><text:span text:style-name="T198">(</text:span><text:span text:style-name="T235">self</text:span><text:span text:style-name="T198">) -&gt; </text:span><text:span text:style-name="T157">List[int]</text:span><text:span text:style-name="T198"><text:tab/>- </text:span><text:span text:style-name="T201">возвращает список с количеством элементов в списках таблицы.</text:span></text:p>
      <text:p text:style-name="P176"/>
      <text:p text:style-name="P93"><text:span text:style-name="T201">Д</text:span><text:span text:style-name="T198">ополнительные константы: </text:span></text:p>
      <text:p text:style-name="P93"><text:span text:style-name="T198">EXPAND_COEF = </text:span><text:span text:style-name="T238">0.5<text:tab/><text:tab/></text:span><text:span text:style-name="T157">- определяет во сколько раз увеличится массив при «максимальном» заполнении.</text:span><text:line-break/><text:soft-page-break/><text:tab/><text:span text:style-name="T198">MAX_FILL_COEFF = </text:span><text:span text:style-name="T238">1.5<text:tab/></text:span><text:span text:style-name="T157">- определяет «максимальное» заполнение — максимальное значение коэффициента заполнения для расширения таблицы.</text:span></text:p>
      <text:p text:style-name="P179"/>
      <text:p text:style-name="P196"/>
      <text:p text:style-name="P109"><text:span text:style-name="T78">1.</text:span><text:span text:style-name="T80">4.</text:span><text:span text:style-name="T79"> </text:span><text:span text:style-name="T80">D</text:span><text:span text:style-name="T81">H</text:span><text:span text:style-name="T80">ashed</text:span><text:span text:style-name="T78">Map</text:span></text:p>
      <text:p text:style-name="P74"><text:span text:style-name="T179">class </text:span><text:span text:style-name="T138">DHashedMap — </text:span><text:span text:style-name="T146">класс хэш-таблицы, реализующий интерфейс </text:span><text:span text:style-name="T193">HashMap</text:span><text:span text:style-name="T146">, решает проблему коллизий методом </text:span><text:span text:style-name="T126">двойного хэширования (открытая адресация)</text:span><text:span text:style-name="T146">. </text:span><text:span text:style-name="T150">Дополнительно принимает в конструктор вторую хэш-функцию.</text:span></text:p>
      <text:p text:style-name="P182"/>
      <text:p text:style-name="P185">Дополнительные методы:</text:p>
      <text:p text:style-name="P91"><text:span text:style-name="T195">__probe</text:span><text:span text:style-name="T198">(</text:span><text:span text:style-name="T235">self</text:span><text:span text:style-name="T198">, h1: </text:span><text:span text:style-name="T227">int</text:span><text:span text:style-name="T198">, h2: </text:span><text:span text:style-name="T227">int</text:span><text:span text:style-name="T198">, i: </text:span><text:span text:style-name="T227">int</text:span><text:span text:style-name="T198">) -&gt; </text:span><text:span text:style-name="T227">int</text:span><text:span text:style-name="T198"><text:tab/>- </text:span><text:span text:style-name="T203">функция для взятия i-той пробы.</text:span></text:p>
      <text:p text:style-name="P92"><text:span text:style-name="T195">__find</text:span><text:span text:style-name="T198">(</text:span><text:span text:style-name="T235">self</text:span><text:span text:style-name="T198">, key) -&gt; </text:span><text:span text:style-name="T227">int</text:span><text:span text:style-name="T198">:<text:tab/><text:tab/>- </text:span><text:span text:style-name="T202">универсальная функция для поиска, удаления и вставки элемента. Возвращает индекс элемента, если тот найден, иначе возвращает место куда этот элемент возможно вставить </text:span><text:span text:style-name="T204">(для кластеров с удалёнными элементами возвращает последний найденный помеченный `deleted` элемент).</text:span></text:p>
      <text:p text:style-name="P185"/>
      <text:p text:style-name="P94"><text:span text:style-name="T201">Д</text:span><text:span text:style-name="T198">ополнительные константы: </text:span></text:p>
      <text:p text:style-name="P94"><text:span text:style-name="T224">EXPAND_COEF = </text:span><text:span text:style-name="T240">0.5<text:tab/><text:tab/></text:span><text:span text:style-name="T153">- определяет во сколько раз увеличится массив при «максимальном» заполнении.<text:line-break/><text:tab/></text:span><text:span text:style-name="T224">MAX_FILL_COEFF = </text:span><text:span text:style-name="T241">0</text:span><text:span text:style-name="T240">.</text:span><text:span text:style-name="T241">7</text:span><text:span text:style-name="T240"><text:tab/></text:span><text:span text:style-name="T153">- определяет «максимальное» заполнение — максимальное значение коэффициента заполнения для расширения таблицы.</text:span><text:span text:style-name="T154"> Данное значение было выбрано из следующего соображения: при максимальном (или близкому к максимальному) заполнению таблицы, функции поиска будут в общем случае перебирать почти всю таблицу.</text:span></text:p>
      <text:p text:style-name="P60"><text:span text:style-name="T6">2.</text:span><text:span text:style-name="T1"> </text:span><text:span text:style-name="T5">Исследование</text:span></text:p>
      <text:p text:style-name="P8"/>
      <text:p text:style-name="P108"><text:span text:style-name="T7">2.1. </text:span><text:span text:style-name="T82">Вспомогательные функции для тестов</text:span></text:p>
      <text:p text:style-name="P88"><text:span text:style-name="T196">str_hash</text:span><text:span text:style-name="T198">(s: </text:span><text:span text:style-name="T227">str</text:span><text:span text:style-name="T198">, k: </text:span><text:span text:style-name="T227">int </text:span><text:span text:style-name="T198">= K, p: </text:span><text:span text:style-name="T227">int </text:span><text:span text:style-name="T198">= P) -&gt; </text:span><text:span text:style-name="T227">int</text:span><text:span text:style-name="T198"> <text:tab/></text:span><text:span text:style-name="T205">- функция для хэширование строки полиномиальным способом.</text:span></text:p>
      <text:p text:style-name="P177"/>
      <text:p text:style-name="P88"><text:span text:style-name="T187">assertion</text:span><text:span text:style-name="T198">(cm: </text:span><text:span text:style-name="T157">ChainedMap</text:span><text:span text:style-name="T198">, dm: </text:span><text:span text:style-name="T157">DHashedMap</text:span><text:span text:style-name="T198">, pm: </text:span><text:span text:style-name="T227">dict</text:span><text:span text:style-name="T198">, printing=</text:span><text:span text:style-name="T177">False</text:span><text:span text:style-name="T198">) <text:tab/>-</text:span><text:span text:style-name="T206"> функция для проверки (с помощью </text:span><text:span text:style-name="T239">assert</text:span><text:span text:style-name="T164">) переданных таблиц на равенство: то есть равенство размеров (количества элементов), равенство списков ключей таблиц и непосредственно равенство элементов по каждому ключу.</text:span></text:p>
      <text:p text:style-name="P197"/>
      <text:p text:style-name="P76"><text:span text:style-name="T189">compare_insertion</text:span><text:span text:style-name="T216">(cm: </text:span><text:span text:style-name="T139">ChainedMap</text:span><text:span text:style-name="T216">, dm: </text:span><text:span text:style-name="T139">DHashedMap</text:span><text:span text:style-name="T216">, pm: </text:span><text:span text:style-name="T230">dict</text:span><text:span text:style-name="T216">, <text:s text:c="18"/>data: </text:span><text:span text:style-name="T139">List[Pair]</text:span><text:span text:style-name="T216">, printing: </text:span><text:span text:style-name="T230">bool </text:span><text:span text:style-name="T216">= </text:span><text:span text:style-name="T181">True</text:span><text:span text:style-name="T216">):<text:tab/>- </text:span><text:span text:style-name="T217">функция для сравнения вставки списка </text:span><text:span text:style-name="T222">пар</text:span><text:span text:style-name="T217"> `data` в 3 переданные хэш-таблицы: таблица с методом цепочек, с методом двойного хэширования и стандартный словарь в языке `Python`. </text:span><text:span text:style-name="T218">Осуществляет проверку с помощью функции </text:span><text:span text:style-name="T192">assertion</text:span><text:span text:style-name="T141">.</text:span></text:p>
      <text:p text:style-name="P178"/>
      <text:p text:style-name="P76"><text:span text:style-name="T189">compare_deleting</text:span><text:span text:style-name="T216">(cm: </text:span><text:span text:style-name="T139">ChainedMap</text:span><text:span text:style-name="T216">, dm: </text:span><text:span text:style-name="T139">DHashedMap</text:span><text:span text:style-name="T216">, pm: </text:span><text:span text:style-name="T230">dict</text:span><text:span text:style-name="T216">, keys: </text:span><text:span text:style-name="T230">list</text:span><text:span text:style-name="T216">, printing: </text:span><text:span text:style-name="T230">bool </text:span><text:span text:style-name="T216">= </text:span><text:span text:style-name="T181">True</text:span><text:span text:style-name="T216">):<text:tab/><text:tab/>- </text:span><text:span text:style-name="T219">функция для удаления из 3ёх переданных таблиц элементов по списку ключей `keys`, производит </text:span><text:span text:style-name="T223">проверку с помощью функции </text:span><text:span text:style-name="T194">assertion</text:span><text:span text:style-name="T142">.</text:span></text:p>
      <text:p text:style-name="P199"/>
      <text:p text:style-name="P108"><text:span text:style-name="T7">2.2. </text:span><text:span text:style-name="T32"><text:s/></text:span><text:span text:style-name="T40">Тестирование корректности</text:span></text:p>
      <text:p text:style-name="P75"><text:span text:style-name="T55">В </text:span><text:span text:style-name="T57">этом</text:span><text:span text:style-name="T56"> разделе (</text:span><text:span text:style-name="T58">testing/accuracy_tests</text:span><text:span text:style-name="T61">) <text:s/>проводится качественное исследование реализованных хэш-таблиц и их сравнение со стандартным словарём </text:span><text:span text:style-name="T183">dict</text:span><text:span text:style-name="T61">. </text:span><text:span text:style-name="T62">Все тесты можно запустить (без вывода </text:span><text:span text:style-name="T122">промежуточной</text:span><text:span text:style-name="T62"> информации) <text:s text:c="2"/>скриптом </text:span><text:span text:style-name="T63">`</text:span><text:span text:style-name="T59">all.py</text:span><text:span text:style-name="T60">`</text:span><text:span text:style-name="T63">, </text:span><text:span text:style-name="T65">по итогу все тесты </text:span><text:span text:style-name="T66">были </text:span><text:span text:style-name="T65">успешно пройдены</text:span><text:span text:style-name="T62">. </text:span><text:span text:style-name="T64">Вставка и удаление данных в таблицы осуществляется с помощью описанных выше вспомогательных </text:span><text:span text:style-name="T123">функций</text:span><text:span text:style-name="T64">.</text:span></text:p>
      <text:p text:style-name="P192"/>
      <text:p text:style-name="P66"><text:soft-page-break/><text:span text:style-name="T32">2.2.</text:span><text:span text:style-name="T41">1.</text:span><text:span text:style-name="T32"> <text:s/></text:span><text:span text:style-name="T83">Числа </text:span><text:span text:style-name="T84">(</text:span><text:span text:style-name="T131">numbers.py</text:span><text:span text:style-name="T84">)</text:span></text:p>
      <text:p text:style-name="P67"><text:span text:style-name="T83"><text:tab/></text:span><text:span text:style-name="T111">В данных тестах сравнивается вставка (с коллизиями и без) и удаление подготовленных наборов данных. В качестве ключей хэш-таблиц выступают числа.</text:span></text:p>
      <text:p text:style-name="P66"><text:span text:style-name="T32">2.2.</text:span><text:span text:style-name="T41">2.</text:span><text:span text:style-name="T32"> <text:s/></text:span><text:span text:style-name="T83">Строки </text:span><text:span text:style-name="T84">(</text:span><text:span text:style-name="T131">strings.py</text:span><text:span text:style-name="T84">)</text:span></text:p>
      <text:p text:style-name="P95"><text:span text:style-name="T100">В </text:span><text:span text:style-name="T96">данных тестах сравнивается вставка и удаление подготовленных данных со строками в качестве ключей, также один тест с генерацией случайных строк </text:span><text:span text:style-name="T101">заданной длины</text:span><text:span text:style-name="T96">.</text:span></text:p>
      <text:p text:style-name="P187"/>
      <text:p text:style-name="P66"><text:span text:style-name="T32">2.2.</text:span><text:span text:style-name="T41">3</text:span><text:span text:style-name="T32">. </text:span><text:span text:style-name="T83">Случайный большой набор чисел </text:span><text:span text:style-name="T84">(random_tests.py)</text:span></text:p>
      <text:p text:style-name="P96"><text:span text:style-name="T100">В </text:span><text:span text:style-name="T96">данных тестах сравнивается вставка и удаление случайных наборов данных с числами в качестве ключей. Размеры массивов входных значений соответственно 50 и 100_000.</text:span></text:p>
      <text:p text:style-name="P188"/>
      <text:p text:style-name="P184"/>
      <text:p text:style-name="P184"/>
      <text:p text:style-name="P119"><text:span text:style-name="T77">2.2. <text:s/></text:span><text:span text:style-name="T85">Тестирование </text:span><text:span text:style-name="T86">времени работы</text:span></text:p>
      <text:p text:style-name="P97"><text:span text:style-name="T105">В</text:span><text:span text:style-name="T102"> </text:span><text:span text:style-name="T103">этом</text:span><text:span text:style-name="T104"> разделе (</text:span><text:span text:style-name="T136">testing/</text:span><text:span text:style-name="T137">time</text:span><text:span text:style-name="T136">_tests</text:span><text:span text:style-name="T127">) <text:s/></text:span><text:span text:style-name="T128">производится количественная оценка и сравнение характеристик реализованных структур данных (время работы). Также для сравнения те же тесты запускаются на стандартном словар</text:span><text:span text:style-name="T129">е</text:span><text:span text:style-name="T128"> </text:span><text:span text:style-name="T242">dict</text:span><text:span text:style-name="T128">. </text:span><text:span text:style-name="T130">Время измерялось в микросекундах (мкс.).</text:span></text:p>
      <text:p text:style-name="P186"/>
      <text:p text:style-name="P68"><text:span text:style-name="T88">2.2.</text:span><text:span text:style-name="T87">1.</text:span><text:span text:style-name="T88"> </text:span><text:span text:style-name="T87">Вставка </text:span><text:span text:style-name="T89">(</text:span><text:span text:style-name="T132">insertion.py</text:span><text:span text:style-name="T89">)</text:span></text:p>
      <text:p text:style-name="P70"><text:span text:style-name="T112">В </text:span><text:span text:style-name="T113">данном тесте проверяется время </text:span><text:span text:style-name="T114">вставки целого массива случайных даннх в</text:span><text:span text:style-name="T113"> хэш-таблиц</text:span><text:span text:style-name="T114">ы</text:span><text:span text:style-name="T113"> с заданными параметрами: </text:span><text:span text:style-name="T115">`N` - </text:span><text:span text:style-name="T113">количество тестов, <text:s/></text:span><text:span text:style-name="T115">`S` - </text:span><text:span text:style-name="T113">начальные размеры таблиц. При проведении теста считается среднее время за количество </text:span><text:span text:style-name="T116">экспериментов</text:span><text:span text:style-name="T113"> равных указанному параметру </text:span><text:span text:style-name="T117">(в</text:span><text:span text:style-name="T118">о всех</text:span><text:span text:style-name="T117"> проведённых тестах число </text:span><text:span text:style-name="T119">экспериментов</text:span><text:span text:style-name="T117"> было равно 100)</text:span><text:span text:style-name="T113">. </text:span><text:span text:style-name="T120">Результаты представлены в следующих таблицах. </text:span></text:p>
      <text:p text:style-name="P189"/>
      <text:p text:style-name="P190"><text:soft-page-break/>ChainedMap:</text:p>
      <text:p text:style-name="Table">Таблица <text:sequence text:ref-name="refTable0" text:name="Table" text:formula="ooow:Table+1" style:num-format="1">1</text:sequence>: Результаты вставки в таблицу с методом цепочек</text:p>
      <table:table table:name="Таблица4" table:style-name="Таблица4">
        <table:table-column table:style-name="Таблица4.A" table:number-columns-repeated="5"/>
        <table:table-row table:style-name="TableLine93869790444816">
          <table:table-cell table:style-name="Таблица4.A1" office:value-type="string">
            <text:p text:style-name="P130">t, мкс.</text:p>
          </table:table-cell>
          <table:table-cell table:style-name="Таблица4.A1" office:value-type="string">
            <text:p text:style-name="P128">S = 10</text:p>
          </table:table-cell>
          <table:table-cell table:style-name="Таблица4.A1" office:value-type="string">
            <text:p text:style-name="P128">S = 100</text:p>
          </table:table-cell>
          <table:table-cell table:style-name="Таблица4.A1" office:value-type="string">
            <text:p text:style-name="P128">S = 1000</text:p>
          </table:table-cell>
          <table:table-cell table:style-name="Таблица4.E1" office:value-type="string">
            <text:p text:style-name="P128">S = 10_000</text:p>
          </table:table-cell>
        </table:table-row>
        <table:table-row table:style-name="TableLine93869790634784">
          <table:table-cell table:style-name="Таблица4.A2" office:value-type="string">
            <text:p text:style-name="P164">N = 10</text:p>
          </table:table-cell>
          <table:table-cell table:style-name="Таблица4.A2" office:value-type="string">
            <text:p text:style-name="P132">35</text:p>
          </table:table-cell>
          <table:table-cell table:style-name="Таблица4.A2" office:value-type="string">
            <text:p text:style-name="P132">36</text:p>
          </table:table-cell>
          <table:table-cell table:style-name="Таблица4.A2" office:value-type="string">
            <text:p text:style-name="P132">39</text:p>
          </table:table-cell>
          <table:table-cell table:style-name="Таблица4.E2" office:value-type="string">
            <text:p text:style-name="P132">60</text:p>
          </table:table-cell>
        </table:table-row>
        <table:table-row table:style-name="TableLine93869790698000">
          <table:table-cell table:style-name="Таблица4.A2" office:value-type="string">
            <text:p text:style-name="P126">N = 100</text:p>
          </table:table-cell>
          <table:table-cell table:style-name="Таблица4.A2" office:value-type="string">
            <text:p text:style-name="P134">813</text:p>
          </table:table-cell>
          <table:table-cell table:style-name="Таблица4.A2" office:value-type="string">
            <text:p text:style-name="P134">190</text:p>
          </table:table-cell>
          <table:table-cell table:style-name="Таблица4.A2" office:value-type="string">
            <text:p text:style-name="P134">201</text:p>
          </table:table-cell>
          <table:table-cell table:style-name="Таблица4.E2" office:value-type="string">
            <text:p text:style-name="P134">230</text:p>
          </table:table-cell>
        </table:table-row>
        <table:table-row table:style-name="TableLine93869790717104">
          <table:table-cell table:style-name="Таблица4.A2" office:value-type="string">
            <text:p text:style-name="P126">N = 1000</text:p>
          </table:table-cell>
          <table:table-cell table:style-name="Таблица4.A2" office:value-type="string">
            <text:p text:style-name="P134">8842</text:p>
          </table:table-cell>
          <table:table-cell table:style-name="Таблица4.A2" office:value-type="string">
            <text:p text:style-name="P134">9456</text:p>
          </table:table-cell>
          <table:table-cell table:style-name="Таблица4.A2" office:value-type="string">
            <text:p text:style-name="P134">2303</text:p>
          </table:table-cell>
          <table:table-cell table:style-name="Таблица4.E2" office:value-type="string">
            <text:p text:style-name="P134">2557</text:p>
          </table:table-cell>
        </table:table-row>
        <table:table-row table:style-name="TableLine93869790673152">
          <table:table-cell table:style-name="Таблица4.A2" office:value-type="string">
            <text:p text:style-name="P126">N = 10_000</text:p>
          </table:table-cell>
          <table:table-cell table:style-name="Таблица4.A2" office:value-type="string">
            <text:p text:style-name="P134">136339</text:p>
          </table:table-cell>
          <table:table-cell table:style-name="Таблица4.A2" office:value-type="string">
            <text:p text:style-name="P134">129522</text:p>
          </table:table-cell>
          <table:table-cell table:style-name="Таблица4.A2" office:value-type="string">
            <text:p text:style-name="P134">109494</text:p>
          </table:table-cell>
          <table:table-cell table:style-name="Таблица4.E2" office:value-type="string">
            <text:p text:style-name="P134">31968</text:p>
          </table:table-cell>
        </table:table-row>
      </table:table>
      <text:p text:style-name="P198"/>
      <text:p text:style-name="P118"><text:tab/><text:span text:style-name="T106">DHashedMap:</text:span></text:p>
      <text:p text:style-name="P123">Таблица <text:sequence text:ref-name="refTable1" text:name="Table" text:formula="ooow:Table+1" style:num-format="1">2</text:sequence>: Результаты вставки в таблицу с двойным хэшированием</text:p>
      <table:table table:name="Таблица6" table:style-name="Таблица6">
        <table:table-column table:style-name="Таблица6.A" table:number-columns-repeated="5"/>
        <table:table-row table:style-name="TableLine93869790744256">
          <table:table-cell table:style-name="Таблица6.A1" office:value-type="string">
            <text:p text:style-name="P131">t, мкс.</text:p>
          </table:table-cell>
          <table:table-cell table:style-name="Таблица6.A1" office:value-type="string">
            <text:p text:style-name="P129">S = 10</text:p>
          </table:table-cell>
          <table:table-cell table:style-name="Таблица6.A1" office:value-type="string">
            <text:p text:style-name="P129">S = 100</text:p>
          </table:table-cell>
          <table:table-cell table:style-name="Таблица6.A1" office:value-type="string">
            <text:p text:style-name="P129">S = 1000</text:p>
          </table:table-cell>
          <table:table-cell table:style-name="Таблица6.E1" office:value-type="string">
            <text:p text:style-name="P129">S = 10_000</text:p>
          </table:table-cell>
        </table:table-row>
        <table:table-row table:style-name="TableLine93869790865280">
          <table:table-cell table:style-name="Таблица6.A2" office:value-type="string">
            <text:p text:style-name="P127">N = 10</text:p>
          </table:table-cell>
          <table:table-cell table:style-name="Таблица6.A2" office:value-type="string">
            <text:p text:style-name="P133">94</text:p>
          </table:table-cell>
          <table:table-cell table:style-name="Таблица6.A2" office:value-type="string">
            <text:p text:style-name="P133">44</text:p>
          </table:table-cell>
          <table:table-cell table:style-name="Таблица6.A2" office:value-type="string">
            <text:p text:style-name="P135">53</text:p>
          </table:table-cell>
          <table:table-cell table:style-name="Таблица6.E2" office:value-type="string">
            <text:p text:style-name="P135">55</text:p>
          </table:table-cell>
        </table:table-row>
        <table:table-row table:style-name="TableLine93869790866960">
          <table:table-cell table:style-name="Таблица6.A2" office:value-type="string">
            <text:p text:style-name="P127">N = 100</text:p>
          </table:table-cell>
          <table:table-cell table:style-name="Таблица6.A2" office:value-type="string">
            <text:p text:style-name="P135">956</text:p>
          </table:table-cell>
          <table:table-cell table:style-name="Таблица6.A2" office:value-type="string">
            <text:p text:style-name="P135">487</text:p>
          </table:table-cell>
          <table:table-cell table:style-name="Таблица6.A2" office:value-type="string">
            <text:p text:style-name="P135">236</text:p>
          </table:table-cell>
          <table:table-cell table:style-name="Таблица6.E2" office:value-type="string">
            <text:p text:style-name="P135">244</text:p>
          </table:table-cell>
        </table:table-row>
        <table:table-row table:style-name="TableLine93869790868096">
          <table:table-cell table:style-name="Таблица6.A2" office:value-type="string">
            <text:p text:style-name="P127">N = 1000</text:p>
          </table:table-cell>
          <table:table-cell table:style-name="Таблица6.A2" office:value-type="string">
            <text:p text:style-name="P135">10489</text:p>
          </table:table-cell>
          <table:table-cell table:style-name="Таблица6.A2" office:value-type="string">
            <text:p text:style-name="P135">10797</text:p>
          </table:table-cell>
          <table:table-cell table:style-name="Таблица6.A2" office:value-type="string">
            <text:p text:style-name="P135">5089</text:p>
          </table:table-cell>
          <table:table-cell table:style-name="Таблица6.E2" office:value-type="string">
            <text:p text:style-name="P135">2657</text:p>
          </table:table-cell>
        </table:table-row>
        <table:table-row table:style-name="TableLine93869790869632">
          <table:table-cell table:style-name="Таблица6.A2" office:value-type="string">
            <text:p text:style-name="P127">N = 10_000</text:p>
          </table:table-cell>
          <table:table-cell table:style-name="Таблица6.A2" office:value-type="string">
            <text:p text:style-name="P135">111838</text:p>
          </table:table-cell>
          <table:table-cell table:style-name="Таблица6.A2" office:value-type="string">
            <text:p text:style-name="P135">106055</text:p>
          </table:table-cell>
          <table:table-cell table:style-name="Таблица6.A2" office:value-type="string">
            <text:p text:style-name="P135">116472</text:p>
          </table:table-cell>
          <table:table-cell table:style-name="Таблица6.E2" office:value-type="string">
            <text:p text:style-name="P135">65042</text:p>
          </table:table-cell>
        </table:table-row>
      </table:table>
      <text:p text:style-name="P113"><text:tab/></text:p>
      <text:p text:style-name="P114"><text:span text:style-name="T106"><text:tab/></text:span><text:span text:style-name="T107">dict</text:span><text:span text:style-name="T106">:</text:span></text:p>
      <text:p text:style-name="P124">Таблица <text:sequence text:ref-name="refTable2" text:name="Table" text:formula="ooow:Table+1" style:num-format="1">3</text:sequence>: Результаты вставки в стандартный словарь </text:p>
      <table:table table:name="Таблица5" table:style-name="Таблица5">
        <table:table-column table:style-name="Таблица5.A"/>
        <table:table-column table:style-name="Таблица5.B"/>
        <table:table-row table:style-name="TableLine93869790874800">
          <table:table-cell table:style-name="Таблица5.A1" office:value-type="string">
            <text:p text:style-name="P147">N</text:p>
          </table:table-cell>
          <table:table-cell table:style-name="Таблица5.B1" office:value-type="string">
            <text:p text:style-name="P147">t, мкс.</text:p>
          </table:table-cell>
        </table:table-row>
        <table:table-row table:style-name="TableLine93869790880384">
          <table:table-cell table:style-name="Таблица5.A2" office:value-type="string">
            <text:p text:style-name="P127">10</text:p>
          </table:table-cell>
          <table:table-cell table:style-name="Таблица5.B2" office:value-type="string">
            <text:p text:style-name="P136">1</text:p>
          </table:table-cell>
        </table:table-row>
        <table:table-row table:style-name="TableLine93869790881664">
          <table:table-cell table:style-name="Таблица5.A2" office:value-type="string">
            <text:p text:style-name="P127">100</text:p>
          </table:table-cell>
          <table:table-cell table:style-name="Таблица5.B2" office:value-type="string">
            <text:p text:style-name="P136">10</text:p>
          </table:table-cell>
        </table:table-row>
        <table:table-row table:style-name="TableLine93869790882304">
          <table:table-cell table:style-name="Таблица5.A2" office:value-type="string">
            <text:p text:style-name="P127">1000</text:p>
          </table:table-cell>
          <table:table-cell table:style-name="Таблица5.B2" office:value-type="string">
            <text:p text:style-name="P136">109</text:p>
          </table:table-cell>
        </table:table-row>
        <table:table-row table:style-name="Таблица5.5">
          <table:table-cell table:style-name="Таблица5.A2" office:value-type="string">
            <text:p text:style-name="P127">10_000</text:p>
          </table:table-cell>
          <table:table-cell table:style-name="Таблица5.B2" office:value-type="string">
            <text:p text:style-name="P136">1630</text:p>
          </table:table-cell>
        </table:table-row>
      </table:table>
      <text:p text:style-name="P113"/>
      <text:p text:style-name="P113"/>
      <text:p text:style-name="P69"><text:span text:style-name="T88">2.2.</text:span><text:span text:style-name="T90">2</text:span><text:span text:style-name="T87">.</text:span><text:span text:style-name="T88"> </text:span><text:span text:style-name="T90">Поиск </text:span><text:span text:style-name="T89">(</text:span><text:span text:style-name="T133">search</text:span><text:span text:style-name="T134">ing</text:span><text:span text:style-name="T132">.py</text:span><text:span text:style-name="T89">)</text:span></text:p>
      <text:p text:style-name="P200"><text:tab/>В данном тесте производится оценка времени поиска элементов в таблицах. Поиск производится по всему существующему набору ключей.</text:p>
      <text:p text:style-name="P125">Таблица <text:sequence text:ref-name="refTable3" text:name="Table" text:formula="ooow:Table+1" style:num-format="1">4</text:sequence>: Результаты времени поиска в различных таблицах</text:p>
      <table:table table:name="Таблица7" table:style-name="Таблица7">
        <table:table-column table:style-name="Таблица7.A" table:number-columns-repeated="5"/>
        <table:table-row table:style-name="TableLine93869790892480">
          <table:table-cell table:style-name="Таблица7.A1" office:value-type="string">
            <text:p text:style-name="P141">t, <text:span text:style-name="T251">мкс.</text:span></text:p>
          </table:table-cell>
          <table:table-cell table:style-name="Таблица7.A1" office:value-type="string">
            <text:p text:style-name="P137">N = 100</text:p>
          </table:table-cell>
          <table:table-cell table:style-name="Таблица7.A1" office:value-type="string">
            <text:p text:style-name="P137">N = 1000</text:p>
          </table:table-cell>
          <table:table-cell table:style-name="Таблица7.A1" office:value-type="string">
            <text:p text:style-name="P137">N = 10_000</text:p>
          </table:table-cell>
          <table:table-cell table:style-name="Таблица7.E1" office:value-type="string">
            <text:p text:style-name="P137">N = 100_000</text:p>
          </table:table-cell>
        </table:table-row>
        <table:table-row table:style-name="TableLine93869790908896">
          <table:table-cell table:style-name="Таблица7.A2" office:value-type="string">
            <text:p text:style-name="P137">ChainedMap</text:p>
          </table:table-cell>
          <table:table-cell table:style-name="Таблица7.A2" office:value-type="string">
            <text:p text:style-name="P145">1.0</text:p>
          </table:table-cell>
          <table:table-cell table:style-name="Таблица7.A2" office:value-type="string">
            <text:p text:style-name="P145">1</text:p>
          </table:table-cell>
          <table:table-cell table:style-name="Таблица7.A2" office:value-type="string">
            <text:p text:style-name="P145">1.5</text:p>
          </table:table-cell>
          <table:table-cell table:style-name="Таблица7.E2" office:value-type="string">
            <text:p text:style-name="P145">1.6</text:p>
          </table:table-cell>
        </table:table-row>
        <table:table-row table:style-name="TableLine93869790910576">
          <table:table-cell table:style-name="Таблица7.A2" office:value-type="string">
            <text:p text:style-name="P137">DHashedMap</text:p>
          </table:table-cell>
          <table:table-cell table:style-name="Таблица7.A2" office:value-type="string">
            <text:p text:style-name="P145">2.5</text:p>
          </table:table-cell>
          <table:table-cell table:style-name="Таблица7.A2" office:value-type="string">
            <text:p text:style-name="P145">2.8</text:p>
          </table:table-cell>
          <table:table-cell table:style-name="Таблица7.A2" office:value-type="string">
            <text:p text:style-name="P145">3</text:p>
          </table:table-cell>
          <table:table-cell table:style-name="Таблица7.E2" office:value-type="string">
            <text:p text:style-name="P145">3</text:p>
          </table:table-cell>
        </table:table-row>
        <table:table-row table:style-name="TableLine93869790911712">
          <table:table-cell table:style-name="Таблица7.A2" office:value-type="string">
            <text:p text:style-name="P137">dict</text:p>
          </table:table-cell>
          <table:table-cell table:style-name="Таблица7.A2" office:value-type="string">
            <text:p text:style-name="P145">0.1</text:p>
          </table:table-cell>
          <table:table-cell table:style-name="Таблица7.A2" office:value-type="string">
            <text:p text:style-name="P145">0.2</text:p>
          </table:table-cell>
          <table:table-cell table:style-name="Таблица7.A2" office:value-type="string">
            <text:p text:style-name="P146">0.2</text:p>
          </table:table-cell>
          <table:table-cell table:style-name="Таблица7.E2" office:value-type="string">
            <text:p text:style-name="P146">0.2</text:p>
          </table:table-cell>
        </table:table-row>
      </table:table>
      <text:p text:style-name="P183"/>
      <text:p text:style-name="P98"><text:soft-page-break/><text:span text:style-name="T88">2.2.</text:span><text:span text:style-name="T92">3</text:span><text:span text:style-name="T87">.</text:span><text:span text:style-name="T88"> <text:s/></text:span><text:span text:style-name="T91">Удаление</text:span><text:span text:style-name="T90"> </text:span><text:span text:style-name="T89">(</text:span><text:span text:style-name="T135">deleting</text:span><text:span text:style-name="T132">.py</text:span><text:span text:style-name="T89">)</text:span></text:p>
      <text:p text:style-name="P113"><text:tab/><text:span text:style-name="T11">В данном тесте производится оценка времени удаления всех элементов из таблиц. </text:span></text:p>
      <text:p text:style-name="P123">Таблица <text:sequence text:ref-name="refTable4" text:name="Table" text:formula="ooow:Table+1" style:num-format="1">5</text:sequence>: Результаты времени удаления</text:p>
      <table:table table:name="Таблица8" table:style-name="Таблица8">
        <table:table-column table:style-name="Таблица8.A" table:number-columns-repeated="5"/>
        <table:table-row table:style-name="TableLine93869790926832">
          <table:table-cell table:style-name="Таблица8.A1" office:value-type="string">
            <text:p text:style-name="P142">t, <text:span text:style-name="T251">мкс.</text:span></text:p>
          </table:table-cell>
          <table:table-cell table:style-name="Таблица8.A1" office:value-type="string">
            <text:p text:style-name="P138">N = 10</text:p>
          </table:table-cell>
          <table:table-cell table:style-name="Таблица8.A1" office:value-type="string">
            <text:p text:style-name="P138">N = 100</text:p>
          </table:table-cell>
          <table:table-cell table:style-name="Таблица8.A1" office:value-type="string">
            <text:p text:style-name="P138">N = 10<text:span text:style-name="T252">00</text:span></text:p>
          </table:table-cell>
          <table:table-cell table:style-name="Таблица8.E1" office:value-type="string">
            <text:p text:style-name="P138">N = 10_000</text:p>
          </table:table-cell>
        </table:table-row>
        <table:table-row table:style-name="TableLine93869790936048">
          <table:table-cell table:style-name="Таблица8.A2" office:value-type="string">
            <text:p text:style-name="P138">ChainedMap</text:p>
          </table:table-cell>
          <table:table-cell table:style-name="Таблица8.A2" office:value-type="string">
            <text:p text:style-name="P148">1085</text:p>
          </table:table-cell>
          <table:table-cell table:style-name="Таблица8.A2" office:value-type="string">
            <text:p text:style-name="P148">1059</text:p>
          </table:table-cell>
          <table:table-cell table:style-name="Таблица8.A2" office:value-type="string">
            <text:p text:style-name="P148">1551</text:p>
          </table:table-cell>
          <table:table-cell table:style-name="Таблица8.E2" office:value-type="string">
            <text:p text:style-name="P148">1691</text:p>
          </table:table-cell>
        </table:table-row>
        <table:table-row table:style-name="TableLine93869790937728">
          <table:table-cell table:style-name="Таблица8.A2" office:value-type="string">
            <text:p text:style-name="P138">DHashedMap*</text:p>
          </table:table-cell>
          <table:table-cell table:style-name="Таблица8.A2" office:value-type="string">
            <text:p text:style-name="P148">2569</text:p>
          </table:table-cell>
          <table:table-cell table:style-name="Таблица8.A2" office:value-type="string">
            <text:p text:style-name="P148">2819</text:p>
          </table:table-cell>
          <table:table-cell table:style-name="Таблица8.A2" office:value-type="string">
            <text:p text:style-name="P148">2982</text:p>
          </table:table-cell>
          <table:table-cell table:style-name="Таблица8.E2" office:value-type="string">
            <text:p text:style-name="P148">2978</text:p>
          </table:table-cell>
        </table:table-row>
        <table:table-row table:style-name="TableLine93869790938864">
          <table:table-cell table:style-name="Таблица8.A2" office:value-type="string">
            <text:p text:style-name="P138">dict</text:p>
          </table:table-cell>
          <table:table-cell table:style-name="Таблица8.A2" office:value-type="string">
            <text:p text:style-name="P148">115</text:p>
          </table:table-cell>
          <table:table-cell table:style-name="Таблица8.A2" office:value-type="string">
            <text:p text:style-name="P148">170</text:p>
          </table:table-cell>
          <table:table-cell table:style-name="Таблица8.A2" office:value-type="string">
            <text:p text:style-name="P148">130</text:p>
          </table:table-cell>
          <table:table-cell table:style-name="Таблица8.E2" office:value-type="string">
            <text:p text:style-name="P148">216</text:p>
          </table:table-cell>
        </table:table-row>
      </table:table>
      <text:p text:style-name="P115"/>
      <text:p text:style-name="P115"><text:tab/>*<text:span text:style-name="T253">для таблицы с методом двойного хэширование реальный размер таблицы был больше (выбран таким образом чтобы не приходилось делать дополнительного расширения).</text:span></text:p>
      <text:p text:style-name="P113"/>
      <text:p text:style-name="P113"/>
      <text:p text:style-name="P71"><text:span text:style-name="T88">2.2.</text:span><text:span text:style-name="T94">4</text:span><text:span text:style-name="T87">.</text:span><text:span text:style-name="T88"> <text:s/></text:span><text:span text:style-name="T93">Тестирование на реальной задаче</text:span><text:span text:style-name="T90"> </text:span></text:p>
      <text:p text:style-name="P120"><text:span text:style-name="T10"><text:tab/>В данном тесте </text:span><text:span text:style-name="T12">(`</text:span><text:span text:style-name="T19">counting_task.py`</text:span><text:span text:style-name="T22">)</text:span><text:span text:style-name="T10"> хэш-таблицы были протестированы на задаче поиска количества уникальных чисел в сгенерированной последовательности. Сами числа расположены в диапазоне от 0 до 100. </text:span><text:span text:style-name="T13">Начальный размер таблиц = 10.</text:span></text:p>
      <text:p text:style-name="P123">Таблица <text:sequence text:ref-name="refTable5" text:name="Table" text:formula="ooow:Table+1" style:num-format="1">6</text:sequence>: Результаты решения задачи</text:p>
      <table:table table:name="Таблица9" table:style-name="Таблица9">
        <table:table-column table:style-name="Таблица9.A" table:number-columns-repeated="5"/>
        <table:table-row table:style-name="TableLine93869790949808">
          <table:table-cell table:style-name="Таблица9.A1" office:value-type="string">
            <text:p text:style-name="P143">t, <text:span text:style-name="T251">мкс.</text:span></text:p>
          </table:table-cell>
          <table:table-cell table:style-name="Таблица9.A1" office:value-type="string">
            <text:p text:style-name="P139">N = 10</text:p>
          </table:table-cell>
          <table:table-cell table:style-name="Таблица9.A1" office:value-type="string">
            <text:p text:style-name="P139">N = 100</text:p>
          </table:table-cell>
          <table:table-cell table:style-name="Таблица9.A1" office:value-type="string">
            <text:p text:style-name="P139">N = 10<text:span text:style-name="T252">00</text:span></text:p>
          </table:table-cell>
          <table:table-cell table:style-name="Таблица9.E1" office:value-type="string">
            <text:p text:style-name="P139">N = 10_000</text:p>
          </table:table-cell>
        </table:table-row>
        <table:table-row table:style-name="TableLine93869790963536">
          <table:table-cell table:style-name="Таблица9.A2" office:value-type="string">
            <text:p text:style-name="P139">ChainedMap</text:p>
          </table:table-cell>
          <table:table-cell table:style-name="Таблица9.A2" office:value-type="string">
            <text:p text:style-name="P149">38</text:p>
          </table:table-cell>
          <table:table-cell table:style-name="Таблица9.A2" office:value-type="string">
            <text:p text:style-name="P149">1687</text:p>
          </table:table-cell>
          <table:table-cell table:style-name="Таблица9.A2" office:value-type="string">
            <text:p text:style-name="P149">29091</text:p>
          </table:table-cell>
          <table:table-cell table:style-name="Таблица9.E2" office:value-type="string">
            <text:p text:style-name="P149">299401</text:p>
          </table:table-cell>
        </table:table-row>
        <table:table-row table:style-name="TableLine93869790965216">
          <table:table-cell table:style-name="Таблица9.A2" office:value-type="string">
            <text:p text:style-name="P139">DHashedMap*</text:p>
          </table:table-cell>
          <table:table-cell table:style-name="Таблица9.A2" office:value-type="string">
            <text:p text:style-name="P149">56</text:p>
          </table:table-cell>
          <table:table-cell table:style-name="Таблица9.A2" office:value-type="string">
            <text:p text:style-name="P149">1194</text:p>
          </table:table-cell>
          <table:table-cell table:style-name="Таблица9.A2" office:value-type="string">
            <text:p text:style-name="P149">15016</text:p>
          </table:table-cell>
          <table:table-cell table:style-name="Таблица9.E2" office:value-type="string">
            <text:p text:style-name="P149">152750</text:p>
          </table:table-cell>
        </table:table-row>
        <table:table-row table:style-name="TableLine93869790966352">
          <table:table-cell table:style-name="Таблица9.A2" office:value-type="string">
            <text:p text:style-name="P139">dict</text:p>
          </table:table-cell>
          <table:table-cell table:style-name="Таблица9.A2" office:value-type="string">
            <text:p text:style-name="P149">1</text:p>
          </table:table-cell>
          <table:table-cell table:style-name="Таблица9.A2" office:value-type="string">
            <text:p text:style-name="P149">16</text:p>
          </table:table-cell>
          <table:table-cell table:style-name="Таблица9.A2" office:value-type="string">
            <text:p text:style-name="P149">138</text:p>
          </table:table-cell>
          <table:table-cell table:style-name="Таблица9.E2" office:value-type="string">
            <text:p text:style-name="P149">1576</text:p>
          </table:table-cell>
        </table:table-row>
      </table:table>
      <text:p text:style-name="P116"/>
      <text:p text:style-name="P113"/>
      <text:p text:style-name="P105"><text:span text:style-name="T165"><text:tab/></text:span><text:span text:style-name="T14">В </text:span><text:span text:style-name="T254">усложнённом</text:span><text:span text:style-name="T14"> тесте </text:span><text:span text:style-name="T15">(`</text:span><text:span text:style-name="T20">counting_task_</text:span><text:span text:style-name="T21">improved</text:span><text:span text:style-name="T20">.py`</text:span><text:span text:style-name="T23">), </text:span><text:span text:style-name="T24">после вставки удаляются случайно выбранные n ключей (n равно половине размера исходного массива данных), затем вставляется новая случайная последовательность чисел. </text:span><text:span text:style-name="T25">Результаты </text:span><text:span text:style-name="T26">представлены</text:span><text:span text:style-name="T25"> в (табл. 7)</text:span><text:span text:style-name="T24"> </text:span></text:p>
      <text:p text:style-name="P113"/>
      <text:p text:style-name="P113"/>
      <text:p text:style-name="P123"><text:soft-page-break/>Таблица <text:sequence text:ref-name="refTable6" text:name="Table" text:formula="ooow:Table+1" style:num-format="1">7</text:sequence>: Результаты решения усложнённой задачи</text:p>
      <table:table table:name="Таблица10" table:style-name="Таблица10">
        <table:table-column table:style-name="Таблица10.A" table:number-columns-repeated="5"/>
        <table:table-row table:style-name="TableLine93869790985088">
          <table:table-cell table:style-name="Таблица10.A1" office:value-type="string">
            <text:p text:style-name="P144">t, <text:span text:style-name="T251">мкс.</text:span></text:p>
          </table:table-cell>
          <table:table-cell table:style-name="Таблица10.A1" office:value-type="string">
            <text:p text:style-name="P140">N = 10</text:p>
          </table:table-cell>
          <table:table-cell table:style-name="Таблица10.A1" office:value-type="string">
            <text:p text:style-name="P140">N = 100</text:p>
          </table:table-cell>
          <table:table-cell table:style-name="Таблица10.A1" office:value-type="string">
            <text:p text:style-name="P140">N = 10<text:span text:style-name="T252">00</text:span></text:p>
          </table:table-cell>
          <table:table-cell table:style-name="Таблица10.E1" office:value-type="string">
            <text:p text:style-name="P140">N = 10_000</text:p>
          </table:table-cell>
        </table:table-row>
        <table:table-row table:style-name="TableLine93869790996064">
          <table:table-cell table:style-name="Таблица10.A2" office:value-type="string">
            <text:p text:style-name="P140">ChainedMap</text:p>
          </table:table-cell>
          <table:table-cell table:style-name="Таблица10.A2" office:value-type="string">
            <text:p text:style-name="P150">141</text:p>
          </table:table-cell>
          <table:table-cell table:style-name="Таблица10.A2" office:value-type="string">
            <text:p text:style-name="P150">4710</text:p>
          </table:table-cell>
          <table:table-cell table:style-name="Таблица10.A2" office:value-type="string">
            <text:p text:style-name="P150">56611</text:p>
          </table:table-cell>
          <table:table-cell table:style-name="Таблица10.E2" office:value-type="string">
            <text:p text:style-name="P150">592642</text:p>
          </table:table-cell>
        </table:table-row>
        <table:table-row table:style-name="TableLine93869790997744">
          <table:table-cell table:style-name="Таблица10.A2" office:value-type="string">
            <text:p text:style-name="P140">DHashedMap*</text:p>
          </table:table-cell>
          <table:table-cell table:style-name="Таблица10.A2" office:value-type="string">
            <text:p text:style-name="P150">213</text:p>
          </table:table-cell>
          <table:table-cell table:style-name="Таблица10.A2" office:value-type="string">
            <text:p text:style-name="P150">3148</text:p>
          </table:table-cell>
          <table:table-cell table:style-name="Таблица10.A2" office:value-type="string">
            <text:p text:style-name="P150">30265</text:p>
          </table:table-cell>
          <table:table-cell table:style-name="Таблица10.E2" office:value-type="string">
            <text:p text:style-name="P150">311453</text:p>
          </table:table-cell>
        </table:table-row>
        <table:table-row table:style-name="TableLine93869790998720">
          <table:table-cell table:style-name="Таблица10.A2" office:value-type="string">
            <text:p text:style-name="P140">dict</text:p>
          </table:table-cell>
          <table:table-cell table:style-name="Таблица10.A2" office:value-type="string">
            <text:p text:style-name="P150">6</text:p>
          </table:table-cell>
          <table:table-cell table:style-name="Таблица10.A2" office:value-type="string">
            <text:p text:style-name="P150">42</text:p>
          </table:table-cell>
          <table:table-cell table:style-name="Таблица10.A2" office:value-type="string">
            <text:p text:style-name="P150">269</text:p>
          </table:table-cell>
          <table:table-cell table:style-name="Таблица10.E2" office:value-type="string">
            <text:p text:style-name="P150">2553</text:p>
          </table:table-cell>
        </table:table-row>
      </table:table>
      <text:p text:style-name="P117"/>
      <text:p text:style-name="P113"/>
      <text:p text:style-name="P113"/>
      <text:p text:style-name="P99"><text:span text:style-name="T88">2.2.</text:span><text:span text:style-name="T95">5</text:span><text:span text:style-name="T87">.</text:span><text:span text:style-name="T88"> <text:s/></text:span><text:span text:style-name="T95">Выводы по произведённым тестам</text:span></text:p>
      <text:p text:style-name="P106"><text:span text:style-name="T16"><text:tab/>По результатам оценки времени работы различных тестов можно сделать вывод что сложность основных операций примерно соответствует теоретическим ожиданиям. </text:span><text:span text:style-name="T255">Интересно </text:span><text:span text:style-name="T16">заметить что хэш-таблица на основе метода цепочек в простых тестах (на вставку, удаление и поиск) работает быстрее (примерно в 2 раза), однако при решении задачи ситуация обратная: таблица на основе двойного хэширования справляется с задачей почти в 2 раза быстрее. </text:span><text:span text:style-name="T17">Возможно хэш-таблица с методом цепочек хуже справляется с постоянным операция обновления своих пар.</text:span></text:p>
      <text:p text:style-name="P106"><text:span text:style-name="T17"><text:tab/></text:span><text:span text:style-name="T18">Затраты по пямяти у двух методов не отличаются так как создаётся одинаковое количество узлов (пар) в каждом методе.</text:span></text:p>
      <text:p text:style-name="P112"/>
      <text:p text:style-name="P113"/>
      <text:p text:style-name="P113"/>
      <text:p text:style-name="P113"/>
      <text:p text:style-name="P113"/>
      <text:p text:style-name="P113"/>
      <text:p text:style-name="P61">заключение</text:p>
      <text:p text:style-name="P77"/>
      <text:p text:style-name="P193">В ходе работы были реализованы требуемые структуры данных: хэш-таблицы с методом цепочек и с двойным хэшированием, проверена корректность их работы в сравнении со стандартными средствами языка, и проведены тесты по оценке времени работы, результаты работы сравнены для двух таблиц между собой и со стандартными средствами языка.</text:p>
      <text:p text:style-name="P194"/>
      <text:p text:style-name="P201"/>
      <text:p text:style-name="P202">список использованных источников</text:p>
      <text:p text:style-name="P6"/>
      <text:p text:style-name="P195"><text:a xlink:type="simple" xlink:href="https://ru.wikipedia.org/wiki/Хеш-таблица" text:style-name="Internet_20_link" text:visited-style-name="Visited_20_Internet_20_Link"><text:span text:style-name="T283">https://ru.wikipedia.org/wiki/Хеш-таблица</text:span></text:a><text:span text:style-name="T243"> <text:tab/></text:span><text:a xlink:type="simple" xlink:href="https://neerc.ifmo.ru/wiki/index.php?title=Хеш-таблицаhttps://ru.wikipedia.org/wiki/Хеш-таблицаhttps://neerc.ifmo.ru/wiki/index.php?title=Хеш-таблица" text:style-name="Internet_20_link" text:visited-style-name="Visited_20_Internet_20_Link"><text:span text:style-name="T283">https://neerc.ifmo.ru/wiki/index.php?title=Хеш-таблица</text:span></text:a></text:p>
      <text:p text:style-name="P85"/>
      <text:p text:style-name="P61">приложение А</text:p>
      <text:p text:style-name="P9">Код Программы</text:p>
      <text:h text:style-name="P163" text:outline-level="3">Файл <text:s/>`<text:span text:style-name="T269">hash_maps/</text:span>HashMap.py`</text:h>
      <text:h text:style-name="P163" text:outline-level="3"/>
      <text:p text:style-name="P122"><text:span text:style-name="T176">class </text:span><text:span text:style-name="T155">Pair</text:span><text:span text:style-name="T197">:</text:span><text:line-break/><text:span text:style-name="T197"> <text:s text:c="3"/></text:span><text:span text:style-name="T176">def </text:span><text:span text:style-name="T231">__init__</text:span><text:span text:style-name="T197">(</text:span><text:span text:style-name="T233">self</text:span><text:span text:style-name="T197">, key, value):</text:span><text:line-break/><text:span text:style-name="T197"> <text:s text:c="7"/></text:span><text:span text:style-name="T233">self</text:span><text:span text:style-name="T197">.key = key</text:span><text:line-break/><text:span text:style-name="T197"> <text:s text:c="7"/></text:span><text:span text:style-name="T233">self</text:span><text:span text:style-name="T197">.value = value</text:span><text:line-break/><text:line-break/><text:span text:style-name="T197"> <text:s text:c="3"/></text:span><text:span text:style-name="T176">def </text:span><text:span text:style-name="T231">__str__</text:span><text:span text:style-name="T197">(</text:span><text:span text:style-name="T233">self</text:span><text:span text:style-name="T197">) -&gt; </text:span><text:span text:style-name="T226">str</text:span><text:span text:style-name="T197">:</text:span><text:line-break/><text:span text:style-name="T197"> <text:s text:c="7"/></text:span><text:span text:style-name="T176">return </text:span><text:span text:style-name="T246">f'( </text:span><text:span text:style-name="T247">{</text:span><text:span text:style-name="T233">self</text:span><text:span text:style-name="T197">.key</text:span><text:span text:style-name="T247">}</text:span><text:span text:style-name="T246"> : </text:span><text:span text:style-name="T247">{</text:span><text:span text:style-name="T233">self</text:span><text:span text:style-name="T197">.value</text:span><text:span text:style-name="T247">}</text:span><text:span text:style-name="T246"> )'</text:span><text:line-break/><text:line-break/><text:span text:style-name="T246"> <text:s text:c="3"/></text:span><text:span text:style-name="T176">def </text:span><text:span text:style-name="T231">__repr__</text:span><text:span text:style-name="T197">(</text:span><text:span text:style-name="T233">self</text:span><text:span text:style-name="T197">):</text:span><text:line-break/><text:span text:style-name="T197"> <text:s text:c="7"/></text:span><text:span text:style-name="T176">return </text:span><text:span text:style-name="T226">str</text:span><text:span text:style-name="T197">(</text:span><text:span text:style-name="T233">self</text:span><text:span text:style-name="T197">)</text:span><text:line-break/><text:line-break/><text:line-break/><text:span text:style-name="T176">def </text:span><text:span text:style-name="T184">defautlHash</text:span><text:span text:style-name="T197">(</text:span><text:span text:style-name="T225">hm</text:span><text:span text:style-name="T197">, key):</text:span><text:line-break/><text:span text:style-name="T197"> <text:s text:c="3"/></text:span><text:span text:style-name="T176">return </text:span><text:span text:style-name="T226">hash</text:span><text:span text:style-name="T197">(key)</text:span><text:line-break/><text:line-break/><text:line-break/><text:span text:style-name="T176">class </text:span><text:span text:style-name="T155">HashMap</text:span><text:span text:style-name="T197">:</text:span><text:line-break/><text:span text:style-name="T197"> <text:s text:c="3"/></text:span><text:span text:style-name="T176">def </text:span><text:span text:style-name="T231">__init__</text:span><text:span text:style-name="T197">(</text:span><text:span text:style-name="T233">self</text:span><text:span text:style-name="T197">, size: </text:span><text:span text:style-name="T226">int</text:span><text:span text:style-name="T197">, hashFunc=defautlHash):</text:span><text:line-break/><text:span text:style-name="T197"> <text:s text:c="7"/></text:span><text:span text:style-name="T233">self</text:span><text:span text:style-name="T197">.hashFunc = hashFunc</text:span><text:line-break/><text:span text:style-name="T197"> <text:s text:c="7"/></text:span><text:span text:style-name="T233">self</text:span><text:span text:style-name="T197">.arr = [</text:span><text:span text:style-name="T176">None</text:span><text:span text:style-name="T197">] * size</text:span><text:line-break/><text:span text:style-name="T197"> <text:s text:c="7"/></text:span><text:span text:style-name="T233">self</text:span><text:span text:style-name="T197">._itemsSize: </text:span><text:span text:style-name="T226">int </text:span><text:span text:style-name="T197">= </text:span><text:span text:style-name="T237">0</text:span><text:line-break/><text:line-break/><text:span text:style-name="T237"> <text:s text:c="3"/></text:span><text:span text:style-name="T176">def </text:span><text:span text:style-name="T184">mapSize</text:span><text:span text:style-name="T197">(</text:span><text:span text:style-name="T233">self</text:span><text:span text:style-name="T197">) -&gt; </text:span><text:span text:style-name="T226">int</text:span><text:span text:style-name="T197">:</text:span><text:line-break/><text:span text:style-name="T197"> <text:s text:c="7"/></text:span><text:span text:style-name="T176">return </text:span><text:span text:style-name="T226">len</text:span><text:span text:style-name="T197">(</text:span><text:span text:style-name="T233">self</text:span><text:span text:style-name="T197">.arr)</text:span><text:line-break/><text:line-break/><text:span text:style-name="T197"> <text:s text:c="3"/></text:span><text:span text:style-name="T176">def </text:span><text:span text:style-name="T184">itemsSize</text:span><text:span text:style-name="T197">(</text:span><text:span text:style-name="T233">self</text:span><text:span text:style-name="T197">) -&gt; </text:span><text:span text:style-name="T226">int</text:span><text:span text:style-name="T197">:</text:span><text:line-break/><text:span text:style-name="T197"> <text:s text:c="7"/></text:span><text:span text:style-name="T176">return </text:span><text:span text:style-name="T233">self</text:span><text:span text:style-name="T197">._itemsSize</text:span><text:line-break/><text:line-break/><text:span text:style-name="T197"> <text:s text:c="3"/></text:span><text:span text:style-name="T176">def </text:span><text:span text:style-name="T184">fillCoef</text:span><text:span text:style-name="T197">(</text:span><text:span text:style-name="T233">self</text:span><text:span text:style-name="T197">) -&gt; </text:span><text:span text:style-name="T226">float</text:span><text:span text:style-name="T197">:</text:span><text:line-break/><text:span text:style-name="T197"> <text:s text:c="7"/></text:span><text:span text:style-name="T176">return </text:span><text:span text:style-name="T233">self</text:span><text:span text:style-name="T197">.itemsSize() / </text:span><text:span text:style-name="T233">self</text:span><text:span text:style-name="T197">.mapSize()</text:span><text:line-break/><text:line-break/><text:span text:style-name="T197"> <text:s text:c="3"/></text:span><text:span text:style-name="T176">def </text:span><text:span text:style-name="T184">calcHash</text:span><text:span text:style-name="T197">(</text:span><text:span text:style-name="T233">self</text:span><text:span text:style-name="T197">, key) -&gt; </text:span><text:span text:style-name="T226">int</text:span><text:span text:style-name="T197">:</text:span><text:line-break/><text:span text:style-name="T197"> <text:s text:c="7"/></text:span><text:span text:style-name="T176">pass</text:span><text:line-break/><text:line-break/><text:span text:style-name="T176"> <text:s text:c="3"/>def </text:span><text:span text:style-name="T184">insert</text:span><text:span text:style-name="T197">(</text:span><text:span text:style-name="T233">self</text:span><text:span text:style-name="T197">, obj: </text:span><text:span text:style-name="T155">Pair</text:span><text:span text:style-name="T197">) -&gt; </text:span><text:span text:style-name="T226">bool</text:span><text:span text:style-name="T197">:</text:span><text:line-break/><text:span text:style-name="T197"> <text:s text:c="7"/></text:span><text:span text:style-name="T176">pass</text:span><text:line-break/><text:line-break/><text:span text:style-name="T176"> <text:s text:c="3"/>def </text:span><text:span text:style-name="T184">get</text:span><text:span text:style-name="T197">(</text:span><text:span text:style-name="T233">self</text:span><text:span text:style-name="T197">, key):</text:span><text:line-break/><text:span text:style-name="T197"> <text:s text:c="7"/></text:span><text:span text:style-name="T176">pass</text:span><text:line-break/><text:line-break/><text:span text:style-name="T176"> <text:s text:c="3"/>def </text:span><text:span text:style-name="T184">remove</text:span><text:span text:style-name="T197">(</text:span><text:span text:style-name="T233">self</text:span><text:span text:style-name="T197">, key) -&gt; </text:span><text:span text:style-name="T226">bool</text:span><text:span text:style-name="T197">:</text:span><text:line-break/><text:span text:style-name="T197"> <text:s text:c="7"/></text:span><text:span text:style-name="T176">pass</text:span><text:line-break/><text:line-break/><text:span text:style-name="T176"> <text:s text:c="3"/>def </text:span><text:span text:style-name="T184">refresh</text:span><text:span text:style-name="T197">(</text:span><text:span text:style-name="T233">self</text:span><text:span text:style-name="T197">):</text:span><text:line-break/><text:span text:style-name="T197"> <text:s text:c="7"/></text:span><text:span text:style-name="T176">pass</text:span><text:line-break/><text:line-break/><text:span text:style-name="T176"> <text:s text:c="3"/>def </text:span><text:span text:style-name="T184">keyset</text:span><text:span text:style-name="T197">(</text:span><text:span text:style-name="T233">self</text:span><text:span text:style-name="T197">) -&gt; </text:span><text:span text:style-name="T226">list</text:span><text:span text:style-name="T197">:</text:span><text:line-break/><text:span text:style-name="T197"> <text:s text:c="7"/></text:span><text:span text:style-name="T176">pass</text:span><text:line-break/><text:line-break/><text:span text:style-name="T176"> <text:s text:c="3"/>def </text:span><text:span text:style-name="T184">expand</text:span><text:span text:style-name="T197">(</text:span><text:span text:style-name="T233">self</text:span><text:span text:style-name="T197">, add: </text:span><text:span text:style-name="T226">int</text:span><text:span text:style-name="T197">):</text:span><text:line-break/><text:span text:style-name="T197"> <text:s text:c="7"/></text:span><text:span text:style-name="T233">self</text:span><text:span text:style-name="T197">.arr.extend([</text:span><text:span text:style-name="T176">None</text:span><text:span text:style-name="T197">] * add)</text:span><text:line-break/><text:soft-page-break/><text:line-break/><text:span text:style-name="T197"> <text:s text:c="3"/></text:span><text:span text:style-name="T176">def </text:span><text:span text:style-name="T231">__str__</text:span><text:span text:style-name="T197">(</text:span><text:span text:style-name="T233">self</text:span><text:span text:style-name="T197">) -&gt; </text:span><text:span text:style-name="T226">str</text:span><text:span text:style-name="T197">:</text:span><text:line-break/><text:span text:style-name="T197"> <text:s text:c="7"/></text:span><text:span text:style-name="T176">return </text:span><text:span text:style-name="T246">'{</text:span><text:span text:style-name="T247">\n</text:span><text:span text:style-name="T246">' </text:span><text:span text:style-name="T197">+ </text:span><text:span text:style-name="T246">'</text:span><text:span text:style-name="T247">\n</text:span><text:span text:style-name="T246">'</text:span><text:span text:style-name="T197">.join([</text:span><text:span text:style-name="T226">str</text:span><text:span text:style-name="T197">(i) </text:span><text:span text:style-name="T176">for </text:span><text:span text:style-name="T197">i </text:span><text:span text:style-name="T176">in </text:span><text:span text:style-name="T233">self</text:span><text:span text:style-name="T197">.arr]) + </text:span><text:span text:style-name="T246">'</text:span><text:span text:style-name="T247">\n</text:span><text:span text:style-name="T246">}'</text:span><text:line-break/><text:line-break/><text:span text:style-name="T246"> <text:s text:c="3"/></text:span><text:span text:style-name="T176">def </text:span><text:span text:style-name="T231">__repr__</text:span><text:span text:style-name="T197">(</text:span><text:span text:style-name="T233">self</text:span><text:span text:style-name="T197">):</text:span><text:line-break/><text:span text:style-name="T197"> <text:s text:c="7"/></text:span><text:span text:style-name="T176">return </text:span><text:span text:style-name="T226">str</text:span><text:span text:style-name="T197">(</text:span><text:span text:style-name="T233">self</text:span><text:span text:style-name="T197">)</text:span><text:line-break/></text:p>
      <text:p text:style-name="Standard"/>
      <text:p text:style-name="Standard"/>
      <text:p text:style-name="Standard"/>
      <text:h text:style-name="P153" text:outline-level="3"><text:bookmark text:name="_GoBack"/><text:span text:style-name="T267">Файл <text:s/>`</text:span><text:span text:style-name="T269">hash_maps/</text:span><text:span text:style-name="T256">ChainedMap</text:span><text:span text:style-name="T267">.py`</text:span></text:h>
      <text:h text:style-name="P151" text:outline-level="3"/>
      <text:p text:style-name="P49"><text:span text:style-name="T176">from </text:span><text:span text:style-name="T197">typing </text:span><text:span text:style-name="T176">import </text:span><text:span text:style-name="T197">List, Callable</text:span><text:line-break/><text:line-break/><text:span text:style-name="T176">from </text:span><text:span text:style-name="T197">.HashMap </text:span><text:span text:style-name="T176">import </text:span><text:span text:style-name="T197">Pair, HashMap, defautlHash</text:span><text:line-break/><text:line-break/><text:line-break/><text:span text:style-name="T176">class </text:span><text:span text:style-name="T155">Node</text:span><text:span text:style-name="T197">:</text:span><text:line-break/><text:span text:style-name="T197"> <text:s text:c="3"/></text:span><text:span text:style-name="T176">def </text:span><text:span text:style-name="T231">__init__</text:span><text:span text:style-name="T197">(</text:span><text:span text:style-name="T233">self</text:span><text:span text:style-name="T197">, item, nxt=</text:span><text:span text:style-name="T176">None</text:span><text:span text:style-name="T197">):</text:span><text:line-break/><text:span text:style-name="T197"> <text:s text:c="7"/></text:span><text:span text:style-name="T233">self</text:span><text:span text:style-name="T197">.item = item</text:span><text:line-break/><text:span text:style-name="T197"> <text:s text:c="7"/></text:span><text:span text:style-name="T233">self</text:span><text:span text:style-name="T197">.nxt = nxt</text:span><text:line-break/><text:line-break/><text:line-break/><text:span text:style-name="T176">class </text:span><text:span text:style-name="T155">LinkedList</text:span><text:span text:style-name="T197">:</text:span><text:line-break/><text:span text:style-name="T197"> <text:s text:c="3"/></text:span><text:span text:style-name="T176">def </text:span><text:span text:style-name="T231">__init__</text:span><text:span text:style-name="T197">(</text:span><text:span text:style-name="T233">self</text:span><text:span text:style-name="T197">):</text:span><text:line-break/><text:span text:style-name="T197"> <text:s text:c="7"/></text:span><text:span text:style-name="T233">self</text:span><text:span text:style-name="T197">.head = Node(</text:span><text:span text:style-name="T176">None</text:span><text:span text:style-name="T197">, </text:span><text:span text:style-name="T176">None</text:span><text:span text:style-name="T197">)</text:span><text:line-break/><text:line-break/><text:span text:style-name="T197"> <text:s text:c="3"/></text:span><text:span text:style-name="T176">def </text:span><text:span text:style-name="T184">spread</text:span><text:span text:style-name="T197">(</text:span><text:span text:style-name="T233">self</text:span><text:span text:style-name="T197">) -&gt; </text:span><text:span text:style-name="T155">List[Pair]</text:span><text:span text:style-name="T197">:</text:span><text:line-break/><text:span text:style-name="T197"> <text:s text:c="7"/>node = </text:span><text:span text:style-name="T233">self</text:span><text:span text:style-name="T197">.head.nxt</text:span><text:line-break/><text:span text:style-name="T197"> <text:s text:c="7"/>lst = []</text:span><text:line-break/><text:span text:style-name="T197"> <text:s text:c="7"/></text:span><text:span text:style-name="T176">while </text:span><text:span text:style-name="T197">node </text:span><text:span text:style-name="T176">is not None</text:span><text:span text:style-name="T197">:</text:span><text:line-break/><text:span text:style-name="T197"> <text:s text:c="11"/>lst.append(node.item)</text:span><text:line-break/><text:span text:style-name="T197"> <text:s text:c="11"/>node = node.nxt</text:span><text:line-break/><text:span text:style-name="T197"> <text:s text:c="7"/></text:span><text:span text:style-name="T176">return </text:span><text:span text:style-name="T197">lst</text:span><text:line-break/><text:line-break/><text:span text:style-name="T197"> <text:s text:c="3"/></text:span><text:span text:style-name="T176">def </text:span><text:span text:style-name="T231">__str__</text:span><text:span text:style-name="T197">(</text:span><text:span text:style-name="T233">self</text:span><text:span text:style-name="T197">):</text:span><text:line-break/><text:span text:style-name="T197"> <text:s text:c="7"/></text:span><text:span text:style-name="T176">return </text:span><text:span text:style-name="T246">'[' </text:span><text:span text:style-name="T197">+ </text:span><text:span text:style-name="T246">', '</text:span><text:span text:style-name="T197">.join(</text:span><text:span text:style-name="T226">list</text:span><text:span text:style-name="T197">(</text:span><text:span text:style-name="T226">map</text:span><text:span text:style-name="T197">(</text:span><text:span text:style-name="T226">str</text:span><text:span text:style-name="T197">, </text:span><text:span text:style-name="T233">self</text:span><text:span text:style-name="T197">.spread()))) + </text:span><text:span text:style-name="T246">']'</text:span><text:line-break/><text:line-break/><text:span text:style-name="T246"> <text:s text:c="3"/></text:span><text:span text:style-name="T176">def </text:span><text:span text:style-name="T231">__repr__</text:span><text:span text:style-name="T197">(</text:span><text:span text:style-name="T233">self</text:span><text:span text:style-name="T197">):</text:span><text:line-break/><text:span text:style-name="T197"> <text:s text:c="7"/></text:span><text:span text:style-name="T176">return </text:span><text:span text:style-name="T226">str</text:span><text:span text:style-name="T197">(</text:span><text:span text:style-name="T233">self</text:span><text:span text:style-name="T197">)</text:span><text:line-break/><text:line-break/><text:line-break/><text:span text:style-name="T176">class </text:span><text:span text:style-name="T155">ChainedMap</text:span><text:span text:style-name="T197">(HashMap):</text:span><text:line-break/><text:span text:style-name="T197"> <text:s text:c="3"/>EXPAND_COEF = </text:span><text:span text:style-name="T237">0.5</text:span><text:line-break/><text:span text:style-name="T237"> <text:s text:c="3"/></text:span><text:span text:style-name="T197">MAX_FILL_COEFF = </text:span><text:span text:style-name="T237">1.5</text:span><text:line-break/><text:line-break/><text:span text:style-name="T237"> <text:s text:c="3"/></text:span><text:span text:style-name="T176">def </text:span><text:span text:style-name="T231">__init__</text:span><text:span text:style-name="T197">(</text:span><text:span text:style-name="T233">self</text:span><text:span text:style-name="T197">, size: </text:span><text:span text:style-name="T226">int</text:span><text:span text:style-name="T197">, hashFunc: </text:span><text:span text:style-name="T155">Callable[[HashMap, object], int] </text:span><text:span text:style-name="T197">= defautlHash):</text:span><text:line-break/><text:span text:style-name="T197"> <text:s text:c="7"/></text:span><text:span text:style-name="T226">super</text:span><text:span text:style-name="T197">().</text:span><text:span text:style-name="T231">__init__</text:span><text:span text:style-name="T197">(size, hashFunc)</text:span><text:line-break/><text:line-break/><text:span text:style-name="T197"> <text:s text:c="3"/></text:span><text:span text:style-name="T176">def </text:span><text:span text:style-name="T184">calcHash</text:span><text:span text:style-name="T197">(</text:span><text:span text:style-name="T233">self</text:span><text:span text:style-name="T197">, key) -&gt; </text:span><text:span text:style-name="T226">int</text:span><text:span text:style-name="T197">:</text:span><text:line-break/><text:span text:style-name="T197"> <text:s text:c="7"/></text:span><text:span text:style-name="T176">return </text:span><text:span text:style-name="T233">self</text:span><text:span text:style-name="T197">.hashFunc(</text:span><text:span text:style-name="T233">self</text:span><text:span text:style-name="T197">, key) % </text:span><text:span text:style-name="T233">self</text:span><text:span text:style-name="T197">.mapSize()</text:span><text:line-break/><text:line-break/><text:span text:style-name="T197"> <text:s text:c="3"/></text:span><text:span text:style-name="T176">def </text:span><text:span text:style-name="T184">__find</text:span><text:span text:style-name="T197">(</text:span><text:span text:style-name="T233">self</text:span><text:span text:style-name="T197">, key) -&gt; </text:span><text:span text:style-name="T155">Node</text:span><text:span text:style-name="T197">:</text:span><text:line-break/><text:span text:style-name="T197"> <text:s text:c="7"/>i = </text:span><text:span text:style-name="T233">self</text:span><text:span text:style-name="T197">.calcHash(key)</text:span><text:line-break/><text:span text:style-name="T197"> <text:s text:c="7"/></text:span><text:span text:style-name="T176">if </text:span><text:span text:style-name="T233">self</text:span><text:span text:style-name="T197">.arr[i] </text:span><text:span text:style-name="T176">is None</text:span><text:span text:style-name="T197">:</text:span><text:line-break/><text:span text:style-name="T197"> <text:s text:c="11"/></text:span><text:span text:style-name="T233">self</text:span><text:span text:style-name="T197">.arr[i] = LinkedList()</text:span><text:line-break/><text:span text:style-name="T197"> <text:s text:c="7"/>node = </text:span><text:span text:style-name="T233">self</text:span><text:span text:style-name="T197">.arr[i].head</text:span><text:line-break/><text:soft-page-break/><text:span text:style-name="T197"> <text:s text:c="7"/></text:span><text:span text:style-name="T176">while </text:span><text:span text:style-name="T197">node.nxt </text:span><text:span text:style-name="T176">is not None</text:span><text:span text:style-name="T197">:</text:span><text:line-break/><text:span text:style-name="T197"> <text:s text:c="11"/></text:span><text:span text:style-name="T176">if </text:span><text:span text:style-name="T197">node.nxt.item.key == key:</text:span><text:line-break/><text:span text:style-name="T197"> <text:s text:c="15"/></text:span><text:span text:style-name="T176">return </text:span><text:span text:style-name="T197">node</text:span><text:line-break/><text:span text:style-name="T197"> <text:s text:c="11"/>node = node.nxt</text:span><text:line-break/><text:span text:style-name="T197"> <text:s text:c="7"/></text:span><text:span text:style-name="T176">return </text:span><text:span text:style-name="T197">node</text:span><text:line-break/><text:line-break/><text:span text:style-name="T197"> <text:s text:c="3"/></text:span><text:span text:style-name="T176">def </text:span><text:span text:style-name="T184">insert</text:span><text:span text:style-name="T197">(</text:span><text:span text:style-name="T233">self</text:span><text:span text:style-name="T197">, obj: </text:span><text:span text:style-name="T155">Pair</text:span><text:span text:style-name="T197">) -&gt; </text:span><text:span text:style-name="T226">bool</text:span><text:span text:style-name="T197">:</text:span><text:line-break/><text:span text:style-name="T197"> <text:s text:c="7"/></text:span><text:span text:style-name="T176">if </text:span><text:span text:style-name="T233">self</text:span><text:span text:style-name="T197">.fillCoef() &gt; ChainedMap.MAX_FILL_COEFF:</text:span><text:line-break/><text:span text:style-name="T197"> <text:s text:c="11"/></text:span><text:span text:style-name="T233">self</text:span><text:span text:style-name="T197">.expand(</text:span><text:span text:style-name="T226">int</text:span><text:span text:style-name="T197">(</text:span><text:span text:style-name="T233">self</text:span><text:span text:style-name="T197">.mapSize() * ChainedMap.EXPAND_COEF))</text:span><text:line-break/><text:span text:style-name="T197"> <text:s text:c="7"/>node = </text:span><text:span text:style-name="T233">self</text:span><text:span text:style-name="T197">.__find(obj.key)</text:span><text:line-break/><text:span text:style-name="T197"> <text:s text:c="7"/></text:span><text:span text:style-name="T176">if </text:span><text:span text:style-name="T197">node.nxt </text:span><text:span text:style-name="T176">is not None</text:span><text:span text:style-name="T197">:</text:span><text:line-break/><text:span text:style-name="T197"> <text:s text:c="11"/>node.nxt.item.value = obj.value</text:span><text:line-break/><text:span text:style-name="T197"> <text:s text:c="11"/></text:span><text:span text:style-name="T176">return False</text:span><text:line-break/><text:span text:style-name="T176"> <text:s text:c="7"/>else</text:span><text:span text:style-name="T197">:</text:span><text:line-break/><text:span text:style-name="T197"> <text:s text:c="11"/></text:span><text:span text:style-name="T233">self</text:span><text:span text:style-name="T197">._itemsSize += </text:span><text:span text:style-name="T237">1</text:span><text:line-break/><text:span text:style-name="T237"> <text:s text:c="11"/></text:span><text:span text:style-name="T197">node.nxt = Node(obj, </text:span><text:span text:style-name="T176">None</text:span><text:span text:style-name="T197">)</text:span><text:line-break/><text:span text:style-name="T197"> <text:s text:c="11"/></text:span><text:span text:style-name="T176">return True</text:span><text:line-break/><text:line-break/><text:span text:style-name="T176"> <text:s text:c="3"/>def </text:span><text:span text:style-name="T184">get</text:span><text:span text:style-name="T197">(</text:span><text:span text:style-name="T233">self</text:span><text:span text:style-name="T197">, key):</text:span><text:line-break/><text:span text:style-name="T197"> <text:s text:c="7"/>node = </text:span><text:span text:style-name="T233">self</text:span><text:span text:style-name="T197">.__find(key)</text:span><text:line-break/><text:span text:style-name="T197"> <text:s text:c="7"/></text:span><text:span text:style-name="T176">if </text:span><text:span text:style-name="T197">node.nxt </text:span><text:span text:style-name="T176">is not None</text:span><text:span text:style-name="T197">:</text:span><text:line-break/><text:span text:style-name="T197"> <text:s text:c="11"/></text:span><text:span text:style-name="T176">return </text:span><text:span text:style-name="T197">node.nxt.item.value</text:span><text:line-break/><text:span text:style-name="T197"> <text:s text:c="7"/></text:span><text:span text:style-name="T176">else</text:span><text:span text:style-name="T197">:</text:span><text:line-break/><text:span text:style-name="T197"> <text:s text:c="11"/></text:span><text:span text:style-name="T176">return None</text:span><text:line-break/><text:line-break/><text:span text:style-name="T176"> <text:s text:c="3"/>def </text:span><text:span text:style-name="T184">remove</text:span><text:span text:style-name="T197">(</text:span><text:span text:style-name="T233">self</text:span><text:span text:style-name="T197">, key) -&gt; </text:span><text:span text:style-name="T226">bool</text:span><text:span text:style-name="T197">:</text:span><text:line-break/><text:span text:style-name="T197"> <text:s text:c="7"/>node = </text:span><text:span text:style-name="T233">self</text:span><text:span text:style-name="T197">.__find(key)</text:span><text:line-break/><text:span text:style-name="T197"> <text:s text:c="7"/></text:span><text:span text:style-name="T176">if </text:span><text:span text:style-name="T197">node.nxt </text:span><text:span text:style-name="T176">is not None</text:span><text:span text:style-name="T197">:</text:span><text:line-break/><text:span text:style-name="T197"> <text:s text:c="11"/>node.nxt = node.nxt.nxt</text:span><text:line-break/><text:span text:style-name="T197"> <text:s text:c="11"/></text:span><text:span text:style-name="T233">self</text:span><text:span text:style-name="T197">._itemsSize -= </text:span><text:span text:style-name="T237">1</text:span><text:line-break/><text:span text:style-name="T237"> <text:s text:c="11"/></text:span><text:span text:style-name="T176">return True</text:span><text:line-break/><text:span text:style-name="T176"> <text:s text:c="7"/>else</text:span><text:span text:style-name="T197">:</text:span><text:line-break/><text:span text:style-name="T197"> <text:s text:c="11"/></text:span><text:span text:style-name="T176">return False</text:span><text:line-break/><text:line-break/><text:span text:style-name="T176"> <text:s text:c="3"/>def </text:span><text:span text:style-name="T184">keyset</text:span><text:span text:style-name="T197">(</text:span><text:span text:style-name="T233">self</text:span><text:span text:style-name="T197">) -&gt; </text:span><text:span text:style-name="T226">list</text:span><text:span text:style-name="T197">:</text:span><text:line-break/><text:span text:style-name="T197"> <text:s text:c="7"/></text:span><text:span text:style-name="T176">return </text:span><text:span text:style-name="T197">[item.key </text:span><text:span text:style-name="T176">for </text:span><text:span text:style-name="T197">items </text:span><text:span text:style-name="T176">in </text:span><text:span text:style-name="T233">self</text:span><text:span text:style-name="T197">.arr </text:span><text:span text:style-name="T176">if </text:span><text:span text:style-name="T197">items </text:span><text:span text:style-name="T176">is not None for </text:span><text:span text:style-name="T197">item </text:span><text:span text:style-name="T176">in </text:span><text:span text:style-name="T197">items.spread()]</text:span><text:line-break/><text:line-break/><text:span text:style-name="T197"> <text:s text:c="3"/></text:span><text:span text:style-name="T176">def </text:span><text:span text:style-name="T184">expand</text:span><text:span text:style-name="T197">(</text:span><text:span text:style-name="T233">self</text:span><text:span text:style-name="T197">, add: </text:span><text:span text:style-name="T226">int</text:span><text:span text:style-name="T197">):</text:span><text:line-break/><text:span text:style-name="T197"> <text:s text:c="7"/></text:span><text:span text:style-name="T233">self</text:span><text:span text:style-name="T197">.arr.extend([LinkedList() </text:span><text:span text:style-name="T176">for </text:span><text:span text:style-name="T225">i </text:span><text:span text:style-name="T176">in </text:span><text:span text:style-name="T226">range</text:span><text:span text:style-name="T197">(add)])</text:span><text:line-break/><text:span text:style-name="T197"> <text:s text:c="7"/></text:span><text:span text:style-name="T233">self</text:span><text:span text:style-name="T197">.refresh()</text:span><text:line-break/><text:line-break/><text:span text:style-name="T197"> <text:s text:c="3"/></text:span><text:span text:style-name="T176">def </text:span><text:span text:style-name="T184">refresh</text:span><text:span text:style-name="T197">(</text:span><text:span text:style-name="T233">self</text:span><text:span text:style-name="T197">):</text:span><text:line-break/><text:span text:style-name="T197"> <text:s text:c="7"/>newMap = ChainedMap(</text:span><text:span text:style-name="T233">self</text:span><text:span text:style-name="T197">.mapSize(), </text:span><text:span text:style-name="T233">self</text:span><text:span text:style-name="T197">.hashFunc)</text:span><text:line-break/><text:span text:style-name="T197"> <text:s text:c="7"/></text:span><text:span text:style-name="T176">for </text:span><text:span text:style-name="T197">i </text:span><text:span text:style-name="T176">in </text:span><text:span text:style-name="T233">self</text:span><text:span text:style-name="T197">.arr:</text:span><text:line-break/><text:span text:style-name="T197"> <text:s text:c="11"/></text:span><text:span text:style-name="T176">if </text:span><text:span text:style-name="T197">i </text:span><text:span text:style-name="T176">is not None</text:span><text:span text:style-name="T197">:</text:span><text:line-break/><text:span text:style-name="T197"> <text:s text:c="15"/></text:span><text:span text:style-name="T176">for </text:span><text:span text:style-name="T197">j </text:span><text:span text:style-name="T176">in </text:span><text:span text:style-name="T197">i.spread():</text:span><text:line-break/><text:span text:style-name="T197"> <text:s text:c="19"/>newMap.insert(j)</text:span><text:line-break/><text:span text:style-name="T197"> <text:s text:c="7"/></text:span><text:span text:style-name="T233">self</text:span><text:span text:style-name="T197">.arr = newMap.arr</text:span><text:line-break/><text:line-break/><text:span text:style-name="T197"> <text:s text:c="3"/></text:span><text:span text:style-name="T176">def </text:span><text:span text:style-name="T184">getListsFill</text:span><text:span text:style-name="T197">(</text:span><text:span text:style-name="T233">self</text:span><text:span text:style-name="T197">) -&gt; </text:span><text:span text:style-name="T155">List[int]</text:span><text:span text:style-name="T197">:</text:span><text:line-break/><text:span text:style-name="T197"> <text:s text:c="7"/></text:span><text:span text:style-name="T176">return </text:span><text:span text:style-name="T197">[</text:span><text:span text:style-name="T226">len</text:span><text:span text:style-name="T197">(i.spread()) </text:span><text:span text:style-name="T176">if </text:span><text:span text:style-name="T197">i </text:span><text:span text:style-name="T176">is not None else </text:span><text:span text:style-name="T237">0 </text:span><text:span text:style-name="T176">for </text:span><text:span text:style-name="T197">i </text:span><text:span text:style-name="T176">in </text:span><text:span text:style-name="T233">self</text:span><text:span text:style-name="T197">.arr]</text:span><text:line-break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h text:style-name="P153" text:outline-level="3"><text:soft-page-break/><text:span text:style-name="T267">Файл <text:s/>`</text:span><text:span text:style-name="T269">hash_maps/</text:span><text:span text:style-name="T268">Dhashed</text:span><text:span text:style-name="T256">Map</text:span><text:span text:style-name="T267">.py`</text:span></text:h>
      <text:h text:style-name="P152" text:outline-level="3"/>
      <text:p text:style-name="P50"><text:span text:style-name="T176">from </text:span><text:span text:style-name="T197">typing </text:span><text:span text:style-name="T176">import </text:span><text:span text:style-name="T197">Callable, Hashable, Tuple</text:span><text:line-break/><text:line-break/><text:span text:style-name="T176">from </text:span><text:span text:style-name="T197">.HashMap </text:span><text:span text:style-name="T176">import </text:span><text:span text:style-name="T197">Pair, HashMap, defautlHash</text:span><text:line-break/><text:line-break/><text:line-break/><text:span text:style-name="T176">def </text:span><text:span text:style-name="T184">isPrime</text:span><text:span text:style-name="T197">(n: </text:span><text:span text:style-name="T226">int</text:span><text:span text:style-name="T197">) -&gt; </text:span><text:span text:style-name="T226">bool</text:span><text:span text:style-name="T197">:</text:span><text:line-break/><text:span text:style-name="T197"> <text:s text:c="3"/></text:span><text:span text:style-name="T176">if </text:span><text:span text:style-name="T197">n % </text:span><text:span text:style-name="T237">2 </text:span><text:span text:style-name="T197">== </text:span><text:span text:style-name="T237">0</text:span><text:span text:style-name="T197">:</text:span><text:line-break/><text:span text:style-name="T197"> <text:s text:c="7"/></text:span><text:span text:style-name="T176">return False</text:span><text:line-break/><text:span text:style-name="T176"> <text:s text:c="3"/>for </text:span><text:span text:style-name="T197">i </text:span><text:span text:style-name="T176">in </text:span><text:span text:style-name="T226">range</text:span><text:span text:style-name="T197">(</text:span><text:span text:style-name="T237">3</text:span><text:span text:style-name="T197">, </text:span><text:span text:style-name="T226">int</text:span><text:span text:style-name="T197">(n ** (</text:span><text:span text:style-name="T237">1 </text:span><text:span text:style-name="T197">/ </text:span><text:span text:style-name="T237">2</text:span><text:span text:style-name="T197">)) + </text:span><text:span text:style-name="T237">1</text:span><text:span text:style-name="T197">, </text:span><text:span text:style-name="T237">2</text:span><text:span text:style-name="T197">):</text:span><text:line-break/><text:span text:style-name="T197"> <text:s text:c="7"/></text:span><text:span text:style-name="T176">if </text:span><text:span text:style-name="T197">n % i == </text:span><text:span text:style-name="T237">0</text:span><text:span text:style-name="T197">:</text:span><text:line-break/><text:span text:style-name="T197"> <text:s text:c="11"/></text:span><text:span text:style-name="T176">return False</text:span><text:line-break/><text:span text:style-name="T176"> <text:s text:c="3"/>return True</text:span><text:line-break/><text:line-break/><text:line-break/><text:span text:style-name="T176">def </text:span><text:span text:style-name="T184">nextPrime</text:span><text:span text:style-name="T197">(n: </text:span><text:span text:style-name="T226">int</text:span><text:span text:style-name="T197">) -&gt; </text:span><text:span text:style-name="T226">int</text:span><text:span text:style-name="T197">:</text:span><text:line-break/><text:span text:style-name="T197"> <text:s text:c="3"/></text:span><text:span text:style-name="T176">while not </text:span><text:span text:style-name="T197">isPrime(n):</text:span><text:line-break/><text:span text:style-name="T197"> <text:s text:c="7"/>n += </text:span><text:span text:style-name="T237">1</text:span><text:line-break/><text:span text:style-name="T237"> <text:s text:c="3"/></text:span><text:span text:style-name="T176">return </text:span><text:span text:style-name="T197">n</text:span><text:line-break/><text:line-break/><text:line-break/><text:span text:style-name="T176">def </text:span><text:span text:style-name="T184">defaultHash2</text:span><text:span text:style-name="T197">(hm: </text:span><text:span text:style-name="T155">HashMap</text:span><text:span text:style-name="T197">, key) -&gt; </text:span><text:span text:style-name="T226">int</text:span><text:span text:style-name="T197">:</text:span><text:line-break/><text:span text:style-name="T197"> <text:s text:c="3"/></text:span><text:span text:style-name="T176">return </text:span><text:span text:style-name="T237">1 </text:span><text:span text:style-name="T197">+ hm.hashFunc(hm, key) % (hm.mapSize() - </text:span><text:span text:style-name="T237">1</text:span><text:span text:style-name="T197">)</text:span><text:line-break/><text:line-break/><text:line-break/><text:span text:style-name="T176">class </text:span><text:span text:style-name="T155">Node</text:span><text:span text:style-name="T197">:</text:span><text:line-break/><text:span text:style-name="T197"> <text:s text:c="3"/></text:span><text:span text:style-name="T176">def </text:span><text:span text:style-name="T231">__init__</text:span><text:span text:style-name="T197">(</text:span><text:span text:style-name="T233">self</text:span><text:span text:style-name="T197">, item):</text:span><text:line-break/><text:span text:style-name="T197"> <text:s text:c="7"/></text:span><text:span text:style-name="T233">self</text:span><text:span text:style-name="T197">.item = item</text:span><text:line-break/><text:span text:style-name="T197"> <text:s text:c="7"/></text:span><text:span text:style-name="T233">self</text:span><text:span text:style-name="T197">.deleted = </text:span><text:span text:style-name="T176">False</text:span><text:line-break/><text:line-break/><text:span text:style-name="T176"> <text:s text:c="3"/>def </text:span><text:span text:style-name="T184">delete</text:span><text:span text:style-name="T197">(</text:span><text:span text:style-name="T233">self</text:span><text:span text:style-name="T197">):</text:span><text:line-break/><text:span text:style-name="T197"> <text:s text:c="7"/></text:span><text:span text:style-name="T233">self</text:span><text:span text:style-name="T197">.deleted = </text:span><text:span text:style-name="T176">True</text:span><text:line-break/><text:line-break/><text:span text:style-name="T176"> <text:s text:c="3"/>def </text:span><text:span text:style-name="T231">__str__</text:span><text:span text:style-name="T197">(</text:span><text:span text:style-name="T233">self</text:span><text:span text:style-name="T197">):</text:span><text:line-break/><text:span text:style-name="T197"> <text:s text:c="7"/></text:span><text:span text:style-name="T176">return </text:span><text:span text:style-name="T226">str</text:span><text:span text:style-name="T197">(</text:span><text:span text:style-name="T233">self</text:span><text:span text:style-name="T197">.item) </text:span><text:span text:style-name="T176">if not </text:span><text:span text:style-name="T233">self</text:span><text:span text:style-name="T197">.deleted </text:span><text:span text:style-name="T176">else </text:span><text:span text:style-name="T246">'deleted'</text:span><text:line-break/><text:line-break/><text:span text:style-name="T246"> <text:s text:c="3"/></text:span><text:span text:style-name="T176">def </text:span><text:span text:style-name="T231">__repr__</text:span><text:span text:style-name="T197">(</text:span><text:span text:style-name="T233">self</text:span><text:span text:style-name="T197">):</text:span><text:line-break/><text:span text:style-name="T197"> <text:s text:c="7"/></text:span><text:span text:style-name="T176">return </text:span><text:span text:style-name="T226">str</text:span><text:span text:style-name="T197">(</text:span><text:span text:style-name="T233">self</text:span><text:span text:style-name="T197">)</text:span><text:line-break/><text:line-break/><text:line-break/><text:span text:style-name="T176">class </text:span><text:span text:style-name="T155">DHashedMap</text:span><text:span text:style-name="T197">(HashMap):</text:span><text:line-break/><text:span text:style-name="T197"> <text:s text:c="3"/>EXPAND_COEF = </text:span><text:span text:style-name="T237">0.5</text:span><text:line-break/><text:span text:style-name="T237"> <text:s text:c="3"/></text:span><text:span text:style-name="T197">MAX_FILL_COEFF = </text:span><text:span text:style-name="T237">0.7</text:span><text:line-break/><text:line-break/><text:span text:style-name="T237"> <text:s text:c="3"/></text:span><text:span text:style-name="T176">def </text:span><text:span text:style-name="T231">__init__</text:span><text:span text:style-name="T197">(</text:span><text:span text:style-name="T233">self</text:span><text:span text:style-name="T197">, size: </text:span><text:span text:style-name="T226">int</text:span><text:span text:style-name="T197">, hashFunc: </text:span><text:span text:style-name="T155">Callable[[HashMap, object], int] </text:span><text:span text:style-name="T197">= defautlHash,</text:span><text:line-break/><text:span text:style-name="T197"> <text:s text:c="16"/>hashFunc2: </text:span><text:span text:style-name="T155">Callable[[HashMap, object], int] </text:span><text:span text:style-name="T197">= defaultHash2):</text:span><text:line-break/><text:span text:style-name="T197"> <text:s text:c="7"/></text:span><text:span text:style-name="T226">super</text:span><text:span text:style-name="T197">().</text:span><text:span text:style-name="T231">__init__</text:span><text:span text:style-name="T197">(nextPrime(size), hashFunc)</text:span><text:line-break/><text:span text:style-name="T197"> <text:s text:c="7"/></text:span><text:span text:style-name="T233">self</text:span><text:span text:style-name="T197">.hashFunc2 = hashFunc2</text:span><text:line-break/><text:line-break/><text:span text:style-name="T197"> <text:s text:c="3"/></text:span><text:span text:style-name="T176">def </text:span><text:span text:style-name="T184">__probe</text:span><text:span text:style-name="T197">(</text:span><text:span text:style-name="T233">self</text:span><text:span text:style-name="T197">, h1: </text:span><text:span text:style-name="T226">int</text:span><text:span text:style-name="T197">, h2: </text:span><text:span text:style-name="T226">int</text:span><text:span text:style-name="T197">, i: </text:span><text:span text:style-name="T226">int</text:span><text:span text:style-name="T197">) -&gt; </text:span><text:span text:style-name="T226">int</text:span><text:span text:style-name="T197">:</text:span><text:line-break/><text:span text:style-name="T197"> <text:s text:c="7"/></text:span><text:span text:style-name="T176">return </text:span><text:span text:style-name="T197">(h1 + i * h2) % </text:span><text:span text:style-name="T233">self</text:span><text:span text:style-name="T197">.mapSize()</text:span><text:line-break/><text:line-break/><text:span text:style-name="T197"> <text:s text:c="3"/></text:span><text:span text:style-name="T176">def </text:span><text:span text:style-name="T184">calcHash</text:span><text:span text:style-name="T197">(</text:span><text:span text:style-name="T233">self</text:span><text:span text:style-name="T197">, key) -&gt; </text:span><text:span text:style-name="T155">Tuple[int, int]</text:span><text:span text:style-name="T197">:</text:span><text:line-break/><text:span text:style-name="T197"> <text:s text:c="7"/>h2 = </text:span><text:span text:style-name="T233">self</text:span><text:span text:style-name="T197">.hashFunc2(</text:span><text:span text:style-name="T233">self</text:span><text:span text:style-name="T197">, key)</text:span><text:line-break/><text:span text:style-name="T197"> <text:s text:c="7"/></text:span><text:span text:style-name="T176">if </text:span><text:span text:style-name="T197">h2 == </text:span><text:span text:style-name="T237">0</text:span><text:span text:style-name="T197">:</text:span><text:line-break/><text:span text:style-name="T197"> <text:s text:c="11"/></text:span><text:span text:style-name="T176">raise </text:span><text:span text:style-name="T226">ArithmeticError</text:span><text:span text:style-name="T197">(</text:span><text:span text:style-name="T246">'incorrect second hash function'</text:span><text:span text:style-name="T197">)</text:span><text:line-break/><text:span text:style-name="T197"> <text:s text:c="7"/></text:span><text:span text:style-name="T176">return </text:span><text:span text:style-name="T233">self</text:span><text:span text:style-name="T197">.hashFunc(</text:span><text:span text:style-name="T233">self</text:span><text:span text:style-name="T197">, key), h2,</text:span><text:line-break/><text:soft-page-break/><text:line-break/><text:span text:style-name="T197"> <text:s text:c="3"/></text:span><text:span text:style-name="T176">def </text:span><text:span text:style-name="T184">__find</text:span><text:span text:style-name="T197">(</text:span><text:span text:style-name="T233">self</text:span><text:span text:style-name="T197">, key) -&gt; </text:span><text:span text:style-name="T226">int</text:span><text:span text:style-name="T197">:</text:span><text:line-break/><text:span text:style-name="T197"> <text:s text:c="7"/>h1, h2 = </text:span><text:span text:style-name="T233">self</text:span><text:span text:style-name="T197">.calcHash(key)</text:span><text:line-break/><text:span text:style-name="T197"> <text:s text:c="7"/>j = </text:span><text:span text:style-name="T237">0</text:span><text:line-break/><text:span text:style-name="T237"> <text:s text:c="7"/></text:span><text:span text:style-name="T197">i = </text:span><text:span text:style-name="T233">self</text:span><text:span text:style-name="T197">.__probe(h1, h2, j)</text:span><text:line-break/><text:span text:style-name="T197"> <text:s text:c="7"/>free = </text:span><text:span text:style-name="T176">None</text:span><text:line-break/><text:span text:style-name="T176"> <text:s text:c="7"/>while </text:span><text:span text:style-name="T197">j &lt; </text:span><text:span text:style-name="T233">self</text:span><text:span text:style-name="T197">.mapSize() </text:span><text:span text:style-name="T176">and </text:span><text:span text:style-name="T233">self</text:span><text:span text:style-name="T197">.arr[i] </text:span><text:span text:style-name="T176">is not None</text:span><text:span text:style-name="T197">:</text:span><text:line-break/><text:span text:style-name="T197"> <text:s text:c="11"/></text:span><text:span text:style-name="T176">if </text:span><text:span text:style-name="T233">self</text:span><text:span text:style-name="T197">.arr[i].item.key == key:</text:span><text:line-break/><text:span text:style-name="T197"> <text:s text:c="15"/></text:span><text:span text:style-name="T176">return </text:span><text:span text:style-name="T197">i</text:span><text:line-break/><text:span text:style-name="T197"> <text:s text:c="11"/></text:span><text:span text:style-name="T176">elif </text:span><text:span text:style-name="T233">self</text:span><text:span text:style-name="T197">.arr[i].deleted:</text:span><text:line-break/><text:span text:style-name="T197"> <text:s text:c="15"/>free = i</text:span><text:line-break/><text:span text:style-name="T197"> <text:s text:c="11"/>j += </text:span><text:span text:style-name="T237">1</text:span><text:line-break/><text:span text:style-name="T237"> <text:s text:c="11"/></text:span><text:span text:style-name="T197">i = </text:span><text:span text:style-name="T233">self</text:span><text:span text:style-name="T197">.__probe(h1, h2, j)</text:span><text:line-break/><text:line-break/><text:span text:style-name="T197"> <text:s text:c="7"/></text:span><text:span text:style-name="T176">return </text:span><text:span text:style-name="T197">i </text:span><text:span text:style-name="T176">if </text:span><text:span text:style-name="T197">free </text:span><text:span text:style-name="T176">is None else </text:span><text:span text:style-name="T197">free</text:span><text:line-break/><text:line-break/><text:span text:style-name="T197"> <text:s text:c="3"/></text:span><text:span text:style-name="T176">def </text:span><text:span text:style-name="T184">insert</text:span><text:span text:style-name="T197">(</text:span><text:span text:style-name="T233">self</text:span><text:span text:style-name="T197">, obj: </text:span><text:span text:style-name="T155">Pair</text:span><text:span text:style-name="T197">) -&gt; </text:span><text:span text:style-name="T226">bool</text:span><text:span text:style-name="T197">:</text:span><text:line-break/><text:span text:style-name="T197"> <text:s text:c="7"/></text:span><text:span text:style-name="T176">if </text:span><text:span text:style-name="T233">self</text:span><text:span text:style-name="T197">.fillCoef() &gt;= DHashedMap.MAX_FILL_COEFF:</text:span><text:line-break/><text:span text:style-name="T197"> <text:s text:c="11"/></text:span><text:span text:style-name="T233">self</text:span><text:span text:style-name="T197">.expand(</text:span><text:span text:style-name="T226">int</text:span><text:span text:style-name="T197">(</text:span><text:span text:style-name="T233">self</text:span><text:span text:style-name="T197">.mapSize() * DHashedMap.EXPAND_COEF))</text:span><text:line-break/><text:span text:style-name="T197"> <text:s text:c="7"/>i = </text:span><text:span text:style-name="T233">self</text:span><text:span text:style-name="T197">.__find(obj.key)</text:span><text:line-break/><text:span text:style-name="T197"> <text:s text:c="7"/>res = </text:span><text:span text:style-name="T233">self</text:span><text:span text:style-name="T197">.arr[i] </text:span><text:span text:style-name="T176">is not None and not </text:span><text:span text:style-name="T233">self</text:span><text:span text:style-name="T197">.arr[i].deleted</text:span><text:line-break/><text:span text:style-name="T197"> <text:s text:c="7"/></text:span><text:span text:style-name="T233">self</text:span><text:span text:style-name="T197">.arr[i] = Node(obj)</text:span><text:line-break/><text:span text:style-name="T197"> <text:s text:c="7"/></text:span><text:span text:style-name="T176">if not </text:span><text:span text:style-name="T197">res:</text:span><text:line-break/><text:span text:style-name="T197"> <text:s text:c="11"/></text:span><text:span text:style-name="T233">self</text:span><text:span text:style-name="T197">._itemsSize += </text:span><text:span text:style-name="T237">1</text:span><text:line-break/><text:span text:style-name="T237"> <text:s text:c="7"/></text:span><text:span text:style-name="T176">return not </text:span><text:span text:style-name="T197">res</text:span><text:line-break/><text:line-break/><text:span text:style-name="T197"> <text:s text:c="3"/></text:span><text:span text:style-name="T176">def </text:span><text:span text:style-name="T184">get</text:span><text:span text:style-name="T197">(</text:span><text:span text:style-name="T233">self</text:span><text:span text:style-name="T197">, key):</text:span><text:line-break/><text:span text:style-name="T197"> <text:s text:c="7"/>i = </text:span><text:span text:style-name="T233">self</text:span><text:span text:style-name="T197">.__find(key)</text:span><text:line-break/><text:span text:style-name="T197"> <text:s text:c="7"/></text:span><text:span text:style-name="T176">if </text:span><text:span text:style-name="T233">self</text:span><text:span text:style-name="T197">.arr[i] </text:span><text:span text:style-name="T176">is not None and not </text:span><text:span text:style-name="T233">self</text:span><text:span text:style-name="T197">.arr[i].deleted:</text:span><text:line-break/><text:span text:style-name="T197"> <text:s text:c="11"/></text:span><text:span text:style-name="T176">return </text:span><text:span text:style-name="T233">self</text:span><text:span text:style-name="T197">.arr[i].item.value</text:span><text:line-break/><text:span text:style-name="T197"> <text:s text:c="7"/></text:span><text:span text:style-name="T176">else</text:span><text:span text:style-name="T197">:</text:span><text:line-break/><text:span text:style-name="T197"> <text:s text:c="11"/></text:span><text:span text:style-name="T176">return None</text:span><text:line-break/><text:line-break/><text:span text:style-name="T176"> <text:s text:c="3"/>def </text:span><text:span text:style-name="T184">keyset</text:span><text:span text:style-name="T197">(</text:span><text:span text:style-name="T233">self</text:span><text:span text:style-name="T197">) -&gt; </text:span><text:span text:style-name="T226">list</text:span><text:span text:style-name="T197">:</text:span><text:line-break/><text:span text:style-name="T197"> <text:s text:c="7"/></text:span><text:span text:style-name="T176">return </text:span><text:span text:style-name="T197">[i.item.key </text:span><text:span text:style-name="T176">for </text:span><text:span text:style-name="T197">i </text:span><text:span text:style-name="T176">in </text:span><text:span text:style-name="T233">self</text:span><text:span text:style-name="T197">.arr </text:span><text:span text:style-name="T176">if </text:span><text:span text:style-name="T197">i </text:span><text:span text:style-name="T176">is not None and not </text:span><text:span text:style-name="T197">i.deleted]</text:span><text:line-break/><text:line-break/><text:span text:style-name="T197"> <text:s text:c="3"/></text:span><text:span text:style-name="T176">def </text:span><text:span text:style-name="T184">remove</text:span><text:span text:style-name="T197">(</text:span><text:span text:style-name="T233">self</text:span><text:span text:style-name="T197">, key) -&gt; </text:span><text:span text:style-name="T226">bool</text:span><text:span text:style-name="T197">:</text:span><text:line-break/><text:span text:style-name="T197"> <text:s text:c="7"/>i = </text:span><text:span text:style-name="T233">self</text:span><text:span text:style-name="T197">.__find(key)</text:span><text:line-break/><text:span text:style-name="T197"> <text:s text:c="7"/></text:span><text:span text:style-name="T176">if </text:span><text:span text:style-name="T233">self</text:span><text:span text:style-name="T197">.arr[i] </text:span><text:span text:style-name="T176">is not None and not </text:span><text:span text:style-name="T233">self</text:span><text:span text:style-name="T197">.arr[i].deleted:</text:span><text:line-break/><text:span text:style-name="T197"> <text:s text:c="11"/></text:span><text:span text:style-name="T233">self</text:span><text:span text:style-name="T197">.arr[i].delete()</text:span><text:line-break/><text:span text:style-name="T197"> <text:s text:c="11"/></text:span><text:span text:style-name="T233">self</text:span><text:span text:style-name="T197">._itemsSize -= </text:span><text:span text:style-name="T237">1</text:span><text:line-break/><text:span text:style-name="T237"> <text:s text:c="11"/></text:span><text:span text:style-name="T176">return True</text:span><text:line-break/><text:span text:style-name="T176"> <text:s text:c="7"/>else</text:span><text:span text:style-name="T197">:</text:span><text:line-break/><text:span text:style-name="T197"> <text:s text:c="11"/></text:span><text:span text:style-name="T176">return False</text:span><text:line-break/><text:line-break/><text:span text:style-name="T176"> <text:s text:c="3"/>def </text:span><text:span text:style-name="T184">expand</text:span><text:span text:style-name="T197">(</text:span><text:span text:style-name="T233">self</text:span><text:span text:style-name="T197">, add: </text:span><text:span text:style-name="T226">int</text:span><text:span text:style-name="T197">):</text:span><text:line-break/><text:span text:style-name="T197"> <text:s text:c="7"/></text:span><text:span text:style-name="T226">super</text:span><text:span text:style-name="T197">().expand(nextPrime(add))</text:span><text:line-break/><text:span text:style-name="T197"> <text:s text:c="7"/></text:span><text:span text:style-name="T233">self</text:span><text:span text:style-name="T197">.refresh()</text:span><text:line-break/><text:line-break/><text:span text:style-name="T197"> <text:s text:c="3"/></text:span><text:span text:style-name="T176">def </text:span><text:span text:style-name="T184">refresh</text:span><text:span text:style-name="T197">(</text:span><text:span text:style-name="T233">self</text:span><text:span text:style-name="T197">):</text:span><text:line-break/><text:span text:style-name="T197"> <text:s text:c="7"/>newMap = DHashedMap(</text:span><text:span text:style-name="T233">self</text:span><text:span text:style-name="T197">.mapSize(), </text:span><text:span text:style-name="T233">self</text:span><text:span text:style-name="T197">.hashFunc, </text:span><text:span text:style-name="T233">self</text:span><text:span text:style-name="T197">.hashFunc2)</text:span><text:line-break/><text:span text:style-name="T197"> <text:s text:c="7"/></text:span><text:span text:style-name="T176">for </text:span><text:span text:style-name="T197">i </text:span><text:span text:style-name="T176">in </text:span><text:span text:style-name="T233">self</text:span><text:span text:style-name="T197">.arr:</text:span><text:line-break/><text:span text:style-name="T197"> <text:s text:c="11"/></text:span><text:span text:style-name="T176">if </text:span><text:span text:style-name="T197">i </text:span><text:span text:style-name="T176">is not None and not </text:span><text:span text:style-name="T197">i.deleted:</text:span><text:line-break/><text:span text:style-name="T197"> <text:s text:c="15"/>newMap.insert(i.item)</text:span><text:line-break/><text:span text:style-name="T197"> <text:s text:c="7"/></text:span><text:span text:style-name="T233">self</text:span><text:span text:style-name="T197">.arr = newMap.arr</text:span><text:line-break/></text:p>
      <text:p text:style-name="P50"/>
      <text:p text:style-name="P50"/>
      <text:p text:style-name="P50"/>
      <text:h text:style-name="P154" text:outline-level="3"><text:soft-page-break/><text:span text:style-name="T267">Файл <text:s/>`</text:span><text:span text:style-name="T270">testing/</text:span><text:span text:style-name="T271">str_hash.py`</text:span></text:h>
      <text:h text:style-name="P154" text:outline-level="3"/>
      <text:p text:style-name="P51"><text:span text:style-name="T176">from </text:span><text:span text:style-name="T197">hash_maps </text:span><text:span text:style-name="T176">import </text:span><text:span text:style-name="T197">nextPrime</text:span><text:line-break/><text:line-break/><text:span text:style-name="T197">K = </text:span><text:span text:style-name="T237">37</text:span><text:line-break/><text:span text:style-name="T197">P = nextPrime(</text:span><text:span text:style-name="T237">2 </text:span><text:span text:style-name="T197">** </text:span><text:span text:style-name="T237">32</text:span><text:span text:style-name="T197">)</text:span><text:line-break/><text:line-break/><text:line-break/><text:span text:style-name="T176">def </text:span><text:span text:style-name="T197">str_hash(s: str, k: int = K, p: int = P) -&gt; int:</text:span><text:line-break/><text:span text:style-name="T197"> <text:s text:c="3"/>h = </text:span><text:span text:style-name="T237">0</text:span><text:line-break/><text:span text:style-name="T237"> <text:s text:c="3"/></text:span><text:span text:style-name="T176">for </text:span><text:span text:style-name="T197">i </text:span><text:span text:style-name="T176">in </text:span><text:span text:style-name="T197">s:</text:span><text:line-break/><text:span text:style-name="T197"> <text:s text:c="7"/>h = (h * k + ord(i)) % p</text:span><text:line-break/><text:span text:style-name="T197"> <text:s text:c="3"/></text:span><text:span text:style-name="T176">return </text:span><text:span text:style-name="T197">h</text:span><text:line-break/></text:p>
      <text:p text:style-name="P51"/>
      <text:h text:style-name="P154" text:outline-level="3"/>
      <text:h text:style-name="P155" text:outline-level="3"><text:span text:style-name="T267">Файл <text:s/>`</text:span><text:span text:style-name="T270">testing/</text:span><text:span text:style-name="T271">maps_comparator.py`</text:span></text:h>
      <text:h text:style-name="P155" text:outline-level="3"/>
      <text:p text:style-name="P52"><text:span text:style-name="T176">from </text:span><text:span text:style-name="T197">typing </text:span><text:span text:style-name="T176">import </text:span><text:span text:style-name="T197">List, Tuple</text:span><text:line-break/><text:line-break/><text:span text:style-name="T176">from </text:span><text:span text:style-name="T197">hash_maps </text:span><text:span text:style-name="T176">import </text:span><text:span text:style-name="T197">ChainedMap, DHashedMap, Pair</text:span><text:line-break/><text:line-break/><text:line-break/><text:span text:style-name="T176">def </text:span><text:span text:style-name="T197">assertion(cm: ChainedMap, dm: DHashedMap, pm: dict, printing=</text:span><text:span text:style-name="T176">False</text:span><text:span text:style-name="T197">):</text:span><text:line-break/><text:span text:style-name="T197"> <text:s text:c="3"/></text:span><text:span text:style-name="T176">assert </text:span><text:span text:style-name="T197">cm.itemsSize() == dm.itemsSize() == len(pm)</text:span><text:line-break/><text:span text:style-name="T197"> <text:s text:c="3"/></text:span><text:span text:style-name="T176">assert </text:span><text:span text:style-name="T197">sorted(cm.keyset()) == sorted(dm.keyset()) == sorted(pm.keys())</text:span><text:line-break/><text:span text:style-name="T197"> <text:s text:c="3"/></text:span><text:span text:style-name="T176">for </text:span><text:span text:style-name="T197">i </text:span><text:span text:style-name="T176">in </text:span><text:span text:style-name="T197">list(pm.keys()):</text:span><text:line-break/><text:span text:style-name="T197"> <text:s text:c="7"/></text:span><text:span text:style-name="T176">assert </text:span><text:span text:style-name="T197">cm.get(i) == dm.get(i) == pm[i]</text:span><text:line-break/><text:span text:style-name="T197"> <text:s text:c="7"/></text:span><text:span text:style-name="T176">if </text:span><text:span text:style-name="T197">printing:</text:span><text:line-break/><text:span text:style-name="T197"> <text:s text:c="11"/>print(</text:span><text:span text:style-name="T246">f"key: </text:span><text:span text:style-name="T247">{</text:span><text:span text:style-name="T197">i</text:span><text:span text:style-name="T247">}</text:span><text:span text:style-name="T246">, values: </text:span><text:span text:style-name="T247">{</text:span><text:span text:style-name="T197">cm.get(i)</text:span><text:span text:style-name="T247">}</text:span><text:span text:style-name="T246"> | </text:span><text:span text:style-name="T247">{</text:span><text:span text:style-name="T197">dm.get(i)</text:span><text:span text:style-name="T247">}</text:span><text:span text:style-name="T246"> | </text:span><text:span text:style-name="T247">{</text:span><text:span text:style-name="T197">pm[i]</text:span><text:span text:style-name="T247">}</text:span><text:span text:style-name="T246">"</text:span><text:span text:style-name="T197">)</text:span><text:line-break/><text:line-break/><text:line-break/><text:span text:style-name="T176">def </text:span><text:span text:style-name="T197">compare_insertion(cm: ChainedMap, dm: DHashedMap, pm: dict, data: List[Pair], printing: bool = </text:span><text:span text:style-name="T176">True</text:span><text:span text:style-name="T197">):</text:span><text:line-break/><text:span text:style-name="T197"> <text:s text:c="3"/></text:span><text:span text:style-name="T176">for </text:span><text:span text:style-name="T197">i </text:span><text:span text:style-name="T176">in </text:span><text:span text:style-name="T197">data:</text:span><text:line-break/><text:span text:style-name="T197"> <text:s text:c="7"/>cm.insert(i)</text:span><text:line-break/><text:span text:style-name="T197"> <text:s text:c="7"/>dm.insert(i)</text:span><text:line-break/><text:span text:style-name="T197"> <text:s text:c="7"/>pm[i.key] = i.value</text:span><text:line-break/><text:line-break/><text:span text:style-name="T197"> <text:s text:c="3"/></text:span><text:span text:style-name="T176">if </text:span><text:span text:style-name="T197">printing:</text:span><text:line-break/><text:span text:style-name="T197"> <text:s text:c="7"/>print(</text:span><text:span text:style-name="T246">'Input list: ['</text:span><text:span text:style-name="T197">, *data, </text:span><text:span text:style-name="T246">']'</text:span><text:span text:style-name="T197">, sep=</text:span><text:span text:style-name="T246">'</text:span><text:span text:style-name="T247">\n</text:span><text:span text:style-name="T246">'</text:span><text:span text:style-name="T197">)</text:span><text:line-break/><text:span text:style-name="T197"> <text:s text:c="7"/>print(</text:span><text:span text:style-name="T246">'_' </text:span><text:span text:style-name="T197">* </text:span><text:span text:style-name="T237">50</text:span><text:span text:style-name="T197">)</text:span><text:line-break/><text:span text:style-name="T197"> <text:s text:c="7"/>print(</text:span><text:span text:style-name="T246">'Chained Map:'</text:span><text:span text:style-name="T197">, cm, </text:span><text:span text:style-name="T246">f'fill coefficient = </text:span><text:span text:style-name="T247">{</text:span><text:span text:style-name="T197">cm.fillCoef()</text:span><text:span text:style-name="T247">}</text:span><text:span text:style-name="T246">'</text:span><text:span text:style-name="T197">)</text:span><text:line-break/><text:span text:style-name="T197"> <text:s text:c="7"/>print(</text:span><text:span text:style-name="T246">'_' </text:span><text:span text:style-name="T197">* </text:span><text:span text:style-name="T237">50</text:span><text:span text:style-name="T197">)</text:span><text:line-break/><text:span text:style-name="T197"> <text:s text:c="7"/>print(</text:span><text:span text:style-name="T246">'Double Hashed Map:'</text:span><text:span text:style-name="T197">, dm, </text:span><text:span text:style-name="T246">f'fill coefficient = </text:span><text:span text:style-name="T247">{</text:span><text:span text:style-name="T197">dm.fillCoef()</text:span><text:span text:style-name="T247">}</text:span><text:span text:style-name="T246">'</text:span><text:span text:style-name="T197">)</text:span><text:line-break/><text:span text:style-name="T197"> <text:s text:c="7"/>print(</text:span><text:span text:style-name="T246">'_' </text:span><text:span text:style-name="T197">* </text:span><text:span text:style-name="T237">50</text:span><text:span text:style-name="T197">)</text:span><text:line-break/><text:span text:style-name="T197"> <text:s text:c="7"/>print(</text:span><text:span text:style-name="T246">"Python standard dict: {"</text:span><text:span text:style-name="T197">, *pm.items(), </text:span><text:span text:style-name="T246">'}'</text:span><text:span text:style-name="T197">, sep=</text:span><text:span text:style-name="T246">'</text:span><text:span text:style-name="T247">\n</text:span><text:span text:style-name="T246">'</text:span><text:span text:style-name="T197">)</text:span><text:line-break/><text:span text:style-name="T197"> <text:s text:c="7"/>print(</text:span><text:span text:style-name="T246">'_' </text:span><text:span text:style-name="T197">* </text:span><text:span text:style-name="T237">50</text:span><text:span text:style-name="T197">)</text:span><text:line-break/><text:span text:style-name="T197"> <text:s text:c="7"/>print(</text:span><text:span text:style-name="T246">'Comparison:'</text:span><text:span text:style-name="T197">)</text:span><text:line-break/><text:line-break/><text:span text:style-name="T197"> <text:s text:c="3"/>assertion(cm, dm, pm, printing)</text:span><text:line-break/><text:span text:style-name="T197"> <text:s text:c="3"/>print(</text:span><text:span text:style-name="T246">'insertion finished successfully'</text:span><text:span text:style-name="T197">)</text:span><text:line-break/><text:span text:style-name="T197"> <text:s text:c="3"/>print(</text:span><text:span text:style-name="T246">'#' </text:span><text:span text:style-name="T197">* </text:span><text:span text:style-name="T237">50</text:span><text:span text:style-name="T197">)</text:span><text:line-break/><text:line-break/><text:line-break/><text:span text:style-name="T176">def </text:span><text:span text:style-name="T197">compare_deleting(cm: ChainedMap, dm: DHashedMap, pm: dict, keys: list, printing: bool = </text:span><text:span text:style-name="T176">True</text:span><text:span text:style-name="T197">):</text:span><text:line-break/><text:soft-page-break/><text:span text:style-name="T197"> <text:s text:c="3"/></text:span><text:span text:style-name="T176">for </text:span><text:span text:style-name="T197">i </text:span><text:span text:style-name="T176">in </text:span><text:span text:style-name="T197">keys:</text:span><text:line-break/><text:span text:style-name="T197"> <text:s text:c="7"/>cm.remove(i)</text:span><text:line-break/><text:span text:style-name="T197"> <text:s text:c="7"/>dm.remove(i)</text:span><text:line-break/><text:span text:style-name="T197"> <text:s text:c="7"/></text:span><text:span text:style-name="T176">del </text:span><text:span text:style-name="T197">pm[i]</text:span><text:line-break/><text:line-break/><text:span text:style-name="T197"> <text:s text:c="3"/></text:span><text:span text:style-name="T176">if </text:span><text:span text:style-name="T197">printing:</text:span><text:line-break/><text:span text:style-name="T197"> <text:s text:c="7"/>print(</text:span><text:span text:style-name="T246">'Input keys for deleting:['</text:span><text:span text:style-name="T197">, *keys, </text:span><text:span text:style-name="T246">']'</text:span><text:span text:style-name="T197">, sep=</text:span><text:span text:style-name="T246">'</text:span><text:span text:style-name="T247">\n</text:span><text:span text:style-name="T246">'</text:span><text:span text:style-name="T197">)</text:span><text:line-break/><text:span text:style-name="T197"> <text:s text:c="7"/>print(</text:span><text:span text:style-name="T246">'_' </text:span><text:span text:style-name="T197">* </text:span><text:span text:style-name="T237">50</text:span><text:span text:style-name="T197">)</text:span><text:line-break/><text:span text:style-name="T197"> <text:s text:c="7"/>print(</text:span><text:span text:style-name="T246">'Chained Map:'</text:span><text:span text:style-name="T197">, cm, </text:span><text:span text:style-name="T246">f"fill coefficient = </text:span><text:span text:style-name="T247">{</text:span><text:span text:style-name="T197">cm.fillCoef()</text:span><text:span text:style-name="T247">}</text:span><text:span text:style-name="T246">"</text:span><text:span text:style-name="T197">)</text:span><text:line-break/><text:span text:style-name="T197"> <text:s text:c="7"/>print(</text:span><text:span text:style-name="T246">'_' </text:span><text:span text:style-name="T197">* </text:span><text:span text:style-name="T237">50</text:span><text:span text:style-name="T197">)</text:span><text:line-break/><text:span text:style-name="T197"> <text:s text:c="7"/>print(</text:span><text:span text:style-name="T246">"Double Hashed Map:"</text:span><text:span text:style-name="T197">, dm, </text:span><text:span text:style-name="T246">f'fill coefficient = </text:span><text:span text:style-name="T247">{</text:span><text:span text:style-name="T197">dm.fillCoef()</text:span><text:span text:style-name="T247">}</text:span><text:span text:style-name="T246">'</text:span><text:span text:style-name="T197">)</text:span><text:line-break/><text:span text:style-name="T197"> <text:s text:c="7"/>print(</text:span><text:span text:style-name="T246">'_' </text:span><text:span text:style-name="T197">* </text:span><text:span text:style-name="T237">50</text:span><text:span text:style-name="T197">)</text:span><text:line-break/><text:span text:style-name="T197"> <text:s text:c="7"/>print(</text:span><text:span text:style-name="T246">'Python standard Dict: {'</text:span><text:span text:style-name="T197">, *pm.items(), </text:span><text:span text:style-name="T246">'}'</text:span><text:span text:style-name="T197">, sep=</text:span><text:span text:style-name="T246">'</text:span><text:span text:style-name="T247">\n</text:span><text:span text:style-name="T246">'</text:span><text:span text:style-name="T197">)</text:span><text:line-break/><text:span text:style-name="T197"> <text:s text:c="7"/>print(</text:span><text:span text:style-name="T246">'_' </text:span><text:span text:style-name="T197">* </text:span><text:span text:style-name="T237">50</text:span><text:span text:style-name="T197">)</text:span><text:line-break/><text:span text:style-name="T197"> <text:s text:c="7"/>print(</text:span><text:span text:style-name="T246">'Comparison:'</text:span><text:span text:style-name="T197">)</text:span><text:line-break/><text:line-break/><text:span text:style-name="T197"> <text:s text:c="3"/>assertion(cm, dm, pm, printing)</text:span><text:line-break/><text:span text:style-name="T197"> <text:s text:c="3"/>print(</text:span><text:span text:style-name="T246">'deleting finished successfully'</text:span><text:span text:style-name="T197">)</text:span><text:line-break/><text:span text:style-name="T197"> <text:s text:c="3"/>print(</text:span><text:span text:style-name="T246">'#' </text:span><text:span text:style-name="T197">* </text:span><text:span text:style-name="T237">50</text:span><text:span text:style-name="T197">)</text:span><text:line-break/></text:p>
      <text:p text:style-name="P52"/>
      <text:p text:style-name="P52"/>
      <text:h text:style-name="P156" text:outline-level="3"><text:span text:style-name="T267">Файл <text:s/>`</text:span><text:span text:style-name="T270">testing/</text:span><text:span text:style-name="T272">accuracy_tests/numbers</text:span><text:span text:style-name="T271">.py`</text:span></text:h>
      <text:h text:style-name="P156" text:outline-level="3"/>
      <text:p text:style-name="P53"><text:span text:style-name="T176">from </text:span><text:span text:style-name="T197">hash_maps </text:span><text:span text:style-name="T176">import </text:span><text:span text:style-name="T197">Pair, DHashedMap, ChainedMap</text:span><text:line-break/><text:span text:style-name="T176">from </text:span><text:span text:style-name="T197">testing.maps_comparator </text:span><text:span text:style-name="T176">import </text:span><text:span text:style-name="T197">compare_insertion, compare_deleting</text:span><text:line-break/><text:line-break/><text:line-break/><text:span text:style-name="T176">def </text:span><text:span text:style-name="T197">nonCollisionTest(printing=</text:span><text:span text:style-name="T176">True</text:span><text:span text:style-name="T197">):</text:span><text:line-break/><text:span text:style-name="T197"> <text:s text:c="3"/>N = </text:span><text:span text:style-name="T237">6</text:span><text:line-break/><text:span text:style-name="T237"> <text:s text:c="3"/></text:span><text:span text:style-name="T197">data = [</text:span><text:line-break/><text:span text:style-name="T197"> <text:s text:c="7"/>Pair(</text:span><text:span text:style-name="T237">0</text:span><text:span text:style-name="T197">, </text:span><text:span text:style-name="T237">0</text:span><text:span text:style-name="T197">),</text:span><text:line-break/><text:span text:style-name="T197"> <text:s text:c="7"/>Pair(</text:span><text:span text:style-name="T237">8</text:span><text:span text:style-name="T197">, </text:span><text:span text:style-name="T176">None</text:span><text:span text:style-name="T197">),</text:span><text:line-break/><text:span text:style-name="T197"> <text:s text:c="7"/>Pair(</text:span><text:span text:style-name="T237">9</text:span><text:span text:style-name="T197">, </text:span><text:span text:style-name="T237">9</text:span><text:span text:style-name="T197">),</text:span><text:line-break/><text:span text:style-name="T197"> <text:s text:c="7"/>Pair(</text:span><text:span text:style-name="T237">13</text:span><text:span text:style-name="T197">, </text:span><text:span text:style-name="T246">'str'</text:span><text:span text:style-name="T197">),</text:span><text:line-break/><text:span text:style-name="T197"> <text:s text:c="7"/>Pair(</text:span><text:span text:style-name="T237">16</text:span><text:span text:style-name="T197">, </text:span><text:span text:style-name="T237">16</text:span><text:span text:style-name="T197">),</text:span><text:line-break/><text:span text:style-name="T197"> <text:s text:c="7"/>Pair(</text:span><text:span text:style-name="T237">23</text:span><text:span text:style-name="T197">, [</text:span><text:span text:style-name="T237">1</text:span><text:span text:style-name="T197">, </text:span><text:span text:style-name="T237">2</text:span><text:span text:style-name="T197">, </text:span><text:span text:style-name="T237">3</text:span><text:span text:style-name="T197">])</text:span><text:line-break/><text:span text:style-name="T197"> <text:s text:c="3"/>]</text:span><text:line-break/><text:span text:style-name="T197"> <text:s text:c="3"/>cm = ChainedMap(N)</text:span><text:line-break/><text:span text:style-name="T197"> <text:s text:c="3"/>dm = DHashedMap(N)</text:span><text:line-break/><text:span text:style-name="T197"> <text:s text:c="3"/>pm = dict()</text:span><text:line-break/><text:span text:style-name="T197"> <text:s text:c="3"/>compare_insertion(cm, dm, pm, data, printing)</text:span><text:line-break/><text:line-break/><text:line-break/><text:span text:style-name="T176">def </text:span><text:span text:style-name="T197">collisionTest(printing=</text:span><text:span text:style-name="T176">True</text:span><text:span text:style-name="T197">):</text:span><text:line-break/><text:span text:style-name="T197"> <text:s text:c="3"/>N = </text:span><text:span text:style-name="T237">5</text:span><text:line-break/><text:span text:style-name="T237"> <text:s text:c="3"/></text:span><text:span text:style-name="T197">data = [</text:span><text:line-break/><text:span text:style-name="T197"> <text:s text:c="7"/>Pair(</text:span><text:span text:style-name="T237">0</text:span><text:span text:style-name="T197">, </text:span><text:span text:style-name="T237">0</text:span><text:span text:style-name="T197">),</text:span><text:line-break/><text:span text:style-name="T197"> <text:s text:c="7"/>Pair(</text:span><text:span text:style-name="T237">8</text:span><text:span text:style-name="T197">, </text:span><text:span text:style-name="T176">None</text:span><text:span text:style-name="T197">),</text:span><text:line-break/><text:span text:style-name="T197"> <text:s text:c="7"/>Pair(</text:span><text:span text:style-name="T237">6</text:span><text:span text:style-name="T197">, </text:span><text:span text:style-name="T237">9</text:span><text:span text:style-name="T197">),</text:span><text:line-break/><text:span text:style-name="T197"> <text:s text:c="7"/>Pair(</text:span><text:span text:style-name="T237">12</text:span><text:span text:style-name="T197">, </text:span><text:span text:style-name="T246">'str'</text:span><text:span text:style-name="T197">),</text:span><text:line-break/><text:span text:style-name="T197"> <text:s text:c="7"/>Pair(</text:span><text:span text:style-name="T237">1</text:span><text:span text:style-name="T197">, </text:span><text:span text:style-name="T237">16</text:span><text:span text:style-name="T197">),</text:span><text:line-break/><text:span text:style-name="T197"> <text:s text:c="7"/>Pair(</text:span><text:span text:style-name="T237">7</text:span><text:span text:style-name="T197">, [</text:span><text:span text:style-name="T237">1</text:span><text:span text:style-name="T197">, </text:span><text:span text:style-name="T237">2</text:span><text:span text:style-name="T197">, </text:span><text:span text:style-name="T237">3</text:span><text:span text:style-name="T197">]),</text:span><text:line-break/><text:span text:style-name="T197"> <text:s text:c="7"/>Pair(</text:span><text:span text:style-name="T237">18</text:span><text:span text:style-name="T197">, </text:span><text:span text:style-name="T237">18</text:span><text:span text:style-name="T197">),</text:span><text:line-break/><text:span text:style-name="T197"> <text:s text:c="7"/>Pair(</text:span><text:span text:style-name="T237">14</text:span><text:span text:style-name="T197">, </text:span><text:span text:style-name="T176">None</text:span><text:span text:style-name="T197">),</text:span><text:line-break/><text:span text:style-name="T197"> <text:s text:c="7"/>Pair(</text:span><text:span text:style-name="T237">20</text:span><text:span text:style-name="T197">, </text:span><text:span text:style-name="T237">3.14</text:span><text:span text:style-name="T197">),</text:span><text:line-break/><text:span text:style-name="T197"> <text:s text:c="7"/>Pair(</text:span><text:span text:style-name="T237">12</text:span><text:span text:style-name="T197">, </text:span><text:span text:style-name="T246">'new_str'</text:span><text:span text:style-name="T197">)</text:span><text:line-break/><text:span text:style-name="T197"> <text:s text:c="3"/>]</text:span><text:line-break/><text:span text:style-name="T197"> <text:s text:c="3"/>cm = ChainedMap(N)</text:span><text:line-break/><text:soft-page-break/><text:span text:style-name="T197"> <text:s text:c="3"/>dm = DHashedMap(N)</text:span><text:line-break/><text:span text:style-name="T197"> <text:s text:c="3"/>pm = dict()</text:span><text:line-break/><text:span text:style-name="T197"> <text:s text:c="3"/>compare_insertion(cm, dm, pm, data, printing)</text:span><text:line-break/><text:line-break/><text:line-break/><text:span text:style-name="T176">def </text:span><text:span text:style-name="T197">deletingTest1(printing=</text:span><text:span text:style-name="T176">True</text:span><text:span text:style-name="T197">):</text:span><text:line-break/><text:span text:style-name="T197"> <text:s text:c="3"/>N = </text:span><text:span text:style-name="T237">6</text:span><text:line-break/><text:span text:style-name="T237"> <text:s text:c="3"/></text:span><text:span text:style-name="T197">data = [</text:span><text:line-break/><text:span text:style-name="T197"> <text:s text:c="7"/>Pair(</text:span><text:span text:style-name="T237">0</text:span><text:span text:style-name="T197">, </text:span><text:span text:style-name="T237">0</text:span><text:span text:style-name="T197">),</text:span><text:line-break/><text:span text:style-name="T197"> <text:s text:c="7"/>Pair(</text:span><text:span text:style-name="T237">8</text:span><text:span text:style-name="T197">, </text:span><text:span text:style-name="T176">None</text:span><text:span text:style-name="T197">),</text:span><text:line-break/><text:span text:style-name="T197"> <text:s text:c="7"/>Pair(</text:span><text:span text:style-name="T237">9</text:span><text:span text:style-name="T197">, </text:span><text:span text:style-name="T237">9</text:span><text:span text:style-name="T197">),</text:span><text:line-break/><text:span text:style-name="T197"> <text:s text:c="7"/>Pair(</text:span><text:span text:style-name="T237">13</text:span><text:span text:style-name="T197">, </text:span><text:span text:style-name="T246">'str'</text:span><text:span text:style-name="T197">),</text:span><text:line-break/><text:span text:style-name="T197"> <text:s text:c="7"/>Pair(</text:span><text:span text:style-name="T237">16</text:span><text:span text:style-name="T197">, </text:span><text:span text:style-name="T237">16</text:span><text:span text:style-name="T197">),</text:span><text:line-break/><text:span text:style-name="T197"> <text:s text:c="7"/>Pair(</text:span><text:span text:style-name="T237">23</text:span><text:span text:style-name="T197">, [</text:span><text:span text:style-name="T237">1</text:span><text:span text:style-name="T197">, </text:span><text:span text:style-name="T237">2</text:span><text:span text:style-name="T197">, </text:span><text:span text:style-name="T237">3</text:span><text:span text:style-name="T197">])</text:span><text:line-break/><text:span text:style-name="T197"> <text:s text:c="3"/>]</text:span><text:line-break/><text:span text:style-name="T197"> <text:s text:c="3"/>cm = ChainedMap(N)</text:span><text:line-break/><text:span text:style-name="T197"> <text:s text:c="3"/>dm = DHashedMap(N)</text:span><text:line-break/><text:span text:style-name="T197"> <text:s text:c="3"/>pm = dict()</text:span><text:line-break/><text:span text:style-name="T197"> <text:s text:c="3"/>compare_insertion(cm, dm, pm, data, </text:span><text:span text:style-name="T176">False</text:span><text:span text:style-name="T197">)</text:span><text:line-break/><text:span text:style-name="T197"> <text:s text:c="3"/>compare_deleting(cm, dm, pm, [</text:span><text:span text:style-name="T237">8</text:span><text:span text:style-name="T197">, </text:span><text:span text:style-name="T237">13</text:span><text:span text:style-name="T197">, </text:span><text:span text:style-name="T237">23</text:span><text:span text:style-name="T197">], printing)</text:span><text:line-break/><text:line-break/><text:line-break/><text:span text:style-name="T176">def </text:span><text:span text:style-name="T197">deletingTest2(printing=</text:span><text:span text:style-name="T176">True</text:span><text:span text:style-name="T197">):</text:span><text:line-break/><text:span text:style-name="T197"> <text:s text:c="3"/>N = </text:span><text:span text:style-name="T237">5</text:span><text:line-break/><text:span text:style-name="T237"> <text:s text:c="3"/></text:span><text:span text:style-name="T197">data = [</text:span><text:line-break/><text:span text:style-name="T197"> <text:s text:c="7"/>Pair(</text:span><text:span text:style-name="T237">0</text:span><text:span text:style-name="T197">, </text:span><text:span text:style-name="T237">0</text:span><text:span text:style-name="T197">),</text:span><text:line-break/><text:span text:style-name="T197"> <text:s text:c="7"/>Pair(</text:span><text:span text:style-name="T237">8</text:span><text:span text:style-name="T197">, </text:span><text:span text:style-name="T176">None</text:span><text:span text:style-name="T197">),</text:span><text:line-break/><text:span text:style-name="T197"> <text:s text:c="7"/>Pair(</text:span><text:span text:style-name="T237">6</text:span><text:span text:style-name="T197">, </text:span><text:span text:style-name="T237">9</text:span><text:span text:style-name="T197">),</text:span><text:line-break/><text:span text:style-name="T197"> <text:s text:c="7"/>Pair(</text:span><text:span text:style-name="T237">12</text:span><text:span text:style-name="T197">, </text:span><text:span text:style-name="T246">'str'</text:span><text:span text:style-name="T197">),</text:span><text:line-break/><text:span text:style-name="T197"> <text:s text:c="7"/>Pair(</text:span><text:span text:style-name="T237">1</text:span><text:span text:style-name="T197">, </text:span><text:span text:style-name="T237">16</text:span><text:span text:style-name="T197">),</text:span><text:line-break/><text:span text:style-name="T197"> <text:s text:c="7"/>Pair(</text:span><text:span text:style-name="T237">7</text:span><text:span text:style-name="T197">, [</text:span><text:span text:style-name="T237">1</text:span><text:span text:style-name="T197">, </text:span><text:span text:style-name="T237">2</text:span><text:span text:style-name="T197">, </text:span><text:span text:style-name="T237">3</text:span><text:span text:style-name="T197">]),</text:span><text:line-break/><text:span text:style-name="T197"> <text:s text:c="7"/>Pair(</text:span><text:span text:style-name="T237">18</text:span><text:span text:style-name="T197">, </text:span><text:span text:style-name="T237">18</text:span><text:span text:style-name="T197">),</text:span><text:line-break/><text:span text:style-name="T197"> <text:s text:c="7"/>Pair(</text:span><text:span text:style-name="T237">14</text:span><text:span text:style-name="T197">, </text:span><text:span text:style-name="T176">None</text:span><text:span text:style-name="T197">),</text:span><text:line-break/><text:span text:style-name="T197"> <text:s text:c="7"/>Pair(</text:span><text:span text:style-name="T237">20</text:span><text:span text:style-name="T197">, </text:span><text:span text:style-name="T237">3.14</text:span><text:span text:style-name="T197">),</text:span><text:line-break/><text:span text:style-name="T197"> <text:s text:c="7"/>Pair(</text:span><text:span text:style-name="T237">12</text:span><text:span text:style-name="T197">, </text:span><text:span text:style-name="T246">'new_str'</text:span><text:span text:style-name="T197">)</text:span><text:line-break/><text:span text:style-name="T197"> <text:s text:c="3"/>]</text:span><text:line-break/><text:span text:style-name="T197"> <text:s text:c="3"/>cm = ChainedMap(N)</text:span><text:line-break/><text:span text:style-name="T197"> <text:s text:c="3"/>dm = DHashedMap(N)</text:span><text:line-break/><text:span text:style-name="T197"> <text:s text:c="3"/>pm = dict()</text:span><text:line-break/><text:span text:style-name="T197"> <text:s text:c="3"/>compare_insertion(cm, dm, pm, data, printing=</text:span><text:span text:style-name="T176">False</text:span><text:span text:style-name="T197">)</text:span><text:line-break/><text:span text:style-name="T197"> <text:s text:c="3"/>compare_deleting(cm, dm, pm, [</text:span><text:span text:style-name="T237">8</text:span><text:span text:style-name="T197">, </text:span><text:span text:style-name="T237">12</text:span><text:span text:style-name="T197">, </text:span><text:span text:style-name="T237">0</text:span><text:span text:style-name="T197">, </text:span><text:span text:style-name="T237">14</text:span><text:span text:style-name="T197">, </text:span><text:span text:style-name="T237">20</text:span><text:span text:style-name="T197">], printing)</text:span><text:line-break/><text:line-break/><text:line-break/><text:span text:style-name="T176">if </text:span><text:span text:style-name="T197">__name__ == </text:span><text:span text:style-name="T246">"__main__"</text:span><text:span text:style-name="T197">:</text:span><text:line-break/><text:span text:style-name="T197"> <text:s text:c="3"/>print(</text:span><text:span text:style-name="T246">'Test with collisions:'</text:span><text:span text:style-name="T197">)</text:span><text:line-break/><text:span text:style-name="T197"> <text:s text:c="3"/>nonCollisionTest()</text:span><text:line-break/><text:line-break/><text:span text:style-name="T197"> <text:s text:c="3"/>print(</text:span><text:span text:style-name="T246">'Test without collisions:'</text:span><text:span text:style-name="T197">)</text:span><text:line-break/><text:span text:style-name="T197"> <text:s text:c="3"/>collisionTest()</text:span><text:line-break/><text:line-break/><text:span text:style-name="T197"> <text:s text:c="3"/>print(</text:span><text:span text:style-name="T246">'Deleting test 1:'</text:span><text:span text:style-name="T197">)</text:span><text:line-break/><text:span text:style-name="T197"> <text:s text:c="3"/>deletingTest1()</text:span><text:line-break/><text:line-break/><text:span text:style-name="T197"> <text:s text:c="3"/>print(</text:span><text:span text:style-name="T246">'Deleting test 2:'</text:span><text:span text:style-name="T197">)</text:span><text:line-break/><text:span text:style-name="T197"> <text:s text:c="3"/>deletingTest2()</text:span><text:line-break/></text:p>
      <text:p text:style-name="P53"/>
      <text:p text:style-name="P53"/>
      <text:p text:style-name="P53"/>
      <text:h text:style-name="P156" text:outline-level="3"><text:soft-page-break/><text:span text:style-name="T267">Файл <text:s/>`</text:span><text:span text:style-name="T270">testing/</text:span><text:span text:style-name="T272">accuracy_tests/strings</text:span><text:span text:style-name="T271">.py`</text:span></text:h>
      <text:h text:style-name="P156" text:outline-level="3"/>
      <text:p text:style-name="P53"><text:span text:style-name="T176">from </text:span><text:span text:style-name="T197">hash_maps </text:span><text:span text:style-name="T176">import </text:span><text:span text:style-name="T197">Pair, DHashedMap, ChainedMap</text:span><text:line-break/><text:span text:style-name="T176">from </text:span><text:span text:style-name="T197">testing.maps_comparator </text:span><text:span text:style-name="T176">import </text:span><text:span text:style-name="T197">compare_insertion, compare_deleting</text:span><text:line-break/><text:span text:style-name="T176">from </text:span><text:span text:style-name="T197">testing.str_hash </text:span><text:span text:style-name="T176">import </text:span><text:span text:style-name="T197">str_hash</text:span><text:line-break/><text:span text:style-name="T176">import </text:span><text:span text:style-name="T197">string</text:span><text:line-break/><text:span text:style-name="T176">import </text:span><text:span text:style-name="T197">random</text:span><text:line-break/><text:line-break/><text:line-break/><text:span text:style-name="T176">def </text:span><text:span text:style-name="T197">strTest1(printing=</text:span><text:span text:style-name="T176">True</text:span><text:span text:style-name="T197">):</text:span><text:line-break/><text:span text:style-name="T197"> <text:s text:c="3"/>N = </text:span><text:span text:style-name="T237">6</text:span><text:line-break/><text:span text:style-name="T237"> <text:s text:c="3"/></text:span><text:span text:style-name="T197">data = [</text:span><text:line-break/><text:span text:style-name="T197"> <text:s text:c="7"/>Pair(</text:span><text:span text:style-name="T246">'hello'</text:span><text:span text:style-name="T197">, </text:span><text:span text:style-name="T237">0</text:span><text:span text:style-name="T197">),</text:span><text:line-break/><text:span text:style-name="T197"> <text:s text:c="7"/>Pair(</text:span><text:span text:style-name="T246">'world'</text:span><text:span text:style-name="T197">, </text:span><text:span text:style-name="T176">None</text:span><text:span text:style-name="T197">),</text:span><text:line-break/><text:span text:style-name="T197"> <text:s text:c="7"/>Pair(</text:span><text:span text:style-name="T246">'string'</text:span><text:span text:style-name="T197">, </text:span><text:span text:style-name="T237">9</text:span><text:span text:style-name="T197">),</text:span><text:line-break/><text:span text:style-name="T197"> <text:s text:c="7"/>Pair(</text:span><text:span text:style-name="T246">'hash'</text:span><text:span text:style-name="T197">, </text:span><text:span text:style-name="T246">'str'</text:span><text:span text:style-name="T197">),</text:span><text:line-break/><text:span text:style-name="T197"> <text:s text:c="7"/>Pair(</text:span><text:span text:style-name="T246">'code'</text:span><text:span text:style-name="T197">, </text:span><text:span text:style-name="T237">16</text:span><text:span text:style-name="T197">),</text:span><text:line-break/><text:span text:style-name="T197"> <text:s text:c="7"/>Pair(</text:span><text:span text:style-name="T246">'oaoa'</text:span><text:span text:style-name="T197">, [</text:span><text:span text:style-name="T237">1</text:span><text:span text:style-name="T197">, </text:span><text:span text:style-name="T237">2</text:span><text:span text:style-name="T197">, </text:span><text:span text:style-name="T237">3</text:span><text:span text:style-name="T197">])</text:span><text:line-break/><text:span text:style-name="T197"> <text:s text:c="3"/>]</text:span><text:line-break/><text:span text:style-name="T197"> <text:s text:c="3"/>cm = ChainedMap(N, </text:span><text:span text:style-name="T176">lambda </text:span><text:span text:style-name="T197">hm, s: str_hash(s))</text:span><text:line-break/><text:span text:style-name="T197"> <text:s text:c="3"/>dm = DHashedMap(N, </text:span><text:span text:style-name="T176">lambda </text:span><text:span text:style-name="T197">hm, s: str_hash(s))</text:span><text:line-break/><text:span text:style-name="T197"> <text:s text:c="3"/>pm = dict()</text:span><text:line-break/><text:span text:style-name="T197"> <text:s text:c="3"/>compare_insertion(cm, dm, pm, data, printing)</text:span><text:line-break/><text:span text:style-name="T197"> <text:s text:c="3"/>compare_deleting(cm, dm, pm, [</text:span><text:span text:style-name="T246">'world'</text:span><text:span text:style-name="T197">, </text:span><text:span text:style-name="T246">'hash'</text:span><text:span text:style-name="T197">, </text:span><text:span text:style-name="T246">'hello'</text:span><text:span text:style-name="T197">], printing)</text:span><text:line-break/><text:line-break/><text:line-break/><text:span text:style-name="T176">def </text:span><text:span text:style-name="T197">strTest2(printing=</text:span><text:span text:style-name="T176">False</text:span><text:span text:style-name="T197">):</text:span><text:line-break/><text:span text:style-name="T197"> <text:s text:c="3"/>WORD_LEN = </text:span><text:span text:style-name="T237">10</text:span><text:line-break/><text:span text:style-name="T237"> <text:s text:c="3"/></text:span><text:span text:style-name="T197">START = </text:span><text:span text:style-name="T237">10</text:span><text:line-break/><text:span text:style-name="T237"> <text:s text:c="3"/></text:span><text:span text:style-name="T197">N = </text:span><text:span text:style-name="T237">1000</text:span><text:line-break/><text:span text:style-name="T237"> <text:s text:c="3"/></text:span><text:span text:style-name="T197">data = [</text:span><text:line-break/><text:span text:style-name="T197"> <text:s text:c="7"/>Pair(</text:span><text:span text:style-name="T246">''</text:span><text:span text:style-name="T197">.join(random.choices(string.ascii_letters, k=WORD_LEN)), i) </text:span><text:span text:style-name="T176">for </text:span><text:span text:style-name="T197">i </text:span><text:span text:style-name="T176">in </text:span><text:span text:style-name="T197">range(N)</text:span><text:line-break/><text:span text:style-name="T197"> <text:s text:c="3"/>]</text:span><text:line-break/><text:span text:style-name="T197"> <text:s text:c="3"/>cm = ChainedMap(START, </text:span><text:span text:style-name="T176">lambda </text:span><text:span text:style-name="T197">hm, s: str_hash(s))</text:span><text:line-break/><text:span text:style-name="T197"> <text:s text:c="3"/>dm = DHashedMap(START, </text:span><text:span text:style-name="T176">lambda </text:span><text:span text:style-name="T197">hm, s: str_hash(s))</text:span><text:line-break/><text:span text:style-name="T197"> <text:s text:c="3"/>pm = dict()</text:span><text:line-break/><text:span text:style-name="T197"> <text:s text:c="3"/>compare_insertion(cm, dm, pm, data, printing)</text:span><text:line-break/><text:span text:style-name="T197"> <text:s text:c="3"/>DELETE = </text:span><text:span text:style-name="T237">150</text:span><text:line-break/><text:span text:style-name="T237"> <text:s text:c="3"/></text:span><text:span text:style-name="T197">compare_deleting(cm, dm, pm, list(set(random.choices(list(pm.keys()), k=DELETE))), printing)</text:span><text:line-break/><text:line-break/><text:line-break/><text:span text:style-name="T176">if </text:span><text:span text:style-name="T197">__name__ == </text:span><text:span text:style-name="T246">"__main__"</text:span><text:span text:style-name="T197">:</text:span><text:line-break/><text:span text:style-name="T197"> <text:s text:c="3"/>print(</text:span><text:span text:style-name="T246">'Strings as keys test 1:'</text:span><text:span text:style-name="T197">)</text:span><text:line-break/><text:span text:style-name="T197"> <text:s text:c="3"/>strTest1()</text:span><text:line-break/><text:line-break/><text:span text:style-name="T197"> <text:s text:c="3"/>print(</text:span><text:span text:style-name="T246">'Strings as keys (random test):'</text:span><text:span text:style-name="T197">)</text:span><text:line-break/><text:span text:style-name="T197"> <text:s text:c="3"/>strTest2()</text:span><text:line-break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h text:style-name="P156" text:outline-level="3"/>
      <text:h text:style-name="P156" text:outline-level="3"><text:soft-page-break/><text:span text:style-name="T267">Файл <text:s/>`</text:span><text:span text:style-name="T270">testing/</text:span><text:span text:style-name="T272">accuracy_tests/random_test</text:span><text:span text:style-name="T271">.py`</text:span></text:h>
      <text:h text:style-name="P156" text:outline-level="3"/>
      <text:p text:style-name="P53"><text:span text:style-name="T176">from </text:span><text:span text:style-name="T197">hash_maps </text:span><text:span text:style-name="T176">import </text:span><text:span text:style-name="T197">Pair, DHashedMap, ChainedMap</text:span><text:line-break/><text:span text:style-name="T176">from </text:span><text:span text:style-name="T197">testing.maps_comparator </text:span><text:span text:style-name="T176">import </text:span><text:span text:style-name="T197">compare_insertion, compare_deleting</text:span><text:line-break/><text:span text:style-name="T176">import </text:span><text:span text:style-name="T197">random</text:span><text:line-break/><text:line-break/><text:line-break/><text:span text:style-name="T176">def </text:span><text:span text:style-name="T197">rand1(printing=</text:span><text:span text:style-name="T176">True</text:span><text:span text:style-name="T197">):</text:span><text:line-break/><text:span text:style-name="T197"> <text:s text:c="3"/>START = </text:span><text:span text:style-name="T237">10</text:span><text:line-break/><text:span text:style-name="T237"> <text:s text:c="3"/></text:span><text:span text:style-name="T197">N = </text:span><text:span text:style-name="T237">50</text:span><text:line-break/><text:span text:style-name="T237"> <text:s text:c="3"/></text:span><text:span text:style-name="T197">data = [Pair(random.randint(</text:span><text:span text:style-name="T237">0</text:span><text:span text:style-name="T197">, </text:span><text:span text:style-name="T237">1_000</text:span><text:span text:style-name="T197">), i) </text:span><text:span text:style-name="T176">for </text:span><text:span text:style-name="T197">i </text:span><text:span text:style-name="T176">in </text:span><text:span text:style-name="T197">range(N)]</text:span><text:line-break/><text:span text:style-name="T197"> <text:s text:c="3"/>cm = ChainedMap(START)</text:span><text:line-break/><text:span text:style-name="T197"> <text:s text:c="3"/>dm = DHashedMap(START)</text:span><text:line-break/><text:span text:style-name="T197"> <text:s text:c="3"/>pm = dict()</text:span><text:line-break/><text:span text:style-name="T197"> <text:s text:c="3"/>compare_insertion(cm, dm, pm, data, printing)</text:span><text:line-break/><text:span text:style-name="T197"> <text:s text:c="3"/>DELETE = </text:span><text:span text:style-name="T237">25</text:span><text:line-break/><text:span text:style-name="T237"> <text:s text:c="3"/></text:span><text:span text:style-name="T197">compare_deleting(cm, dm, pm, list(set(random.choices(list(pm.keys()), k=DELETE))), printing)</text:span><text:line-break/><text:line-break/><text:line-break/><text:span text:style-name="T176">def </text:span><text:span text:style-name="T197">rand2(printing=</text:span><text:span text:style-name="T176">False</text:span><text:span text:style-name="T197">):</text:span><text:line-break/><text:span text:style-name="T197"> <text:s text:c="3"/>START = </text:span><text:span text:style-name="T237">100</text:span><text:line-break/><text:span text:style-name="T237"> <text:s text:c="3"/></text:span><text:span text:style-name="T197">N = </text:span><text:span text:style-name="T237">100_000</text:span><text:line-break/><text:span text:style-name="T237"> <text:s text:c="3"/></text:span><text:span text:style-name="T197">data = [Pair(random.randint(</text:span><text:span text:style-name="T237">0</text:span><text:span text:style-name="T197">, </text:span><text:span text:style-name="T237">1_000_000</text:span><text:span text:style-name="T197">), i) </text:span><text:span text:style-name="T176">for </text:span><text:span text:style-name="T197">i </text:span><text:span text:style-name="T176">in </text:span><text:span text:style-name="T197">range(N)]</text:span><text:line-break/><text:span text:style-name="T197"> <text:s text:c="3"/>cm = ChainedMap(START)</text:span><text:line-break/><text:span text:style-name="T197"> <text:s text:c="3"/>dm = DHashedMap(START)</text:span><text:line-break/><text:span text:style-name="T197"> <text:s text:c="3"/>pm = dict()</text:span><text:line-break/><text:span text:style-name="T197"> <text:s text:c="3"/>compare_insertion(cm, dm, pm, data, printing)</text:span><text:line-break/><text:span text:style-name="T197"> <text:s text:c="3"/>DELETE = </text:span><text:span text:style-name="T237">50_000</text:span><text:line-break/><text:span text:style-name="T237"> <text:s text:c="3"/></text:span><text:span text:style-name="T197">compare_deleting(cm, dm, pm, list(set(random.choices(list(pm.keys()), k=DELETE))), printing)</text:span><text:line-break/><text:line-break/><text:line-break/><text:span text:style-name="T176">if </text:span><text:span text:style-name="T197">__name__ == </text:span><text:span text:style-name="T246">"__main__"</text:span><text:span text:style-name="T197">:</text:span><text:line-break/><text:span text:style-name="T197"> <text:s text:c="3"/>print(</text:span><text:span text:style-name="T246">'Random test 1:'</text:span><text:span text:style-name="T197">)</text:span><text:line-break/><text:span text:style-name="T197"> <text:s text:c="3"/>rand1()</text:span><text:line-break/><text:line-break/><text:span text:style-name="T197"> <text:s text:c="3"/>print(</text:span><text:span text:style-name="T246">'Random test 2:'</text:span><text:span text:style-name="T197">)</text:span><text:line-break/><text:span text:style-name="T197"> <text:s text:c="3"/>rand2()</text:span><text:line-break/></text:p>
      <text:p text:style-name="P53"/>
      <text:h text:style-name="P157" text:outline-level="3"><text:span text:style-name="T267">Файл <text:s/>`</text:span><text:span text:style-name="T270">testing/</text:span><text:span text:style-name="T272">accuracy_tests/</text:span><text:span text:style-name="T257">all</text:span><text:span text:style-name="T271">.py`</text:span></text:h>
      <text:h text:style-name="P157" text:outline-level="3"/>
      <text:p text:style-name="P54"><text:span text:style-name="T176">from </text:span><text:span text:style-name="T197">numbers </text:span><text:span text:style-name="T176">import </text:span><text:span text:style-name="T197">*</text:span><text:line-break/><text:span text:style-name="T176">from </text:span><text:span text:style-name="T197">random_tests </text:span><text:span text:style-name="T176">import </text:span><text:span text:style-name="T197">*</text:span><text:line-break/><text:span text:style-name="T176">from </text:span><text:span text:style-name="T197">strings </text:span><text:span text:style-name="T176">import </text:span><text:span text:style-name="T197">*</text:span><text:line-break/><text:line-break/><text:span text:style-name="T176">if </text:span><text:span text:style-name="T197">__name__ == </text:span><text:span text:style-name="T246">"__main__"</text:span><text:span text:style-name="T197">:</text:span><text:line-break/><text:span text:style-name="T197"> <text:s text:c="3"/>nonCollisionTest(</text:span><text:span text:style-name="T176">False</text:span><text:span text:style-name="T197">)</text:span><text:line-break/><text:span text:style-name="T197"> <text:s text:c="3"/>collisionTest(</text:span><text:span text:style-name="T176">False</text:span><text:span text:style-name="T197">)</text:span><text:line-break/><text:span text:style-name="T197"> <text:s text:c="3"/>deletingTest1(</text:span><text:span text:style-name="T176">False</text:span><text:span text:style-name="T197">)</text:span><text:line-break/><text:span text:style-name="T197"> <text:s text:c="3"/>deletingTest2(</text:span><text:span text:style-name="T176">False</text:span><text:span text:style-name="T197">)</text:span><text:line-break/><text:span text:style-name="T197"> <text:s text:c="3"/>strTest1(</text:span><text:span text:style-name="T176">False</text:span><text:span text:style-name="T197">)</text:span><text:line-break/><text:span text:style-name="T197"> <text:s text:c="3"/>strTest2(</text:span><text:span text:style-name="T176">False</text:span><text:span text:style-name="T197">)</text:span><text:line-break/><text:span text:style-name="T197"> <text:s text:c="3"/>rand1(</text:span><text:span text:style-name="T176">False</text:span><text:span text:style-name="T197">)</text:span><text:line-break/><text:span text:style-name="T197"> <text:s text:c="3"/>rand2(</text:span><text:span text:style-name="T176">False</text:span><text:span text:style-name="T197">)</text:span><text:line-break/></text:p>
      <text:p text:style-name="P54"/>
      <text:h text:style-name="P158" text:outline-level="3"><text:soft-page-break/><text:span text:style-name="T267">Файл <text:s/>`</text:span><text:span text:style-name="T270">testing/</text:span><text:span text:style-name="T258">time</text:span><text:span text:style-name="T272">_tests/</text:span><text:span text:style-name="T259">insertion</text:span><text:span text:style-name="T271">.py`</text:span></text:h>
      <text:h text:style-name="P158" text:outline-level="3"/>
      <text:p text:style-name="P55"><text:span text:style-name="T176">from </text:span><text:span text:style-name="T197">hash_maps </text:span><text:span text:style-name="T176">import </text:span><text:span text:style-name="T197">Pair, DHashedMap, ChainedMap</text:span><text:line-break/><text:span text:style-name="T176">import </text:span><text:span text:style-name="T197">time</text:span><text:line-break/><text:span text:style-name="T176">import </text:span><text:span text:style-name="T197">random</text:span><text:line-break/><text:line-break/><text:span text:style-name="T197">MAX_KEY = </text:span><text:span text:style-name="T237">2 </text:span><text:span text:style-name="T197">** </text:span><text:span text:style-name="T237">32</text:span><text:line-break/><text:span text:style-name="T197">PROBES = </text:span><text:span text:style-name="T237">100</text:span><text:line-break/><text:span text:style-name="T197">TESTS = [</text:span><text:span text:style-name="T237">10</text:span><text:span text:style-name="T197">, </text:span><text:span text:style-name="T237">100</text:span><text:span text:style-name="T197">, </text:span><text:span text:style-name="T237">1_000</text:span><text:span text:style-name="T197">, </text:span><text:span text:style-name="T237">10_000</text:span><text:span text:style-name="T197">]</text:span><text:line-break/><text:span text:style-name="T197">START_LEN = [</text:span><text:span text:style-name="T237">10</text:span><text:span text:style-name="T197">, </text:span><text:span text:style-name="T237">100</text:span><text:span text:style-name="T197">, </text:span><text:span text:style-name="T237">1_000</text:span><text:span text:style-name="T197">, </text:span><text:span text:style-name="T237">10_000</text:span><text:span text:style-name="T197">]</text:span><text:line-break/><text:line-break/><text:line-break/><text:span text:style-name="T176">def </text:span><text:span text:style-name="T184">insertionCM</text:span><text:span text:style-name="T197">(n: </text:span><text:span text:style-name="T226">int</text:span><text:span text:style-name="T197">, start: </text:span><text:span text:style-name="T226">int</text:span><text:span text:style-name="T197">, probes: </text:span><text:span text:style-name="T226">int</text:span><text:span text:style-name="T197">):</text:span><text:line-break/><text:span text:style-name="T197"> <text:s text:c="3"/>dT = []</text:span><text:line-break/><text:span text:style-name="T197"> <text:s text:c="3"/></text:span><text:span text:style-name="T176">for </text:span><text:span text:style-name="T197">i </text:span><text:span text:style-name="T176">in </text:span><text:span text:style-name="T226">range</text:span><text:span text:style-name="T197">(probes):</text:span><text:line-break/><text:span text:style-name="T197"> <text:s text:c="7"/>data = [Pair(random.randint(</text:span><text:span text:style-name="T237">0</text:span><text:span text:style-name="T197">, MAX_KEY), i) </text:span><text:span text:style-name="T176">for </text:span><text:span text:style-name="T197">i </text:span><text:span text:style-name="T176">in </text:span><text:span text:style-name="T226">range</text:span><text:span text:style-name="T197">(n)]</text:span><text:line-break/><text:span text:style-name="T197"> <text:s text:c="7"/>t = time.time_ns()</text:span><text:line-break/><text:span text:style-name="T197"> <text:s text:c="7"/>cm = ChainedMap(start)</text:span><text:line-break/><text:span text:style-name="T197"> <text:s text:c="7"/></text:span><text:span text:style-name="T176">for </text:span><text:span text:style-name="T197">i </text:span><text:span text:style-name="T176">in </text:span><text:span text:style-name="T197">data:</text:span><text:line-break/><text:span text:style-name="T197"> <text:s text:c="11"/>cm.insert(i)</text:span><text:line-break/><text:span text:style-name="T197"> <text:s text:c="7"/>dt = time.time_ns() - t</text:span><text:line-break/><text:span text:style-name="T197"> <text:s text:c="7"/>dT.append(dt)</text:span><text:line-break/><text:span text:style-name="T197"> <text:s text:c="3"/>avg = </text:span><text:span text:style-name="T226">sum</text:span><text:span text:style-name="T197">(dT) / </text:span><text:span text:style-name="T226">len</text:span><text:span text:style-name="T197">(dT)</text:span><text:line-break/><text:span text:style-name="T197"> <text:s text:c="3"/></text:span><text:span text:style-name="T226">print</text:span><text:span text:style-name="T197">(</text:span><text:span text:style-name="T246">f'added </text:span><text:span text:style-name="T247">{</text:span><text:span text:style-name="T197">n</text:span><text:span text:style-name="T247">}</text:span><text:span text:style-name="T246"> items in Chained Map with starting length = </text:span><text:span text:style-name="T247">{</text:span><text:span text:style-name="T197">start</text:span><text:span text:style-name="T247">} </text:span><text:span text:style-name="T246">'</text:span><text:line-break/><text:span text:style-name="T246"> <text:s text:c="9"/>f'with average time </text:span><text:span text:style-name="T247">{</text:span><text:span text:style-name="T197">avg // </text:span><text:span text:style-name="T237">1e3</text:span><text:span text:style-name="T247">}</text:span><text:span text:style-name="T246"> mсs for </text:span><text:span text:style-name="T247">{</text:span><text:span text:style-name="T197">probes</text:span><text:span text:style-name="T247">}</text:span><text:span text:style-name="T246"> tests, all time = </text:span><text:span text:style-name="T247">{</text:span><text:span text:style-name="T226">sum</text:span><text:span text:style-name="T197">(dT) / </text:span><text:span text:style-name="T237">1e9</text:span><text:span text:style-name="T247">}</text:span><text:span text:style-name="T246"> s'</text:span><text:span text:style-name="T197">)</text:span><text:line-break/><text:line-break/><text:line-break/><text:span text:style-name="T176">def </text:span><text:span text:style-name="T184">insertionDM</text:span><text:span text:style-name="T197">(n: </text:span><text:span text:style-name="T226">int</text:span><text:span text:style-name="T197">, start: </text:span><text:span text:style-name="T226">int</text:span><text:span text:style-name="T197">, probes: </text:span><text:span text:style-name="T226">int</text:span><text:span text:style-name="T197">):</text:span><text:line-break/><text:span text:style-name="T197"> <text:s text:c="3"/>dT = []</text:span><text:line-break/><text:span text:style-name="T197"> <text:s text:c="3"/></text:span><text:span text:style-name="T176">for </text:span><text:span text:style-name="T197">i </text:span><text:span text:style-name="T176">in </text:span><text:span text:style-name="T226">range</text:span><text:span text:style-name="T197">(probes):</text:span><text:line-break/><text:span text:style-name="T197"> <text:s text:c="7"/>data = [Pair(random.randint(</text:span><text:span text:style-name="T237">0</text:span><text:span text:style-name="T197">, MAX_KEY), i) </text:span><text:span text:style-name="T176">for </text:span><text:span text:style-name="T197">i </text:span><text:span text:style-name="T176">in </text:span><text:span text:style-name="T226">range</text:span><text:span text:style-name="T197">(n)]</text:span><text:line-break/><text:span text:style-name="T197"> <text:s text:c="7"/>t = time.time_ns()</text:span><text:line-break/><text:span text:style-name="T197"> <text:s text:c="7"/>cm = DHashedMap(start)</text:span><text:line-break/><text:span text:style-name="T197"> <text:s text:c="7"/></text:span><text:span text:style-name="T176">for </text:span><text:span text:style-name="T197">i </text:span><text:span text:style-name="T176">in </text:span><text:span text:style-name="T197">data:</text:span><text:line-break/><text:span text:style-name="T197"> <text:s text:c="11"/>cm.insert(i)</text:span><text:line-break/><text:span text:style-name="T197"> <text:s text:c="7"/>dt = time.time_ns() - t</text:span><text:line-break/><text:span text:style-name="T197"> <text:s text:c="7"/>dT.append(dt)</text:span><text:line-break/><text:span text:style-name="T197"> <text:s text:c="3"/>avg = </text:span><text:span text:style-name="T226">sum</text:span><text:span text:style-name="T197">(dT) / </text:span><text:span text:style-name="T226">len</text:span><text:span text:style-name="T197">(dT)</text:span><text:line-break/><text:span text:style-name="T197"> <text:s text:c="3"/></text:span><text:span text:style-name="T226">print</text:span><text:span text:style-name="T197">(</text:span><text:line-break/><text:span text:style-name="T197"> <text:s text:c="7"/></text:span><text:span text:style-name="T246">f'added </text:span><text:span text:style-name="T247">{</text:span><text:span text:style-name="T197">n</text:span><text:span text:style-name="T247">}</text:span><text:span text:style-name="T246"> items in Double Hashed Map with starting length = </text:span><text:span text:style-name="T247">{</text:span><text:span text:style-name="T197">start</text:span><text:span text:style-name="T247">} </text:span><text:span text:style-name="T246">'</text:span><text:line-break/><text:span text:style-name="T246"> <text:s text:c="7"/>f'with average time </text:span><text:span text:style-name="T247">{</text:span><text:span text:style-name="T197">avg // </text:span><text:span text:style-name="T237">1e3</text:span><text:span text:style-name="T247">}</text:span><text:span text:style-name="T246"> mсs for </text:span><text:span text:style-name="T247">{</text:span><text:span text:style-name="T197">probes</text:span><text:span text:style-name="T247">}</text:span><text:span text:style-name="T246"> tests, all time = </text:span><text:span text:style-name="T247">{</text:span><text:span text:style-name="T226">sum</text:span><text:span text:style-name="T197">(dT) / </text:span><text:span text:style-name="T237">1e9</text:span><text:span text:style-name="T247">}</text:span><text:span text:style-name="T246"> s'</text:span><text:span text:style-name="T197">)</text:span><text:line-break/><text:line-break/><text:line-break/><text:span text:style-name="T176">def </text:span><text:span text:style-name="T184">insertionPD</text:span><text:span text:style-name="T197">(n: </text:span><text:span text:style-name="T226">int</text:span><text:span text:style-name="T197">, probes: </text:span><text:span text:style-name="T226">int</text:span><text:span text:style-name="T197">):</text:span><text:line-break/><text:span text:style-name="T197"> <text:s text:c="3"/>dT = []</text:span><text:line-break/><text:span text:style-name="T197"> <text:s text:c="3"/></text:span><text:span text:style-name="T176">for </text:span><text:span text:style-name="T197">i </text:span><text:span text:style-name="T176">in </text:span><text:span text:style-name="T226">range</text:span><text:span text:style-name="T197">(probes):</text:span><text:line-break/><text:span text:style-name="T197"> <text:s text:c="7"/>data = [Pair(random.randint(</text:span><text:span text:style-name="T237">0</text:span><text:span text:style-name="T197">, MAX_KEY), i) </text:span><text:span text:style-name="T176">for </text:span><text:span text:style-name="T197">i </text:span><text:span text:style-name="T176">in </text:span><text:span text:style-name="T226">range</text:span><text:span text:style-name="T197">(n)]</text:span><text:line-break/><text:span text:style-name="T197"> <text:s text:c="7"/>t = time.time_ns()</text:span><text:line-break/><text:span text:style-name="T197"> <text:s text:c="7"/>cm = </text:span><text:span text:style-name="T226">dict</text:span><text:span text:style-name="T197">()</text:span><text:line-break/><text:span text:style-name="T197"> <text:s text:c="7"/></text:span><text:span text:style-name="T176">for </text:span><text:span text:style-name="T197">i </text:span><text:span text:style-name="T176">in </text:span><text:span text:style-name="T197">data:</text:span><text:line-break/><text:span text:style-name="T197"> <text:s text:c="11"/>cm[i.key] = i.value</text:span><text:line-break/><text:span text:style-name="T197"> <text:s text:c="7"/>dt = time.time_ns() - t</text:span><text:line-break/><text:span text:style-name="T197"> <text:s text:c="7"/>dT.append(dt)</text:span><text:line-break/><text:span text:style-name="T197"> <text:s text:c="3"/>avg = </text:span><text:span text:style-name="T226">sum</text:span><text:span text:style-name="T197">(dT) / </text:span><text:span text:style-name="T226">len</text:span><text:span text:style-name="T197">(dT)</text:span><text:line-break/><text:span text:style-name="T197"> <text:s text:c="3"/></text:span><text:span text:style-name="T226">print</text:span><text:span text:style-name="T197">(</text:span><text:line-break/><text:span text:style-name="T197"> <text:s text:c="7"/></text:span><text:span text:style-name="T246">f'added </text:span><text:span text:style-name="T247">{</text:span><text:span text:style-name="T197">n</text:span><text:span text:style-name="T247">}</text:span><text:span text:style-name="T246"> items in python dict with average time </text:span><text:span text:style-name="T247">{</text:span><text:span text:style-name="T197">avg // </text:span><text:span text:style-name="T237">1e3</text:span><text:span text:style-name="T247">}</text:span><text:span text:style-name="T246"> mсs <text:s/>for </text:span><text:span text:style-name="T247">{</text:span><text:span text:style-name="T197">probes</text:span><text:span text:style-name="T247">}</text:span><text:span text:style-name="T246"> tests, all time = </text:span><text:span text:style-name="T247">{</text:span><text:span text:style-name="T226">sum</text:span><text:span text:style-name="T197">(dT) / </text:span><text:span text:style-name="T237">1e9</text:span><text:span text:style-name="T247">}</text:span><text:span text:style-name="T246"> s'</text:span><text:span text:style-name="T197">)</text:span><text:line-break/><text:line-break/><text:line-break/><text:soft-page-break/><text:span text:style-name="T176">if </text:span><text:span text:style-name="T197">__name__ == </text:span><text:span text:style-name="T246">"__main__"</text:span><text:span text:style-name="T197">:</text:span><text:line-break/><text:span text:style-name="T197"> <text:s text:c="3"/></text:span><text:span text:style-name="T176">for </text:span><text:span text:style-name="T197">n </text:span><text:span text:style-name="T176">in </text:span><text:span text:style-name="T197">TESTS:</text:span><text:line-break/><text:span text:style-name="T197"> <text:s text:c="7"/></text:span><text:span text:style-name="T176">for </text:span><text:span text:style-name="T197">sz </text:span><text:span text:style-name="T176">in </text:span><text:span text:style-name="T197">START_LEN:</text:span><text:line-break/><text:span text:style-name="T197"> <text:s text:c="11"/>insertionCM(n, sz, PROBES)</text:span><text:line-break/><text:span text:style-name="T197"> <text:s text:c="11"/>insertionDM(n, sz, PROBES)</text:span><text:line-break/><text:span text:style-name="T197"> <text:s text:c="11"/></text:span><text:span text:style-name="T226">print</text:span><text:span text:style-name="T197">(</text:span><text:span text:style-name="T246">'_' </text:span><text:span text:style-name="T197">* </text:span><text:span text:style-name="T237">50</text:span><text:span text:style-name="T197">)</text:span><text:line-break/><text:span text:style-name="T197"> <text:s text:c="7"/>insertionPD(n, PROBES)</text:span><text:line-break/><text:span text:style-name="T197"> <text:s text:c="7"/></text:span><text:span text:style-name="T226">print</text:span><text:span text:style-name="T197">(</text:span><text:span text:style-name="T246">'#' </text:span><text:span text:style-name="T197">* </text:span><text:span text:style-name="T237">50</text:span><text:span text:style-name="T197">)</text:span><text:line-break/></text:p>
      <text:p text:style-name="P55"/>
      <text:p text:style-name="P55"/>
      <text:h text:style-name="P159" text:outline-level="3"><text:span text:style-name="T267">Файл <text:s/>`</text:span><text:span text:style-name="T270">testing/</text:span><text:span text:style-name="T258">time</text:span><text:span text:style-name="T272">_tests/</text:span><text:span text:style-name="T260">searchi</text:span><text:span text:style-name="T261">ng</text:span><text:span text:style-name="T271">.py`</text:span></text:h>
      <text:h text:style-name="P159" text:outline-level="3"/>
      <text:p text:style-name="P56"><text:span text:style-name="T176">from </text:span><text:span text:style-name="T197">hash_maps </text:span><text:span text:style-name="T176">import </text:span><text:span text:style-name="T197">Pair, DHashedMap, ChainedMap</text:span><text:line-break/><text:span text:style-name="T176">import </text:span><text:span text:style-name="T197">time</text:span><text:line-break/><text:span text:style-name="T176">import </text:span><text:span text:style-name="T197">random</text:span><text:line-break/><text:line-break/><text:span text:style-name="T197">MAX_KEY = </text:span><text:span text:style-name="T237">2 </text:span><text:span text:style-name="T197">** </text:span><text:span text:style-name="T237">32</text:span><text:line-break/><text:span text:style-name="T197">PROBES = </text:span><text:span text:style-name="T237">100</text:span><text:line-break/><text:span text:style-name="T197">TESTS = [</text:span><text:span text:style-name="T237">100</text:span><text:span text:style-name="T197">, </text:span><text:span text:style-name="T237">1_000</text:span><text:span text:style-name="T197">, </text:span><text:span text:style-name="T237">10_000</text:span><text:span text:style-name="T197">, </text:span><text:span text:style-name="T237">100_000</text:span><text:span text:style-name="T197">]</text:span><text:line-break/><text:line-break/><text:line-break/><text:span text:style-name="T176">def </text:span><text:span text:style-name="T197">searchCM(cm: ChainedMap, probes: int):</text:span><text:line-break/><text:span text:style-name="T197"> <text:s text:c="3"/>keys = cm.keyset()</text:span><text:line-break/><text:span text:style-name="T197"> <text:s text:c="3"/>dT = []</text:span><text:line-break/><text:span text:style-name="T197"> <text:s text:c="3"/></text:span><text:span text:style-name="T176">for </text:span><text:span text:style-name="T197">i </text:span><text:span text:style-name="T176">in </text:span><text:span text:style-name="T197">range(probes):</text:span><text:line-break/><text:span text:style-name="T197"> <text:s text:c="7"/></text:span><text:span text:style-name="T176">for </text:span><text:span text:style-name="T197">k </text:span><text:span text:style-name="T176">in </text:span><text:span text:style-name="T197">keys:</text:span><text:line-break/><text:span text:style-name="T197"> <text:s text:c="11"/>t = time.time_ns()</text:span><text:line-break/><text:span text:style-name="T197"> <text:s text:c="11"/>cm.get(k)</text:span><text:line-break/><text:span text:style-name="T197"> <text:s text:c="11"/>dt = time.time_ns() - t</text:span><text:line-break/><text:span text:style-name="T197"> <text:s text:c="11"/>dT.append(dt)</text:span><text:line-break/><text:span text:style-name="T197"> <text:s text:c="3"/>avg = sum(dT) / len(dT)</text:span><text:line-break/><text:span text:style-name="T197"> <text:s text:c="3"/>print(</text:span><text:span text:style-name="T246">f'Found all items in Chained Map with size = </text:span><text:span text:style-name="T247">{</text:span><text:span text:style-name="T197">cm.mapSize()</text:span><text:span text:style-name="T247">} </text:span><text:span text:style-name="T246">'</text:span><text:line-break/><text:span text:style-name="T246"> <text:s text:c="9"/>f'with average time </text:span><text:span text:style-name="T247">{</text:span><text:span text:style-name="T197">int(avg)</text:span><text:span text:style-name="T247">}</text:span><text:span text:style-name="T246"> ns for </text:span><text:span text:style-name="T247">{</text:span><text:span text:style-name="T197">probes</text:span><text:span text:style-name="T247">}</text:span><text:span text:style-name="T246"> tests, all time = </text:span><text:span text:style-name="T247">{</text:span><text:span text:style-name="T197">sum(dT) / </text:span><text:span text:style-name="T237">1e9</text:span><text:span text:style-name="T247">}</text:span><text:span text:style-name="T246"> s'</text:span><text:span text:style-name="T197">)</text:span><text:line-break/><text:line-break/><text:line-break/><text:span text:style-name="T176">def </text:span><text:span text:style-name="T197">searchDM(dm: DHashedMap, probes: int):</text:span><text:line-break/><text:span text:style-name="T197"> <text:s text:c="3"/>keys = dm.keyset()</text:span><text:line-break/><text:span text:style-name="T197"> <text:s text:c="3"/>dT = []</text:span><text:line-break/><text:span text:style-name="T197"> <text:s text:c="3"/></text:span><text:span text:style-name="T176">for </text:span><text:span text:style-name="T197">i </text:span><text:span text:style-name="T176">in </text:span><text:span text:style-name="T197">range(probes):</text:span><text:line-break/><text:span text:style-name="T197"> <text:s text:c="7"/></text:span><text:span text:style-name="T176">for </text:span><text:span text:style-name="T197">k </text:span><text:span text:style-name="T176">in </text:span><text:span text:style-name="T197">keys:</text:span><text:line-break/><text:span text:style-name="T197"> <text:s text:c="11"/>t = time.time_ns()</text:span><text:line-break/><text:span text:style-name="T197"> <text:s text:c="11"/>dm.get(k)</text:span><text:line-break/><text:span text:style-name="T197"> <text:s text:c="11"/>dt = time.time_ns() - t</text:span><text:line-break/><text:span text:style-name="T197"> <text:s text:c="11"/>dT.append(dt)</text:span><text:line-break/><text:span text:style-name="T197"> <text:s text:c="3"/>avg = sum(dT) / len(dT)</text:span><text:line-break/><text:span text:style-name="T197"> <text:s text:c="3"/>print(</text:span><text:span text:style-name="T246">f'Found all items in Double Hashed Map with size = </text:span><text:span text:style-name="T247">{</text:span><text:span text:style-name="T197">dm.mapSize()</text:span><text:span text:style-name="T247">} </text:span><text:span text:style-name="T246">'</text:span><text:line-break/><text:span text:style-name="T246"> <text:s text:c="9"/>f'with average time </text:span><text:span text:style-name="T247">{</text:span><text:span text:style-name="T197">int(avg)</text:span><text:span text:style-name="T247">}</text:span><text:span text:style-name="T246"> ns for </text:span><text:span text:style-name="T247">{</text:span><text:span text:style-name="T197">probes</text:span><text:span text:style-name="T247">}</text:span><text:span text:style-name="T246"> tests, all time = </text:span><text:span text:style-name="T247">{</text:span><text:span text:style-name="T197">sum(dT) / </text:span><text:span text:style-name="T237">1e9</text:span><text:span text:style-name="T247">}</text:span><text:span text:style-name="T246"> s'</text:span><text:span text:style-name="T197">)</text:span><text:line-break/><text:line-break/><text:line-break/><text:span text:style-name="T176">def </text:span><text:span text:style-name="T197">searchPD(pm: dict, probes: int):</text:span><text:line-break/><text:span text:style-name="T197"> <text:s text:c="3"/>keys = pm.keys()</text:span><text:line-break/><text:span text:style-name="T197"> <text:s text:c="3"/>dT = []</text:span><text:line-break/><text:span text:style-name="T197"> <text:s text:c="3"/></text:span><text:span text:style-name="T176">for </text:span><text:span text:style-name="T197">i </text:span><text:span text:style-name="T176">in </text:span><text:span text:style-name="T197">range(probes):</text:span><text:line-break/><text:span text:style-name="T197"> <text:s text:c="7"/></text:span><text:span text:style-name="T176">for </text:span><text:span text:style-name="T197">k </text:span><text:span text:style-name="T176">in </text:span><text:span text:style-name="T197">keys:</text:span><text:line-break/><text:span text:style-name="T197"> <text:s text:c="11"/>t = time.time_ns()</text:span><text:line-break/><text:span text:style-name="T197"> <text:s text:c="11"/>_ = pm[k]</text:span><text:line-break/><text:span text:style-name="T197"> <text:s text:c="11"/>dt = time.time_ns() - t</text:span><text:line-break/><text:span text:style-name="T197"> <text:s text:c="11"/>dT.append(dt)</text:span><text:line-break/><text:soft-page-break/><text:span text:style-name="T197"> <text:s text:c="3"/>avg = sum(dT) / len(dT)</text:span><text:line-break/><text:span text:style-name="T197"> <text:s text:c="3"/>print(</text:span><text:span text:style-name="T246">f'Found all items in python dict with size = </text:span><text:span text:style-name="T247">{</text:span><text:span text:style-name="T197">len(pm)</text:span><text:span text:style-name="T247">} </text:span><text:span text:style-name="T246">'</text:span><text:line-break/><text:span text:style-name="T246"> <text:s text:c="9"/>f'with average time </text:span><text:span text:style-name="T247">{</text:span><text:span text:style-name="T197">int(avg)</text:span><text:span text:style-name="T247">}</text:span><text:span text:style-name="T246"> ns for </text:span><text:span text:style-name="T247">{</text:span><text:span text:style-name="T197">probes</text:span><text:span text:style-name="T247">}</text:span><text:span text:style-name="T246"> tests, all time = </text:span><text:span text:style-name="T247">{</text:span><text:span text:style-name="T197">sum(dT) / </text:span><text:span text:style-name="T237">1e9</text:span><text:span text:style-name="T247">}</text:span><text:span text:style-name="T246"> s'</text:span><text:span text:style-name="T197">)</text:span><text:line-break/><text:line-break/><text:line-break/><text:span text:style-name="T176">if </text:span><text:span text:style-name="T197">__name__ == </text:span><text:span text:style-name="T246">"__main__"</text:span><text:span text:style-name="T197">:</text:span><text:line-break/><text:span text:style-name="T197"> <text:s text:c="3"/></text:span><text:span text:style-name="T176">for </text:span><text:span text:style-name="T197">n </text:span><text:span text:style-name="T176">in </text:span><text:span text:style-name="T197">TESTS:</text:span><text:line-break/><text:span text:style-name="T197"> <text:s text:c="7"/>cm = ChainedMap(n)</text:span><text:line-break/><text:span text:style-name="T197"> <text:s text:c="7"/>dm = DHashedMap(int(n / DHashedMap.MAX_FILL_COEFF) + </text:span><text:span text:style-name="T237">1</text:span><text:span text:style-name="T197">)</text:span><text:line-break/><text:span text:style-name="T197"> <text:s text:c="7"/>pm = dict()</text:span><text:line-break/><text:span text:style-name="T197"> <text:s text:c="7"/>data = [Pair(random.randint(</text:span><text:span text:style-name="T237">0</text:span><text:span text:style-name="T197">, MAX_KEY), i) </text:span><text:span text:style-name="T176">for </text:span><text:span text:style-name="T197">i </text:span><text:span text:style-name="T176">in </text:span><text:span text:style-name="T197">range(n)]</text:span><text:line-break/><text:span text:style-name="T197"> <text:s text:c="7"/></text:span><text:span text:style-name="T176">for </text:span><text:span text:style-name="T197">i </text:span><text:span text:style-name="T176">in </text:span><text:span text:style-name="T197">data:</text:span><text:line-break/><text:span text:style-name="T197"> <text:s text:c="11"/>cm.insert(i)</text:span><text:line-break/><text:span text:style-name="T197"> <text:s text:c="11"/>dm.insert(i)</text:span><text:line-break/><text:span text:style-name="T197"> <text:s text:c="11"/>pm[i.key] = i.value</text:span><text:line-break/><text:span text:style-name="T197"> <text:s text:c="7"/>searchCM(cm, PROBES)</text:span><text:line-break/><text:span text:style-name="T197"> <text:s text:c="7"/>searchDM(dm, PROBES)</text:span><text:line-break/><text:span text:style-name="T197"> <text:s text:c="7"/>searchPD(pm, PROBES)</text:span><text:line-break/><text:span text:style-name="T197"> <text:s text:c="7"/>print(</text:span><text:span text:style-name="T246">'#' </text:span><text:span text:style-name="T197">* </text:span><text:span text:style-name="T237">50</text:span><text:span text:style-name="T197">)</text:span><text:line-break/><text:line-break/><text:line-break/></text:p>
      <text:h text:style-name="P160" text:outline-level="3"><text:span text:style-name="T267">Файл <text:s/>`</text:span><text:span text:style-name="T270">testing/</text:span><text:span text:style-name="T258">time</text:span><text:span text:style-name="T272">_tests/</text:span><text:span text:style-name="T262">deleting</text:span><text:span text:style-name="T271">.py`</text:span></text:h>
      <text:h text:style-name="P160" text:outline-level="3"/>
      <text:p text:style-name="P57"><text:span text:style-name="T176">from </text:span><text:span text:style-name="T197">hash_maps </text:span><text:span text:style-name="T176">import </text:span><text:span text:style-name="T197">Pair, DHashedMap, ChainedMap</text:span><text:line-break/><text:span text:style-name="T176">import </text:span><text:span text:style-name="T197">time</text:span><text:line-break/><text:span text:style-name="T176">import </text:span><text:span text:style-name="T197">random</text:span><text:line-break/><text:line-break/><text:span text:style-name="T197">MAX_KEY = </text:span><text:span text:style-name="T237">2 </text:span><text:span text:style-name="T197">** </text:span><text:span text:style-name="T237">32</text:span><text:line-break/><text:span text:style-name="T197">PROBES = </text:span><text:span text:style-name="T237">100</text:span><text:line-break/><text:span text:style-name="T197">TESTS = [</text:span><text:span text:style-name="T237">10</text:span><text:span text:style-name="T197">, </text:span><text:span text:style-name="T237">100</text:span><text:span text:style-name="T197">, </text:span><text:span text:style-name="T237">1_000</text:span><text:span text:style-name="T197">, </text:span><text:span text:style-name="T237">10_000</text:span><text:span text:style-name="T197">]</text:span><text:line-break/><text:line-break/><text:line-break/><text:span text:style-name="T176">def </text:span><text:span text:style-name="T184">deleteCM</text:span><text:span text:style-name="T197">(cm: </text:span><text:span text:style-name="T155">ChainedMap</text:span><text:span text:style-name="T197">):</text:span><text:line-break/><text:span text:style-name="T197"> <text:s text:c="3"/>keys = cm.keyset()</text:span><text:line-break/><text:span text:style-name="T197"> <text:s text:c="3"/>t = time.time_ns()</text:span><text:line-break/><text:span text:style-name="T197"> <text:s text:c="3"/></text:span><text:span text:style-name="T176">for </text:span><text:span text:style-name="T197">k </text:span><text:span text:style-name="T176">in </text:span><text:span text:style-name="T197">keys:</text:span><text:line-break/><text:span text:style-name="T197"> <text:s text:c="7"/>cm.remove(k)</text:span><text:line-break/><text:span text:style-name="T197"> <text:s text:c="3"/></text:span><text:span text:style-name="T176">return </text:span><text:span text:style-name="T197">time.time_ns() - t</text:span><text:line-break/><text:line-break/><text:line-break/><text:span text:style-name="T176">def </text:span><text:span text:style-name="T184">deleteDM</text:span><text:span text:style-name="T197">(dm: </text:span><text:span text:style-name="T155">DHashedMap</text:span><text:span text:style-name="T197">):</text:span><text:line-break/><text:span text:style-name="T197"> <text:s text:c="3"/>keys = dm.keyset()</text:span><text:line-break/><text:span text:style-name="T197"> <text:s text:c="3"/>t = time.time_ns()</text:span><text:line-break/><text:span text:style-name="T197"> <text:s text:c="3"/></text:span><text:span text:style-name="T176">for </text:span><text:span text:style-name="T197">k </text:span><text:span text:style-name="T176">in </text:span><text:span text:style-name="T197">keys:</text:span><text:line-break/><text:span text:style-name="T197"> <text:s text:c="7"/>dm.remove(k)</text:span><text:line-break/><text:span text:style-name="T197"> <text:s text:c="3"/></text:span><text:span text:style-name="T176">return </text:span><text:span text:style-name="T197">time.time_ns() - t</text:span><text:line-break/><text:line-break/><text:line-break/><text:span text:style-name="T176">def </text:span><text:span text:style-name="T184">deletePD</text:span><text:span text:style-name="T197">(pm: </text:span><text:span text:style-name="T226">dict</text:span><text:span text:style-name="T197">):</text:span><text:line-break/><text:span text:style-name="T197"> <text:s text:c="3"/>keys = </text:span><text:span text:style-name="T226">list</text:span><text:span text:style-name="T197">(pm.keys())</text:span><text:line-break/><text:span text:style-name="T197"> <text:s text:c="3"/>t = time.time_ns()</text:span><text:line-break/><text:span text:style-name="T197"> <text:s text:c="3"/></text:span><text:span text:style-name="T176">for </text:span><text:span text:style-name="T197">k </text:span><text:span text:style-name="T176">in </text:span><text:span text:style-name="T197">keys:</text:span><text:line-break/><text:span text:style-name="T197"> <text:s text:c="7"/></text:span><text:span text:style-name="T176">del </text:span><text:span text:style-name="T197">pm[k]</text:span><text:line-break/><text:span text:style-name="T197"> <text:s text:c="3"/></text:span><text:span text:style-name="T176">return </text:span><text:span text:style-name="T197">time.time_ns() - t</text:span><text:line-break/><text:line-break/><text:line-break/><text:span text:style-name="T176">if </text:span><text:span text:style-name="T197">__name__ == </text:span><text:span text:style-name="T246">"__main__"</text:span><text:span text:style-name="T197">:</text:span><text:line-break/><text:soft-page-break/><text:span text:style-name="T197"> <text:s text:c="3"/></text:span><text:span text:style-name="T176">for </text:span><text:span text:style-name="T197">n </text:span><text:span text:style-name="T176">in </text:span><text:span text:style-name="T197">TESTS:</text:span><text:line-break/><text:span text:style-name="T197"> <text:s text:c="7"/>cT, dT, pT = [], [], []</text:span><text:line-break/><text:span text:style-name="T197"> <text:s text:c="7"/></text:span><text:span text:style-name="T176">for </text:span><text:span text:style-name="T197">i </text:span><text:span text:style-name="T176">in </text:span><text:span text:style-name="T226">range</text:span><text:span text:style-name="T197">(PROBES):</text:span><text:line-break/><text:span text:style-name="T197"> <text:s text:c="11"/>cm = ChainedMap(n)</text:span><text:line-break/><text:span text:style-name="T197"> <text:s text:c="11"/>dm = DHashedMap(</text:span><text:span text:style-name="T226">int</text:span><text:span text:style-name="T197">(n / DHashedMap.MAX_FILL_COEFF) + </text:span><text:span text:style-name="T237">1</text:span><text:span text:style-name="T197">)</text:span><text:line-break/><text:span text:style-name="T197"> <text:s text:c="11"/>pm = </text:span><text:span text:style-name="T226">dict</text:span><text:span text:style-name="T197">()</text:span><text:line-break/><text:span text:style-name="T197"> <text:s text:c="11"/>data = [Pair(random.randint(</text:span><text:span text:style-name="T237">0</text:span><text:span text:style-name="T197">, MAX_KEY), i) </text:span><text:span text:style-name="T176">for </text:span><text:span text:style-name="T197">i </text:span><text:span text:style-name="T176">in </text:span><text:span text:style-name="T226">range</text:span><text:span text:style-name="T197">(n)]</text:span><text:line-break/><text:span text:style-name="T197"> <text:s text:c="11"/></text:span><text:span text:style-name="T176">for </text:span><text:span text:style-name="T197">j </text:span><text:span text:style-name="T176">in </text:span><text:span text:style-name="T197">data:</text:span><text:line-break/><text:span text:style-name="T197"> <text:s text:c="15"/>cm.insert(j)</text:span><text:line-break/><text:span text:style-name="T197"> <text:s text:c="15"/>dm.insert(j)</text:span><text:line-break/><text:span text:style-name="T197"> <text:s text:c="15"/>pm[j.key] = j.value</text:span><text:line-break/><text:span text:style-name="T197"> <text:s text:c="11"/>cT.append(deleteCM(cm))</text:span><text:line-break/><text:span text:style-name="T197"> <text:s text:c="11"/>dT.append(deleteDM(dm))</text:span><text:line-break/><text:span text:style-name="T197"> <text:s text:c="11"/>pT.append(deletePD(pm))</text:span><text:line-break/><text:line-break/><text:span text:style-name="T197"> <text:s text:c="7"/></text:span><text:span text:style-name="T226">print</text:span><text:span text:style-name="T197">(</text:span><text:span text:style-name="T246">f'Deleted all </text:span><text:span text:style-name="T247">{</text:span><text:span text:style-name="T197">n</text:span><text:span text:style-name="T247">}</text:span><text:span text:style-name="T246"> items in Chained Map '</text:span><text:line-break/><text:span text:style-name="T246"> <text:s text:c="13"/>f'with average time </text:span><text:span text:style-name="T247">{</text:span><text:span text:style-name="T197">(</text:span><text:span text:style-name="T226">sum</text:span><text:span text:style-name="T197">(cT) / PROBES) // </text:span><text:span text:style-name="T237">1e3</text:span><text:span text:style-name="T247">}</text:span><text:span text:style-name="T246"> mcs for </text:span><text:span text:style-name="T247">{</text:span><text:span text:style-name="T197">PROBES</text:span><text:span text:style-name="T247">}</text:span><text:span text:style-name="T246"> tests, all time = </text:span><text:span text:style-name="T247">{</text:span><text:span text:style-name="T226">sum</text:span><text:span text:style-name="T197">(cT) / </text:span><text:span text:style-name="T237">1e9</text:span><text:span text:style-name="T247">}</text:span><text:span text:style-name="T246"> s'</text:span><text:span text:style-name="T197">)</text:span><text:line-break/><text:span text:style-name="T197"> <text:s text:c="7"/></text:span><text:span text:style-name="T226">print</text:span><text:span text:style-name="T197">(</text:span><text:span text:style-name="T246">f'Deleted all </text:span><text:span text:style-name="T247">{</text:span><text:span text:style-name="T197">n</text:span><text:span text:style-name="T247">}</text:span><text:span text:style-name="T246"> items in Double Hashed Map '</text:span><text:line-break/><text:span text:style-name="T246"> <text:s text:c="13"/>f'with average time </text:span><text:span text:style-name="T247">{</text:span><text:span text:style-name="T197">(</text:span><text:span text:style-name="T226">sum</text:span><text:span text:style-name="T197">(dT) / PROBES) // </text:span><text:span text:style-name="T237">1e3</text:span><text:span text:style-name="T247">}</text:span><text:span text:style-name="T246"> mcs for </text:span><text:span text:style-name="T247">{</text:span><text:span text:style-name="T197">PROBES</text:span><text:span text:style-name="T247">}</text:span><text:span text:style-name="T246"> tests, all time = </text:span><text:span text:style-name="T247">{</text:span><text:span text:style-name="T226">sum</text:span><text:span text:style-name="T197">(dT) / </text:span><text:span text:style-name="T237">1e9</text:span><text:span text:style-name="T247">}</text:span><text:span text:style-name="T246"> s'</text:span><text:span text:style-name="T197">)</text:span><text:line-break/><text:span text:style-name="T197"> <text:s text:c="7"/></text:span><text:span text:style-name="T226">print</text:span><text:span text:style-name="T197">(</text:span><text:span text:style-name="T246">f'Deleted all </text:span><text:span text:style-name="T247">{</text:span><text:span text:style-name="T197">n</text:span><text:span text:style-name="T247">}</text:span><text:span text:style-name="T246"> items in python dict '</text:span><text:line-break/><text:span text:style-name="T246"> <text:s text:c="13"/>f'with average time </text:span><text:span text:style-name="T247">{</text:span><text:span text:style-name="T197">(</text:span><text:span text:style-name="T226">sum</text:span><text:span text:style-name="T197">(pT) / PROBES) // </text:span><text:span text:style-name="T237">1e3</text:span><text:span text:style-name="T247">}</text:span><text:span text:style-name="T246"> mcs for </text:span><text:span text:style-name="T247">{</text:span><text:span text:style-name="T197">PROBES</text:span><text:span text:style-name="T247">}</text:span><text:span text:style-name="T246"> tests, all time = </text:span><text:span text:style-name="T247">{</text:span><text:span text:style-name="T226">sum</text:span><text:span text:style-name="T197">(pT) / </text:span><text:span text:style-name="T237">1e9</text:span><text:span text:style-name="T247">}</text:span><text:span text:style-name="T246"> s'</text:span><text:span text:style-name="T197">)</text:span><text:line-break/><text:span text:style-name="T197"> <text:s text:c="7"/></text:span><text:span text:style-name="T226">print</text:span><text:span text:style-name="T197">(</text:span><text:span text:style-name="T246">'#' </text:span><text:span text:style-name="T197">* </text:span><text:span text:style-name="T237">50</text:span><text:span text:style-name="T197">)</text:span></text:p>
      <text:p text:style-name="P57"/>
      <text:p text:style-name="P57"/>
      <text:p text:style-name="P57"/>
      <text:h text:style-name="P161" text:outline-level="3"><text:span text:style-name="T267">Файл <text:s/>`</text:span><text:span text:style-name="T270">testing/</text:span><text:span text:style-name="T258">time</text:span><text:span text:style-name="T272">_tests/</text:span><text:span text:style-name="T273">counting_</text:span><text:span text:style-name="T263">task</text:span><text:span text:style-name="T271">.py`</text:span></text:h>
      <text:h text:style-name="P161" text:outline-level="3"/>
      <text:p text:style-name="P58"><text:span text:style-name="T176">from </text:span><text:span text:style-name="T197">hash_maps </text:span><text:span text:style-name="T176">import </text:span><text:span text:style-name="T197">Pair, DHashedMap, ChainedMap</text:span><text:line-break/><text:span text:style-name="T176">from </text:span><text:span text:style-name="T197">testing.maps_comparator </text:span><text:span text:style-name="T176">import </text:span><text:span text:style-name="T197">assertion</text:span><text:line-break/><text:span text:style-name="T176">import </text:span><text:span text:style-name="T197">time</text:span><text:line-break/><text:span text:style-name="T176">import </text:span><text:span text:style-name="T197">random</text:span><text:line-break/><text:line-break/><text:span text:style-name="T197">MAX_KEY = </text:span><text:span text:style-name="T237">100</text:span><text:line-break/><text:span text:style-name="T197">PROBES = </text:span><text:span text:style-name="T237">100</text:span><text:line-break/><text:span text:style-name="T197">TESTS = [</text:span><text:span text:style-name="T237">10</text:span><text:span text:style-name="T197">, </text:span><text:span text:style-name="T237">100</text:span><text:span text:style-name="T197">, </text:span><text:span text:style-name="T237">1_000</text:span><text:span text:style-name="T197">, </text:span><text:span text:style-name="T237">10_000</text:span><text:span text:style-name="T197">]</text:span><text:line-break/><text:span text:style-name="T197">START_LEN = </text:span><text:span text:style-name="T237">10</text:span><text:line-break/><text:line-break/><text:line-break/><text:span text:style-name="T176">def </text:span><text:span text:style-name="T184">solveCM</text:span><text:span text:style-name="T197">(cm: </text:span><text:span text:style-name="T155">ChainedMap</text:span><text:span text:style-name="T197">, data):</text:span><text:line-break/><text:span text:style-name="T197"> <text:s text:c="3"/>t = time.time_ns()</text:span><text:line-break/><text:span text:style-name="T197"> <text:s text:c="3"/></text:span><text:span text:style-name="T176">for </text:span><text:span text:style-name="T197">k </text:span><text:span text:style-name="T176">in </text:span><text:span text:style-name="T197">data:</text:span><text:line-break/><text:span text:style-name="T197"> <text:s text:c="7"/></text:span><text:span text:style-name="T176">if </text:span><text:span text:style-name="T197">k </text:span><text:span text:style-name="T176">not in </text:span><text:span text:style-name="T197">cm.keyset():</text:span><text:line-break/><text:span text:style-name="T197"> <text:s text:c="11"/>cm.insert(Pair(k, </text:span><text:span text:style-name="T237">1</text:span><text:span text:style-name="T197">))</text:span><text:line-break/><text:span text:style-name="T197"> <text:s text:c="7"/></text:span><text:span text:style-name="T176">else</text:span><text:span text:style-name="T197">:</text:span><text:line-break/><text:span text:style-name="T197"> <text:s text:c="11"/>cm.insert(Pair(k, </text:span><text:span text:style-name="T237">1 </text:span><text:span text:style-name="T197">+ cm.get(k)))</text:span><text:line-break/><text:span text:style-name="T197"> <text:s text:c="3"/></text:span><text:span text:style-name="T176">return </text:span><text:span text:style-name="T197">time.time_ns() - t</text:span><text:line-break/><text:line-break/><text:line-break/><text:span text:style-name="T176">def </text:span><text:span text:style-name="T184">solveDM</text:span><text:span text:style-name="T197">(dm: </text:span><text:span text:style-name="T155">DHashedMap</text:span><text:span text:style-name="T197">, data):</text:span><text:line-break/><text:span text:style-name="T197"> <text:s text:c="3"/>t = time.time_ns()</text:span><text:line-break/><text:span text:style-name="T197"> <text:s text:c="3"/></text:span><text:span text:style-name="T176">for </text:span><text:span text:style-name="T197">k </text:span><text:span text:style-name="T176">in </text:span><text:span text:style-name="T197">data:</text:span><text:line-break/><text:span text:style-name="T197"> <text:s text:c="7"/></text:span><text:span text:style-name="T176">if </text:span><text:span text:style-name="T197">k </text:span><text:span text:style-name="T176">not in </text:span><text:span text:style-name="T197">dm.keyset():</text:span><text:line-break/><text:span text:style-name="T197"> <text:s text:c="11"/>dm.insert(Pair(k, </text:span><text:span text:style-name="T237">1</text:span><text:span text:style-name="T197">))</text:span><text:line-break/><text:span text:style-name="T197"> <text:s text:c="7"/></text:span><text:span text:style-name="T176">else</text:span><text:span text:style-name="T197">:</text:span><text:line-break/><text:span text:style-name="T197"> <text:s text:c="11"/>dm.insert(Pair(k, </text:span><text:span text:style-name="T237">1 </text:span><text:span text:style-name="T197">+ dm.get(k)))</text:span><text:line-break/><text:span text:style-name="T197"> <text:s text:c="3"/></text:span><text:span text:style-name="T176">return </text:span><text:span text:style-name="T197">time.time_ns() - t</text:span><text:line-break/><text:soft-page-break/><text:line-break/><text:line-break/><text:span text:style-name="T176">def </text:span><text:span text:style-name="T184">solvePD</text:span><text:span text:style-name="T197">(pm: </text:span><text:span text:style-name="T226">dict</text:span><text:span text:style-name="T197">, data):</text:span><text:line-break/><text:span text:style-name="T197"> <text:s text:c="3"/>t = time.time_ns()</text:span><text:line-break/><text:span text:style-name="T197"> <text:s text:c="3"/></text:span><text:span text:style-name="T176">for </text:span><text:span text:style-name="T197">k </text:span><text:span text:style-name="T176">in </text:span><text:span text:style-name="T197">data:</text:span><text:line-break/><text:span text:style-name="T197"> <text:s text:c="7"/></text:span><text:span text:style-name="T176">if </text:span><text:span text:style-name="T197">k </text:span><text:span text:style-name="T176">not in </text:span><text:span text:style-name="T197">pm.keys():</text:span><text:line-break/><text:span text:style-name="T197"> <text:s text:c="11"/>pm[k] = </text:span><text:span text:style-name="T237">1</text:span><text:line-break/><text:span text:style-name="T237"> <text:s text:c="7"/></text:span><text:span text:style-name="T176">else</text:span><text:span text:style-name="T197">:</text:span><text:line-break/><text:span text:style-name="T197"> <text:s text:c="11"/>pm[k] = </text:span><text:span text:style-name="T237">1 </text:span><text:span text:style-name="T197">+ pm[k]</text:span><text:line-break/><text:span text:style-name="T197"> <text:s text:c="3"/></text:span><text:span text:style-name="T176">return </text:span><text:span text:style-name="T197">time.time_ns() - t</text:span><text:line-break/><text:line-break/><text:line-break/><text:span text:style-name="T176">if </text:span><text:span text:style-name="T197">__name__ == </text:span><text:span text:style-name="T246">"__main__"</text:span><text:span text:style-name="T197">:</text:span><text:line-break/><text:span text:style-name="T197"> <text:s text:c="3"/></text:span><text:span text:style-name="T176">for </text:span><text:span text:style-name="T197">n </text:span><text:span text:style-name="T176">in </text:span><text:span text:style-name="T197">TESTS:</text:span><text:line-break/><text:span text:style-name="T197"> <text:s text:c="7"/>cT, dT, pT = [], [], []</text:span><text:line-break/><text:span text:style-name="T197"> <text:s text:c="7"/></text:span><text:span text:style-name="T176">for </text:span><text:span text:style-name="T197">i </text:span><text:span text:style-name="T176">in </text:span><text:span text:style-name="T226">range</text:span><text:span text:style-name="T197">(PROBES):</text:span><text:line-break/><text:span text:style-name="T197"> <text:s text:c="11"/>cm = ChainedMap(START_LEN)</text:span><text:line-break/><text:span text:style-name="T197"> <text:s text:c="11"/>dm = DHashedMap(START_LEN)</text:span><text:line-break/><text:span text:style-name="T197"> <text:s text:c="11"/>pm = </text:span><text:span text:style-name="T226">dict</text:span><text:span text:style-name="T197">()</text:span><text:line-break/><text:span text:style-name="T197"> <text:s text:c="11"/>data = [random.randint(</text:span><text:span text:style-name="T237">0</text:span><text:span text:style-name="T197">, MAX_KEY) </text:span><text:span text:style-name="T176">for </text:span><text:span text:style-name="T197">_ </text:span><text:span text:style-name="T176">in </text:span><text:span text:style-name="T226">range</text:span><text:span text:style-name="T197">(n)]</text:span><text:line-break/><text:line-break/><text:span text:style-name="T197"> <text:s text:c="11"/>cT.append(solveCM(cm, data))</text:span><text:line-break/><text:span text:style-name="T197"> <text:s text:c="11"/>dT.append(solveDM(dm, data))</text:span><text:line-break/><text:span text:style-name="T197"> <text:s text:c="11"/>pT.append(solvePD(pm, data))</text:span><text:line-break/><text:span text:style-name="T197"> <text:s text:c="11"/>assertion(cm, dm, pm)</text:span><text:line-break/><text:line-break/><text:span text:style-name="T197"> <text:s text:c="7"/></text:span><text:span text:style-name="T226">print</text:span><text:span text:style-name="T197">(</text:span><text:span text:style-name="T246">f'Start length = </text:span><text:span text:style-name="T247">{</text:span><text:span text:style-name="T197">START_LEN</text:span><text:span text:style-name="T247">}</text:span><text:span text:style-name="T246">, N = </text:span><text:span text:style-name="T247">{</text:span><text:span text:style-name="T197">n</text:span><text:span text:style-name="T247">}</text:span><text:span text:style-name="T246">:'</text:span><text:span text:style-name="T197">)</text:span><text:line-break/><text:span text:style-name="T197"> <text:s text:c="7"/></text:span><text:span text:style-name="T226">print</text:span><text:span text:style-name="T197">(</text:span><text:span text:style-name="T246">f'Task solved by Chained Map '</text:span><text:line-break/><text:span text:style-name="T246"> <text:s text:c="13"/>f'with average time </text:span><text:span text:style-name="T247">{</text:span><text:span text:style-name="T197">(</text:span><text:span text:style-name="T226">sum</text:span><text:span text:style-name="T197">(cT) / PROBES) // </text:span><text:span text:style-name="T237">1e3</text:span><text:span text:style-name="T247">}</text:span><text:span text:style-name="T246"> mcs for </text:span><text:span text:style-name="T247">{</text:span><text:span text:style-name="T197">PROBES</text:span><text:span text:style-name="T247">}</text:span><text:span text:style-name="T246"> tests, all time = </text:span><text:span text:style-name="T247">{</text:span><text:span text:style-name="T226">sum</text:span><text:span text:style-name="T197">(cT) / </text:span><text:span text:style-name="T237">1e9</text:span><text:span text:style-name="T247">}</text:span><text:span text:style-name="T246"> s'</text:span><text:span text:style-name="T197">)</text:span><text:line-break/><text:span text:style-name="T197"> <text:s text:c="7"/></text:span><text:span text:style-name="T226">print</text:span><text:span text:style-name="T197">(</text:span><text:span text:style-name="T246">f'Task solved by Double Hashed Map '</text:span><text:line-break/><text:span text:style-name="T246"> <text:s text:c="13"/>f'with average time </text:span><text:span text:style-name="T247">{</text:span><text:span text:style-name="T197">(</text:span><text:span text:style-name="T226">sum</text:span><text:span text:style-name="T197">(dT) / PROBES) // </text:span><text:span text:style-name="T237">1e3</text:span><text:span text:style-name="T247">}</text:span><text:span text:style-name="T246"> mcs for </text:span><text:span text:style-name="T247">{</text:span><text:span text:style-name="T197">PROBES</text:span><text:span text:style-name="T247">}</text:span><text:span text:style-name="T246"> tests, all time = </text:span><text:span text:style-name="T247">{</text:span><text:span text:style-name="T226">sum</text:span><text:span text:style-name="T197">(dT) / </text:span><text:span text:style-name="T237">1e9</text:span><text:span text:style-name="T247">}</text:span><text:span text:style-name="T246"> s'</text:span><text:span text:style-name="T197">)</text:span><text:line-break/><text:span text:style-name="T197"> <text:s text:c="7"/></text:span><text:span text:style-name="T226">print</text:span><text:span text:style-name="T197">(</text:span><text:span text:style-name="T246">f'Task solved by python dict '</text:span><text:line-break/><text:span text:style-name="T246"> <text:s text:c="13"/>f'with average time </text:span><text:span text:style-name="T247">{</text:span><text:span text:style-name="T197">(</text:span><text:span text:style-name="T226">sum</text:span><text:span text:style-name="T197">(pT) / PROBES) // </text:span><text:span text:style-name="T237">1e3</text:span><text:span text:style-name="T247">}</text:span><text:span text:style-name="T246"> mcs for </text:span><text:span text:style-name="T247">{</text:span><text:span text:style-name="T197">PROBES</text:span><text:span text:style-name="T247">}</text:span><text:span text:style-name="T246"> tests, all time = </text:span><text:span text:style-name="T247">{</text:span><text:span text:style-name="T226">sum</text:span><text:span text:style-name="T197">(pT) / </text:span><text:span text:style-name="T237">1e9</text:span><text:span text:style-name="T247">}</text:span><text:span text:style-name="T246"> s'</text:span><text:span text:style-name="T197">)</text:span><text:line-break/><text:span text:style-name="T197"> <text:s text:c="7"/></text:span><text:span text:style-name="T226">print</text:span><text:span text:style-name="T197">(</text:span><text:span text:style-name="T246">'#' </text:span><text:span text:style-name="T197">* </text:span><text:span text:style-name="T237">50</text:span><text:span text:style-name="T197">)</text:span></text:p>
      <text:p text:style-name="P58"/>
      <text:p text:style-name="P58"/>
      <text:p text:style-name="P58"/>
      <text:h text:style-name="P162" text:outline-level="3"><text:span text:style-name="T267">Файл <text:s/>`</text:span><text:span text:style-name="T270">testing/</text:span><text:span text:style-name="T258">time</text:span><text:span text:style-name="T272">_tests/</text:span><text:span text:style-name="T273">counting_</text:span><text:span text:style-name="T263">task_</text:span><text:span text:style-name="T264">improved</text:span><text:span text:style-name="T271">.py`</text:span></text:h>
      <text:h text:style-name="P162" text:outline-level="3"/>
      <text:p text:style-name="P59"><text:span text:style-name="T176">from </text:span><text:span text:style-name="T197">hash_maps </text:span><text:span text:style-name="T176">import </text:span><text:span text:style-name="T197">Pair, DHashedMap, ChainedMap</text:span><text:line-break/><text:span text:style-name="T176">from </text:span><text:span text:style-name="T197">testing.maps_comparator </text:span><text:span text:style-name="T176">import </text:span><text:span text:style-name="T197">assertion</text:span><text:line-break/><text:span text:style-name="T176">import </text:span><text:span text:style-name="T197">time</text:span><text:line-break/><text:span text:style-name="T176">import </text:span><text:span text:style-name="T197">random</text:span><text:line-break/><text:line-break/><text:span text:style-name="T197">MAX_KEY = </text:span><text:span text:style-name="T237">100</text:span><text:line-break/><text:span text:style-name="T197">PROBES = </text:span><text:span text:style-name="T237">100</text:span><text:line-break/><text:span text:style-name="T197">TESTS = [</text:span><text:span text:style-name="T237">10</text:span><text:span text:style-name="T197">, </text:span><text:span text:style-name="T237">100</text:span><text:span text:style-name="T197">, </text:span><text:span text:style-name="T237">1_000</text:span><text:span text:style-name="T197">, </text:span><text:span text:style-name="T237">10_000</text:span><text:span text:style-name="T197">]</text:span><text:line-break/><text:span text:style-name="T197">START_LEN = </text:span><text:span text:style-name="T237">10</text:span><text:line-break/><text:line-break/><text:line-break/><text:span text:style-name="T176">def </text:span><text:span text:style-name="T184">insertCM</text:span><text:span text:style-name="T197">(cm: </text:span><text:span text:style-name="T155">ChainedMap</text:span><text:span text:style-name="T197">, data):</text:span><text:line-break/><text:span text:style-name="T197"> <text:s text:c="3"/>t = time.time_ns()</text:span><text:line-break/><text:span text:style-name="T197"> <text:s text:c="3"/></text:span><text:span text:style-name="T176">for </text:span><text:span text:style-name="T197">k </text:span><text:span text:style-name="T176">in </text:span><text:span text:style-name="T197">data:</text:span><text:line-break/><text:span text:style-name="T197"> <text:s text:c="7"/></text:span><text:span text:style-name="T176">if </text:span><text:span text:style-name="T197">k </text:span><text:span text:style-name="T176">not in </text:span><text:span text:style-name="T197">cm.keyset():</text:span><text:line-break/><text:span text:style-name="T197"> <text:s text:c="11"/>cm.insert(Pair(k, </text:span><text:span text:style-name="T237">1</text:span><text:span text:style-name="T197">))</text:span><text:line-break/><text:span text:style-name="T197"> <text:s text:c="7"/></text:span><text:span text:style-name="T176">else</text:span><text:span text:style-name="T197">:</text:span><text:line-break/><text:soft-page-break/><text:span text:style-name="T197"> <text:s text:c="11"/>cm.insert(Pair(k, </text:span><text:span text:style-name="T237">1 </text:span><text:span text:style-name="T197">+ cm.get(k)))</text:span><text:line-break/><text:span text:style-name="T197"> <text:s text:c="3"/></text:span><text:span text:style-name="T176">return </text:span><text:span text:style-name="T197">time.time_ns() - t</text:span><text:line-break/><text:line-break/><text:line-break/><text:span text:style-name="T176">def </text:span><text:span text:style-name="T184">insertDM</text:span><text:span text:style-name="T197">(dm: </text:span><text:span text:style-name="T155">DHashedMap</text:span><text:span text:style-name="T197">, data):</text:span><text:line-break/><text:span text:style-name="T197"> <text:s text:c="3"/>t = time.time_ns()</text:span><text:line-break/><text:span text:style-name="T197"> <text:s text:c="3"/></text:span><text:span text:style-name="T176">for </text:span><text:span text:style-name="T197">k </text:span><text:span text:style-name="T176">in </text:span><text:span text:style-name="T197">data:</text:span><text:line-break/><text:span text:style-name="T197"> <text:s text:c="7"/></text:span><text:span text:style-name="T176">if </text:span><text:span text:style-name="T197">k </text:span><text:span text:style-name="T176">not in </text:span><text:span text:style-name="T197">dm.keyset():</text:span><text:line-break/><text:span text:style-name="T197"> <text:s text:c="11"/>dm.insert(Pair(k, </text:span><text:span text:style-name="T237">1</text:span><text:span text:style-name="T197">))</text:span><text:line-break/><text:span text:style-name="T197"> <text:s text:c="7"/></text:span><text:span text:style-name="T176">else</text:span><text:span text:style-name="T197">:</text:span><text:line-break/><text:span text:style-name="T197"> <text:s text:c="11"/>dm.insert(Pair(k, </text:span><text:span text:style-name="T237">1 </text:span><text:span text:style-name="T197">+ dm.get(k)))</text:span><text:line-break/><text:span text:style-name="T197"> <text:s text:c="3"/></text:span><text:span text:style-name="T176">return </text:span><text:span text:style-name="T197">time.time_ns() - t</text:span><text:line-break/><text:line-break/><text:line-break/><text:span text:style-name="T176">def </text:span><text:span text:style-name="T184">insertPD</text:span><text:span text:style-name="T197">(pm: </text:span><text:span text:style-name="T226">dict</text:span><text:span text:style-name="T197">, data):</text:span><text:line-break/><text:span text:style-name="T197"> <text:s text:c="3"/>t = time.time_ns()</text:span><text:line-break/><text:span text:style-name="T197"> <text:s text:c="3"/></text:span><text:span text:style-name="T176">for </text:span><text:span text:style-name="T197">k </text:span><text:span text:style-name="T176">in </text:span><text:span text:style-name="T197">data:</text:span><text:line-break/><text:span text:style-name="T197"> <text:s text:c="7"/></text:span><text:span text:style-name="T176">if </text:span><text:span text:style-name="T197">k </text:span><text:span text:style-name="T176">not in </text:span><text:span text:style-name="T197">pm.keys():</text:span><text:line-break/><text:span text:style-name="T197"> <text:s text:c="11"/>pm[k] = </text:span><text:span text:style-name="T237">1</text:span><text:line-break/><text:span text:style-name="T237"> <text:s text:c="7"/></text:span><text:span text:style-name="T176">else</text:span><text:span text:style-name="T197">:</text:span><text:line-break/><text:span text:style-name="T197"> <text:s text:c="11"/>pm[k] = </text:span><text:span text:style-name="T237">1 </text:span><text:span text:style-name="T197">+ pm[k]</text:span><text:line-break/><text:span text:style-name="T197"> <text:s text:c="3"/></text:span><text:span text:style-name="T176">return </text:span><text:span text:style-name="T197">time.time_ns() - t</text:span><text:line-break/><text:line-break/><text:line-break/><text:span text:style-name="T176">def </text:span><text:span text:style-name="T184">deleteCM</text:span><text:span text:style-name="T197">(cm: </text:span><text:span text:style-name="T155">ChainedMap</text:span><text:span text:style-name="T197">, data):</text:span><text:line-break/><text:span text:style-name="T197"> <text:s text:c="3"/>t = time.time_ns()</text:span><text:line-break/><text:span text:style-name="T197"> <text:s text:c="3"/></text:span><text:span text:style-name="T176">for </text:span><text:span text:style-name="T197">k </text:span><text:span text:style-name="T176">in </text:span><text:span text:style-name="T197">data:</text:span><text:line-break/><text:span text:style-name="T197"> <text:s text:c="7"/>cm.remove(k)</text:span><text:line-break/><text:span text:style-name="T197"> <text:s text:c="3"/></text:span><text:span text:style-name="T176">return </text:span><text:span text:style-name="T197">time.time_ns() - t</text:span><text:line-break/><text:line-break/><text:line-break/><text:span text:style-name="T176">def </text:span><text:span text:style-name="T184">deleteDM</text:span><text:span text:style-name="T197">(dm: </text:span><text:span text:style-name="T155">DHashedMap</text:span><text:span text:style-name="T197">, data):</text:span><text:line-break/><text:span text:style-name="T197"> <text:s text:c="3"/>t = time.time_ns()</text:span><text:line-break/><text:span text:style-name="T197"> <text:s text:c="3"/></text:span><text:span text:style-name="T176">for </text:span><text:span text:style-name="T197">k </text:span><text:span text:style-name="T176">in </text:span><text:span text:style-name="T197">data:</text:span><text:line-break/><text:span text:style-name="T197"> <text:s text:c="7"/>dm.remove(k)</text:span><text:line-break/><text:span text:style-name="T197"> <text:s text:c="3"/></text:span><text:span text:style-name="T176">return </text:span><text:span text:style-name="T197">time.time_ns() - t</text:span><text:line-break/><text:line-break/><text:line-break/><text:span text:style-name="T176">def </text:span><text:span text:style-name="T184">deletePD</text:span><text:span text:style-name="T197">(pm: </text:span><text:span text:style-name="T226">dict</text:span><text:span text:style-name="T197">, data):</text:span><text:line-break/><text:span text:style-name="T197"> <text:s text:c="3"/>t = time.time_ns()</text:span><text:line-break/><text:span text:style-name="T197"> <text:s text:c="3"/></text:span><text:span text:style-name="T176">for </text:span><text:span text:style-name="T197">k </text:span><text:span text:style-name="T176">in </text:span><text:span text:style-name="T197">data:</text:span><text:line-break/><text:span text:style-name="T197"> <text:s text:c="7"/></text:span><text:span text:style-name="T176">del </text:span><text:span text:style-name="T197">pm[k]</text:span><text:line-break/><text:span text:style-name="T197"> <text:s text:c="3"/></text:span><text:span text:style-name="T176">return </text:span><text:span text:style-name="T197">time.time_ns() - t</text:span><text:line-break/><text:line-break/><text:line-break/><text:span text:style-name="T176">if </text:span><text:span text:style-name="T197">__name__ == </text:span><text:span text:style-name="T246">"__main__"</text:span><text:span text:style-name="T197">:</text:span><text:line-break/><text:span text:style-name="T197"> <text:s text:c="3"/></text:span><text:span text:style-name="T176">for </text:span><text:span text:style-name="T197">n </text:span><text:span text:style-name="T176">in </text:span><text:span text:style-name="T197">TESTS:</text:span><text:line-break/><text:span text:style-name="T197"> <text:s text:c="7"/>cT, dT, pT = [], [], []</text:span><text:line-break/><text:span text:style-name="T197"> <text:s text:c="7"/></text:span><text:span text:style-name="T176">for </text:span><text:span text:style-name="T197">i </text:span><text:span text:style-name="T176">in </text:span><text:span text:style-name="T226">range</text:span><text:span text:style-name="T197">(PROBES):</text:span><text:line-break/><text:span text:style-name="T197"> <text:s text:c="11"/>cm = ChainedMap(START_LEN)</text:span><text:line-break/><text:span text:style-name="T197"> <text:s text:c="11"/>dm = DHashedMap(START_LEN)</text:span><text:line-break/><text:span text:style-name="T197"> <text:s text:c="11"/>pm = </text:span><text:span text:style-name="T226">dict</text:span><text:span text:style-name="T197">()</text:span><text:line-break/><text:line-break/><text:span text:style-name="T197"> <text:s text:c="11"/>data = [random.randint(</text:span><text:span text:style-name="T237">0</text:span><text:span text:style-name="T197">, MAX_KEY) </text:span><text:span text:style-name="T176">for </text:span><text:span text:style-name="T197">_ </text:span><text:span text:style-name="T176">in </text:span><text:span text:style-name="T226">range</text:span><text:span text:style-name="T197">(n)]</text:span><text:line-break/><text:span text:style-name="T197"> <text:s text:c="11"/>ct = insertCM(cm, data)</text:span><text:line-break/><text:span text:style-name="T197"> <text:s text:c="11"/>dt = insertDM(dm, data)</text:span><text:line-break/><text:span text:style-name="T197"> <text:s text:c="11"/>pt = insertPD(pm, data)</text:span><text:line-break/><text:line-break/><text:span text:style-name="T197"> <text:s text:c="11"/>assertion(cm, dm, pm)</text:span><text:line-break/><text:soft-page-break/><text:line-break/><text:span text:style-name="T197"> <text:s text:c="11"/>DEL = n // </text:span><text:span text:style-name="T237">2</text:span><text:line-break/><text:span text:style-name="T237"> <text:s text:c="11"/></text:span><text:span text:style-name="T197">toDelete = </text:span><text:span text:style-name="T226">list</text:span><text:span text:style-name="T197">(</text:span><text:span text:style-name="T226">set</text:span><text:span text:style-name="T197">(random.choices(</text:span><text:span text:style-name="T226">list</text:span><text:span text:style-name="T197">(pm.keys()), </text:span><text:span text:style-name="T274">k</text:span><text:span text:style-name="T197">=DEL)))</text:span><text:line-break/><text:line-break/><text:span text:style-name="T197"> <text:s text:c="11"/>ct += deleteCM(cm, toDelete)</text:span><text:line-break/><text:span text:style-name="T197"> <text:s text:c="11"/>dt += deleteDM(dm, toDelete)</text:span><text:line-break/><text:span text:style-name="T197"> <text:s text:c="11"/>pt += deletePD(pm, toDelete)</text:span><text:line-break/><text:line-break/><text:span text:style-name="T197"> <text:s text:c="11"/>assertion(cm, dm, pm)</text:span><text:line-break/><text:line-break/><text:span text:style-name="T197"> <text:s text:c="11"/>newData = [random.randint(</text:span><text:span text:style-name="T237">0</text:span><text:span text:style-name="T197">, MAX_KEY) </text:span><text:span text:style-name="T176">for </text:span><text:span text:style-name="T197">_ </text:span><text:span text:style-name="T176">in </text:span><text:span text:style-name="T226">range</text:span><text:span text:style-name="T197">(n)]</text:span><text:line-break/><text:span text:style-name="T197"> <text:s text:c="11"/>ct += insertCM(cm, newData)</text:span><text:line-break/><text:span text:style-name="T197"> <text:s text:c="11"/>dt += insertDM(dm, newData)</text:span><text:line-break/><text:span text:style-name="T197"> <text:s text:c="11"/>pt += insertPD(pm, newData)</text:span><text:line-break/><text:line-break/><text:span text:style-name="T197"> <text:s text:c="11"/>assertion(cm, dm, pm)</text:span><text:line-break/><text:line-break/><text:span text:style-name="T197"> <text:s text:c="11"/>cT.append(ct)</text:span><text:line-break/><text:span text:style-name="T197"> <text:s text:c="11"/>dT.append(dt)</text:span><text:line-break/><text:span text:style-name="T197"> <text:s text:c="11"/>pT.append(pt)</text:span><text:line-break/><text:line-break/><text:span text:style-name="T197"> <text:s text:c="7"/></text:span><text:span text:style-name="T226">print</text:span><text:span text:style-name="T197">(</text:span><text:span text:style-name="T246">f'Start length = </text:span><text:span text:style-name="T247">{</text:span><text:span text:style-name="T197">START_LEN</text:span><text:span text:style-name="T247">}</text:span><text:span text:style-name="T246">, N = </text:span><text:span text:style-name="T247">{</text:span><text:span text:style-name="T197">n</text:span><text:span text:style-name="T247">}</text:span><text:span text:style-name="T246">:'</text:span><text:span text:style-name="T197">)</text:span><text:line-break/><text:span text:style-name="T197"> <text:s text:c="7"/></text:span><text:span text:style-name="T226">print</text:span><text:span text:style-name="T197">(</text:span><text:span text:style-name="T246">f'Task solved by Chained Map '</text:span><text:line-break/><text:span text:style-name="T246"> <text:s text:c="13"/>f'with average time </text:span><text:span text:style-name="T247">{</text:span><text:span text:style-name="T197">(</text:span><text:span text:style-name="T226">sum</text:span><text:span text:style-name="T197">(cT) / PROBES) // </text:span><text:span text:style-name="T237">1e3</text:span><text:span text:style-name="T247">}</text:span><text:span text:style-name="T246"> mcs for </text:span><text:span text:style-name="T247">{</text:span><text:span text:style-name="T197">PROBES</text:span><text:span text:style-name="T247">}</text:span><text:span text:style-name="T246"> tests, all time = </text:span><text:span text:style-name="T247">{</text:span><text:span text:style-name="T226">sum</text:span><text:span text:style-name="T197">(cT) / </text:span><text:span text:style-name="T237">1e9</text:span><text:span text:style-name="T247">}</text:span><text:span text:style-name="T246"> s'</text:span><text:span text:style-name="T197">)</text:span><text:line-break/><text:span text:style-name="T197"> <text:s text:c="7"/></text:span><text:span text:style-name="T226">print</text:span><text:span text:style-name="T197">(</text:span><text:span text:style-name="T246">f'Task solved by Double Hashed Map '</text:span><text:line-break/><text:span text:style-name="T246"> <text:s text:c="13"/>f'with average time </text:span><text:span text:style-name="T247">{</text:span><text:span text:style-name="T197">(</text:span><text:span text:style-name="T226">sum</text:span><text:span text:style-name="T197">(dT) / PROBES) // </text:span><text:span text:style-name="T237">1e3</text:span><text:span text:style-name="T247">}</text:span><text:span text:style-name="T246"> mcs for </text:span><text:span text:style-name="T247">{</text:span><text:span text:style-name="T197">PROBES</text:span><text:span text:style-name="T247">}</text:span><text:span text:style-name="T246"> tests, all time = </text:span><text:span text:style-name="T247">{</text:span><text:span text:style-name="T226">sum</text:span><text:span text:style-name="T197">(dT) / </text:span><text:span text:style-name="T237">1e9</text:span><text:span text:style-name="T247">}</text:span><text:span text:style-name="T246"> s'</text:span><text:span text:style-name="T197">)</text:span><text:line-break/><text:span text:style-name="T197"> <text:s text:c="7"/></text:span><text:span text:style-name="T226">print</text:span><text:span text:style-name="T197">(</text:span><text:span text:style-name="T246">f'Task solved by python dict '</text:span><text:line-break/><text:span text:style-name="T246"> <text:s text:c="13"/>f'with average time </text:span><text:span text:style-name="T247">{</text:span><text:span text:style-name="T197">(</text:span><text:span text:style-name="T226">sum</text:span><text:span text:style-name="T197">(pT) / PROBES) // </text:span><text:span text:style-name="T237">1e3</text:span><text:span text:style-name="T247">}</text:span><text:span text:style-name="T246"> mcs for </text:span><text:span text:style-name="T247">{</text:span><text:span text:style-name="T197">PROBES</text:span><text:span text:style-name="T247">}</text:span><text:span text:style-name="T246"> tests, all time = </text:span><text:span text:style-name="T247">{</text:span><text:span text:style-name="T226">sum</text:span><text:span text:style-name="T197">(pT) / </text:span><text:span text:style-name="T237">1e9</text:span><text:span text:style-name="T247">}</text:span><text:span text:style-name="T246"> s'</text:span><text:span text:style-name="T197">)</text:span><text:line-break/><text:span text:style-name="T197"> <text:s text:c="7"/></text:span><text:span text:style-name="T226">print</text:span><text:span text:style-name="T197">(</text:span><text:span text:style-name="T246">'#' </text:span><text:span text:style-name="T197">* </text:span><text:span text:style-name="T237">50</text:span><text:span text:style-name="T197">)</text:span></text:p>
      <text:p text:style-name="P5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32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ПРОЕКТ ЛЭТИ</dc:title>
    <dc:subject/>
    <meta:keyword/>
    <meta:initial-creator>SAP</meta:initial-creator>
    <meta:creation-date>2015-11-10T19:53:00</meta:creation-date>
    <dc:date>2021-12-08T02:06:10.716571825</dc:date>
    <meta:print-date>2015-07-17T12:06:00</meta:print-date>
    <meta:editing-cycles>243</meta:editing-cycles>
    <meta:editing-duration>PT4H23M9S</meta:editing-duration>
    <meta:generator>LibreOffice/6.4.7.2$Linux_X86_64 LibreOffice_project/40$Build-2</meta:generator>
    <meta:document-statistic meta:table-count="10" meta:image-count="0" meta:object-count="0" meta:page-count="32" meta:paragraph-count="367" meta:word-count="4899" meta:character-count="39047" meta:non-whitespace-character-count="29845"/>
  </office:meta>
</office:document-meta>
</file>